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7272in" svg:height="7.7213in" svg:x="3.8366in" svg:y="0.1437in">
            <draw:object draw:notify-on-update-of-ranges="Sheet1.A1:Sheet1.A734 Sheet1.B1:Sheet1.B7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2020-09-18T00:00:00Z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9-19T00:00:00Z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2020-09-20T00:00:00Z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9-21T00:00:00Z</text:p>
          </table:table-cell>
          <table:table-cell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string" calcext:value-type="string">
            <text:p>2020-09-22T00:00:00Z</text:p>
          </table:table-cell>
          <table:table-cell office:value-type="float" office:value="2114755" calcext:value-type="float">
            <text:p>2114755</text:p>
          </table:table-cell>
          <table:table-cell/>
        </table:table-row>
        <table:table-row table:style-name="ro1">
          <table:table-cell office:value-type="string" calcext:value-type="string">
            <text:p>2020-09-23T00:00:00Z</text:p>
          </table:table-cell>
          <table:table-cell office:value-type="float" office:value="2444639" calcext:value-type="float">
            <text:p>2444639</text:p>
          </table:table-cell>
          <table:table-cell/>
        </table:table-row>
        <table:table-row table:style-name="ro1">
          <table:table-cell office:value-type="string" calcext:value-type="string">
            <text:p>2020-09-24T00:00:00Z</text:p>
          </table:table-cell>
          <table:table-cell office:value-type="float" office:value="4330015" calcext:value-type="float">
            <text:p>4330015</text:p>
          </table:table-cell>
          <table:table-cell/>
        </table:table-row>
        <table:table-row table:style-name="ro1">
          <table:table-cell office:value-type="string" calcext:value-type="string">
            <text:p>2020-09-25T00:00:00Z</text:p>
          </table:table-cell>
          <table:table-cell office:value-type="float" office:value="5017582" calcext:value-type="float">
            <text:p>5017582</text:p>
          </table:table-cell>
          <table:table-cell/>
        </table:table-row>
        <table:table-row table:style-name="ro1">
          <table:table-cell office:value-type="string" calcext:value-type="string">
            <text:p>2020-09-26T00:00:00Z</text:p>
          </table:table-cell>
          <table:table-cell office:value-type="float" office:value="5527555" calcext:value-type="float">
            <text:p>5527555</text:p>
          </table:table-cell>
          <table:table-cell/>
        </table:table-row>
        <table:table-row table:style-name="ro1">
          <table:table-cell office:value-type="string" calcext:value-type="string">
            <text:p>2020-09-27T00:00:00Z</text:p>
          </table:table-cell>
          <table:table-cell office:value-type="float" office:value="6850582" calcext:value-type="float">
            <text:p>6850582</text:p>
          </table:table-cell>
          <table:table-cell/>
        </table:table-row>
        <table:table-row table:style-name="ro1">
          <table:table-cell office:value-type="string" calcext:value-type="string">
            <text:p>2020-09-28T00:00:00Z</text:p>
          </table:table-cell>
          <table:table-cell office:value-type="float" office:value="16331427" calcext:value-type="float">
            <text:p>16331427</text:p>
          </table:table-cell>
          <table:table-cell/>
        </table:table-row>
        <table:table-row table:style-name="ro1">
          <table:table-cell office:value-type="string" calcext:value-type="string">
            <text:p>2020-09-29T00:00:00Z</text:p>
          </table:table-cell>
          <table:table-cell office:value-type="float" office:value="20509868" calcext:value-type="float">
            <text:p>20509868</text:p>
          </table:table-cell>
          <table:table-cell/>
        </table:table-row>
        <table:table-row table:style-name="ro1">
          <table:table-cell office:value-type="string" calcext:value-type="string">
            <text:p>2020-09-30T00:00:00Z</text:p>
          </table:table-cell>
          <table:table-cell office:value-type="float" office:value="10557095" calcext:value-type="float">
            <text:p>10557095</text:p>
          </table:table-cell>
          <table:table-cell/>
        </table:table-row>
        <table:table-row table:style-name="ro1">
          <table:table-cell office:value-type="string" calcext:value-type="string">
            <text:p>2020-10-01T00:00:00Z</text:p>
          </table:table-cell>
          <table:table-cell office:value-type="float" office:value="9139882" calcext:value-type="float">
            <text:p>9139882</text:p>
          </table:table-cell>
          <table:table-cell/>
        </table:table-row>
        <table:table-row table:style-name="ro1">
          <table:table-cell office:value-type="string" calcext:value-type="string">
            <text:p>2020-10-02T00:00:00Z</text:p>
          </table:table-cell>
          <table:table-cell office:value-type="float" office:value="7408493" calcext:value-type="float">
            <text:p>7408493</text:p>
          </table:table-cell>
          <table:table-cell/>
        </table:table-row>
        <table:table-row table:style-name="ro1">
          <table:table-cell office:value-type="string" calcext:value-type="string">
            <text:p>2020-10-03T00:00:00Z</text:p>
          </table:table-cell>
          <table:table-cell office:value-type="float" office:value="9760531" calcext:value-type="float">
            <text:p>9760531</text:p>
          </table:table-cell>
          <table:table-cell/>
        </table:table-row>
        <table:table-row table:style-name="ro1">
          <table:table-cell office:value-type="string" calcext:value-type="string">
            <text:p>2020-10-04T00:00:00Z</text:p>
          </table:table-cell>
          <table:table-cell office:value-type="float" office:value="6826903" calcext:value-type="float">
            <text:p>6826903</text:p>
          </table:table-cell>
          <table:table-cell/>
        </table:table-row>
        <table:table-row table:style-name="ro1">
          <table:table-cell office:value-type="string" calcext:value-type="string">
            <text:p>2020-10-05T00:00:00Z</text:p>
          </table:table-cell>
          <table:table-cell office:value-type="float" office:value="4024830" calcext:value-type="float">
            <text:p>4024830</text:p>
          </table:table-cell>
          <table:table-cell/>
        </table:table-row>
        <table:table-row table:style-name="ro1">
          <table:table-cell office:value-type="string" calcext:value-type="string">
            <text:p>2020-10-06T00:00:00Z</text:p>
          </table:table-cell>
          <table:table-cell office:value-type="float" office:value="9963217" calcext:value-type="float">
            <text:p>9963217</text:p>
          </table:table-cell>
          <table:table-cell/>
        </table:table-row>
        <table:table-row table:style-name="ro1">
          <table:table-cell office:value-type="string" calcext:value-type="string">
            <text:p>2020-10-07T00:00:00Z</text:p>
          </table:table-cell>
          <table:table-cell office:value-type="float" office:value="5937291" calcext:value-type="float">
            <text:p>5937291</text:p>
          </table:table-cell>
          <table:table-cell/>
        </table:table-row>
        <table:table-row table:style-name="ro1">
          <table:table-cell office:value-type="string" calcext:value-type="string">
            <text:p>2020-10-08T00:00:00Z</text:p>
          </table:table-cell>
          <table:table-cell office:value-type="float" office:value="6910950" calcext:value-type="float">
            <text:p>6910950</text:p>
          </table:table-cell>
          <table:table-cell/>
        </table:table-row>
        <table:table-row table:style-name="ro1">
          <table:table-cell office:value-type="string" calcext:value-type="string">
            <text:p>2020-10-09T00:00:00Z</text:p>
          </table:table-cell>
          <table:table-cell office:value-type="float" office:value="8873703" calcext:value-type="float">
            <text:p>8873703</text:p>
          </table:table-cell>
          <table:table-cell/>
        </table:table-row>
        <table:table-row table:style-name="ro1">
          <table:table-cell office:value-type="string" calcext:value-type="string">
            <text:p>2020-10-10T00:00:00Z</text:p>
          </table:table-cell>
          <table:table-cell office:value-type="float" office:value="12128415" calcext:value-type="float">
            <text:p>12128415</text:p>
          </table:table-cell>
          <table:table-cell/>
        </table:table-row>
        <table:table-row table:style-name="ro1">
          <table:table-cell office:value-type="string" calcext:value-type="string">
            <text:p>2020-10-11T00:00:00Z</text:p>
          </table:table-cell>
          <table:table-cell office:value-type="float" office:value="11386226" calcext:value-type="float">
            <text:p>11386226</text:p>
          </table:table-cell>
          <table:table-cell/>
        </table:table-row>
        <table:table-row table:style-name="ro1">
          <table:table-cell office:value-type="string" calcext:value-type="string">
            <text:p>2020-10-12T00:00:00Z</text:p>
          </table:table-cell>
          <table:table-cell office:value-type="float" office:value="21341435" calcext:value-type="float">
            <text:p>21341435</text:p>
          </table:table-cell>
          <table:table-cell/>
        </table:table-row>
        <table:table-row table:style-name="ro1">
          <table:table-cell office:value-type="string" calcext:value-type="string">
            <text:p>2020-10-13T00:00:00Z</text:p>
          </table:table-cell>
          <table:table-cell office:value-type="float" office:value="27130156" calcext:value-type="float">
            <text:p>27130156</text:p>
          </table:table-cell>
          <table:table-cell/>
        </table:table-row>
        <table:table-row table:style-name="ro1">
          <table:table-cell office:value-type="string" calcext:value-type="string">
            <text:p>2020-10-14T00:00:00Z</text:p>
          </table:table-cell>
          <table:table-cell office:value-type="float" office:value="14096006" calcext:value-type="float">
            <text:p>14096006</text:p>
          </table:table-cell>
          <table:table-cell/>
        </table:table-row>
        <table:table-row table:style-name="ro1">
          <table:table-cell office:value-type="string" calcext:value-type="string">
            <text:p>2020-10-15T00:00:00Z</text:p>
          </table:table-cell>
          <table:table-cell office:value-type="float" office:value="10472197" calcext:value-type="float">
            <text:p>10472197</text:p>
          </table:table-cell>
          <table:table-cell/>
        </table:table-row>
        <table:table-row table:style-name="ro1">
          <table:table-cell office:value-type="string" calcext:value-type="string">
            <text:p>2020-10-16T00:00:00Z</text:p>
          </table:table-cell>
          <table:table-cell office:value-type="float" office:value="14920800" calcext:value-type="float">
            <text:p>14920800</text:p>
          </table:table-cell>
          <table:table-cell/>
        </table:table-row>
        <table:table-row table:style-name="ro1">
          <table:table-cell office:value-type="string" calcext:value-type="string">
            <text:p>2020-10-17T00:00:00Z</text:p>
          </table:table-cell>
          <table:table-cell office:value-type="float" office:value="12605497" calcext:value-type="float">
            <text:p>12605497</text:p>
          </table:table-cell>
          <table:table-cell/>
        </table:table-row>
        <table:table-row table:style-name="ro1">
          <table:table-cell office:value-type="string" calcext:value-type="string">
            <text:p>2020-10-18T00:00:00Z</text:p>
          </table:table-cell>
          <table:table-cell office:value-type="float" office:value="12486648" calcext:value-type="float">
            <text:p>12486648</text:p>
          </table:table-cell>
          <table:table-cell/>
        </table:table-row>
        <table:table-row table:style-name="ro1">
          <table:table-cell office:value-type="string" calcext:value-type="string">
            <text:p>2020-10-19T00:00:00Z</text:p>
          </table:table-cell>
          <table:table-cell office:value-type="float" office:value="11390492" calcext:value-type="float">
            <text:p>11390492</text:p>
          </table:table-cell>
          <table:table-cell/>
        </table:table-row>
        <table:table-row table:style-name="ro1">
          <table:table-cell office:value-type="string" calcext:value-type="string">
            <text:p>2020-10-20T00:00:00Z</text:p>
          </table:table-cell>
          <table:table-cell office:value-type="float" office:value="13283229" calcext:value-type="float">
            <text:p>13283229</text:p>
          </table:table-cell>
          <table:table-cell/>
        </table:table-row>
        <table:table-row table:style-name="ro1">
          <table:table-cell office:value-type="string" calcext:value-type="string">
            <text:p>2020-10-21T00:00:00Z</text:p>
          </table:table-cell>
          <table:table-cell office:value-type="float" office:value="14793635" calcext:value-type="float">
            <text:p>14793635</text:p>
          </table:table-cell>
          <table:table-cell/>
        </table:table-row>
        <table:table-row table:style-name="ro1">
          <table:table-cell office:value-type="string" calcext:value-type="string">
            <text:p>2020-10-22T00:00:00Z</text:p>
          </table:table-cell>
          <table:table-cell office:value-type="float" office:value="14482662" calcext:value-type="float">
            <text:p>14482662</text:p>
          </table:table-cell>
          <table:table-cell/>
        </table:table-row>
        <table:table-row table:style-name="ro1">
          <table:table-cell office:value-type="string" calcext:value-type="string">
            <text:p>2020-10-23T00:00:00Z</text:p>
          </table:table-cell>
          <table:table-cell office:value-type="float" office:value="15610618" calcext:value-type="float">
            <text:p>15610618</text:p>
          </table:table-cell>
          <table:table-cell/>
        </table:table-row>
        <table:table-row table:style-name="ro1">
          <table:table-cell office:value-type="string" calcext:value-type="string">
            <text:p>2020-10-24T00:00:00Z</text:p>
          </table:table-cell>
          <table:table-cell office:value-type="float" office:value="9069572" calcext:value-type="float">
            <text:p>9069572</text:p>
          </table:table-cell>
          <table:table-cell/>
        </table:table-row>
        <table:table-row table:style-name="ro1">
          <table:table-cell office:value-type="string" calcext:value-type="string">
            <text:p>2020-10-25T00:00:00Z</text:p>
          </table:table-cell>
          <table:table-cell office:value-type="float" office:value="12203907" calcext:value-type="float">
            <text:p>12203907</text:p>
          </table:table-cell>
          <table:table-cell/>
        </table:table-row>
        <table:table-row table:style-name="ro1">
          <table:table-cell office:value-type="string" calcext:value-type="string">
            <text:p>2020-10-26T00:00:00Z</text:p>
          </table:table-cell>
          <table:table-cell office:value-type="float" office:value="21384899" calcext:value-type="float">
            <text:p>21384899</text:p>
          </table:table-cell>
          <table:table-cell/>
        </table:table-row>
        <table:table-row table:style-name="ro1">
          <table:table-cell office:value-type="string" calcext:value-type="string">
            <text:p>2020-10-27T00:00:00Z</text:p>
          </table:table-cell>
          <table:table-cell office:value-type="float" office:value="16007445" calcext:value-type="float">
            <text:p>16007445</text:p>
          </table:table-cell>
          <table:table-cell/>
        </table:table-row>
        <table:table-row table:style-name="ro1">
          <table:table-cell office:value-type="string" calcext:value-type="string">
            <text:p>2020-10-28T00:00:00Z</text:p>
          </table:table-cell>
          <table:table-cell office:value-type="float" office:value="14284655" calcext:value-type="float">
            <text:p>14284655</text:p>
          </table:table-cell>
          <table:table-cell/>
        </table:table-row>
        <table:table-row table:style-name="ro1">
          <table:table-cell office:value-type="string" calcext:value-type="string">
            <text:p>2020-10-29T00:00:00Z</text:p>
          </table:table-cell>
          <table:table-cell office:value-type="float" office:value="13396668" calcext:value-type="float">
            <text:p>13396668</text:p>
          </table:table-cell>
          <table:table-cell/>
        </table:table-row>
        <table:table-row table:style-name="ro1">
          <table:table-cell office:value-type="string" calcext:value-type="string">
            <text:p>2020-10-30T00:00:00Z</text:p>
          </table:table-cell>
          <table:table-cell office:value-type="float" office:value="13491611" calcext:value-type="float">
            <text:p>13491611</text:p>
          </table:table-cell>
          <table:table-cell/>
        </table:table-row>
        <table:table-row table:style-name="ro1">
          <table:table-cell office:value-type="string" calcext:value-type="string">
            <text:p>2020-10-31T00:00:00Z</text:p>
          </table:table-cell>
          <table:table-cell office:value-type="float" office:value="6466989" calcext:value-type="float">
            <text:p>6466989</text:p>
          </table:table-cell>
          <table:table-cell/>
        </table:table-row>
        <table:table-row table:style-name="ro1">
          <table:table-cell office:value-type="string" calcext:value-type="string">
            <text:p>2020-11-01T00:00:00Z</text:p>
          </table:table-cell>
          <table:table-cell office:value-type="float" office:value="5594159" calcext:value-type="float">
            <text:p>5594159</text:p>
          </table:table-cell>
          <table:table-cell/>
        </table:table-row>
        <table:table-row table:style-name="ro1">
          <table:table-cell office:value-type="string" calcext:value-type="string">
            <text:p>2020-11-02T00:00:00Z</text:p>
          </table:table-cell>
          <table:table-cell office:value-type="float" office:value="8882225" calcext:value-type="float">
            <text:p>8882225</text:p>
          </table:table-cell>
          <table:table-cell/>
        </table:table-row>
        <table:table-row table:style-name="ro1">
          <table:table-cell office:value-type="string" calcext:value-type="string">
            <text:p>2020-11-03T00:00:00Z</text:p>
          </table:table-cell>
          <table:table-cell office:value-type="float" office:value="14600338" calcext:value-type="float">
            <text:p>14600338</text:p>
          </table:table-cell>
          <table:table-cell/>
        </table:table-row>
        <table:table-row table:style-name="ro1">
          <table:table-cell office:value-type="string" calcext:value-type="string">
            <text:p>2020-11-04T00:00:00Z</text:p>
          </table:table-cell>
          <table:table-cell office:value-type="float" office:value="8830867" calcext:value-type="float">
            <text:p>8830867</text:p>
          </table:table-cell>
          <table:table-cell/>
        </table:table-row>
        <table:table-row table:style-name="ro1">
          <table:table-cell office:value-type="string" calcext:value-type="string">
            <text:p>2020-11-05T00:00:00Z</text:p>
          </table:table-cell>
          <table:table-cell office:value-type="float" office:value="10095596" calcext:value-type="float">
            <text:p>10095596</text:p>
          </table:table-cell>
          <table:table-cell/>
        </table:table-row>
        <table:table-row table:style-name="ro1">
          <table:table-cell office:value-type="string" calcext:value-type="string">
            <text:p>2020-11-06T00:00:00Z</text:p>
          </table:table-cell>
          <table:table-cell office:value-type="float" office:value="15293666" calcext:value-type="float">
            <text:p>15293666</text:p>
          </table:table-cell>
          <table:table-cell/>
        </table:table-row>
        <table:table-row table:style-name="ro1">
          <table:table-cell office:value-type="string" calcext:value-type="string">
            <text:p>2020-11-07T00:00:00Z</text:p>
          </table:table-cell>
          <table:table-cell office:value-type="float" office:value="19198347" calcext:value-type="float">
            <text:p>19198347</text:p>
          </table:table-cell>
          <table:table-cell/>
        </table:table-row>
        <table:table-row table:style-name="ro1">
          <table:table-cell office:value-type="string" calcext:value-type="string">
            <text:p>2020-11-08T00:00:00Z</text:p>
          </table:table-cell>
          <table:table-cell office:value-type="float" office:value="8328808" calcext:value-type="float">
            <text:p>8328808</text:p>
          </table:table-cell>
          <table:table-cell/>
        </table:table-row>
        <table:table-row table:style-name="ro1">
          <table:table-cell office:value-type="string" calcext:value-type="string">
            <text:p>2020-11-09T00:00:00Z</text:p>
          </table:table-cell>
          <table:table-cell office:value-type="float" office:value="8611739" calcext:value-type="float">
            <text:p>8611739</text:p>
          </table:table-cell>
          <table:table-cell/>
        </table:table-row>
        <table:table-row table:style-name="ro1">
          <table:table-cell office:value-type="string" calcext:value-type="string">
            <text:p>2020-11-10T00:00:00Z</text:p>
          </table:table-cell>
          <table:table-cell office:value-type="float" office:value="8562538" calcext:value-type="float">
            <text:p>8562538</text:p>
          </table:table-cell>
          <table:table-cell/>
        </table:table-row>
        <table:table-row table:style-name="ro1">
          <table:table-cell office:value-type="string" calcext:value-type="string">
            <text:p>2020-11-11T00:00:00Z</text:p>
          </table:table-cell>
          <table:table-cell office:value-type="float" office:value="8070735" calcext:value-type="float">
            <text:p>8070735</text:p>
          </table:table-cell>
          <table:table-cell/>
        </table:table-row>
        <table:table-row table:style-name="ro1">
          <table:table-cell office:value-type="string" calcext:value-type="string">
            <text:p>2020-11-12T00:00:00Z</text:p>
          </table:table-cell>
          <table:table-cell office:value-type="float" office:value="6663305" calcext:value-type="float">
            <text:p>6663305</text:p>
          </table:table-cell>
          <table:table-cell/>
        </table:table-row>
        <table:table-row table:style-name="ro1">
          <table:table-cell office:value-type="string" calcext:value-type="string">
            <text:p>2020-11-13T00:00:00Z</text:p>
          </table:table-cell>
          <table:table-cell office:value-type="float" office:value="8527361" calcext:value-type="float">
            <text:p>8527361</text:p>
          </table:table-cell>
          <table:table-cell/>
        </table:table-row>
        <table:table-row table:style-name="ro1">
          <table:table-cell office:value-type="string" calcext:value-type="string">
            <text:p>2020-11-14T00:00:00Z</text:p>
          </table:table-cell>
          <table:table-cell office:value-type="float" office:value="6788572" calcext:value-type="float">
            <text:p>6788572</text:p>
          </table:table-cell>
          <table:table-cell/>
        </table:table-row>
        <table:table-row table:style-name="ro1">
          <table:table-cell office:value-type="string" calcext:value-type="string">
            <text:p>2020-11-15T00:00:00Z</text:p>
          </table:table-cell>
          <table:table-cell office:value-type="float" office:value="8570661" calcext:value-type="float">
            <text:p>8570661</text:p>
          </table:table-cell>
          <table:table-cell/>
        </table:table-row>
        <table:table-row table:style-name="ro1">
          <table:table-cell office:value-type="string" calcext:value-type="string">
            <text:p>2020-11-16T00:00:00Z</text:p>
          </table:table-cell>
          <table:table-cell office:value-type="float" office:value="10699693" calcext:value-type="float">
            <text:p>10699693</text:p>
          </table:table-cell>
          <table:table-cell/>
        </table:table-row>
        <table:table-row table:style-name="ro1">
          <table:table-cell office:value-type="string" calcext:value-type="string">
            <text:p>2020-11-17T00:00:00Z</text:p>
          </table:table-cell>
          <table:table-cell office:value-type="float" office:value="12003927" calcext:value-type="float">
            <text:p>12003927</text:p>
          </table:table-cell>
          <table:table-cell/>
        </table:table-row>
        <table:table-row table:style-name="ro1">
          <table:table-cell office:value-type="string" calcext:value-type="string">
            <text:p>2020-11-18T00:00:00Z</text:p>
          </table:table-cell>
          <table:table-cell office:value-type="float" office:value="12526061" calcext:value-type="float">
            <text:p>12526061</text:p>
          </table:table-cell>
          <table:table-cell/>
        </table:table-row>
        <table:table-row table:style-name="ro1">
          <table:table-cell office:value-type="string" calcext:value-type="string">
            <text:p>2020-11-19T00:00:00Z</text:p>
          </table:table-cell>
          <table:table-cell office:value-type="float" office:value="10714972" calcext:value-type="float">
            <text:p>10714972</text:p>
          </table:table-cell>
          <table:table-cell/>
        </table:table-row>
        <table:table-row table:style-name="ro1">
          <table:table-cell office:value-type="string" calcext:value-type="string">
            <text:p>2020-11-20T00:00:00Z</text:p>
          </table:table-cell>
          <table:table-cell office:value-type="float" office:value="14383305" calcext:value-type="float">
            <text:p>14383305</text:p>
          </table:table-cell>
          <table:table-cell/>
        </table:table-row>
        <table:table-row table:style-name="ro1">
          <table:table-cell office:value-type="string" calcext:value-type="string">
            <text:p>2020-11-21T00:00:00Z</text:p>
          </table:table-cell>
          <table:table-cell office:value-type="float" office:value="13719995" calcext:value-type="float">
            <text:p>13719995</text:p>
          </table:table-cell>
          <table:table-cell/>
        </table:table-row>
        <table:table-row table:style-name="ro1">
          <table:table-cell office:value-type="string" calcext:value-type="string">
            <text:p>2020-11-22T00:00:00Z</text:p>
          </table:table-cell>
          <table:table-cell office:value-type="float" office:value="15348204" calcext:value-type="float">
            <text:p>15348204</text:p>
          </table:table-cell>
          <table:table-cell/>
        </table:table-row>
        <table:table-row table:style-name="ro1">
          <table:table-cell office:value-type="string" calcext:value-type="string">
            <text:p>2020-11-23T00:00:00Z</text:p>
          </table:table-cell>
          <table:table-cell office:value-type="float" office:value="13603553" calcext:value-type="float">
            <text:p>13603553</text:p>
          </table:table-cell>
          <table:table-cell/>
        </table:table-row>
        <table:table-row table:style-name="ro1">
          <table:table-cell office:value-type="string" calcext:value-type="string">
            <text:p>2020-11-24T00:00:00Z</text:p>
          </table:table-cell>
          <table:table-cell office:value-type="float" office:value="26913109" calcext:value-type="float">
            <text:p>26913109</text:p>
          </table:table-cell>
          <table:table-cell/>
        </table:table-row>
        <table:table-row table:style-name="ro1">
          <table:table-cell office:value-type="string" calcext:value-type="string">
            <text:p>2020-11-25T00:00:00Z</text:p>
          </table:table-cell>
          <table:table-cell office:value-type="float" office:value="15506794" calcext:value-type="float">
            <text:p>15506794</text:p>
          </table:table-cell>
          <table:table-cell/>
        </table:table-row>
        <table:table-row table:style-name="ro1">
          <table:table-cell office:value-type="string" calcext:value-type="string">
            <text:p>2020-11-26T00:00:00Z</text:p>
          </table:table-cell>
          <table:table-cell office:value-type="float" office:value="22748331" calcext:value-type="float">
            <text:p>22748331</text:p>
          </table:table-cell>
          <table:table-cell/>
        </table:table-row>
        <table:table-row table:style-name="ro1">
          <table:table-cell office:value-type="string" calcext:value-type="string">
            <text:p>2020-11-27T00:00:00Z</text:p>
          </table:table-cell>
          <table:table-cell office:value-type="float" office:value="10460252" calcext:value-type="float">
            <text:p>10460252</text:p>
          </table:table-cell>
          <table:table-cell/>
        </table:table-row>
        <table:table-row table:style-name="ro1">
          <table:table-cell office:value-type="string" calcext:value-type="string">
            <text:p>2020-11-28T00:00:00Z</text:p>
          </table:table-cell>
          <table:table-cell office:value-type="float" office:value="7932248" calcext:value-type="float">
            <text:p>7932248</text:p>
          </table:table-cell>
          <table:table-cell/>
        </table:table-row>
        <table:table-row table:style-name="ro1">
          <table:table-cell office:value-type="string" calcext:value-type="string">
            <text:p>2020-11-29T00:00:00Z</text:p>
          </table:table-cell>
          <table:table-cell office:value-type="float" office:value="7762894" calcext:value-type="float">
            <text:p>7762894</text:p>
          </table:table-cell>
          <table:table-cell/>
        </table:table-row>
        <table:table-row table:style-name="ro1">
          <table:table-cell office:value-type="string" calcext:value-type="string">
            <text:p>2020-11-30T00:00:00Z</text:p>
          </table:table-cell>
          <table:table-cell office:value-type="float" office:value="9266115" calcext:value-type="float">
            <text:p>9266115</text:p>
          </table:table-cell>
          <table:table-cell/>
        </table:table-row>
        <table:table-row table:style-name="ro1">
          <table:table-cell office:value-type="string" calcext:value-type="string">
            <text:p>2020-12-01T00:00:00Z</text:p>
          </table:table-cell>
          <table:table-cell office:value-type="float" office:value="10751332" calcext:value-type="float">
            <text:p>10751332</text:p>
          </table:table-cell>
          <table:table-cell/>
        </table:table-row>
        <table:table-row table:style-name="ro1">
          <table:table-cell office:value-type="string" calcext:value-type="string">
            <text:p>2020-12-02T00:00:00Z</text:p>
          </table:table-cell>
          <table:table-cell office:value-type="float" office:value="8451690" calcext:value-type="float">
            <text:p>8451690</text:p>
          </table:table-cell>
          <table:table-cell/>
        </table:table-row>
        <table:table-row table:style-name="ro1">
          <table:table-cell office:value-type="string" calcext:value-type="string">
            <text:p>2020-12-03T00:00:00Z</text:p>
          </table:table-cell>
          <table:table-cell office:value-type="float" office:value="9820165" calcext:value-type="float">
            <text:p>9820165</text:p>
          </table:table-cell>
          <table:table-cell/>
        </table:table-row>
        <table:table-row table:style-name="ro1">
          <table:table-cell office:value-type="string" calcext:value-type="string">
            <text:p>2020-12-04T00:00:00Z</text:p>
          </table:table-cell>
          <table:table-cell office:value-type="float" office:value="10715193" calcext:value-type="float">
            <text:p>10715193</text:p>
          </table:table-cell>
          <table:table-cell/>
        </table:table-row>
        <table:table-row table:style-name="ro1">
          <table:table-cell office:value-type="string" calcext:value-type="string">
            <text:p>2020-12-05T00:00:00Z</text:p>
          </table:table-cell>
          <table:table-cell office:value-type="float" office:value="9849908" calcext:value-type="float">
            <text:p>9849908</text:p>
          </table:table-cell>
          <table:table-cell/>
        </table:table-row>
        <table:table-row table:style-name="ro1">
          <table:table-cell office:value-type="string" calcext:value-type="string">
            <text:p>2020-12-06T00:00:00Z</text:p>
          </table:table-cell>
          <table:table-cell office:value-type="float" office:value="10689141" calcext:value-type="float">
            <text:p>10689141</text:p>
          </table:table-cell>
          <table:table-cell/>
        </table:table-row>
        <table:table-row table:style-name="ro1">
          <table:table-cell office:value-type="string" calcext:value-type="string">
            <text:p>2020-12-07T00:00:00Z</text:p>
          </table:table-cell>
          <table:table-cell office:value-type="float" office:value="8761326" calcext:value-type="float">
            <text:p>8761326</text:p>
          </table:table-cell>
          <table:table-cell/>
        </table:table-row>
        <table:table-row table:style-name="ro1">
          <table:table-cell office:value-type="string" calcext:value-type="string">
            <text:p>2020-12-08T00:00:00Z</text:p>
          </table:table-cell>
          <table:table-cell office:value-type="float" office:value="14667369" calcext:value-type="float">
            <text:p>14667369</text:p>
          </table:table-cell>
          <table:table-cell/>
        </table:table-row>
        <table:table-row table:style-name="ro1">
          <table:table-cell office:value-type="string" calcext:value-type="string">
            <text:p>2020-12-09T00:00:00Z</text:p>
          </table:table-cell>
          <table:table-cell office:value-type="float" office:value="13511782" calcext:value-type="float">
            <text:p>13511782</text:p>
          </table:table-cell>
          <table:table-cell/>
        </table:table-row>
        <table:table-row table:style-name="ro1">
          <table:table-cell office:value-type="string" calcext:value-type="string">
            <text:p>2020-12-10T00:00:00Z</text:p>
          </table:table-cell>
          <table:table-cell office:value-type="float" office:value="7463897" calcext:value-type="float">
            <text:p>7463897</text:p>
          </table:table-cell>
          <table:table-cell/>
        </table:table-row>
        <table:table-row table:style-name="ro1">
          <table:table-cell office:value-type="string" calcext:value-type="string">
            <text:p>2020-12-11T00:00:00Z</text:p>
          </table:table-cell>
          <table:table-cell office:value-type="float" office:value="8449713" calcext:value-type="float">
            <text:p>8449713</text:p>
          </table:table-cell>
          <table:table-cell/>
        </table:table-row>
        <table:table-row table:style-name="ro1">
          <table:table-cell office:value-type="string" calcext:value-type="string">
            <text:p>2020-12-12T00:00:00Z</text:p>
          </table:table-cell>
          <table:table-cell office:value-type="float" office:value="6016388" calcext:value-type="float">
            <text:p>6016388</text:p>
          </table:table-cell>
          <table:table-cell/>
        </table:table-row>
        <table:table-row table:style-name="ro1">
          <table:table-cell office:value-type="string" calcext:value-type="string">
            <text:p>2020-12-13T00:00:00Z</text:p>
          </table:table-cell>
          <table:table-cell office:value-type="float" office:value="6638146" calcext:value-type="float">
            <text:p>6638146</text:p>
          </table:table-cell>
          <table:table-cell/>
        </table:table-row>
        <table:table-row table:style-name="ro1">
          <table:table-cell office:value-type="string" calcext:value-type="string">
            <text:p>2020-12-14T00:00:00Z</text:p>
          </table:table-cell>
          <table:table-cell office:value-type="float" office:value="9835501" calcext:value-type="float">
            <text:p>9835501</text:p>
          </table:table-cell>
          <table:table-cell/>
        </table:table-row>
        <table:table-row table:style-name="ro1">
          <table:table-cell office:value-type="string" calcext:value-type="string">
            <text:p>2020-12-15T00:00:00Z</text:p>
          </table:table-cell>
          <table:table-cell office:value-type="float" office:value="7810662" calcext:value-type="float">
            <text:p>7810662</text:p>
          </table:table-cell>
          <table:table-cell/>
        </table:table-row>
        <table:table-row table:style-name="ro1">
          <table:table-cell office:value-type="string" calcext:value-type="string">
            <text:p>2020-12-16T00:00:00Z</text:p>
          </table:table-cell>
          <table:table-cell office:value-type="float" office:value="13543923" calcext:value-type="float">
            <text:p>13543923</text:p>
          </table:table-cell>
          <table:table-cell/>
        </table:table-row>
        <table:table-row table:style-name="ro1">
          <table:table-cell office:value-type="string" calcext:value-type="string">
            <text:p>2020-12-17T00:00:00Z</text:p>
          </table:table-cell>
          <table:table-cell office:value-type="float" office:value="14766451" calcext:value-type="float">
            <text:p>14766451</text:p>
          </table:table-cell>
          <table:table-cell/>
        </table:table-row>
        <table:table-row table:style-name="ro1">
          <table:table-cell office:value-type="string" calcext:value-type="string">
            <text:p>2020-12-18T00:00:00Z</text:p>
          </table:table-cell>
          <table:table-cell office:value-type="float" office:value="9670724" calcext:value-type="float">
            <text:p>9670724</text:p>
          </table:table-cell>
          <table:table-cell/>
        </table:table-row>
        <table:table-row table:style-name="ro1">
          <table:table-cell office:value-type="string" calcext:value-type="string">
            <text:p>2020-12-19T00:00:00Z</text:p>
          </table:table-cell>
          <table:table-cell office:value-type="float" office:value="13071399" calcext:value-type="float">
            <text:p>13071399</text:p>
          </table:table-cell>
          <table:table-cell/>
        </table:table-row>
        <table:table-row table:style-name="ro1">
          <table:table-cell office:value-type="string" calcext:value-type="string">
            <text:p>2020-12-20T00:00:00Z</text:p>
          </table:table-cell>
          <table:table-cell office:value-type="float" office:value="15197894" calcext:value-type="float">
            <text:p>15197894</text:p>
          </table:table-cell>
          <table:table-cell/>
        </table:table-row>
        <table:table-row table:style-name="ro1">
          <table:table-cell office:value-type="string" calcext:value-type="string">
            <text:p>2020-12-21T00:00:00Z</text:p>
          </table:table-cell>
          <table:table-cell office:value-type="float" office:value="19910176" calcext:value-type="float">
            <text:p>19910176</text:p>
          </table:table-cell>
          <table:table-cell/>
        </table:table-row>
        <table:table-row table:style-name="ro1">
          <table:table-cell office:value-type="string" calcext:value-type="string">
            <text:p>2020-12-22T00:00:00Z</text:p>
          </table:table-cell>
          <table:table-cell office:value-type="float" office:value="18568606" calcext:value-type="float">
            <text:p>18568606</text:p>
          </table:table-cell>
          <table:table-cell/>
        </table:table-row>
        <table:table-row table:style-name="ro1">
          <table:table-cell office:value-type="string" calcext:value-type="string">
            <text:p>2020-12-23T00:00:00Z</text:p>
          </table:table-cell>
          <table:table-cell office:value-type="float" office:value="28502399" calcext:value-type="float">
            <text:p>28502399</text:p>
          </table:table-cell>
          <table:table-cell/>
        </table:table-row>
        <table:table-row table:style-name="ro1">
          <table:table-cell office:value-type="string" calcext:value-type="string">
            <text:p>2020-12-24T00:00:00Z</text:p>
          </table:table-cell>
          <table:table-cell office:value-type="float" office:value="19038668" calcext:value-type="float">
            <text:p>19038668</text:p>
          </table:table-cell>
          <table:table-cell/>
        </table:table-row>
        <table:table-row table:style-name="ro1">
          <table:table-cell office:value-type="string" calcext:value-type="string">
            <text:p>2020-12-25T00:00:00Z</text:p>
          </table:table-cell>
          <table:table-cell office:value-type="float" office:value="13314177" calcext:value-type="float">
            <text:p>13314177</text:p>
          </table:table-cell>
          <table:table-cell/>
        </table:table-row>
        <table:table-row table:style-name="ro1">
          <table:table-cell office:value-type="string" calcext:value-type="string">
            <text:p>2020-12-26T00:00:00Z</text:p>
          </table:table-cell>
          <table:table-cell office:value-type="float" office:value="12069591" calcext:value-type="float">
            <text:p>12069591</text:p>
          </table:table-cell>
          <table:table-cell/>
        </table:table-row>
        <table:table-row table:style-name="ro1">
          <table:table-cell office:value-type="string" calcext:value-type="string">
            <text:p>2020-12-27T00:00:00Z</text:p>
          </table:table-cell>
          <table:table-cell office:value-type="float" office:value="20164278" calcext:value-type="float">
            <text:p>20164278</text:p>
          </table:table-cell>
          <table:table-cell/>
        </table:table-row>
        <table:table-row table:style-name="ro1">
          <table:table-cell office:value-type="string" calcext:value-type="string">
            <text:p>2020-12-28T00:00:00Z</text:p>
          </table:table-cell>
          <table:table-cell office:value-type="float" office:value="22658058" calcext:value-type="float">
            <text:p>22658058</text:p>
          </table:table-cell>
          <table:table-cell/>
        </table:table-row>
        <table:table-row table:style-name="ro1">
          <table:table-cell office:value-type="string" calcext:value-type="string">
            <text:p>2020-12-29T00:00:00Z</text:p>
          </table:table-cell>
          <table:table-cell office:value-type="float" office:value="36117396" calcext:value-type="float">
            <text:p>36117396</text:p>
          </table:table-cell>
          <table:table-cell/>
        </table:table-row>
        <table:table-row table:style-name="ro1">
          <table:table-cell office:value-type="string" calcext:value-type="string">
            <text:p>2020-12-30T00:00:00Z</text:p>
          </table:table-cell>
          <table:table-cell office:value-type="float" office:value="20941010" calcext:value-type="float">
            <text:p>20941010</text:p>
          </table:table-cell>
          <table:table-cell/>
        </table:table-row>
        <table:table-row table:style-name="ro1">
          <table:table-cell office:value-type="string" calcext:value-type="string">
            <text:p>2020-12-31T00:00:00Z</text:p>
          </table:table-cell>
          <table:table-cell office:value-type="float" office:value="25190580" calcext:value-type="float">
            <text:p>25190580</text:p>
          </table:table-cell>
          <table:table-cell/>
        </table:table-row>
        <table:table-row table:style-name="ro1">
          <table:table-cell office:value-type="string" calcext:value-type="string">
            <text:p>2021-01-01T00:00:00Z</text:p>
          </table:table-cell>
          <table:table-cell office:value-type="float" office:value="20107306" calcext:value-type="float">
            <text:p>20107306</text:p>
          </table:table-cell>
          <table:table-cell/>
        </table:table-row>
        <table:table-row table:style-name="ro1">
          <table:table-cell office:value-type="string" calcext:value-type="string">
            <text:p>2021-01-02T00:00:00Z</text:p>
          </table:table-cell>
          <table:table-cell office:value-type="float" office:value="25851946" calcext:value-type="float">
            <text:p>25851946</text:p>
          </table:table-cell>
          <table:table-cell/>
        </table:table-row>
        <table:table-row table:style-name="ro1">
          <table:table-cell office:value-type="string" calcext:value-type="string">
            <text:p>2021-01-03T00:00:00Z</text:p>
          </table:table-cell>
          <table:table-cell office:value-type="float" office:value="40096796" calcext:value-type="float">
            <text:p>40096796</text:p>
          </table:table-cell>
          <table:table-cell/>
        </table:table-row>
        <table:table-row table:style-name="ro1">
          <table:table-cell office:value-type="string" calcext:value-type="string">
            <text:p>2021-01-04T00:00:00Z</text:p>
          </table:table-cell>
          <table:table-cell office:value-type="float" office:value="49154379" calcext:value-type="float">
            <text:p>49154379</text:p>
          </table:table-cell>
          <table:table-cell/>
        </table:table-row>
        <table:table-row table:style-name="ro1">
          <table:table-cell office:value-type="string" calcext:value-type="string">
            <text:p>2021-01-05T00:00:00Z</text:p>
          </table:table-cell>
          <table:table-cell office:value-type="float" office:value="44962448" calcext:value-type="float">
            <text:p>44962448</text:p>
          </table:table-cell>
          <table:table-cell/>
        </table:table-row>
        <table:table-row table:style-name="ro1">
          <table:table-cell office:value-type="string" calcext:value-type="string">
            <text:p>2021-01-06T00:00:00Z</text:p>
          </table:table-cell>
          <table:table-cell office:value-type="float" office:value="34704660" calcext:value-type="float">
            <text:p>34704660</text:p>
          </table:table-cell>
          <table:table-cell/>
        </table:table-row>
        <table:table-row table:style-name="ro1">
          <table:table-cell office:value-type="string" calcext:value-type="string">
            <text:p>2021-01-07T00:00:00Z</text:p>
          </table:table-cell>
          <table:table-cell office:value-type="float" office:value="49279043" calcext:value-type="float">
            <text:p>49279043</text:p>
          </table:table-cell>
          <table:table-cell/>
        </table:table-row>
        <table:table-row table:style-name="ro1">
          <table:table-cell office:value-type="string" calcext:value-type="string">
            <text:p>2021-01-08T00:00:00Z</text:p>
          </table:table-cell>
          <table:table-cell office:value-type="float" office:value="48374054" calcext:value-type="float">
            <text:p>48374054</text:p>
          </table:table-cell>
          <table:table-cell/>
        </table:table-row>
        <table:table-row table:style-name="ro1">
          <table:table-cell office:value-type="string" calcext:value-type="string">
            <text:p>2021-01-09T00:00:00Z</text:p>
          </table:table-cell>
          <table:table-cell office:value-type="float" office:value="32103216" calcext:value-type="float">
            <text:p>32103216</text:p>
          </table:table-cell>
          <table:table-cell/>
        </table:table-row>
        <table:table-row table:style-name="ro1">
          <table:table-cell office:value-type="string" calcext:value-type="string">
            <text:p>2021-01-10T00:00:00Z</text:p>
          </table:table-cell>
          <table:table-cell office:value-type="float" office:value="36078405" calcext:value-type="float">
            <text:p>36078405</text:p>
          </table:table-cell>
          <table:table-cell/>
        </table:table-row>
        <table:table-row table:style-name="ro1">
          <table:table-cell office:value-type="string" calcext:value-type="string">
            <text:p>2021-01-11T00:00:00Z</text:p>
          </table:table-cell>
          <table:table-cell office:value-type="float" office:value="54008097" calcext:value-type="float">
            <text:p>54008097</text:p>
          </table:table-cell>
          <table:table-cell/>
        </table:table-row>
        <table:table-row table:style-name="ro1">
          <table:table-cell office:value-type="string" calcext:value-type="string">
            <text:p>2021-01-12T00:00:00Z</text:p>
          </table:table-cell>
          <table:table-cell office:value-type="float" office:value="30264135" calcext:value-type="float">
            <text:p>30264135</text:p>
          </table:table-cell>
          <table:table-cell/>
        </table:table-row>
        <table:table-row table:style-name="ro1">
          <table:table-cell office:value-type="string" calcext:value-type="string">
            <text:p>2021-01-13T00:00:00Z</text:p>
          </table:table-cell>
          <table:table-cell office:value-type="float" office:value="38624945" calcext:value-type="float">
            <text:p>38624945</text:p>
          </table:table-cell>
          <table:table-cell/>
        </table:table-row>
        <table:table-row table:style-name="ro1">
          <table:table-cell office:value-type="string" calcext:value-type="string">
            <text:p>2021-01-14T00:00:00Z</text:p>
          </table:table-cell>
          <table:table-cell office:value-type="float" office:value="44230515" calcext:value-type="float">
            <text:p>44230515</text:p>
          </table:table-cell>
          <table:table-cell/>
        </table:table-row>
        <table:table-row table:style-name="ro1">
          <table:table-cell office:value-type="string" calcext:value-type="string">
            <text:p>2021-01-15T00:00:00Z</text:p>
          </table:table-cell>
          <table:table-cell office:value-type="float" office:value="43953451" calcext:value-type="float">
            <text:p>43953451</text:p>
          </table:table-cell>
          <table:table-cell/>
        </table:table-row>
        <table:table-row table:style-name="ro1">
          <table:table-cell office:value-type="string" calcext:value-type="string">
            <text:p>2021-01-16T00:00:00Z</text:p>
          </table:table-cell>
          <table:table-cell office:value-type="float" office:value="41348636" calcext:value-type="float">
            <text:p>41348636</text:p>
          </table:table-cell>
          <table:table-cell/>
        </table:table-row>
        <table:table-row table:style-name="ro1">
          <table:table-cell office:value-type="string" calcext:value-type="string">
            <text:p>2021-01-17T00:00:00Z</text:p>
          </table:table-cell>
          <table:table-cell office:value-type="float" office:value="42999424" calcext:value-type="float">
            <text:p>42999424</text:p>
          </table:table-cell>
          <table:table-cell/>
        </table:table-row>
        <table:table-row table:style-name="ro1">
          <table:table-cell office:value-type="string" calcext:value-type="string">
            <text:p>2021-01-18T00:00:00Z</text:p>
          </table:table-cell>
          <table:table-cell office:value-type="float" office:value="38936049" calcext:value-type="float">
            <text:p>38936049</text:p>
          </table:table-cell>
          <table:table-cell/>
        </table:table-row>
        <table:table-row table:style-name="ro1">
          <table:table-cell office:value-type="string" calcext:value-type="string">
            <text:p>2021-01-19T00:00:00Z</text:p>
          </table:table-cell>
          <table:table-cell office:value-type="float" office:value="43595840" calcext:value-type="float">
            <text:p>43595840</text:p>
          </table:table-cell>
          <table:table-cell/>
        </table:table-row>
        <table:table-row table:style-name="ro1">
          <table:table-cell office:value-type="string" calcext:value-type="string">
            <text:p>2021-01-20T00:00:00Z</text:p>
          </table:table-cell>
          <table:table-cell office:value-type="float" office:value="37385163" calcext:value-type="float">
            <text:p>37385163</text:p>
          </table:table-cell>
          <table:table-cell/>
        </table:table-row>
        <table:table-row table:style-name="ro1">
          <table:table-cell office:value-type="string" calcext:value-type="string">
            <text:p>2021-01-21T00:00:00Z</text:p>
          </table:table-cell>
          <table:table-cell office:value-type="float" office:value="43458188" calcext:value-type="float">
            <text:p>43458188</text:p>
          </table:table-cell>
          <table:table-cell/>
        </table:table-row>
        <table:table-row table:style-name="ro1">
          <table:table-cell office:value-type="string" calcext:value-type="string">
            <text:p>2021-01-22T00:00:00Z</text:p>
          </table:table-cell>
          <table:table-cell office:value-type="float" office:value="46029926" calcext:value-type="float">
            <text:p>46029926</text:p>
          </table:table-cell>
          <table:table-cell/>
        </table:table-row>
        <table:table-row table:style-name="ro1">
          <table:table-cell office:value-type="string" calcext:value-type="string">
            <text:p>2021-01-23T00:00:00Z</text:p>
          </table:table-cell>
          <table:table-cell office:value-type="float" office:value="42570653" calcext:value-type="float">
            <text:p>42570653</text:p>
          </table:table-cell>
          <table:table-cell/>
        </table:table-row>
        <table:table-row table:style-name="ro1">
          <table:table-cell office:value-type="string" calcext:value-type="string">
            <text:p>2021-01-24T00:00:00Z</text:p>
          </table:table-cell>
          <table:table-cell office:value-type="float" office:value="42430958" calcext:value-type="float">
            <text:p>42430958</text:p>
          </table:table-cell>
          <table:table-cell/>
        </table:table-row>
        <table:table-row table:style-name="ro1">
          <table:table-cell office:value-type="string" calcext:value-type="string">
            <text:p>2021-01-25T00:00:00Z</text:p>
          </table:table-cell>
          <table:table-cell office:value-type="float" office:value="51417267" calcext:value-type="float">
            <text:p>51417267</text:p>
          </table:table-cell>
          <table:table-cell/>
        </table:table-row>
        <table:table-row table:style-name="ro1">
          <table:table-cell office:value-type="string" calcext:value-type="string">
            <text:p>2021-01-26T00:00:00Z</text:p>
          </table:table-cell>
          <table:table-cell office:value-type="float" office:value="67040947" calcext:value-type="float">
            <text:p>67040947</text:p>
          </table:table-cell>
          <table:table-cell/>
        </table:table-row>
        <table:table-row table:style-name="ro1">
          <table:table-cell office:value-type="string" calcext:value-type="string">
            <text:p>2021-01-27T00:00:00Z</text:p>
          </table:table-cell>
          <table:table-cell office:value-type="float" office:value="93968737" calcext:value-type="float">
            <text:p>93968737</text:p>
          </table:table-cell>
          <table:table-cell/>
        </table:table-row>
        <table:table-row table:style-name="ro1">
          <table:table-cell office:value-type="string" calcext:value-type="string">
            <text:p>2021-01-28T00:00:00Z</text:p>
          </table:table-cell>
          <table:table-cell office:value-type="float" office:value="71060817" calcext:value-type="float">
            <text:p>71060817</text:p>
          </table:table-cell>
          <table:table-cell/>
        </table:table-row>
        <table:table-row table:style-name="ro1">
          <table:table-cell office:value-type="string" calcext:value-type="string">
            <text:p>2021-01-29T00:00:00Z</text:p>
          </table:table-cell>
          <table:table-cell office:value-type="float" office:value="73504063" calcext:value-type="float">
            <text:p>73504063</text:p>
          </table:table-cell>
          <table:table-cell/>
        </table:table-row>
        <table:table-row table:style-name="ro1">
          <table:table-cell office:value-type="string" calcext:value-type="string">
            <text:p>2021-01-30T00:00:00Z</text:p>
          </table:table-cell>
          <table:table-cell office:value-type="float" office:value="74803522" calcext:value-type="float">
            <text:p>74803522</text:p>
          </table:table-cell>
          <table:table-cell/>
        </table:table-row>
        <table:table-row table:style-name="ro1">
          <table:table-cell office:value-type="string" calcext:value-type="string">
            <text:p>2021-01-31T00:00:00Z</text:p>
          </table:table-cell>
          <table:table-cell office:value-type="float" office:value="88205760" calcext:value-type="float">
            <text:p>88205760</text:p>
          </table:table-cell>
          <table:table-cell/>
        </table:table-row>
        <table:table-row table:style-name="ro1">
          <table:table-cell office:value-type="string" calcext:value-type="string">
            <text:p>2021-02-01T00:00:00Z</text:p>
          </table:table-cell>
          <table:table-cell office:value-type="float" office:value="149714174" calcext:value-type="float">
            <text:p>149714174</text:p>
          </table:table-cell>
          <table:table-cell/>
        </table:table-row>
        <table:table-row table:style-name="ro1">
          <table:table-cell office:value-type="string" calcext:value-type="string">
            <text:p>2021-02-02T00:00:00Z</text:p>
          </table:table-cell>
          <table:table-cell office:value-type="float" office:value="134701329" calcext:value-type="float">
            <text:p>134701329</text:p>
          </table:table-cell>
          <table:table-cell/>
        </table:table-row>
        <table:table-row table:style-name="ro1">
          <table:table-cell office:value-type="string" calcext:value-type="string">
            <text:p>2021-02-03T00:00:00Z</text:p>
          </table:table-cell>
          <table:table-cell office:value-type="float" office:value="119803686" calcext:value-type="float">
            <text:p>119803686</text:p>
          </table:table-cell>
          <table:table-cell/>
        </table:table-row>
        <table:table-row table:style-name="ro1">
          <table:table-cell office:value-type="string" calcext:value-type="string">
            <text:p>2021-02-04T00:00:00Z</text:p>
          </table:table-cell>
          <table:table-cell office:value-type="float" office:value="135628046" calcext:value-type="float">
            <text:p>135628046</text:p>
          </table:table-cell>
          <table:table-cell/>
        </table:table-row>
        <table:table-row table:style-name="ro1">
          <table:table-cell office:value-type="string" calcext:value-type="string">
            <text:p>2021-02-05T00:00:00Z</text:p>
          </table:table-cell>
          <table:table-cell office:value-type="float" office:value="178799050" calcext:value-type="float">
            <text:p>178799050</text:p>
          </table:table-cell>
          <table:table-cell/>
        </table:table-row>
        <table:table-row table:style-name="ro1">
          <table:table-cell office:value-type="string" calcext:value-type="string">
            <text:p>2021-02-06T00:00:00Z</text:p>
          </table:table-cell>
          <table:table-cell office:value-type="float" office:value="238819638" calcext:value-type="float">
            <text:p>238819638</text:p>
          </table:table-cell>
          <table:table-cell/>
        </table:table-row>
        <table:table-row table:style-name="ro1">
          <table:table-cell office:value-type="string" calcext:value-type="string">
            <text:p>2021-02-07T00:00:00Z</text:p>
          </table:table-cell>
          <table:table-cell office:value-type="float" office:value="180857572" calcext:value-type="float">
            <text:p>180857572</text:p>
          </table:table-cell>
          <table:table-cell/>
        </table:table-row>
        <table:table-row table:style-name="ro1">
          <table:table-cell office:value-type="string" calcext:value-type="string">
            <text:p>2021-02-08T00:00:00Z</text:p>
          </table:table-cell>
          <table:table-cell office:value-type="float" office:value="228274083" calcext:value-type="float">
            <text:p>228274083</text:p>
          </table:table-cell>
          <table:table-cell/>
        </table:table-row>
        <table:table-row table:style-name="ro1">
          <table:table-cell office:value-type="string" calcext:value-type="string">
            <text:p>2021-02-09T00:00:00Z</text:p>
          </table:table-cell>
          <table:table-cell office:value-type="float" office:value="440036061" calcext:value-type="float">
            <text:p>440036061</text:p>
          </table:table-cell>
          <table:table-cell/>
        </table:table-row>
        <table:table-row table:style-name="ro1">
          <table:table-cell office:value-type="string" calcext:value-type="string">
            <text:p>2021-02-10T00:00:00Z</text:p>
          </table:table-cell>
          <table:table-cell office:value-type="float" office:value="656251378" calcext:value-type="float">
            <text:p>656251378</text:p>
          </table:table-cell>
          <table:table-cell/>
        </table:table-row>
        <table:table-row table:style-name="ro1">
          <table:table-cell office:value-type="string" calcext:value-type="string">
            <text:p>2021-02-11T00:00:00Z</text:p>
          </table:table-cell>
          <table:table-cell office:value-type="float" office:value="445516554" calcext:value-type="float">
            <text:p>445516554</text:p>
          </table:table-cell>
          <table:table-cell/>
        </table:table-row>
        <table:table-row table:style-name="ro1">
          <table:table-cell office:value-type="string" calcext:value-type="string">
            <text:p>2021-02-12T00:00:00Z</text:p>
          </table:table-cell>
          <table:table-cell office:value-type="float" office:value="412419948" calcext:value-type="float">
            <text:p>412419948</text:p>
          </table:table-cell>
          <table:table-cell/>
        </table:table-row>
        <table:table-row table:style-name="ro1">
          <table:table-cell office:value-type="string" calcext:value-type="string">
            <text:p>2021-02-13T00:00:00Z</text:p>
          </table:table-cell>
          <table:table-cell office:value-type="float" office:value="298412978" calcext:value-type="float">
            <text:p>298412978</text:p>
          </table:table-cell>
          <table:table-cell/>
        </table:table-row>
        <table:table-row table:style-name="ro1">
          <table:table-cell office:value-type="string" calcext:value-type="string">
            <text:p>2021-02-14T00:00:00Z</text:p>
          </table:table-cell>
          <table:table-cell office:value-type="float" office:value="385614312" calcext:value-type="float">
            <text:p>385614312</text:p>
          </table:table-cell>
          <table:table-cell/>
        </table:table-row>
        <table:table-row table:style-name="ro1">
          <table:table-cell office:value-type="string" calcext:value-type="string">
            <text:p>2021-02-15T00:00:00Z</text:p>
          </table:table-cell>
          <table:table-cell office:value-type="float" office:value="486259017" calcext:value-type="float">
            <text:p>486259017</text:p>
          </table:table-cell>
          <table:table-cell/>
        </table:table-row>
        <table:table-row table:style-name="ro1">
          <table:table-cell office:value-type="string" calcext:value-type="string">
            <text:p>2021-02-16T00:00:00Z</text:p>
          </table:table-cell>
          <table:table-cell office:value-type="float" office:value="490484024" calcext:value-type="float">
            <text:p>490484024</text:p>
          </table:table-cell>
          <table:table-cell/>
        </table:table-row>
        <table:table-row table:style-name="ro1">
          <table:table-cell office:value-type="string" calcext:value-type="string">
            <text:p>2021-02-17T00:00:00Z</text:p>
          </table:table-cell>
          <table:table-cell office:value-type="float" office:value="834194168" calcext:value-type="float">
            <text:p>834194168</text:p>
          </table:table-cell>
          <table:table-cell/>
        </table:table-row>
        <table:table-row table:style-name="ro1">
          <table:table-cell office:value-type="string" calcext:value-type="string">
            <text:p>2021-02-18T00:00:00Z</text:p>
          </table:table-cell>
          <table:table-cell office:value-type="float" office:value="978942243" calcext:value-type="float">
            <text:p>978942243</text:p>
          </table:table-cell>
          <table:table-cell/>
        </table:table-row>
        <table:table-row table:style-name="ro1">
          <table:table-cell office:value-type="string" calcext:value-type="string">
            <text:p>2021-02-19T00:00:00Z</text:p>
          </table:table-cell>
          <table:table-cell office:value-type="float" office:value="2067016547" calcext:value-type="float">
            <text:p>2067016547</text:p>
          </table:table-cell>
          <table:table-cell/>
        </table:table-row>
        <table:table-row table:style-name="ro1">
          <table:table-cell office:value-type="string" calcext:value-type="string">
            <text:p>2021-02-20T00:00:00Z</text:p>
          </table:table-cell>
          <table:table-cell office:value-type="float" office:value="1650734317" calcext:value-type="float">
            <text:p>1650734317</text:p>
          </table:table-cell>
          <table:table-cell/>
        </table:table-row>
        <table:table-row table:style-name="ro1">
          <table:table-cell office:value-type="string" calcext:value-type="string">
            <text:p>2021-02-21T00:00:00Z</text:p>
          </table:table-cell>
          <table:table-cell office:value-type="float" office:value="1119282952" calcext:value-type="float">
            <text:p>1119282952</text:p>
          </table:table-cell>
          <table:table-cell/>
        </table:table-row>
        <table:table-row table:style-name="ro1">
          <table:table-cell office:value-type="string" calcext:value-type="string">
            <text:p>2021-02-22T00:00:00Z</text:p>
          </table:table-cell>
          <table:table-cell office:value-type="float" office:value="1245660451" calcext:value-type="float">
            <text:p>1245660451</text:p>
          </table:table-cell>
          <table:table-cell/>
        </table:table-row>
        <table:table-row table:style-name="ro1">
          <table:table-cell office:value-type="string" calcext:value-type="string">
            <text:p>2021-02-23T00:00:00Z</text:p>
          </table:table-cell>
          <table:table-cell office:value-type="float" office:value="1619639994" calcext:value-type="float">
            <text:p>1619639994</text:p>
          </table:table-cell>
          <table:table-cell/>
        </table:table-row>
        <table:table-row table:style-name="ro1">
          <table:table-cell office:value-type="string" calcext:value-type="string">
            <text:p>2021-02-24T00:00:00Z</text:p>
          </table:table-cell>
          <table:table-cell office:value-type="float" office:value="1115944636" calcext:value-type="float">
            <text:p>1115944636</text:p>
          </table:table-cell>
          <table:table-cell/>
        </table:table-row>
        <table:table-row table:style-name="ro1">
          <table:table-cell office:value-type="string" calcext:value-type="string">
            <text:p>2021-02-25T00:00:00Z</text:p>
          </table:table-cell>
          <table:table-cell office:value-type="float" office:value="738689978" calcext:value-type="float">
            <text:p>738689978</text:p>
          </table:table-cell>
          <table:table-cell/>
        </table:table-row>
        <table:table-row table:style-name="ro1">
          <table:table-cell office:value-type="string" calcext:value-type="string">
            <text:p>2021-02-26T00:00:00Z</text:p>
          </table:table-cell>
          <table:table-cell office:value-type="float" office:value="923809118" calcext:value-type="float">
            <text:p>923809118</text:p>
          </table:table-cell>
          <table:table-cell/>
        </table:table-row>
        <table:table-row table:style-name="ro1">
          <table:table-cell office:value-type="string" calcext:value-type="string">
            <text:p>2021-02-27T00:00:00Z</text:p>
          </table:table-cell>
          <table:table-cell office:value-type="float" office:value="623925009" calcext:value-type="float">
            <text:p>623925009</text:p>
          </table:table-cell>
          <table:table-cell/>
        </table:table-row>
        <table:table-row table:style-name="ro1">
          <table:table-cell office:value-type="string" calcext:value-type="string">
            <text:p>2021-02-28T00:00:00Z</text:p>
          </table:table-cell>
          <table:table-cell office:value-type="float" office:value="744150381" calcext:value-type="float">
            <text:p>744150381</text:p>
          </table:table-cell>
          <table:table-cell/>
        </table:table-row>
        <table:table-row table:style-name="ro1">
          <table:table-cell office:value-type="string" calcext:value-type="string">
            <text:p>2021-03-01T00:00:00Z</text:p>
          </table:table-cell>
          <table:table-cell office:value-type="float" office:value="886102129" calcext:value-type="float">
            <text:p>886102129</text:p>
          </table:table-cell>
          <table:table-cell/>
        </table:table-row>
        <table:table-row table:style-name="ro1">
          <table:table-cell office:value-type="string" calcext:value-type="string">
            <text:p>2021-03-02T00:00:00Z</text:p>
          </table:table-cell>
          <table:table-cell office:value-type="float" office:value="736103967" calcext:value-type="float">
            <text:p>736103967</text:p>
          </table:table-cell>
          <table:table-cell/>
        </table:table-row>
        <table:table-row table:style-name="ro1">
          <table:table-cell office:value-type="string" calcext:value-type="string">
            <text:p>2021-03-03T00:00:00Z</text:p>
          </table:table-cell>
          <table:table-cell office:value-type="float" office:value="580639322" calcext:value-type="float">
            <text:p>580639322</text:p>
          </table:table-cell>
          <table:table-cell/>
        </table:table-row>
        <table:table-row table:style-name="ro1">
          <table:table-cell office:value-type="string" calcext:value-type="string">
            <text:p>2021-03-04T00:00:00Z</text:p>
          </table:table-cell>
          <table:table-cell office:value-type="float" office:value="938716119" calcext:value-type="float">
            <text:p>938716119</text:p>
          </table:table-cell>
          <table:table-cell/>
        </table:table-row>
        <table:table-row table:style-name="ro1">
          <table:table-cell office:value-type="string" calcext:value-type="string">
            <text:p>2021-03-05T00:00:00Z</text:p>
          </table:table-cell>
          <table:table-cell office:value-type="float" office:value="688644796" calcext:value-type="float">
            <text:p>688644796</text:p>
          </table:table-cell>
          <table:table-cell/>
        </table:table-row>
        <table:table-row table:style-name="ro1">
          <table:table-cell office:value-type="string" calcext:value-type="string">
            <text:p>2021-03-06T00:00:00Z</text:p>
          </table:table-cell>
          <table:table-cell office:value-type="float" office:value="511218877" calcext:value-type="float">
            <text:p>511218877</text:p>
          </table:table-cell>
          <table:table-cell/>
        </table:table-row>
        <table:table-row table:style-name="ro1">
          <table:table-cell office:value-type="string" calcext:value-type="string">
            <text:p>2021-03-07T00:00:00Z</text:p>
          </table:table-cell>
          <table:table-cell office:value-type="float" office:value="735806699" calcext:value-type="float">
            <text:p>735806699</text:p>
          </table:table-cell>
          <table:table-cell/>
        </table:table-row>
        <table:table-row table:style-name="ro1">
          <table:table-cell office:value-type="string" calcext:value-type="string">
            <text:p>2021-03-08T00:00:00Z</text:p>
          </table:table-cell>
          <table:table-cell office:value-type="float" office:value="627501963" calcext:value-type="float">
            <text:p>627501963</text:p>
          </table:table-cell>
          <table:table-cell/>
        </table:table-row>
        <table:table-row table:style-name="ro1">
          <table:table-cell office:value-type="string" calcext:value-type="string">
            <text:p>2021-03-09T00:00:00Z</text:p>
          </table:table-cell>
          <table:table-cell office:value-type="float" office:value="848736249" calcext:value-type="float">
            <text:p>848736249</text:p>
          </table:table-cell>
          <table:table-cell/>
        </table:table-row>
        <table:table-row table:style-name="ro1">
          <table:table-cell office:value-type="string" calcext:value-type="string">
            <text:p>2021-03-10T00:00:00Z</text:p>
          </table:table-cell>
          <table:table-cell office:value-type="float" office:value="941821020" calcext:value-type="float">
            <text:p>941821020</text:p>
          </table:table-cell>
          <table:table-cell/>
        </table:table-row>
        <table:table-row table:style-name="ro1">
          <table:table-cell office:value-type="string" calcext:value-type="string">
            <text:p>2021-03-11T00:00:00Z</text:p>
          </table:table-cell>
          <table:table-cell office:value-type="float" office:value="950128353" calcext:value-type="float">
            <text:p>950128353</text:p>
          </table:table-cell>
          <table:table-cell/>
        </table:table-row>
        <table:table-row table:style-name="ro1">
          <table:table-cell office:value-type="string" calcext:value-type="string">
            <text:p>2021-03-12T00:00:00Z</text:p>
          </table:table-cell>
          <table:table-cell office:value-type="float" office:value="869258045" calcext:value-type="float">
            <text:p>869258045</text:p>
          </table:table-cell>
          <table:table-cell/>
        </table:table-row>
        <table:table-row table:style-name="ro1">
          <table:table-cell office:value-type="string" calcext:value-type="string">
            <text:p>2021-03-13T00:00:00Z</text:p>
          </table:table-cell>
          <table:table-cell office:value-type="float" office:value="686892104" calcext:value-type="float">
            <text:p>686892104</text:p>
          </table:table-cell>
          <table:table-cell/>
        </table:table-row>
        <table:table-row table:style-name="ro1">
          <table:table-cell office:value-type="string" calcext:value-type="string">
            <text:p>2021-03-14T00:00:00Z</text:p>
          </table:table-cell>
          <table:table-cell office:value-type="float" office:value="562133122" calcext:value-type="float">
            <text:p>562133122</text:p>
          </table:table-cell>
          <table:table-cell/>
        </table:table-row>
        <table:table-row table:style-name="ro1">
          <table:table-cell office:value-type="string" calcext:value-type="string">
            <text:p>2021-03-15T00:00:00Z</text:p>
          </table:table-cell>
          <table:table-cell office:value-type="float" office:value="739463605" calcext:value-type="float">
            <text:p>739463605</text:p>
          </table:table-cell>
          <table:table-cell/>
        </table:table-row>
        <table:table-row table:style-name="ro1">
          <table:table-cell office:value-type="string" calcext:value-type="string">
            <text:p>2021-03-16T00:00:00Z</text:p>
          </table:table-cell>
          <table:table-cell office:value-type="float" office:value="774599701" calcext:value-type="float">
            <text:p>774599701</text:p>
          </table:table-cell>
          <table:table-cell/>
        </table:table-row>
        <table:table-row table:style-name="ro1">
          <table:table-cell office:value-type="string" calcext:value-type="string">
            <text:p>2021-03-17T00:00:00Z</text:p>
          </table:table-cell>
          <table:table-cell office:value-type="float" office:value="714461689" calcext:value-type="float">
            <text:p>714461689</text:p>
          </table:table-cell>
          <table:table-cell/>
        </table:table-row>
        <table:table-row table:style-name="ro1">
          <table:table-cell office:value-type="string" calcext:value-type="string">
            <text:p>2021-03-18T00:00:00Z</text:p>
          </table:table-cell>
          <table:table-cell office:value-type="float" office:value="655393535" calcext:value-type="float">
            <text:p>655393535</text:p>
          </table:table-cell>
          <table:table-cell/>
        </table:table-row>
        <table:table-row table:style-name="ro1">
          <table:table-cell office:value-type="string" calcext:value-type="string">
            <text:p>2021-03-19T00:00:00Z</text:p>
          </table:table-cell>
          <table:table-cell office:value-type="float" office:value="559857342" calcext:value-type="float">
            <text:p>559857342</text:p>
          </table:table-cell>
          <table:table-cell/>
        </table:table-row>
        <table:table-row table:style-name="ro1">
          <table:table-cell office:value-type="string" calcext:value-type="string">
            <text:p>2021-03-20T00:00:00Z</text:p>
          </table:table-cell>
          <table:table-cell office:value-type="float" office:value="561945142" calcext:value-type="float">
            <text:p>561945142</text:p>
          </table:table-cell>
          <table:table-cell/>
        </table:table-row>
        <table:table-row table:style-name="ro1">
          <table:table-cell office:value-type="string" calcext:value-type="string">
            <text:p>2021-03-21T00:00:00Z</text:p>
          </table:table-cell>
          <table:table-cell office:value-type="float" office:value="523096313" calcext:value-type="float">
            <text:p>523096313</text:p>
          </table:table-cell>
          <table:table-cell/>
        </table:table-row>
        <table:table-row table:style-name="ro1">
          <table:table-cell office:value-type="string" calcext:value-type="string">
            <text:p>2021-03-22T00:00:00Z</text:p>
          </table:table-cell>
          <table:table-cell office:value-type="float" office:value="784591001" calcext:value-type="float">
            <text:p>784591001</text:p>
          </table:table-cell>
          <table:table-cell/>
        </table:table-row>
        <table:table-row table:style-name="ro1">
          <table:table-cell office:value-type="string" calcext:value-type="string">
            <text:p>2021-03-23T00:00:00Z</text:p>
          </table:table-cell>
          <table:table-cell office:value-type="float" office:value="736979029" calcext:value-type="float">
            <text:p>736979029</text:p>
          </table:table-cell>
          <table:table-cell/>
        </table:table-row>
        <table:table-row table:style-name="ro1">
          <table:table-cell office:value-type="string" calcext:value-type="string">
            <text:p>2021-03-24T00:00:00Z</text:p>
          </table:table-cell>
          <table:table-cell office:value-type="float" office:value="884857964" calcext:value-type="float">
            <text:p>884857964</text:p>
          </table:table-cell>
          <table:table-cell/>
        </table:table-row>
        <table:table-row table:style-name="ro1">
          <table:table-cell office:value-type="string" calcext:value-type="string">
            <text:p>2021-03-25T00:00:00Z</text:p>
          </table:table-cell>
          <table:table-cell office:value-type="float" office:value="1114305191" calcext:value-type="float">
            <text:p>1114305191</text:p>
          </table:table-cell>
          <table:table-cell/>
        </table:table-row>
        <table:table-row table:style-name="ro1">
          <table:table-cell office:value-type="string" calcext:value-type="string">
            <text:p>2021-03-26T00:00:00Z</text:p>
          </table:table-cell>
          <table:table-cell office:value-type="float" office:value="874774978" calcext:value-type="float">
            <text:p>874774978</text:p>
          </table:table-cell>
          <table:table-cell/>
        </table:table-row>
        <table:table-row table:style-name="ro1">
          <table:table-cell office:value-type="string" calcext:value-type="string">
            <text:p>2021-03-27T00:00:00Z</text:p>
          </table:table-cell>
          <table:table-cell office:value-type="float" office:value="908569249" calcext:value-type="float">
            <text:p>908569249</text:p>
          </table:table-cell>
          <table:table-cell/>
        </table:table-row>
        <table:table-row table:style-name="ro1">
          <table:table-cell office:value-type="string" calcext:value-type="string">
            <text:p>2021-03-28T00:00:00Z</text:p>
          </table:table-cell>
          <table:table-cell office:value-type="float" office:value="792159125" calcext:value-type="float">
            <text:p>792159125</text:p>
          </table:table-cell>
          <table:table-cell/>
        </table:table-row>
        <table:table-row table:style-name="ro1">
          <table:table-cell office:value-type="string" calcext:value-type="string">
            <text:p>2021-03-29T00:00:00Z</text:p>
          </table:table-cell>
          <table:table-cell office:value-type="float" office:value="761088826" calcext:value-type="float">
            <text:p>761088826</text:p>
          </table:table-cell>
          <table:table-cell/>
        </table:table-row>
        <table:table-row table:style-name="ro1">
          <table:table-cell office:value-type="string" calcext:value-type="string">
            <text:p>2021-03-30T00:00:00Z</text:p>
          </table:table-cell>
          <table:table-cell office:value-type="float" office:value="970959164" calcext:value-type="float">
            <text:p>970959164</text:p>
          </table:table-cell>
          <table:table-cell/>
        </table:table-row>
        <table:table-row table:style-name="ro1">
          <table:table-cell office:value-type="string" calcext:value-type="string">
            <text:p>2021-03-31T00:00:00Z</text:p>
          </table:table-cell>
          <table:table-cell office:value-type="float" office:value="942657498" calcext:value-type="float">
            <text:p>942657498</text:p>
          </table:table-cell>
          <table:table-cell/>
        </table:table-row>
        <table:table-row table:style-name="ro1">
          <table:table-cell office:value-type="string" calcext:value-type="string">
            <text:p>2021-04-01T00:00:00Z</text:p>
          </table:table-cell>
          <table:table-cell office:value-type="float" office:value="903413429" calcext:value-type="float">
            <text:p>903413429</text:p>
          </table:table-cell>
          <table:table-cell/>
        </table:table-row>
        <table:table-row table:style-name="ro1">
          <table:table-cell office:value-type="string" calcext:value-type="string">
            <text:p>2021-04-02T00:00:00Z</text:p>
          </table:table-cell>
          <table:table-cell office:value-type="float" office:value="1281485929" calcext:value-type="float">
            <text:p>1281485929</text:p>
          </table:table-cell>
          <table:table-cell/>
        </table:table-row>
        <table:table-row table:style-name="ro1">
          <table:table-cell office:value-type="string" calcext:value-type="string">
            <text:p>2021-04-03T00:00:00Z</text:p>
          </table:table-cell>
          <table:table-cell office:value-type="float" office:value="900491195" calcext:value-type="float">
            <text:p>900491195</text:p>
          </table:table-cell>
          <table:table-cell/>
        </table:table-row>
        <table:table-row table:style-name="ro1">
          <table:table-cell office:value-type="string" calcext:value-type="string">
            <text:p>2021-04-04T00:00:00Z</text:p>
          </table:table-cell>
          <table:table-cell office:value-type="float" office:value="792102920" calcext:value-type="float">
            <text:p>792102920</text:p>
          </table:table-cell>
          <table:table-cell/>
        </table:table-row>
        <table:table-row table:style-name="ro1">
          <table:table-cell office:value-type="string" calcext:value-type="string">
            <text:p>2021-04-05T00:00:00Z</text:p>
          </table:table-cell>
          <table:table-cell office:value-type="float" office:value="951724464" calcext:value-type="float">
            <text:p>951724464</text:p>
          </table:table-cell>
          <table:table-cell/>
        </table:table-row>
        <table:table-row table:style-name="ro1">
          <table:table-cell office:value-type="string" calcext:value-type="string">
            <text:p>2021-04-06T00:00:00Z</text:p>
          </table:table-cell>
          <table:table-cell office:value-type="float" office:value="1241476102" calcext:value-type="float">
            <text:p>1241476102</text:p>
          </table:table-cell>
          <table:table-cell/>
        </table:table-row>
        <table:table-row table:style-name="ro1">
          <table:table-cell office:value-type="string" calcext:value-type="string">
            <text:p>2021-04-07T00:00:00Z</text:p>
          </table:table-cell>
          <table:table-cell office:value-type="float" office:value="1543293273" calcext:value-type="float">
            <text:p>1543293273</text:p>
          </table:table-cell>
          <table:table-cell/>
        </table:table-row>
        <table:table-row table:style-name="ro1">
          <table:table-cell office:value-type="string" calcext:value-type="string">
            <text:p>2021-04-08T00:00:00Z</text:p>
          </table:table-cell>
          <table:table-cell office:value-type="float" office:value="1697729395" calcext:value-type="float">
            <text:p>1697729395</text:p>
          </table:table-cell>
          <table:table-cell/>
        </table:table-row>
        <table:table-row table:style-name="ro1">
          <table:table-cell office:value-type="string" calcext:value-type="string">
            <text:p>2021-04-09T00:00:00Z</text:p>
          </table:table-cell>
          <table:table-cell office:value-type="float" office:value="2313645376" calcext:value-type="float">
            <text:p>2313645376</text:p>
          </table:table-cell>
          <table:table-cell/>
        </table:table-row>
        <table:table-row table:style-name="ro1">
          <table:table-cell office:value-type="string" calcext:value-type="string">
            <text:p>2021-04-10T00:00:00Z</text:p>
          </table:table-cell>
          <table:table-cell office:value-type="float" office:value="1512293901" calcext:value-type="float">
            <text:p>1512293901</text:p>
          </table:table-cell>
          <table:table-cell/>
        </table:table-row>
        <table:table-row table:style-name="ro1">
          <table:table-cell office:value-type="string" calcext:value-type="string">
            <text:p>2021-04-11T00:00:00Z</text:p>
          </table:table-cell>
          <table:table-cell office:value-type="float" office:value="1340162185" calcext:value-type="float">
            <text:p>1340162185</text:p>
          </table:table-cell>
          <table:table-cell/>
        </table:table-row>
        <table:table-row table:style-name="ro1">
          <table:table-cell office:value-type="string" calcext:value-type="string">
            <text:p>2021-04-12T00:00:00Z</text:p>
          </table:table-cell>
          <table:table-cell office:value-type="float" office:value="2498657683" calcext:value-type="float">
            <text:p>2498657683</text:p>
          </table:table-cell>
          <table:table-cell/>
        </table:table-row>
        <table:table-row table:style-name="ro1">
          <table:table-cell office:value-type="string" calcext:value-type="string">
            <text:p>2021-04-13T00:00:00Z</text:p>
          </table:table-cell>
          <table:table-cell office:value-type="float" office:value="1767111165" calcext:value-type="float">
            <text:p>1767111165</text:p>
          </table:table-cell>
          <table:table-cell/>
        </table:table-row>
        <table:table-row table:style-name="ro1">
          <table:table-cell office:value-type="string" calcext:value-type="string">
            <text:p>2021-04-14T00:00:00Z</text:p>
          </table:table-cell>
          <table:table-cell office:value-type="float" office:value="1511827050" calcext:value-type="float">
            <text:p>1511827050</text:p>
          </table:table-cell>
          <table:table-cell/>
        </table:table-row>
        <table:table-row table:style-name="ro1">
          <table:table-cell office:value-type="string" calcext:value-type="string">
            <text:p>2021-04-15T00:00:00Z</text:p>
          </table:table-cell>
          <table:table-cell office:value-type="float" office:value="1417506787" calcext:value-type="float">
            <text:p>1417506787</text:p>
          </table:table-cell>
          <table:table-cell/>
        </table:table-row>
        <table:table-row table:style-name="ro1">
          <table:table-cell office:value-type="string" calcext:value-type="string">
            <text:p>2021-04-16T00:00:00Z</text:p>
          </table:table-cell>
          <table:table-cell office:value-type="float" office:value="1368156901" calcext:value-type="float">
            <text:p>1368156901</text:p>
          </table:table-cell>
          <table:table-cell/>
        </table:table-row>
        <table:table-row table:style-name="ro1">
          <table:table-cell office:value-type="string" calcext:value-type="string">
            <text:p>2021-04-17T00:00:00Z</text:p>
          </table:table-cell>
          <table:table-cell office:value-type="float" office:value="1061128888" calcext:value-type="float">
            <text:p>1061128888</text:p>
          </table:table-cell>
          <table:table-cell/>
        </table:table-row>
        <table:table-row table:style-name="ro1">
          <table:table-cell office:value-type="string" calcext:value-type="string">
            <text:p>2021-04-18T00:00:00Z</text:p>
          </table:table-cell>
          <table:table-cell office:value-type="float" office:value="2051655697" calcext:value-type="float">
            <text:p>2051655697</text:p>
          </table:table-cell>
          <table:table-cell/>
        </table:table-row>
        <table:table-row table:style-name="ro1">
          <table:table-cell office:value-type="string" calcext:value-type="string">
            <text:p>2021-04-19T00:00:00Z</text:p>
          </table:table-cell>
          <table:table-cell office:value-type="float" office:value="1743067336" calcext:value-type="float">
            <text:p>1743067336</text:p>
          </table:table-cell>
          <table:table-cell/>
        </table:table-row>
        <table:table-row table:style-name="ro1">
          <table:table-cell office:value-type="string" calcext:value-type="string">
            <text:p>2021-04-20T00:00:00Z</text:p>
          </table:table-cell>
          <table:table-cell office:value-type="float" office:value="4118146177" calcext:value-type="float">
            <text:p>4118146177</text:p>
          </table:table-cell>
          <table:table-cell/>
        </table:table-row>
        <table:table-row table:style-name="ro1">
          <table:table-cell office:value-type="string" calcext:value-type="string">
            <text:p>2021-04-21T00:00:00Z</text:p>
          </table:table-cell>
          <table:table-cell office:value-type="float" office:value="2396151259" calcext:value-type="float">
            <text:p>2396151259</text:p>
          </table:table-cell>
          <table:table-cell/>
        </table:table-row>
        <table:table-row table:style-name="ro1">
          <table:table-cell office:value-type="string" calcext:value-type="string">
            <text:p>2021-04-22T00:00:00Z</text:p>
          </table:table-cell>
          <table:table-cell office:value-type="float" office:value="2187984670" calcext:value-type="float">
            <text:p>2187984670</text:p>
          </table:table-cell>
          <table:table-cell/>
        </table:table-row>
        <table:table-row table:style-name="ro1">
          <table:table-cell office:value-type="string" calcext:value-type="string">
            <text:p>2021-04-23T00:00:00Z</text:p>
          </table:table-cell>
          <table:table-cell office:value-type="float" office:value="1967770871" calcext:value-type="float">
            <text:p>1967770871</text:p>
          </table:table-cell>
          <table:table-cell/>
        </table:table-row>
        <table:table-row table:style-name="ro1">
          <table:table-cell office:value-type="string" calcext:value-type="string">
            <text:p>2021-04-24T00:00:00Z</text:p>
          </table:table-cell>
          <table:table-cell table:style-name="ce2" office:value-type="float" office:value="1967770871" calcext:value-type="float">
            <text:p>1967770871</text:p>
          </table:table-cell>
          <table:table-cell table:style-name="ce5" office:value-type="float" office:value="22061819379" calcext:value-type="float">
            <text:p>22061819379</text:p>
          </table:table-cell>
        </table:table-row>
        <table:table-row table:style-name="ro1">
          <table:table-cell office:value-type="string" calcext:value-type="string">
            <text:p>2021-04-25T00:00:00Z</text:p>
          </table:table-cell>
          <table:table-cell office:value-type="float" office:value="2907804712" calcext:value-type="float">
            <text:p>2907804712</text:p>
          </table:table-cell>
          <table:table-cell/>
        </table:table-row>
        <table:table-row table:style-name="ro1">
          <table:table-cell office:value-type="string" calcext:value-type="string">
            <text:p>2021-04-26T00:00:00Z</text:p>
          </table:table-cell>
          <table:table-cell office:value-type="float" office:value="596262576" calcext:value-type="float">
            <text:p>596262576</text:p>
          </table:table-cell>
          <table:table-cell/>
        </table:table-row>
        <table:table-row table:style-name="ro1">
          <table:table-cell office:value-type="string" calcext:value-type="string">
            <text:p>2021-04-27T00:00:00Z</text:p>
          </table:table-cell>
          <table:table-cell office:value-type="float" office:value="466196669" calcext:value-type="float">
            <text:p>466196669</text:p>
          </table:table-cell>
          <table:table-cell/>
        </table:table-row>
        <table:table-row table:style-name="ro1">
          <table:table-cell office:value-type="string" calcext:value-type="string">
            <text:p>2021-04-28T00:00:00Z</text:p>
          </table:table-cell>
          <table:table-cell office:value-type="float" office:value="455009692" calcext:value-type="float">
            <text:p>455009692</text:p>
          </table:table-cell>
          <table:table-cell/>
        </table:table-row>
        <table:table-row table:style-name="ro1">
          <table:table-cell office:value-type="string" calcext:value-type="string">
            <text:p>2021-04-29T00:00:00Z</text:p>
          </table:table-cell>
          <table:table-cell office:value-type="float" office:value="417964538" calcext:value-type="float">
            <text:p>417964538</text:p>
          </table:table-cell>
          <table:table-cell/>
        </table:table-row>
        <table:table-row table:style-name="ro1">
          <table:table-cell office:value-type="string" calcext:value-type="string">
            <text:p>2021-04-30T00:00:00Z</text:p>
          </table:table-cell>
          <table:table-cell office:value-type="float" office:value="324948968" calcext:value-type="float">
            <text:p>324948968</text:p>
          </table:table-cell>
          <table:table-cell/>
        </table:table-row>
        <table:table-row table:style-name="ro1">
          <table:table-cell office:value-type="string" calcext:value-type="string">
            <text:p>2021-05-01T00:00:00Z</text:p>
          </table:table-cell>
          <table:table-cell office:value-type="float" office:value="271530490" calcext:value-type="float">
            <text:p>271530490</text:p>
          </table:table-cell>
          <table:table-cell/>
        </table:table-row>
        <table:table-row table:style-name="ro1">
          <table:table-cell office:value-type="string" calcext:value-type="string">
            <text:p>2021-05-02T00:00:00Z</text:p>
          </table:table-cell>
          <table:table-cell office:value-type="float" office:value="307500598" calcext:value-type="float">
            <text:p>307500598</text:p>
          </table:table-cell>
          <table:table-cell/>
        </table:table-row>
        <table:table-row table:style-name="ro1">
          <table:table-cell office:value-type="string" calcext:value-type="string">
            <text:p>2021-05-03T00:00:00Z</text:p>
          </table:table-cell>
          <table:table-cell office:value-type="float" office:value="372056863" calcext:value-type="float">
            <text:p>372056863</text:p>
          </table:table-cell>
          <table:table-cell/>
        </table:table-row>
        <table:table-row table:style-name="ro1">
          <table:table-cell office:value-type="string" calcext:value-type="string">
            <text:p>2021-05-04T00:00:00Z</text:p>
          </table:table-cell>
          <table:table-cell office:value-type="float" office:value="332209229" calcext:value-type="float">
            <text:p>332209229</text:p>
          </table:table-cell>
          <table:table-cell/>
        </table:table-row>
        <table:table-row table:style-name="ro1">
          <table:table-cell office:value-type="string" calcext:value-type="string">
            <text:p>2021-05-05T00:00:00Z</text:p>
          </table:table-cell>
          <table:table-cell office:value-type="float" office:value="305813150" calcext:value-type="float">
            <text:p>305813150</text:p>
          </table:table-cell>
          <table:table-cell/>
        </table:table-row>
        <table:table-row table:style-name="ro1">
          <table:table-cell office:value-type="string" calcext:value-type="string">
            <text:p>2021-05-06T00:00:00Z</text:p>
          </table:table-cell>
          <table:table-cell office:value-type="float" office:value="277466353" calcext:value-type="float">
            <text:p>277466353</text:p>
          </table:table-cell>
          <table:table-cell/>
        </table:table-row>
        <table:table-row table:style-name="ro1">
          <table:table-cell office:value-type="string" calcext:value-type="string">
            <text:p>2021-05-07T00:00:00Z</text:p>
          </table:table-cell>
          <table:table-cell office:value-type="float" office:value="282096381" calcext:value-type="float">
            <text:p>282096381</text:p>
          </table:table-cell>
          <table:table-cell/>
        </table:table-row>
        <table:table-row table:style-name="ro1">
          <table:table-cell office:value-type="string" calcext:value-type="string">
            <text:p>2021-05-08T00:00:00Z</text:p>
          </table:table-cell>
          <table:table-cell office:value-type="float" office:value="347425776" calcext:value-type="float">
            <text:p>347425776</text:p>
          </table:table-cell>
          <table:table-cell/>
        </table:table-row>
        <table:table-row table:style-name="ro1">
          <table:table-cell office:value-type="string" calcext:value-type="string">
            <text:p>2021-05-09T00:00:00Z</text:p>
          </table:table-cell>
          <table:table-cell office:value-type="float" office:value="438058313" calcext:value-type="float">
            <text:p>438058313</text:p>
          </table:table-cell>
          <table:table-cell/>
        </table:table-row>
        <table:table-row table:style-name="ro1">
          <table:table-cell office:value-type="string" calcext:value-type="string">
            <text:p>2021-05-10T00:00:00Z</text:p>
          </table:table-cell>
          <table:table-cell office:value-type="float" office:value="499087759" calcext:value-type="float">
            <text:p>499087759</text:p>
          </table:table-cell>
          <table:table-cell/>
        </table:table-row>
        <table:table-row table:style-name="ro1">
          <table:table-cell office:value-type="string" calcext:value-type="string">
            <text:p>2021-05-11T00:00:00Z</text:p>
          </table:table-cell>
          <table:table-cell table:style-name="ce3" office:value-type="float" office:value="499087759" calcext:value-type="float">
            <text:p>499087759</text:p>
          </table:table-cell>
          <table:table-cell table:style-name="ce6" office:value-type="float" office:value="826236160137" calcext:value-type="float">
            <text:p>826236160137</text:p>
          </table:table-cell>
        </table:table-row>
        <table:table-row table:style-name="ro1">
          <table:table-cell office:value-type="string" calcext:value-type="string">
            <text:p>2021-05-12T00:00:00Z</text:p>
          </table:table-cell>
          <table:table-cell office:value-type="float" office:value="425060919" calcext:value-type="float">
            <text:p>425060919</text:p>
          </table:table-cell>
          <table:table-cell/>
        </table:table-row>
        <table:table-row table:style-name="ro1">
          <table:table-cell office:value-type="string" calcext:value-type="string">
            <text:p>2021-05-13T00:00:00Z</text:p>
          </table:table-cell>
          <table:table-cell office:value-type="float" office:value="432634147" calcext:value-type="float">
            <text:p>432634147</text:p>
          </table:table-cell>
          <table:table-cell/>
        </table:table-row>
        <table:table-row table:style-name="ro1">
          <table:table-cell office:value-type="string" calcext:value-type="string">
            <text:p>2021-05-14T00:00:00Z</text:p>
          </table:table-cell>
          <table:table-cell office:value-type="float" office:value="280711748" calcext:value-type="float">
            <text:p>280711748</text:p>
          </table:table-cell>
          <table:table-cell/>
        </table:table-row>
        <table:table-row table:style-name="ro1">
          <table:table-cell office:value-type="string" calcext:value-type="string">
            <text:p>2021-05-15T00:00:00Z</text:p>
          </table:table-cell>
          <table:table-cell office:value-type="float" office:value="214057839" calcext:value-type="float">
            <text:p>214057839</text:p>
          </table:table-cell>
          <table:table-cell/>
        </table:table-row>
        <table:table-row table:style-name="ro1">
          <table:table-cell office:value-type="string" calcext:value-type="string">
            <text:p>2021-05-16T00:00:00Z</text:p>
          </table:table-cell>
          <table:table-cell office:value-type="float" office:value="207684042" calcext:value-type="float">
            <text:p>207684042</text:p>
          </table:table-cell>
          <table:table-cell/>
        </table:table-row>
        <table:table-row table:style-name="ro1">
          <table:table-cell office:value-type="string" calcext:value-type="string">
            <text:p>2021-05-17T00:00:00Z</text:p>
          </table:table-cell>
          <table:table-cell office:value-type="float" office:value="199479475" calcext:value-type="float">
            <text:p>199479475</text:p>
          </table:table-cell>
          <table:table-cell/>
        </table:table-row>
        <table:table-row table:style-name="ro1">
          <table:table-cell office:value-type="string" calcext:value-type="string">
            <text:p>2021-05-18T00:00:00Z</text:p>
          </table:table-cell>
          <table:table-cell office:value-type="float" office:value="228500241" calcext:value-type="float">
            <text:p>228500241</text:p>
          </table:table-cell>
          <table:table-cell/>
        </table:table-row>
        <table:table-row table:style-name="ro1">
          <table:table-cell office:value-type="string" calcext:value-type="string">
            <text:p>2021-05-19T00:00:00Z</text:p>
          </table:table-cell>
          <table:table-cell office:value-type="float" office:value="273105830" calcext:value-type="float">
            <text:p>273105830</text:p>
          </table:table-cell>
          <table:table-cell/>
        </table:table-row>
        <table:table-row table:style-name="ro1">
          <table:table-cell office:value-type="string" calcext:value-type="string">
            <text:p>2021-05-20T00:00:00Z</text:p>
          </table:table-cell>
          <table:table-cell office:value-type="float" office:value="204391096" calcext:value-type="float">
            <text:p>204391096</text:p>
          </table:table-cell>
          <table:table-cell/>
        </table:table-row>
        <table:table-row table:style-name="ro1">
          <table:table-cell office:value-type="string" calcext:value-type="string">
            <text:p>2021-05-21T00:00:00Z</text:p>
          </table:table-cell>
          <table:table-cell office:value-type="float" office:value="459237019" calcext:value-type="float">
            <text:p>459237019</text:p>
          </table:table-cell>
          <table:table-cell/>
        </table:table-row>
        <table:table-row table:style-name="ro1">
          <table:table-cell office:value-type="string" calcext:value-type="string">
            <text:p>2021-05-22T00:00:00Z</text:p>
          </table:table-cell>
          <table:table-cell office:value-type="float" office:value="270115089" calcext:value-type="float">
            <text:p>270115089</text:p>
          </table:table-cell>
          <table:table-cell/>
        </table:table-row>
        <table:table-row table:style-name="ro1">
          <table:table-cell office:value-type="string" calcext:value-type="string">
            <text:p>2021-05-23T00:00:00Z</text:p>
          </table:table-cell>
          <table:table-cell office:value-type="float" office:value="212168461" calcext:value-type="float">
            <text:p>212168461</text:p>
          </table:table-cell>
          <table:table-cell/>
        </table:table-row>
        <table:table-row table:style-name="ro1">
          <table:table-cell office:value-type="string" calcext:value-type="string">
            <text:p>2021-05-24T00:00:00Z</text:p>
          </table:table-cell>
          <table:table-cell office:value-type="float" office:value="126620022" calcext:value-type="float">
            <text:p>126620022</text:p>
          </table:table-cell>
          <table:table-cell/>
        </table:table-row>
        <table:table-row table:style-name="ro1">
          <table:table-cell office:value-type="string" calcext:value-type="string">
            <text:p>2021-05-25T00:00:00Z</text:p>
          </table:table-cell>
          <table:table-cell office:value-type="float" office:value="103040817" calcext:value-type="float">
            <text:p>103040817</text:p>
          </table:table-cell>
          <table:table-cell/>
        </table:table-row>
        <table:table-row table:style-name="ro1">
          <table:table-cell office:value-type="string" calcext:value-type="string">
            <text:p>2021-05-26T00:00:00Z</text:p>
          </table:table-cell>
          <table:table-cell office:value-type="float" office:value="87388622" calcext:value-type="float">
            <text:p>87388622</text:p>
          </table:table-cell>
          <table:table-cell/>
        </table:table-row>
        <table:table-row table:style-name="ro1">
          <table:table-cell office:value-type="string" calcext:value-type="string">
            <text:p>2021-05-27T00:00:00Z</text:p>
          </table:table-cell>
          <table:table-cell office:value-type="float" office:value="88741557" calcext:value-type="float">
            <text:p>88741557</text:p>
          </table:table-cell>
          <table:table-cell/>
        </table:table-row>
        <table:table-row table:style-name="ro1">
          <table:table-cell office:value-type="string" calcext:value-type="string">
            <text:p>2021-05-28T00:00:00Z</text:p>
          </table:table-cell>
          <table:table-cell office:value-type="float" office:value="86365919" calcext:value-type="float">
            <text:p>86365919</text:p>
          </table:table-cell>
          <table:table-cell/>
        </table:table-row>
        <table:table-row table:style-name="ro1">
          <table:table-cell office:value-type="string" calcext:value-type="string">
            <text:p>2021-05-29T00:00:00Z</text:p>
          </table:table-cell>
          <table:table-cell office:value-type="float" office:value="57175050" calcext:value-type="float">
            <text:p>57175050</text:p>
          </table:table-cell>
          <table:table-cell/>
        </table:table-row>
        <table:table-row table:style-name="ro1">
          <table:table-cell office:value-type="string" calcext:value-type="string">
            <text:p>2021-05-30T00:00:00Z</text:p>
          </table:table-cell>
          <table:table-cell office:value-type="float" office:value="52995272" calcext:value-type="float">
            <text:p>52995272</text:p>
          </table:table-cell>
          <table:table-cell/>
        </table:table-row>
        <table:table-row table:style-name="ro1">
          <table:table-cell office:value-type="string" calcext:value-type="string">
            <text:p>2021-05-31T00:00:00Z</text:p>
          </table:table-cell>
          <table:table-cell office:value-type="float" office:value="54395766" calcext:value-type="float">
            <text:p>54395766</text:p>
          </table:table-cell>
          <table:table-cell/>
        </table:table-row>
        <table:table-row table:style-name="ro1">
          <table:table-cell office:value-type="string" calcext:value-type="string">
            <text:p>2021-06-01T00:00:00Z</text:p>
          </table:table-cell>
          <table:table-cell office:value-type="float" office:value="44509759" calcext:value-type="float">
            <text:p>44509759</text:p>
          </table:table-cell>
          <table:table-cell/>
        </table:table-row>
        <table:table-row table:style-name="ro1">
          <table:table-cell office:value-type="string" calcext:value-type="string">
            <text:p>2021-06-02T00:00:00Z</text:p>
          </table:table-cell>
          <table:table-cell office:value-type="float" office:value="89159098" calcext:value-type="float">
            <text:p>89159098</text:p>
          </table:table-cell>
          <table:table-cell/>
        </table:table-row>
        <table:table-row table:style-name="ro1">
          <table:table-cell office:value-type="string" calcext:value-type="string">
            <text:p>2021-06-03T00:00:00Z</text:p>
          </table:table-cell>
          <table:table-cell office:value-type="float" office:value="52818383" calcext:value-type="float">
            <text:p>52818383</text:p>
          </table:table-cell>
          <table:table-cell/>
        </table:table-row>
        <table:table-row table:style-name="ro1">
          <table:table-cell office:value-type="string" calcext:value-type="string">
            <text:p>2021-06-04T00:00:00Z</text:p>
          </table:table-cell>
          <table:table-cell office:value-type="float" office:value="68718780" calcext:value-type="float">
            <text:p>68718780</text:p>
          </table:table-cell>
          <table:table-cell/>
        </table:table-row>
        <table:table-row table:style-name="ro1">
          <table:table-cell office:value-type="string" calcext:value-type="string">
            <text:p>2021-06-05T00:00:00Z</text:p>
          </table:table-cell>
          <table:table-cell office:value-type="float" office:value="45590887" calcext:value-type="float">
            <text:p>45590887</text:p>
          </table:table-cell>
          <table:table-cell/>
        </table:table-row>
        <table:table-row table:style-name="ro1">
          <table:table-cell office:value-type="string" calcext:value-type="string">
            <text:p>2021-06-06T00:00:00Z</text:p>
          </table:table-cell>
          <table:table-cell office:value-type="float" office:value="38992150" calcext:value-type="float">
            <text:p>38992150</text:p>
          </table:table-cell>
          <table:table-cell/>
        </table:table-row>
        <table:table-row table:style-name="ro1">
          <table:table-cell office:value-type="string" calcext:value-type="string">
            <text:p>2021-06-07T00:00:00Z</text:p>
          </table:table-cell>
          <table:table-cell office:value-type="float" office:value="42838539" calcext:value-type="float">
            <text:p>42838539</text:p>
          </table:table-cell>
          <table:table-cell/>
        </table:table-row>
        <table:table-row table:style-name="ro1">
          <table:table-cell office:value-type="string" calcext:value-type="string">
            <text:p>2021-06-08T00:00:00Z</text:p>
          </table:table-cell>
          <table:table-cell office:value-type="float" office:value="53828881" calcext:value-type="float">
            <text:p>53828881</text:p>
          </table:table-cell>
          <table:table-cell/>
        </table:table-row>
        <table:table-row table:style-name="ro1">
          <table:table-cell office:value-type="string" calcext:value-type="string">
            <text:p>2021-06-09T00:00:00Z</text:p>
          </table:table-cell>
          <table:table-cell office:value-type="float" office:value="38189747" calcext:value-type="float">
            <text:p>38189747</text:p>
          </table:table-cell>
          <table:table-cell/>
        </table:table-row>
        <table:table-row table:style-name="ro1">
          <table:table-cell office:value-type="string" calcext:value-type="string">
            <text:p>2021-06-10T00:00:00Z</text:p>
          </table:table-cell>
          <table:table-cell office:value-type="float" office:value="37645656" calcext:value-type="float">
            <text:p>37645656</text:p>
          </table:table-cell>
          <table:table-cell/>
        </table:table-row>
        <table:table-row table:style-name="ro1">
          <table:table-cell office:value-type="string" calcext:value-type="string">
            <text:p>2021-06-11T00:00:00Z</text:p>
          </table:table-cell>
          <table:table-cell office:value-type="float" office:value="28098728" calcext:value-type="float">
            <text:p>28098728</text:p>
          </table:table-cell>
          <table:table-cell/>
        </table:table-row>
        <table:table-row table:style-name="ro1">
          <table:table-cell office:value-type="string" calcext:value-type="string">
            <text:p>2021-06-12T00:00:00Z</text:p>
          </table:table-cell>
          <table:table-cell office:value-type="float" office:value="31824218" calcext:value-type="float">
            <text:p>31824218</text:p>
          </table:table-cell>
          <table:table-cell/>
        </table:table-row>
        <table:table-row table:style-name="ro1">
          <table:table-cell office:value-type="string" calcext:value-type="string">
            <text:p>2021-06-13T00:00:00Z</text:p>
          </table:table-cell>
          <table:table-cell office:value-type="float" office:value="46290924" calcext:value-type="float">
            <text:p>46290924</text:p>
          </table:table-cell>
          <table:table-cell/>
        </table:table-row>
        <table:table-row table:style-name="ro1">
          <table:table-cell office:value-type="string" calcext:value-type="string">
            <text:p>2021-06-14T00:00:00Z</text:p>
          </table:table-cell>
          <table:table-cell office:value-type="float" office:value="119188860" calcext:value-type="float">
            <text:p>119188860</text:p>
          </table:table-cell>
          <table:table-cell/>
        </table:table-row>
        <table:table-row table:style-name="ro1">
          <table:table-cell office:value-type="string" calcext:value-type="string">
            <text:p>2021-06-15T00:00:00Z</text:p>
          </table:table-cell>
          <table:table-cell office:value-type="float" office:value="35002422" calcext:value-type="float">
            <text:p>35002422</text:p>
          </table:table-cell>
          <table:table-cell/>
        </table:table-row>
        <table:table-row table:style-name="ro1">
          <table:table-cell office:value-type="string" calcext:value-type="string">
            <text:p>2021-06-16T00:00:00Z</text:p>
          </table:table-cell>
          <table:table-cell office:value-type="float" office:value="39659531" calcext:value-type="float">
            <text:p>39659531</text:p>
          </table:table-cell>
          <table:table-cell/>
        </table:table-row>
        <table:table-row table:style-name="ro1">
          <table:table-cell office:value-type="string" calcext:value-type="string">
            <text:p>2021-06-17T00:00:00Z</text:p>
          </table:table-cell>
          <table:table-cell office:value-type="float" office:value="30991735" calcext:value-type="float">
            <text:p>30991735</text:p>
          </table:table-cell>
          <table:table-cell/>
        </table:table-row>
        <table:table-row table:style-name="ro1">
          <table:table-cell office:value-type="string" calcext:value-type="string">
            <text:p>2021-06-18T00:00:00Z</text:p>
          </table:table-cell>
          <table:table-cell office:value-type="float" office:value="36181210" calcext:value-type="float">
            <text:p>36181210</text:p>
          </table:table-cell>
          <table:table-cell/>
        </table:table-row>
        <table:table-row table:style-name="ro1">
          <table:table-cell office:value-type="string" calcext:value-type="string">
            <text:p>2021-06-19T00:00:00Z</text:p>
          </table:table-cell>
          <table:table-cell office:value-type="float" office:value="23359835" calcext:value-type="float">
            <text:p>23359835</text:p>
          </table:table-cell>
          <table:table-cell/>
        </table:table-row>
        <table:table-row table:style-name="ro1">
          <table:table-cell office:value-type="string" calcext:value-type="string">
            <text:p>2021-06-20T00:00:00Z</text:p>
          </table:table-cell>
          <table:table-cell office:value-type="float" office:value="24930231" calcext:value-type="float">
            <text:p>24930231</text:p>
          </table:table-cell>
          <table:table-cell/>
        </table:table-row>
        <table:table-row table:style-name="ro1">
          <table:table-cell office:value-type="string" calcext:value-type="string">
            <text:p>2021-06-21T00:00:00Z</text:p>
          </table:table-cell>
          <table:table-cell office:value-type="float" office:value="24759825" calcext:value-type="float">
            <text:p>24759825</text:p>
          </table:table-cell>
          <table:table-cell/>
        </table:table-row>
        <table:table-row table:style-name="ro1">
          <table:table-cell office:value-type="string" calcext:value-type="string">
            <text:p>2021-06-22T00:00:00Z</text:p>
          </table:table-cell>
          <table:table-cell office:value-type="float" office:value="45726966" calcext:value-type="float">
            <text:p>45726966</text:p>
          </table:table-cell>
          <table:table-cell/>
        </table:table-row>
        <table:table-row table:style-name="ro1">
          <table:table-cell office:value-type="string" calcext:value-type="string">
            <text:p>2021-06-23T00:00:00Z</text:p>
          </table:table-cell>
          <table:table-cell office:value-type="float" office:value="22256643" calcext:value-type="float">
            <text:p>22256643</text:p>
          </table:table-cell>
          <table:table-cell/>
        </table:table-row>
        <table:table-row table:style-name="ro1">
          <table:table-cell office:value-type="string" calcext:value-type="string">
            <text:p>2021-06-24T00:00:00Z</text:p>
          </table:table-cell>
          <table:table-cell office:value-type="float" office:value="23580459" calcext:value-type="float">
            <text:p>23580459</text:p>
          </table:table-cell>
          <table:table-cell/>
        </table:table-row>
        <table:table-row table:style-name="ro1">
          <table:table-cell office:value-type="string" calcext:value-type="string">
            <text:p>2021-06-25T00:00:00Z</text:p>
          </table:table-cell>
          <table:table-cell office:value-type="float" office:value="19186050" calcext:value-type="float">
            <text:p>19186050</text:p>
          </table:table-cell>
          <table:table-cell/>
        </table:table-row>
        <table:table-row table:style-name="ro1">
          <table:table-cell office:value-type="string" calcext:value-type="string">
            <text:p>2021-06-26T00:00:00Z</text:p>
          </table:table-cell>
          <table:table-cell office:value-type="float" office:value="14274982" calcext:value-type="float">
            <text:p>14274982</text:p>
          </table:table-cell>
          <table:table-cell/>
        </table:table-row>
        <table:table-row table:style-name="ro1">
          <table:table-cell office:value-type="string" calcext:value-type="string">
            <text:p>2021-06-27T00:00:00Z</text:p>
          </table:table-cell>
          <table:table-cell office:value-type="float" office:value="14178666" calcext:value-type="float">
            <text:p>14178666</text:p>
          </table:table-cell>
          <table:table-cell/>
        </table:table-row>
        <table:table-row table:style-name="ro1">
          <table:table-cell office:value-type="string" calcext:value-type="string">
            <text:p>2021-06-28T00:00:00Z</text:p>
          </table:table-cell>
          <table:table-cell office:value-type="float" office:value="15707260" calcext:value-type="float">
            <text:p>15707260</text:p>
          </table:table-cell>
          <table:table-cell/>
        </table:table-row>
        <table:table-row table:style-name="ro1">
          <table:table-cell office:value-type="string" calcext:value-type="string">
            <text:p>2021-06-29T00:00:00Z</text:p>
          </table:table-cell>
          <table:table-cell office:value-type="float" office:value="18449995" calcext:value-type="float">
            <text:p>18449995</text:p>
          </table:table-cell>
          <table:table-cell/>
        </table:table-row>
        <table:table-row table:style-name="ro1">
          <table:table-cell office:value-type="string" calcext:value-type="string">
            <text:p>2021-06-30T00:00:00Z</text:p>
          </table:table-cell>
          <table:table-cell office:value-type="float" office:value="14335984" calcext:value-type="float">
            <text:p>14335984</text:p>
          </table:table-cell>
          <table:table-cell/>
        </table:table-row>
        <table:table-row table:style-name="ro1">
          <table:table-cell office:value-type="string" calcext:value-type="string">
            <text:p>2021-07-01T00:00:00Z</text:p>
          </table:table-cell>
          <table:table-cell office:value-type="float" office:value="13098884" calcext:value-type="float">
            <text:p>13098884</text:p>
          </table:table-cell>
          <table:table-cell/>
        </table:table-row>
        <table:table-row table:style-name="ro1">
          <table:table-cell office:value-type="string" calcext:value-type="string">
            <text:p>2021-07-02T00:00:00Z</text:p>
          </table:table-cell>
          <table:table-cell office:value-type="float" office:value="10152667" calcext:value-type="float">
            <text:p>10152667</text:p>
          </table:table-cell>
          <table:table-cell/>
        </table:table-row>
        <table:table-row table:style-name="ro1">
          <table:table-cell office:value-type="string" calcext:value-type="string">
            <text:p>2021-07-03T00:00:00Z</text:p>
          </table:table-cell>
          <table:table-cell office:value-type="float" office:value="12241925" calcext:value-type="float">
            <text:p>12241925</text:p>
          </table:table-cell>
          <table:table-cell/>
        </table:table-row>
        <table:table-row table:style-name="ro1">
          <table:table-cell office:value-type="string" calcext:value-type="string">
            <text:p>2021-07-04T00:00:00Z</text:p>
          </table:table-cell>
          <table:table-cell office:value-type="float" office:value="15190610" calcext:value-type="float">
            <text:p>15190610</text:p>
          </table:table-cell>
          <table:table-cell/>
        </table:table-row>
        <table:table-row table:style-name="ro1">
          <table:table-cell office:value-type="string" calcext:value-type="string">
            <text:p>2021-07-05T00:00:00Z</text:p>
          </table:table-cell>
          <table:table-cell office:value-type="float" office:value="15234556" calcext:value-type="float">
            <text:p>15234556</text:p>
          </table:table-cell>
          <table:table-cell/>
        </table:table-row>
        <table:table-row table:style-name="ro1">
          <table:table-cell office:value-type="string" calcext:value-type="string">
            <text:p>2021-07-06T00:00:00Z</text:p>
          </table:table-cell>
          <table:table-cell office:value-type="float" office:value="16558784" calcext:value-type="float">
            <text:p>16558784</text:p>
          </table:table-cell>
          <table:table-cell/>
        </table:table-row>
        <table:table-row table:style-name="ro1">
          <table:table-cell office:value-type="string" calcext:value-type="string">
            <text:p>2021-07-07T00:00:00Z</text:p>
          </table:table-cell>
          <table:table-cell office:value-type="float" office:value="18765073" calcext:value-type="float">
            <text:p>18765073</text:p>
          </table:table-cell>
          <table:table-cell/>
        </table:table-row>
        <table:table-row table:style-name="ro1">
          <table:table-cell office:value-type="string" calcext:value-type="string">
            <text:p>2021-07-08T00:00:00Z</text:p>
          </table:table-cell>
          <table:table-cell office:value-type="float" office:value="13243932" calcext:value-type="float">
            <text:p>13243932</text:p>
          </table:table-cell>
          <table:table-cell/>
        </table:table-row>
        <table:table-row table:style-name="ro1">
          <table:table-cell office:value-type="string" calcext:value-type="string">
            <text:p>2021-07-09T00:00:00Z</text:p>
          </table:table-cell>
          <table:table-cell office:value-type="float" office:value="19231718" calcext:value-type="float">
            <text:p>19231718</text:p>
          </table:table-cell>
          <table:table-cell/>
        </table:table-row>
        <table:table-row table:style-name="ro1">
          <table:table-cell office:value-type="string" calcext:value-type="string">
            <text:p>2021-07-10T00:00:00Z</text:p>
          </table:table-cell>
          <table:table-cell office:value-type="float" office:value="9536542" calcext:value-type="float">
            <text:p>9536542</text:p>
          </table:table-cell>
          <table:table-cell/>
        </table:table-row>
        <table:table-row table:style-name="ro1">
          <table:table-cell office:value-type="string" calcext:value-type="string">
            <text:p>2021-07-11T00:00:00Z</text:p>
          </table:table-cell>
          <table:table-cell office:value-type="float" office:value="10844718" calcext:value-type="float">
            <text:p>10844718</text:p>
          </table:table-cell>
          <table:table-cell/>
        </table:table-row>
        <table:table-row table:style-name="ro1">
          <table:table-cell office:value-type="string" calcext:value-type="string">
            <text:p>2021-07-12T00:00:00Z</text:p>
          </table:table-cell>
          <table:table-cell office:value-type="float" office:value="13578372" calcext:value-type="float">
            <text:p>13578372</text:p>
          </table:table-cell>
          <table:table-cell/>
        </table:table-row>
        <table:table-row table:style-name="ro1">
          <table:table-cell office:value-type="string" calcext:value-type="string">
            <text:p>2021-07-13T00:00:00Z</text:p>
          </table:table-cell>
          <table:table-cell office:value-type="float" office:value="13349273" calcext:value-type="float">
            <text:p>13349273</text:p>
          </table:table-cell>
          <table:table-cell/>
        </table:table-row>
        <table:table-row table:style-name="ro1">
          <table:table-cell office:value-type="string" calcext:value-type="string">
            <text:p>2021-07-14T00:00:00Z</text:p>
          </table:table-cell>
          <table:table-cell office:value-type="float" office:value="21969484" calcext:value-type="float">
            <text:p>21969484</text:p>
          </table:table-cell>
          <table:table-cell/>
        </table:table-row>
        <table:table-row table:style-name="ro1">
          <table:table-cell office:value-type="string" calcext:value-type="string">
            <text:p>2021-07-15T00:00:00Z</text:p>
          </table:table-cell>
          <table:table-cell office:value-type="float" office:value="21824414" calcext:value-type="float">
            <text:p>21824414</text:p>
          </table:table-cell>
          <table:table-cell/>
        </table:table-row>
        <table:table-row table:style-name="ro1">
          <table:table-cell office:value-type="string" calcext:value-type="string">
            <text:p>2021-07-16T00:00:00Z</text:p>
          </table:table-cell>
          <table:table-cell office:value-type="float" office:value="18415043" calcext:value-type="float">
            <text:p>18415043</text:p>
          </table:table-cell>
          <table:table-cell/>
        </table:table-row>
        <table:table-row table:style-name="ro1">
          <table:table-cell office:value-type="string" calcext:value-type="string">
            <text:p>2021-07-17T00:00:00Z</text:p>
          </table:table-cell>
          <table:table-cell office:value-type="float" office:value="11757302" calcext:value-type="float">
            <text:p>11757302</text:p>
          </table:table-cell>
          <table:table-cell/>
        </table:table-row>
        <table:table-row table:style-name="ro1">
          <table:table-cell office:value-type="string" calcext:value-type="string">
            <text:p>2021-07-18T00:00:00Z</text:p>
          </table:table-cell>
          <table:table-cell office:value-type="float" office:value="12132066" calcext:value-type="float">
            <text:p>12132066</text:p>
          </table:table-cell>
          <table:table-cell/>
        </table:table-row>
        <table:table-row table:style-name="ro1">
          <table:table-cell office:value-type="string" calcext:value-type="string">
            <text:p>2021-07-19T00:00:00Z</text:p>
          </table:table-cell>
          <table:table-cell office:value-type="float" office:value="15983066" calcext:value-type="float">
            <text:p>15983066</text:p>
          </table:table-cell>
          <table:table-cell/>
        </table:table-row>
        <table:table-row table:style-name="ro1">
          <table:table-cell office:value-type="string" calcext:value-type="string">
            <text:p>2021-07-20T00:00:00Z</text:p>
          </table:table-cell>
          <table:table-cell office:value-type="float" office:value="13598299" calcext:value-type="float">
            <text:p>13598299</text:p>
          </table:table-cell>
          <table:table-cell/>
        </table:table-row>
        <table:table-row table:style-name="ro1">
          <table:table-cell office:value-type="string" calcext:value-type="string">
            <text:p>2021-07-21T00:00:00Z</text:p>
          </table:table-cell>
          <table:table-cell office:value-type="float" office:value="14572910" calcext:value-type="float">
            <text:p>14572910</text:p>
          </table:table-cell>
          <table:table-cell/>
        </table:table-row>
        <table:table-row table:style-name="ro1">
          <table:table-cell office:value-type="string" calcext:value-type="string">
            <text:p>2021-07-22T00:00:00Z</text:p>
          </table:table-cell>
          <table:table-cell office:value-type="float" office:value="11604384" calcext:value-type="float">
            <text:p>11604384</text:p>
          </table:table-cell>
          <table:table-cell/>
        </table:table-row>
        <table:table-row table:style-name="ro1">
          <table:table-cell office:value-type="string" calcext:value-type="string">
            <text:p>2021-07-23T00:00:00Z</text:p>
          </table:table-cell>
          <table:table-cell office:value-type="float" office:value="15947553" calcext:value-type="float">
            <text:p>15947553</text:p>
          </table:table-cell>
          <table:table-cell/>
        </table:table-row>
        <table:table-row table:style-name="ro1">
          <table:table-cell office:value-type="string" calcext:value-type="string">
            <text:p>2021-07-24T00:00:00Z</text:p>
          </table:table-cell>
          <table:table-cell office:value-type="float" office:value="32198459" calcext:value-type="float">
            <text:p>32198459</text:p>
          </table:table-cell>
          <table:table-cell/>
        </table:table-row>
        <table:table-row table:style-name="ro1">
          <table:table-cell office:value-type="string" calcext:value-type="string">
            <text:p>2021-07-25T00:00:00Z</text:p>
          </table:table-cell>
          <table:table-cell office:value-type="float" office:value="22946638" calcext:value-type="float">
            <text:p>22946638</text:p>
          </table:table-cell>
          <table:table-cell/>
        </table:table-row>
        <table:table-row table:style-name="ro1">
          <table:table-cell office:value-type="string" calcext:value-type="string">
            <text:p>2021-07-26T00:00:00Z</text:p>
          </table:table-cell>
          <table:table-cell office:value-type="float" office:value="26522859" calcext:value-type="float">
            <text:p>26522859</text:p>
          </table:table-cell>
          <table:table-cell/>
        </table:table-row>
        <table:table-row table:style-name="ro1">
          <table:table-cell office:value-type="string" calcext:value-type="string">
            <text:p>2021-07-27T00:00:00Z</text:p>
          </table:table-cell>
          <table:table-cell office:value-type="float" office:value="17783634" calcext:value-type="float">
            <text:p>17783634</text:p>
          </table:table-cell>
          <table:table-cell/>
        </table:table-row>
        <table:table-row table:style-name="ro1">
          <table:table-cell office:value-type="string" calcext:value-type="string">
            <text:p>2021-07-28T00:00:00Z</text:p>
          </table:table-cell>
          <table:table-cell office:value-type="float" office:value="23440850" calcext:value-type="float">
            <text:p>23440850</text:p>
          </table:table-cell>
          <table:table-cell/>
        </table:table-row>
        <table:table-row table:style-name="ro1">
          <table:table-cell office:value-type="string" calcext:value-type="string">
            <text:p>2021-07-29T00:00:00Z</text:p>
          </table:table-cell>
          <table:table-cell office:value-type="float" office:value="15666690" calcext:value-type="float">
            <text:p>15666690</text:p>
          </table:table-cell>
          <table:table-cell/>
        </table:table-row>
        <table:table-row table:style-name="ro1">
          <table:table-cell office:value-type="string" calcext:value-type="string">
            <text:p>2021-07-30T00:00:00Z</text:p>
          </table:table-cell>
          <table:table-cell table:style-name="ce4" office:value-type="float" office:value="15666690" calcext:value-type="float">
            <text:p>15666690</text:p>
          </table:table-cell>
          <table:table-cell table:style-name="ce7" office:value-type="float" office:value="13472362478" calcext:value-type="float">
            <text:p>13472362478</text:p>
          </table:table-cell>
        </table:table-row>
        <table:table-row table:style-name="ro1">
          <table:table-cell office:value-type="string" calcext:value-type="string">
            <text:p>2021-07-31T00:00:00Z</text:p>
          </table:table-cell>
          <table:table-cell office:value-type="float" office:value="13109690" calcext:value-type="float">
            <text:p>13109690</text:p>
          </table:table-cell>
          <table:table-cell/>
        </table:table-row>
        <table:table-row table:style-name="ro1">
          <table:table-cell office:value-type="string" calcext:value-type="string">
            <text:p>2021-08-01T00:00:00Z</text:p>
          </table:table-cell>
          <table:table-cell office:value-type="float" office:value="13286943" calcext:value-type="float">
            <text:p>13286943</text:p>
          </table:table-cell>
          <table:table-cell/>
        </table:table-row>
        <table:table-row table:style-name="ro1">
          <table:table-cell office:value-type="string" calcext:value-type="string">
            <text:p>2021-08-02T00:00:00Z</text:p>
          </table:table-cell>
          <table:table-cell office:value-type="float" office:value="13067588" calcext:value-type="float">
            <text:p>13067588</text:p>
          </table:table-cell>
          <table:table-cell/>
        </table:table-row>
        <table:table-row table:style-name="ro1">
          <table:table-cell office:value-type="string" calcext:value-type="string">
            <text:p>2021-08-03T00:00:00Z</text:p>
          </table:table-cell>
          <table:table-cell office:value-type="float" office:value="5764268" calcext:value-type="float">
            <text:p>5764268</text:p>
          </table:table-cell>
          <table:table-cell/>
        </table:table-row>
        <table:table-row table:style-name="ro1">
          <table:table-cell office:value-type="string" calcext:value-type="string">
            <text:p>2021-08-04T00:00:00Z</text:p>
          </table:table-cell>
          <table:table-cell office:value-type="float" office:value="2030501" calcext:value-type="float">
            <text:p>2030501</text:p>
          </table:table-cell>
          <table:table-cell/>
        </table:table-row>
        <table:table-row table:style-name="ro1">
          <table:table-cell office:value-type="string" calcext:value-type="string">
            <text:p>2021-08-05T00:00:00Z</text:p>
          </table:table-cell>
          <table:table-cell office:value-type="float" office:value="13420052" calcext:value-type="float">
            <text:p>13420052</text:p>
          </table:table-cell>
          <table:table-cell/>
        </table:table-row>
        <table:table-row table:style-name="ro1">
          <table:table-cell office:value-type="string" calcext:value-type="string">
            <text:p>2021-08-06T00:00:00Z</text:p>
          </table:table-cell>
          <table:table-cell office:value-type="float" office:value="12195312" calcext:value-type="float">
            <text:p>12195312</text:p>
          </table:table-cell>
          <table:table-cell/>
        </table:table-row>
        <table:table-row table:style-name="ro1">
          <table:table-cell office:value-type="string" calcext:value-type="string">
            <text:p>2021-08-07T00:00:00Z</text:p>
          </table:table-cell>
          <table:table-cell office:value-type="float" office:value="13153027" calcext:value-type="float">
            <text:p>13153027</text:p>
          </table:table-cell>
          <table:table-cell/>
        </table:table-row>
        <table:table-row table:style-name="ro1">
          <table:table-cell office:value-type="string" calcext:value-type="string">
            <text:p>2021-08-08T00:00:00Z</text:p>
          </table:table-cell>
          <table:table-cell office:value-type="float" office:value="11028056" calcext:value-type="float">
            <text:p>11028056</text:p>
          </table:table-cell>
          <table:table-cell/>
        </table:table-row>
        <table:table-row table:style-name="ro1">
          <table:table-cell office:value-type="string" calcext:value-type="string">
            <text:p>2021-08-09T00:00:00Z</text:p>
          </table:table-cell>
          <table:table-cell office:value-type="float" office:value="16982989" calcext:value-type="float">
            <text:p>16982989</text:p>
          </table:table-cell>
          <table:table-cell/>
        </table:table-row>
        <table:table-row table:style-name="ro1">
          <table:table-cell office:value-type="string" calcext:value-type="string">
            <text:p>2021-08-10T00:00:00Z</text:p>
          </table:table-cell>
          <table:table-cell office:value-type="float" office:value="15987506" calcext:value-type="float">
            <text:p>15987506</text:p>
          </table:table-cell>
          <table:table-cell/>
        </table:table-row>
        <table:table-row table:style-name="ro1">
          <table:table-cell office:value-type="string" calcext:value-type="string">
            <text:p>2021-08-11T00:00:00Z</text:p>
          </table:table-cell>
          <table:table-cell office:value-type="float" office:value="21402840" calcext:value-type="float">
            <text:p>21402840</text:p>
          </table:table-cell>
          <table:table-cell/>
        </table:table-row>
        <table:table-row table:style-name="ro1">
          <table:table-cell office:value-type="string" calcext:value-type="string">
            <text:p>2021-08-12T00:00:00Z</text:p>
          </table:table-cell>
          <table:table-cell office:value-type="float" office:value="17716506" calcext:value-type="float">
            <text:p>17716506</text:p>
          </table:table-cell>
          <table:table-cell/>
        </table:table-row>
        <table:table-row table:style-name="ro1">
          <table:table-cell office:value-type="string" calcext:value-type="string">
            <text:p>2021-08-13T00:00:00Z</text:p>
          </table:table-cell>
          <table:table-cell office:value-type="float" office:value="13096936" calcext:value-type="float">
            <text:p>13096936</text:p>
          </table:table-cell>
          <table:table-cell/>
        </table:table-row>
        <table:table-row table:style-name="ro1">
          <table:table-cell office:value-type="string" calcext:value-type="string">
            <text:p>2021-08-14T00:00:00Z</text:p>
          </table:table-cell>
          <table:table-cell office:value-type="float" office:value="30357968" calcext:value-type="float">
            <text:p>30357968</text:p>
          </table:table-cell>
          <table:table-cell/>
        </table:table-row>
        <table:table-row table:style-name="ro1">
          <table:table-cell office:value-type="string" calcext:value-type="string">
            <text:p>2021-08-15T00:00:00Z</text:p>
          </table:table-cell>
          <table:table-cell office:value-type="float" office:value="14783342" calcext:value-type="float">
            <text:p>14783342</text:p>
          </table:table-cell>
          <table:table-cell/>
        </table:table-row>
        <table:table-row table:style-name="ro1">
          <table:table-cell office:value-type="string" calcext:value-type="string">
            <text:p>2021-08-16T00:00:00Z</text:p>
          </table:table-cell>
          <table:table-cell office:value-type="float" office:value="15449040" calcext:value-type="float">
            <text:p>15449040</text:p>
          </table:table-cell>
          <table:table-cell/>
        </table:table-row>
        <table:table-row table:style-name="ro1">
          <table:table-cell office:value-type="string" calcext:value-type="string">
            <text:p>2021-08-17T00:00:00Z</text:p>
          </table:table-cell>
          <table:table-cell office:value-type="float" office:value="12498960" calcext:value-type="float">
            <text:p>12498960</text:p>
          </table:table-cell>
          <table:table-cell/>
        </table:table-row>
        <table:table-row table:style-name="ro1">
          <table:table-cell office:value-type="string" calcext:value-type="string">
            <text:p>2021-08-18T00:00:00Z</text:p>
          </table:table-cell>
          <table:table-cell office:value-type="float" office:value="11468657" calcext:value-type="float">
            <text:p>11468657</text:p>
          </table:table-cell>
          <table:table-cell/>
        </table:table-row>
        <table:table-row table:style-name="ro1">
          <table:table-cell office:value-type="string" calcext:value-type="string">
            <text:p>2021-08-19T00:00:00Z</text:p>
          </table:table-cell>
          <table:table-cell office:value-type="float" office:value="13696619" calcext:value-type="float">
            <text:p>13696619</text:p>
          </table:table-cell>
          <table:table-cell/>
        </table:table-row>
        <table:table-row table:style-name="ro1">
          <table:table-cell office:value-type="string" calcext:value-type="string">
            <text:p>2021-08-20T00:00:00Z</text:p>
          </table:table-cell>
          <table:table-cell office:value-type="float" office:value="17669185" calcext:value-type="float">
            <text:p>17669185</text:p>
          </table:table-cell>
          <table:table-cell/>
        </table:table-row>
        <table:table-row table:style-name="ro1">
          <table:table-cell office:value-type="string" calcext:value-type="string">
            <text:p>2021-08-21T00:00:00Z</text:p>
          </table:table-cell>
          <table:table-cell office:value-type="float" office:value="16910331" calcext:value-type="float">
            <text:p>16910331</text:p>
          </table:table-cell>
          <table:table-cell/>
        </table:table-row>
        <table:table-row table:style-name="ro1">
          <table:table-cell office:value-type="string" calcext:value-type="string">
            <text:p>2021-08-22T00:00:00Z</text:p>
          </table:table-cell>
          <table:table-cell office:value-type="float" office:value="13019566" calcext:value-type="float">
            <text:p>13019566</text:p>
          </table:table-cell>
          <table:table-cell/>
        </table:table-row>
        <table:table-row table:style-name="ro1">
          <table:table-cell office:value-type="string" calcext:value-type="string">
            <text:p>2021-08-23T00:00:00Z</text:p>
          </table:table-cell>
          <table:table-cell office:value-type="float" office:value="18555784" calcext:value-type="float">
            <text:p>18555784</text:p>
          </table:table-cell>
          <table:table-cell/>
        </table:table-row>
        <table:table-row table:style-name="ro1">
          <table:table-cell office:value-type="string" calcext:value-type="string">
            <text:p>2021-08-24T00:00:00Z</text:p>
          </table:table-cell>
          <table:table-cell office:value-type="float" office:value="17570305" calcext:value-type="float">
            <text:p>17570305</text:p>
          </table:table-cell>
          <table:table-cell/>
        </table:table-row>
        <table:table-row table:style-name="ro1">
          <table:table-cell office:value-type="string" calcext:value-type="string">
            <text:p>2021-08-25T00:00:00Z</text:p>
          </table:table-cell>
          <table:table-cell office:value-type="float" office:value="18595966" calcext:value-type="float">
            <text:p>18595966</text:p>
          </table:table-cell>
          <table:table-cell/>
        </table:table-row>
        <table:table-row table:style-name="ro1">
          <table:table-cell office:value-type="string" calcext:value-type="string">
            <text:p>2021-08-26T00:00:00Z</text:p>
          </table:table-cell>
          <table:table-cell office:value-type="float" office:value="32225909" calcext:value-type="float">
            <text:p>32225909</text:p>
          </table:table-cell>
          <table:table-cell/>
        </table:table-row>
        <table:table-row table:style-name="ro1">
          <table:table-cell office:value-type="string" calcext:value-type="string">
            <text:p>2021-08-27T00:00:00Z</text:p>
          </table:table-cell>
          <table:table-cell office:value-type="float" office:value="24748349" calcext:value-type="float">
            <text:p>24748349</text:p>
          </table:table-cell>
          <table:table-cell/>
        </table:table-row>
        <table:table-row table:style-name="ro1">
          <table:table-cell office:value-type="string" calcext:value-type="string">
            <text:p>2021-08-28T00:00:00Z</text:p>
          </table:table-cell>
          <table:table-cell office:value-type="float" office:value="27455371" calcext:value-type="float">
            <text:p>27455371</text:p>
          </table:table-cell>
          <table:table-cell/>
        </table:table-row>
        <table:table-row table:style-name="ro1">
          <table:table-cell office:value-type="string" calcext:value-type="string">
            <text:p>2021-08-29T00:00:00Z</text:p>
          </table:table-cell>
          <table:table-cell office:value-type="float" office:value="21129267" calcext:value-type="float">
            <text:p>21129267</text:p>
          </table:table-cell>
          <table:table-cell/>
        </table:table-row>
        <table:table-row table:style-name="ro1">
          <table:table-cell office:value-type="string" calcext:value-type="string">
            <text:p>2021-08-30T00:00:00Z</text:p>
          </table:table-cell>
          <table:table-cell office:value-type="float" office:value="16747686" calcext:value-type="float">
            <text:p>16747686</text:p>
          </table:table-cell>
          <table:table-cell/>
        </table:table-row>
        <table:table-row table:style-name="ro1">
          <table:table-cell office:value-type="string" calcext:value-type="string">
            <text:p>2021-08-31T00:00:00Z</text:p>
          </table:table-cell>
          <table:table-cell office:value-type="float" office:value="13720661" calcext:value-type="float">
            <text:p>13720661</text:p>
          </table:table-cell>
          <table:table-cell/>
        </table:table-row>
        <table:table-row table:style-name="ro1">
          <table:table-cell office:value-type="string" calcext:value-type="string">
            <text:p>2021-09-01T00:00:00Z</text:p>
          </table:table-cell>
          <table:table-cell office:value-type="float" office:value="12860443" calcext:value-type="float">
            <text:p>12860443</text:p>
          </table:table-cell>
          <table:table-cell/>
        </table:table-row>
        <table:table-row table:style-name="ro1">
          <table:table-cell office:value-type="string" calcext:value-type="string">
            <text:p>2021-09-02T00:00:00Z</text:p>
          </table:table-cell>
          <table:table-cell office:value-type="float" office:value="15487144" calcext:value-type="float">
            <text:p>15487144</text:p>
          </table:table-cell>
          <table:table-cell/>
        </table:table-row>
        <table:table-row table:style-name="ro1">
          <table:table-cell office:value-type="string" calcext:value-type="string">
            <text:p>2021-09-03T00:00:00Z</text:p>
          </table:table-cell>
          <table:table-cell office:value-type="float" office:value="12799038" calcext:value-type="float">
            <text:p>12799038</text:p>
          </table:table-cell>
          <table:table-cell/>
        </table:table-row>
        <table:table-row table:style-name="ro1">
          <table:table-cell office:value-type="string" calcext:value-type="string">
            <text:p>2021-09-04T00:00:00Z</text:p>
          </table:table-cell>
          <table:table-cell office:value-type="float" office:value="13152113" calcext:value-type="float">
            <text:p>13152113</text:p>
          </table:table-cell>
          <table:table-cell/>
        </table:table-row>
        <table:table-row table:style-name="ro1">
          <table:table-cell office:value-type="string" calcext:value-type="string">
            <text:p>2021-09-05T00:00:00Z</text:p>
          </table:table-cell>
          <table:table-cell office:value-type="float" office:value="10440843" calcext:value-type="float">
            <text:p>10440843</text:p>
          </table:table-cell>
          <table:table-cell/>
        </table:table-row>
        <table:table-row table:style-name="ro1">
          <table:table-cell office:value-type="string" calcext:value-type="string">
            <text:p>2021-09-06T00:00:00Z</text:p>
          </table:table-cell>
          <table:table-cell office:value-type="float" office:value="16902296" calcext:value-type="float">
            <text:p>16902296</text:p>
          </table:table-cell>
          <table:table-cell/>
        </table:table-row>
        <table:table-row table:style-name="ro1">
          <table:table-cell office:value-type="string" calcext:value-type="string">
            <text:p>2021-09-07T00:00:00Z</text:p>
          </table:table-cell>
          <table:table-cell office:value-type="float" office:value="31322724" calcext:value-type="float">
            <text:p>31322724</text:p>
          </table:table-cell>
          <table:table-cell/>
        </table:table-row>
        <table:table-row table:style-name="ro1">
          <table:table-cell office:value-type="string" calcext:value-type="string">
            <text:p>2021-09-08T00:00:00Z</text:p>
          </table:table-cell>
          <table:table-cell office:value-type="float" office:value="20385552" calcext:value-type="float">
            <text:p>20385552</text:p>
          </table:table-cell>
          <table:table-cell/>
        </table:table-row>
        <table:table-row table:style-name="ro1">
          <table:table-cell office:value-type="string" calcext:value-type="string">
            <text:p>2021-09-09T00:00:00Z</text:p>
          </table:table-cell>
          <table:table-cell office:value-type="float" office:value="15512747" calcext:value-type="float">
            <text:p>15512747</text:p>
          </table:table-cell>
          <table:table-cell/>
        </table:table-row>
        <table:table-row table:style-name="ro1">
          <table:table-cell office:value-type="string" calcext:value-type="string">
            <text:p>2021-09-10T00:00:00Z</text:p>
          </table:table-cell>
          <table:table-cell office:value-type="float" office:value="13686466" calcext:value-type="float">
            <text:p>13686466</text:p>
          </table:table-cell>
          <table:table-cell/>
        </table:table-row>
        <table:table-row table:style-name="ro1">
          <table:table-cell office:value-type="string" calcext:value-type="string">
            <text:p>2021-09-11T00:00:00Z</text:p>
          </table:table-cell>
          <table:table-cell office:value-type="float" office:value="10904228" calcext:value-type="float">
            <text:p>10904228</text:p>
          </table:table-cell>
          <table:table-cell/>
        </table:table-row>
        <table:table-row table:style-name="ro1">
          <table:table-cell office:value-type="string" calcext:value-type="string">
            <text:p>2021-09-12T00:00:00Z</text:p>
          </table:table-cell>
          <table:table-cell office:value-type="float" office:value="11303101" calcext:value-type="float">
            <text:p>11303101</text:p>
          </table:table-cell>
          <table:table-cell/>
        </table:table-row>
        <table:table-row table:style-name="ro1">
          <table:table-cell office:value-type="string" calcext:value-type="string">
            <text:p>2021-09-13T00:00:00Z</text:p>
          </table:table-cell>
          <table:table-cell office:value-type="float" office:value="10903216" calcext:value-type="float">
            <text:p>10903216</text:p>
          </table:table-cell>
          <table:table-cell/>
        </table:table-row>
        <table:table-row table:style-name="ro1">
          <table:table-cell office:value-type="string" calcext:value-type="string">
            <text:p>2021-09-14T00:00:00Z</text:p>
          </table:table-cell>
          <table:table-cell office:value-type="float" office:value="11002248" calcext:value-type="float">
            <text:p>11002248</text:p>
          </table:table-cell>
          <table:table-cell/>
        </table:table-row>
        <table:table-row table:style-name="ro1">
          <table:table-cell office:value-type="string" calcext:value-type="string">
            <text:p>2021-09-15T00:00:00Z</text:p>
          </table:table-cell>
          <table:table-cell office:value-type="float" office:value="10482456" calcext:value-type="float">
            <text:p>10482456</text:p>
          </table:table-cell>
          <table:table-cell/>
        </table:table-row>
        <table:table-row table:style-name="ro1">
          <table:table-cell office:value-type="string" calcext:value-type="string">
            <text:p>2021-09-16T00:00:00Z</text:p>
          </table:table-cell>
          <table:table-cell office:value-type="float" office:value="11435435" calcext:value-type="float">
            <text:p>11435435</text:p>
          </table:table-cell>
          <table:table-cell/>
        </table:table-row>
        <table:table-row table:style-name="ro1">
          <table:table-cell office:value-type="string" calcext:value-type="string">
            <text:p>2021-09-17T00:00:00Z</text:p>
          </table:table-cell>
          <table:table-cell office:value-type="float" office:value="9193588" calcext:value-type="float">
            <text:p>9193588</text:p>
          </table:table-cell>
          <table:table-cell/>
        </table:table-row>
        <table:table-row table:style-name="ro1">
          <table:table-cell office:value-type="string" calcext:value-type="string">
            <text:p>2021-09-18T00:00:00Z</text:p>
          </table:table-cell>
          <table:table-cell office:value-type="float" office:value="12811649" calcext:value-type="float">
            <text:p>12811649</text:p>
          </table:table-cell>
          <table:table-cell/>
        </table:table-row>
        <table:table-row table:style-name="ro1">
          <table:table-cell office:value-type="string" calcext:value-type="string">
            <text:p>2021-09-19T00:00:00Z</text:p>
          </table:table-cell>
          <table:table-cell office:value-type="float" office:value="11444484" calcext:value-type="float">
            <text:p>11444484</text:p>
          </table:table-cell>
          <table:table-cell/>
        </table:table-row>
        <table:table-row table:style-name="ro1">
          <table:table-cell office:value-type="string" calcext:value-type="string">
            <text:p>2021-09-20T00:00:00Z</text:p>
          </table:table-cell>
          <table:table-cell office:value-type="float" office:value="12720597" calcext:value-type="float">
            <text:p>12720597</text:p>
          </table:table-cell>
          <table:table-cell/>
        </table:table-row>
        <table:table-row table:style-name="ro1">
          <table:table-cell office:value-type="string" calcext:value-type="string">
            <text:p>2021-09-21T00:00:00Z</text:p>
          </table:table-cell>
          <table:table-cell office:value-type="float" office:value="12862137" calcext:value-type="float">
            <text:p>12862137</text:p>
          </table:table-cell>
          <table:table-cell/>
        </table:table-row>
        <table:table-row table:style-name="ro1">
          <table:table-cell office:value-type="string" calcext:value-type="string">
            <text:p>2021-09-22T00:00:00Z</text:p>
          </table:table-cell>
          <table:table-cell office:value-type="float" office:value="9786150" calcext:value-type="float">
            <text:p>9786150</text:p>
          </table:table-cell>
          <table:table-cell/>
        </table:table-row>
        <table:table-row table:style-name="ro1">
          <table:table-cell office:value-type="string" calcext:value-type="string">
            <text:p>2021-09-23T00:00:00Z</text:p>
          </table:table-cell>
          <table:table-cell office:value-type="float" office:value="8392824" calcext:value-type="float">
            <text:p>8392824</text:p>
          </table:table-cell>
          <table:table-cell/>
        </table:table-row>
        <table:table-row table:style-name="ro1">
          <table:table-cell office:value-type="string" calcext:value-type="string">
            <text:p>2021-09-24T00:00:00Z</text:p>
          </table:table-cell>
          <table:table-cell office:value-type="float" office:value="7127611" calcext:value-type="float">
            <text:p>7127611</text:p>
          </table:table-cell>
          <table:table-cell/>
        </table:table-row>
        <table:table-row table:style-name="ro1">
          <table:table-cell office:value-type="string" calcext:value-type="string">
            <text:p>2021-09-25T00:00:00Z</text:p>
          </table:table-cell>
          <table:table-cell office:value-type="float" office:value="5249992" calcext:value-type="float">
            <text:p>5249992</text:p>
          </table:table-cell>
          <table:table-cell/>
        </table:table-row>
        <table:table-row table:style-name="ro1">
          <table:table-cell office:value-type="string" calcext:value-type="string">
            <text:p>2021-09-26T00:00:00Z</text:p>
          </table:table-cell>
          <table:table-cell office:value-type="float" office:value="6298645" calcext:value-type="float">
            <text:p>6298645</text:p>
          </table:table-cell>
          <table:table-cell/>
        </table:table-row>
        <table:table-row table:style-name="ro1">
          <table:table-cell office:value-type="string" calcext:value-type="string">
            <text:p>2021-09-27T00:00:00Z</text:p>
          </table:table-cell>
          <table:table-cell office:value-type="float" office:value="7085206" calcext:value-type="float">
            <text:p>7085206</text:p>
          </table:table-cell>
          <table:table-cell/>
        </table:table-row>
        <table:table-row table:style-name="ro1">
          <table:table-cell office:value-type="string" calcext:value-type="string">
            <text:p>2021-09-28T00:00:00Z</text:p>
          </table:table-cell>
          <table:table-cell office:value-type="float" office:value="5776551" calcext:value-type="float">
            <text:p>5776551</text:p>
          </table:table-cell>
          <table:table-cell/>
        </table:table-row>
        <table:table-row table:style-name="ro1">
          <table:table-cell office:value-type="string" calcext:value-type="string">
            <text:p>2021-09-29T00:00:00Z</text:p>
          </table:table-cell>
          <table:table-cell office:value-type="float" office:value="6236698" calcext:value-type="float">
            <text:p>6236698</text:p>
          </table:table-cell>
          <table:table-cell/>
        </table:table-row>
        <table:table-row table:style-name="ro1">
          <table:table-cell office:value-type="string" calcext:value-type="string">
            <text:p>2021-09-30T00:00:00Z</text:p>
          </table:table-cell>
          <table:table-cell office:value-type="float" office:value="5638190" calcext:value-type="float">
            <text:p>5638190</text:p>
          </table:table-cell>
          <table:table-cell/>
        </table:table-row>
        <table:table-row table:style-name="ro1">
          <table:table-cell office:value-type="string" calcext:value-type="string">
            <text:p>2021-10-01T00:00:00Z</text:p>
          </table:table-cell>
          <table:table-cell office:value-type="float" office:value="8378846" calcext:value-type="float">
            <text:p>8378846</text:p>
          </table:table-cell>
          <table:table-cell/>
        </table:table-row>
        <table:table-row table:style-name="ro1">
          <table:table-cell office:value-type="string" calcext:value-type="string">
            <text:p>2021-10-02T00:00:00Z</text:p>
          </table:table-cell>
          <table:table-cell office:value-type="float" office:value="7587854" calcext:value-type="float">
            <text:p>7587854</text:p>
          </table:table-cell>
          <table:table-cell/>
        </table:table-row>
        <table:table-row table:style-name="ro1">
          <table:table-cell office:value-type="string" calcext:value-type="string">
            <text:p>2021-10-03T00:00:00Z</text:p>
          </table:table-cell>
          <table:table-cell office:value-type="float" office:value="6616533" calcext:value-type="float">
            <text:p>6616533</text:p>
          </table:table-cell>
          <table:table-cell/>
        </table:table-row>
        <table:table-row table:style-name="ro1">
          <table:table-cell office:value-type="string" calcext:value-type="string">
            <text:p>2021-10-04T00:00:00Z</text:p>
          </table:table-cell>
          <table:table-cell office:value-type="float" office:value="11532421" calcext:value-type="float">
            <text:p>11532421</text:p>
          </table:table-cell>
          <table:table-cell/>
        </table:table-row>
        <table:table-row table:style-name="ro1">
          <table:table-cell office:value-type="string" calcext:value-type="string">
            <text:p>2021-10-05T00:00:00Z</text:p>
          </table:table-cell>
          <table:table-cell office:value-type="float" office:value="9947281" calcext:value-type="float">
            <text:p>9947281</text:p>
          </table:table-cell>
          <table:table-cell/>
        </table:table-row>
        <table:table-row table:style-name="ro1">
          <table:table-cell office:value-type="string" calcext:value-type="string">
            <text:p>2021-10-06T00:00:00Z</text:p>
          </table:table-cell>
          <table:table-cell office:value-type="float" office:value="12730583" calcext:value-type="float">
            <text:p>12730583</text:p>
          </table:table-cell>
          <table:table-cell/>
        </table:table-row>
        <table:table-row table:style-name="ro1">
          <table:table-cell office:value-type="string" calcext:value-type="string">
            <text:p>2021-10-07T00:00:00Z</text:p>
          </table:table-cell>
          <table:table-cell office:value-type="float" office:value="15481825" calcext:value-type="float">
            <text:p>15481825</text:p>
          </table:table-cell>
          <table:table-cell/>
        </table:table-row>
        <table:table-row table:style-name="ro1">
          <table:table-cell office:value-type="string" calcext:value-type="string">
            <text:p>2021-10-08T00:00:00Z</text:p>
          </table:table-cell>
          <table:table-cell office:value-type="float" office:value="10105507" calcext:value-type="float">
            <text:p>10105507</text:p>
          </table:table-cell>
          <table:table-cell/>
        </table:table-row>
        <table:table-row table:style-name="ro1">
          <table:table-cell office:value-type="string" calcext:value-type="string">
            <text:p>2021-10-09T00:00:00Z</text:p>
          </table:table-cell>
          <table:table-cell office:value-type="float" office:value="13669437" calcext:value-type="float">
            <text:p>13669437</text:p>
          </table:table-cell>
          <table:table-cell/>
        </table:table-row>
        <table:table-row table:style-name="ro1">
          <table:table-cell office:value-type="string" calcext:value-type="string">
            <text:p>2021-10-10T00:00:00Z</text:p>
          </table:table-cell>
          <table:table-cell office:value-type="float" office:value="9344713" calcext:value-type="float">
            <text:p>9344713</text:p>
          </table:table-cell>
          <table:table-cell/>
        </table:table-row>
        <table:table-row table:style-name="ro1">
          <table:table-cell office:value-type="string" calcext:value-type="string">
            <text:p>2021-10-11T00:00:00Z</text:p>
          </table:table-cell>
          <table:table-cell office:value-type="float" office:value="161220933" calcext:value-type="float">
            <text:p>161220933</text:p>
          </table:table-cell>
          <table:table-cell/>
        </table:table-row>
        <table:table-row table:style-name="ro1">
          <table:table-cell office:value-type="string" calcext:value-type="string">
            <text:p>2021-10-12T00:00:00Z</text:p>
          </table:table-cell>
          <table:table-cell office:value-type="float" office:value="12279760" calcext:value-type="float">
            <text:p>12279760</text:p>
          </table:table-cell>
          <table:table-cell/>
        </table:table-row>
        <table:table-row table:style-name="ro1">
          <table:table-cell office:value-type="string" calcext:value-type="string">
            <text:p>2021-10-13T00:00:00Z</text:p>
          </table:table-cell>
          <table:table-cell office:value-type="float" office:value="20696691" calcext:value-type="float">
            <text:p>20696691</text:p>
          </table:table-cell>
          <table:table-cell/>
        </table:table-row>
        <table:table-row table:style-name="ro1">
          <table:table-cell office:value-type="string" calcext:value-type="string">
            <text:p>2021-10-14T00:00:00Z</text:p>
          </table:table-cell>
          <table:table-cell office:value-type="float" office:value="16478255" calcext:value-type="float">
            <text:p>16478255</text:p>
          </table:table-cell>
          <table:table-cell/>
        </table:table-row>
        <table:table-row table:style-name="ro1">
          <table:table-cell office:value-type="string" calcext:value-type="string">
            <text:p>2021-10-15T00:00:00Z</text:p>
          </table:table-cell>
          <table:table-cell office:value-type="float" office:value="16424678" calcext:value-type="float">
            <text:p>16424678</text:p>
          </table:table-cell>
          <table:table-cell/>
        </table:table-row>
        <table:table-row table:style-name="ro1">
          <table:table-cell office:value-type="string" calcext:value-type="string">
            <text:p>2021-10-16T00:00:00Z</text:p>
          </table:table-cell>
          <table:table-cell office:value-type="float" office:value="12106444" calcext:value-type="float">
            <text:p>12106444</text:p>
          </table:table-cell>
          <table:table-cell/>
        </table:table-row>
        <table:table-row table:style-name="ro1">
          <table:table-cell office:value-type="string" calcext:value-type="string">
            <text:p>2021-10-17T00:00:00Z</text:p>
          </table:table-cell>
          <table:table-cell office:value-type="float" office:value="9355103" calcext:value-type="float">
            <text:p>9355103</text:p>
          </table:table-cell>
          <table:table-cell/>
        </table:table-row>
        <table:table-row table:style-name="ro1">
          <table:table-cell office:value-type="string" calcext:value-type="string">
            <text:p>2021-10-18T00:00:00Z</text:p>
          </table:table-cell>
          <table:table-cell office:value-type="float" office:value="14292715" calcext:value-type="float">
            <text:p>14292715</text:p>
          </table:table-cell>
          <table:table-cell/>
        </table:table-row>
        <table:table-row table:style-name="ro1">
          <table:table-cell office:value-type="string" calcext:value-type="string">
            <text:p>2021-10-19T00:00:00Z</text:p>
          </table:table-cell>
          <table:table-cell office:value-type="float" office:value="8604260" calcext:value-type="float">
            <text:p>8604260</text:p>
          </table:table-cell>
          <table:table-cell/>
        </table:table-row>
        <table:table-row table:style-name="ro1">
          <table:table-cell office:value-type="string" calcext:value-type="string">
            <text:p>2021-10-20T00:00:00Z</text:p>
          </table:table-cell>
          <table:table-cell office:value-type="float" office:value="10545101" calcext:value-type="float">
            <text:p>10545101</text:p>
          </table:table-cell>
          <table:table-cell/>
        </table:table-row>
        <table:table-row table:style-name="ro1">
          <table:table-cell office:value-type="string" calcext:value-type="string">
            <text:p>2021-10-21T00:00:00Z</text:p>
          </table:table-cell>
          <table:table-cell office:value-type="float" office:value="10596986" calcext:value-type="float">
            <text:p>10596986</text:p>
          </table:table-cell>
          <table:table-cell/>
        </table:table-row>
        <table:table-row table:style-name="ro1">
          <table:table-cell office:value-type="string" calcext:value-type="string">
            <text:p>2021-10-22T00:00:00Z</text:p>
          </table:table-cell>
          <table:table-cell office:value-type="float" office:value="9114851" calcext:value-type="float">
            <text:p>9114851</text:p>
          </table:table-cell>
          <table:table-cell/>
        </table:table-row>
        <table:table-row table:style-name="ro1">
          <table:table-cell office:value-type="string" calcext:value-type="string">
            <text:p>2021-10-23T00:00:00Z</text:p>
          </table:table-cell>
          <table:table-cell office:value-type="float" office:value="6034684" calcext:value-type="float">
            <text:p>6034684</text:p>
          </table:table-cell>
          <table:table-cell/>
        </table:table-row>
        <table:table-row table:style-name="ro1">
          <table:table-cell office:value-type="string" calcext:value-type="string">
            <text:p>2021-10-24T00:00:00Z</text:p>
          </table:table-cell>
          <table:table-cell office:value-type="float" office:value="7720076" calcext:value-type="float">
            <text:p>7720076</text:p>
          </table:table-cell>
          <table:table-cell/>
        </table:table-row>
        <table:table-row table:style-name="ro1">
          <table:table-cell office:value-type="string" calcext:value-type="string">
            <text:p>2021-10-25T00:00:00Z</text:p>
          </table:table-cell>
          <table:table-cell office:value-type="float" office:value="9636613" calcext:value-type="float">
            <text:p>9636613</text:p>
          </table:table-cell>
          <table:table-cell/>
        </table:table-row>
        <table:table-row table:style-name="ro1">
          <table:table-cell office:value-type="string" calcext:value-type="string">
            <text:p>2021-10-26T00:00:00Z</text:p>
          </table:table-cell>
          <table:table-cell office:value-type="float" office:value="57528784" calcext:value-type="float">
            <text:p>57528784</text:p>
          </table:table-cell>
          <table:table-cell/>
        </table:table-row>
        <table:table-row table:style-name="ro1">
          <table:table-cell office:value-type="string" calcext:value-type="string">
            <text:p>2021-10-27T00:00:00Z</text:p>
          </table:table-cell>
          <table:table-cell office:value-type="float" office:value="33071627" calcext:value-type="float">
            <text:p>33071627</text:p>
          </table:table-cell>
          <table:table-cell/>
        </table:table-row>
        <table:table-row table:style-name="ro1">
          <table:table-cell office:value-type="string" calcext:value-type="string">
            <text:p>2021-10-28T00:00:00Z</text:p>
          </table:table-cell>
          <table:table-cell office:value-type="float" office:value="22919575" calcext:value-type="float">
            <text:p>22919575</text:p>
          </table:table-cell>
          <table:table-cell/>
        </table:table-row>
        <table:table-row table:style-name="ro1">
          <table:table-cell office:value-type="string" calcext:value-type="string">
            <text:p>2021-10-29T00:00:00Z</text:p>
          </table:table-cell>
          <table:table-cell office:value-type="float" office:value="27238091" calcext:value-type="float">
            <text:p>27238091</text:p>
          </table:table-cell>
          <table:table-cell/>
        </table:table-row>
        <table:table-row table:style-name="ro1">
          <table:table-cell office:value-type="string" calcext:value-type="string">
            <text:p>2021-10-30T00:00:00Z</text:p>
          </table:table-cell>
          <table:table-cell office:value-type="float" office:value="18958272" calcext:value-type="float">
            <text:p>18958272</text:p>
          </table:table-cell>
          <table:table-cell/>
        </table:table-row>
        <table:table-row table:style-name="ro1">
          <table:table-cell office:value-type="string" calcext:value-type="string">
            <text:p>2021-10-31T00:00:00Z</text:p>
          </table:table-cell>
          <table:table-cell office:value-type="float" office:value="15771751" calcext:value-type="float">
            <text:p>15771751</text:p>
          </table:table-cell>
          <table:table-cell/>
        </table:table-row>
        <table:table-row table:style-name="ro1">
          <table:table-cell office:value-type="string" calcext:value-type="string">
            <text:p>2021-11-01T00:00:00Z</text:p>
          </table:table-cell>
          <table:table-cell office:value-type="float" office:value="14927183" calcext:value-type="float">
            <text:p>14927183</text:p>
          </table:table-cell>
          <table:table-cell/>
        </table:table-row>
        <table:table-row table:style-name="ro1">
          <table:table-cell office:value-type="string" calcext:value-type="string">
            <text:p>2021-11-02T00:00:00Z</text:p>
          </table:table-cell>
          <table:table-cell office:value-type="float" office:value="21017525" calcext:value-type="float">
            <text:p>21017525</text:p>
          </table:table-cell>
          <table:table-cell/>
        </table:table-row>
        <table:table-row table:style-name="ro1">
          <table:table-cell office:value-type="string" calcext:value-type="string">
            <text:p>2021-11-03T00:00:00Z</text:p>
          </table:table-cell>
          <table:table-cell office:value-type="float" office:value="21276296" calcext:value-type="float">
            <text:p>21276296</text:p>
          </table:table-cell>
          <table:table-cell/>
        </table:table-row>
        <table:table-row table:style-name="ro1">
          <table:table-cell office:value-type="string" calcext:value-type="string">
            <text:p>2021-11-04T00:00:00Z</text:p>
          </table:table-cell>
          <table:table-cell office:value-type="float" office:value="16763991" calcext:value-type="float">
            <text:p>16763991</text:p>
          </table:table-cell>
          <table:table-cell/>
        </table:table-row>
        <table:table-row table:style-name="ro1">
          <table:table-cell office:value-type="string" calcext:value-type="string">
            <text:p>2021-11-05T00:00:00Z</text:p>
          </table:table-cell>
          <table:table-cell office:value-type="float" office:value="30080680" calcext:value-type="float">
            <text:p>30080680</text:p>
          </table:table-cell>
          <table:table-cell/>
        </table:table-row>
        <table:table-row table:style-name="ro1">
          <table:table-cell office:value-type="string" calcext:value-type="string">
            <text:p>2021-11-06T00:00:00Z</text:p>
          </table:table-cell>
          <table:table-cell office:value-type="float" office:value="10955631" calcext:value-type="float">
            <text:p>10955631</text:p>
          </table:table-cell>
          <table:table-cell/>
        </table:table-row>
        <table:table-row table:style-name="ro1">
          <table:table-cell office:value-type="string" calcext:value-type="string">
            <text:p>2021-11-07T00:00:00Z</text:p>
          </table:table-cell>
          <table:table-cell office:value-type="float" office:value="16152042" calcext:value-type="float">
            <text:p>16152042</text:p>
          </table:table-cell>
          <table:table-cell/>
        </table:table-row>
        <table:table-row table:style-name="ro1">
          <table:table-cell office:value-type="string" calcext:value-type="string">
            <text:p>2021-11-08T00:00:00Z</text:p>
          </table:table-cell>
          <table:table-cell office:value-type="float" office:value="12971304" calcext:value-type="float">
            <text:p>12971304</text:p>
          </table:table-cell>
          <table:table-cell/>
        </table:table-row>
        <table:table-row table:style-name="ro1">
          <table:table-cell office:value-type="string" calcext:value-type="string">
            <text:p>2021-11-09T00:00:00Z</text:p>
          </table:table-cell>
          <table:table-cell office:value-type="float" office:value="14663315" calcext:value-type="float">
            <text:p>14663315</text:p>
          </table:table-cell>
          <table:table-cell/>
        </table:table-row>
        <table:table-row table:style-name="ro1">
          <table:table-cell office:value-type="string" calcext:value-type="string">
            <text:p>2021-11-10T00:00:00Z</text:p>
          </table:table-cell>
          <table:table-cell office:value-type="float" office:value="23837414" calcext:value-type="float">
            <text:p>23837414</text:p>
          </table:table-cell>
          <table:table-cell/>
        </table:table-row>
        <table:table-row table:style-name="ro1">
          <table:table-cell office:value-type="string" calcext:value-type="string">
            <text:p>2021-11-11T00:00:00Z</text:p>
          </table:table-cell>
          <table:table-cell office:value-type="float" office:value="11295971" calcext:value-type="float">
            <text:p>11295971</text:p>
          </table:table-cell>
          <table:table-cell/>
        </table:table-row>
        <table:table-row table:style-name="ro1">
          <table:table-cell office:value-type="string" calcext:value-type="string">
            <text:p>2021-11-12T00:00:00Z</text:p>
          </table:table-cell>
          <table:table-cell office:value-type="float" office:value="17501376" calcext:value-type="float">
            <text:p>17501376</text:p>
          </table:table-cell>
          <table:table-cell/>
        </table:table-row>
        <table:table-row table:style-name="ro1">
          <table:table-cell office:value-type="string" calcext:value-type="string">
            <text:p>2021-11-13T00:00:00Z</text:p>
          </table:table-cell>
          <table:table-cell office:value-type="float" office:value="13996616" calcext:value-type="float">
            <text:p>13996616</text:p>
          </table:table-cell>
          <table:table-cell/>
        </table:table-row>
        <table:table-row table:style-name="ro1">
          <table:table-cell office:value-type="string" calcext:value-type="string">
            <text:p>2021-11-14T00:00:00Z</text:p>
          </table:table-cell>
          <table:table-cell office:value-type="float" office:value="20880836" calcext:value-type="float">
            <text:p>20880836</text:p>
          </table:table-cell>
          <table:table-cell/>
        </table:table-row>
        <table:table-row table:style-name="ro1">
          <table:table-cell office:value-type="string" calcext:value-type="string">
            <text:p>2021-11-15T00:00:00Z</text:p>
          </table:table-cell>
          <table:table-cell office:value-type="float" office:value="35395508" calcext:value-type="float">
            <text:p>35395508</text:p>
          </table:table-cell>
          <table:table-cell/>
        </table:table-row>
        <table:table-row table:style-name="ro1">
          <table:table-cell office:value-type="string" calcext:value-type="string">
            <text:p>2021-11-16T00:00:00Z</text:p>
          </table:table-cell>
          <table:table-cell office:value-type="float" office:value="27136966" calcext:value-type="float">
            <text:p>27136966</text:p>
          </table:table-cell>
          <table:table-cell/>
        </table:table-row>
        <table:table-row table:style-name="ro1">
          <table:table-cell office:value-type="string" calcext:value-type="string">
            <text:p>2021-11-17T00:00:00Z</text:p>
          </table:table-cell>
          <table:table-cell office:value-type="float" office:value="10847784" calcext:value-type="float">
            <text:p>10847784</text:p>
          </table:table-cell>
          <table:table-cell/>
        </table:table-row>
        <table:table-row table:style-name="ro1">
          <table:table-cell office:value-type="string" calcext:value-type="string">
            <text:p>2021-11-18T00:00:00Z</text:p>
          </table:table-cell>
          <table:table-cell office:value-type="float" office:value="15379981" calcext:value-type="float">
            <text:p>15379981</text:p>
          </table:table-cell>
          <table:table-cell/>
        </table:table-row>
        <table:table-row table:style-name="ro1">
          <table:table-cell office:value-type="string" calcext:value-type="string">
            <text:p>2021-11-19T00:00:00Z</text:p>
          </table:table-cell>
          <table:table-cell office:value-type="float" office:value="14334386" calcext:value-type="float">
            <text:p>14334386</text:p>
          </table:table-cell>
          <table:table-cell/>
        </table:table-row>
        <table:table-row table:style-name="ro1">
          <table:table-cell office:value-type="string" calcext:value-type="string">
            <text:p>2021-11-20T00:00:00Z</text:p>
          </table:table-cell>
          <table:table-cell office:value-type="float" office:value="11647705" calcext:value-type="float">
            <text:p>11647705</text:p>
          </table:table-cell>
          <table:table-cell/>
        </table:table-row>
        <table:table-row table:style-name="ro1">
          <table:table-cell office:value-type="string" calcext:value-type="string">
            <text:p>2021-11-21T00:00:00Z</text:p>
          </table:table-cell>
          <table:table-cell office:value-type="float" office:value="10511048" calcext:value-type="float">
            <text:p>10511048</text:p>
          </table:table-cell>
          <table:table-cell/>
        </table:table-row>
        <table:table-row table:style-name="ro1">
          <table:table-cell office:value-type="string" calcext:value-type="string">
            <text:p>2021-11-22T00:00:00Z</text:p>
          </table:table-cell>
          <table:table-cell office:value-type="float" office:value="10762418" calcext:value-type="float">
            <text:p>10762418</text:p>
          </table:table-cell>
          <table:table-cell/>
        </table:table-row>
        <table:table-row table:style-name="ro1">
          <table:table-cell office:value-type="string" calcext:value-type="string">
            <text:p>2021-11-23T00:00:00Z</text:p>
          </table:table-cell>
          <table:table-cell office:value-type="float" office:value="9651790" calcext:value-type="float">
            <text:p>9651790</text:p>
          </table:table-cell>
          <table:table-cell/>
        </table:table-row>
        <table:table-row table:style-name="ro1">
          <table:table-cell office:value-type="string" calcext:value-type="string">
            <text:p>2021-11-24T00:00:00Z</text:p>
          </table:table-cell>
          <table:table-cell office:value-type="float" office:value="8368718" calcext:value-type="float">
            <text:p>8368718</text:p>
          </table:table-cell>
          <table:table-cell/>
        </table:table-row>
        <table:table-row table:style-name="ro1">
          <table:table-cell office:value-type="string" calcext:value-type="string">
            <text:p>2021-11-25T00:00:00Z</text:p>
          </table:table-cell>
          <table:table-cell office:value-type="float" office:value="12920737" calcext:value-type="float">
            <text:p>12920737</text:p>
          </table:table-cell>
          <table:table-cell/>
        </table:table-row>
        <table:table-row table:style-name="ro1">
          <table:table-cell office:value-type="string" calcext:value-type="string">
            <text:p>2021-11-26T00:00:00Z</text:p>
          </table:table-cell>
          <table:table-cell office:value-type="float" office:value="15416648" calcext:value-type="float">
            <text:p>15416648</text:p>
          </table:table-cell>
          <table:table-cell/>
        </table:table-row>
        <table:table-row table:style-name="ro1">
          <table:table-cell office:value-type="string" calcext:value-type="string">
            <text:p>2021-11-27T00:00:00Z</text:p>
          </table:table-cell>
          <table:table-cell office:value-type="float" office:value="8417470" calcext:value-type="float">
            <text:p>8417470</text:p>
          </table:table-cell>
          <table:table-cell/>
        </table:table-row>
        <table:table-row table:style-name="ro1">
          <table:table-cell office:value-type="string" calcext:value-type="string">
            <text:p>2021-11-28T00:00:00Z</text:p>
          </table:table-cell>
          <table:table-cell office:value-type="float" office:value="9235050" calcext:value-type="float">
            <text:p>9235050</text:p>
          </table:table-cell>
          <table:table-cell/>
        </table:table-row>
        <table:table-row table:style-name="ro1">
          <table:table-cell office:value-type="string" calcext:value-type="string">
            <text:p>2021-11-29T00:00:00Z</text:p>
          </table:table-cell>
          <table:table-cell office:value-type="float" office:value="8834777" calcext:value-type="float">
            <text:p>8834777</text:p>
          </table:table-cell>
          <table:table-cell/>
        </table:table-row>
        <table:table-row table:style-name="ro1">
          <table:table-cell office:value-type="string" calcext:value-type="string">
            <text:p>2021-11-30T00:00:00Z</text:p>
          </table:table-cell>
          <table:table-cell office:value-type="float" office:value="7910716" calcext:value-type="float">
            <text:p>7910716</text:p>
          </table:table-cell>
          <table:table-cell/>
        </table:table-row>
        <table:table-row table:style-name="ro1">
          <table:table-cell office:value-type="string" calcext:value-type="string">
            <text:p>2021-12-01T00:00:00Z</text:p>
          </table:table-cell>
          <table:table-cell office:value-type="float" office:value="11250218" calcext:value-type="float">
            <text:p>11250218</text:p>
          </table:table-cell>
          <table:table-cell/>
        </table:table-row>
        <table:table-row table:style-name="ro1">
          <table:table-cell office:value-type="string" calcext:value-type="string">
            <text:p>2021-12-02T00:00:00Z</text:p>
          </table:table-cell>
          <table:table-cell office:value-type="float" office:value="8194098" calcext:value-type="float">
            <text:p>8194098</text:p>
          </table:table-cell>
          <table:table-cell/>
        </table:table-row>
        <table:table-row table:style-name="ro1">
          <table:table-cell office:value-type="string" calcext:value-type="string">
            <text:p>2021-12-03T00:00:00Z</text:p>
          </table:table-cell>
          <table:table-cell office:value-type="float" office:value="10715446" calcext:value-type="float">
            <text:p>10715446</text:p>
          </table:table-cell>
          <table:table-cell/>
        </table:table-row>
        <table:table-row table:style-name="ro1">
          <table:table-cell office:value-type="string" calcext:value-type="string">
            <text:p>2021-12-04T00:00:00Z</text:p>
          </table:table-cell>
          <table:table-cell office:value-type="float" office:value="18502436" calcext:value-type="float">
            <text:p>18502436</text:p>
          </table:table-cell>
          <table:table-cell/>
        </table:table-row>
        <table:table-row table:style-name="ro1">
          <table:table-cell office:value-type="string" calcext:value-type="string">
            <text:p>2021-12-05T00:00:00Z</text:p>
          </table:table-cell>
          <table:table-cell office:value-type="float" office:value="11627975" calcext:value-type="float">
            <text:p>11627975</text:p>
          </table:table-cell>
          <table:table-cell/>
        </table:table-row>
        <table:table-row table:style-name="ro1">
          <table:table-cell office:value-type="string" calcext:value-type="string">
            <text:p>2021-12-06T00:00:00Z</text:p>
          </table:table-cell>
          <table:table-cell office:value-type="float" office:value="11639399" calcext:value-type="float">
            <text:p>11639399</text:p>
          </table:table-cell>
          <table:table-cell/>
        </table:table-row>
        <table:table-row table:style-name="ro1">
          <table:table-cell office:value-type="string" calcext:value-type="string">
            <text:p>2021-12-07T00:00:00Z</text:p>
          </table:table-cell>
          <table:table-cell office:value-type="float" office:value="6547569" calcext:value-type="float">
            <text:p>6547569</text:p>
          </table:table-cell>
          <table:table-cell/>
        </table:table-row>
        <table:table-row table:style-name="ro1">
          <table:table-cell office:value-type="string" calcext:value-type="string">
            <text:p>2021-12-08T00:00:00Z</text:p>
          </table:table-cell>
          <table:table-cell office:value-type="float" office:value="5975344" calcext:value-type="float">
            <text:p>5975344</text:p>
          </table:table-cell>
          <table:table-cell/>
        </table:table-row>
        <table:table-row table:style-name="ro1">
          <table:table-cell office:value-type="string" calcext:value-type="string">
            <text:p>2021-12-09T00:00:00Z</text:p>
          </table:table-cell>
          <table:table-cell office:value-type="float" office:value="5459644" calcext:value-type="float">
            <text:p>5459644</text:p>
          </table:table-cell>
          <table:table-cell/>
        </table:table-row>
        <table:table-row table:style-name="ro1">
          <table:table-cell office:value-type="string" calcext:value-type="string">
            <text:p>2021-12-10T00:00:00Z</text:p>
          </table:table-cell>
          <table:table-cell office:value-type="float" office:value="6536633" calcext:value-type="float">
            <text:p>6536633</text:p>
          </table:table-cell>
          <table:table-cell/>
        </table:table-row>
        <table:table-row table:style-name="ro1">
          <table:table-cell office:value-type="string" calcext:value-type="string">
            <text:p>2021-12-11T00:00:00Z</text:p>
          </table:table-cell>
          <table:table-cell office:value-type="float" office:value="5831246" calcext:value-type="float">
            <text:p>5831246</text:p>
          </table:table-cell>
          <table:table-cell/>
        </table:table-row>
        <table:table-row table:style-name="ro1">
          <table:table-cell office:value-type="string" calcext:value-type="string">
            <text:p>2021-12-12T00:00:00Z</text:p>
          </table:table-cell>
          <table:table-cell office:value-type="float" office:value="6453579" calcext:value-type="float">
            <text:p>6453579</text:p>
          </table:table-cell>
          <table:table-cell/>
        </table:table-row>
        <table:table-row table:style-name="ro1">
          <table:table-cell office:value-type="string" calcext:value-type="string">
            <text:p>2021-12-13T00:00:00Z</text:p>
          </table:table-cell>
          <table:table-cell office:value-type="float" office:value="4739895" calcext:value-type="float">
            <text:p>4739895</text:p>
          </table:table-cell>
          <table:table-cell/>
        </table:table-row>
        <table:table-row table:style-name="ro1">
          <table:table-cell office:value-type="string" calcext:value-type="string">
            <text:p>2021-12-14T00:00:00Z</text:p>
          </table:table-cell>
          <table:table-cell office:value-type="float" office:value="5115273" calcext:value-type="float">
            <text:p>5115273</text:p>
          </table:table-cell>
          <table:table-cell/>
        </table:table-row>
        <table:table-row table:style-name="ro1">
          <table:table-cell office:value-type="string" calcext:value-type="string">
            <text:p>2021-12-15T00:00:00Z</text:p>
          </table:table-cell>
          <table:table-cell office:value-type="float" office:value="6112524" calcext:value-type="float">
            <text:p>6112524</text:p>
          </table:table-cell>
          <table:table-cell/>
        </table:table-row>
        <table:table-row table:style-name="ro1">
          <table:table-cell office:value-type="string" calcext:value-type="string">
            <text:p>2021-12-16T00:00:00Z</text:p>
          </table:table-cell>
          <table:table-cell office:value-type="float" office:value="4187890" calcext:value-type="float">
            <text:p>4187890</text:p>
          </table:table-cell>
          <table:table-cell/>
        </table:table-row>
        <table:table-row table:style-name="ro1">
          <table:table-cell office:value-type="string" calcext:value-type="string">
            <text:p>2021-12-17T00:00:00Z</text:p>
          </table:table-cell>
          <table:table-cell office:value-type="float" office:value="8093356" calcext:value-type="float">
            <text:p>8093356</text:p>
          </table:table-cell>
          <table:table-cell/>
        </table:table-row>
        <table:table-row table:style-name="ro1">
          <table:table-cell office:value-type="string" calcext:value-type="string">
            <text:p>2021-12-18T00:00:00Z</text:p>
          </table:table-cell>
          <table:table-cell office:value-type="float" office:value="4259817" calcext:value-type="float">
            <text:p>4259817</text:p>
          </table:table-cell>
          <table:table-cell/>
        </table:table-row>
        <table:table-row table:style-name="ro1">
          <table:table-cell office:value-type="string" calcext:value-type="string">
            <text:p>2021-12-19T00:00:00Z</text:p>
          </table:table-cell>
          <table:table-cell office:value-type="float" office:value="3419250" calcext:value-type="float">
            <text:p>3419250</text:p>
          </table:table-cell>
          <table:table-cell/>
        </table:table-row>
        <table:table-row table:style-name="ro1">
          <table:table-cell office:value-type="string" calcext:value-type="string">
            <text:p>2021-12-20T00:00:00Z</text:p>
          </table:table-cell>
          <table:table-cell office:value-type="float" office:value="3602986" calcext:value-type="float">
            <text:p>3602986</text:p>
          </table:table-cell>
          <table:table-cell/>
        </table:table-row>
        <table:table-row table:style-name="ro1">
          <table:table-cell office:value-type="string" calcext:value-type="string">
            <text:p>2021-12-21T00:00:00Z</text:p>
          </table:table-cell>
          <table:table-cell office:value-type="float" office:value="3059917" calcext:value-type="float">
            <text:p>3059917</text:p>
          </table:table-cell>
          <table:table-cell/>
        </table:table-row>
        <table:table-row table:style-name="ro1">
          <table:table-cell office:value-type="string" calcext:value-type="string">
            <text:p>2021-12-22T00:00:00Z</text:p>
          </table:table-cell>
          <table:table-cell office:value-type="float" office:value="3461956" calcext:value-type="float">
            <text:p>3461956</text:p>
          </table:table-cell>
          <table:table-cell/>
        </table:table-row>
        <table:table-row table:style-name="ro1">
          <table:table-cell office:value-type="string" calcext:value-type="string">
            <text:p>2021-12-23T00:00:00Z</text:p>
          </table:table-cell>
          <table:table-cell office:value-type="float" office:value="4363860" calcext:value-type="float">
            <text:p>4363860</text:p>
          </table:table-cell>
          <table:table-cell/>
        </table:table-row>
        <table:table-row table:style-name="ro1">
          <table:table-cell office:value-type="string" calcext:value-type="string">
            <text:p>2021-12-24T00:00:00Z</text:p>
          </table:table-cell>
          <table:table-cell office:value-type="float" office:value="5179356" calcext:value-type="float">
            <text:p>5179356</text:p>
          </table:table-cell>
          <table:table-cell/>
        </table:table-row>
        <table:table-row table:style-name="ro1">
          <table:table-cell office:value-type="string" calcext:value-type="string">
            <text:p>2021-12-25T00:00:00Z</text:p>
          </table:table-cell>
          <table:table-cell office:value-type="float" office:value="2641338" calcext:value-type="float">
            <text:p>2641338</text:p>
          </table:table-cell>
          <table:table-cell/>
        </table:table-row>
        <table:table-row table:style-name="ro1">
          <table:table-cell office:value-type="string" calcext:value-type="string">
            <text:p>2021-12-26T00:00:00Z</text:p>
          </table:table-cell>
          <table:table-cell office:value-type="float" office:value="3166089" calcext:value-type="float">
            <text:p>3166089</text:p>
          </table:table-cell>
          <table:table-cell/>
        </table:table-row>
        <table:table-row table:style-name="ro1">
          <table:table-cell office:value-type="string" calcext:value-type="string">
            <text:p>2021-12-27T00:00:00Z</text:p>
          </table:table-cell>
          <table:table-cell office:value-type="float" office:value="5747072" calcext:value-type="float">
            <text:p>5747072</text:p>
          </table:table-cell>
          <table:table-cell/>
        </table:table-row>
        <table:table-row table:style-name="ro1">
          <table:table-cell office:value-type="string" calcext:value-type="string">
            <text:p>2021-12-28T00:00:00Z</text:p>
          </table:table-cell>
          <table:table-cell office:value-type="float" office:value="12689390" calcext:value-type="float">
            <text:p>12689390</text:p>
          </table:table-cell>
          <table:table-cell/>
        </table:table-row>
        <table:table-row table:style-name="ro1">
          <table:table-cell office:value-type="string" calcext:value-type="string">
            <text:p>2021-12-29T00:00:00Z</text:p>
          </table:table-cell>
          <table:table-cell office:value-type="float" office:value="4890071" calcext:value-type="float">
            <text:p>4890071</text:p>
          </table:table-cell>
          <table:table-cell/>
        </table:table-row>
        <table:table-row table:style-name="ro1">
          <table:table-cell office:value-type="string" calcext:value-type="string">
            <text:p>2021-12-30T00:00:00Z</text:p>
          </table:table-cell>
          <table:table-cell office:value-type="float" office:value="3878063" calcext:value-type="float">
            <text:p>3878063</text:p>
          </table:table-cell>
          <table:table-cell/>
        </table:table-row>
        <table:table-row table:style-name="ro1">
          <table:table-cell office:value-type="string" calcext:value-type="string">
            <text:p>2021-12-31T00:00:00Z</text:p>
          </table:table-cell>
          <table:table-cell office:value-type="float" office:value="4150740" calcext:value-type="float">
            <text:p>4150740</text:p>
          </table:table-cell>
          <table:table-cell/>
        </table:table-row>
        <table:table-row table:style-name="ro1">
          <table:table-cell office:value-type="string" calcext:value-type="string">
            <text:p>2022-01-01T00:00:00Z</text:p>
          </table:table-cell>
          <table:table-cell office:value-type="float" office:value="3774656" calcext:value-type="float">
            <text:p>3774656</text:p>
          </table:table-cell>
          <table:table-cell/>
        </table:table-row>
        <table:table-row table:style-name="ro1">
          <table:table-cell office:value-type="string" calcext:value-type="string">
            <text:p>2022-01-02T00:00:00Z</text:p>
          </table:table-cell>
          <table:table-cell office:value-type="float" office:value="4968397" calcext:value-type="float">
            <text:p>4968397</text:p>
          </table:table-cell>
          <table:table-cell/>
        </table:table-row>
        <table:table-row table:style-name="ro1">
          <table:table-cell office:value-type="string" calcext:value-type="string">
            <text:p>2022-01-03T00:00:00Z</text:p>
          </table:table-cell>
          <table:table-cell office:value-type="float" office:value="5329245" calcext:value-type="float">
            <text:p>5329245</text:p>
          </table:table-cell>
          <table:table-cell/>
        </table:table-row>
        <table:table-row table:style-name="ro1">
          <table:table-cell office:value-type="string" calcext:value-type="string">
            <text:p>2022-01-04T00:00:00Z</text:p>
          </table:table-cell>
          <table:table-cell office:value-type="float" office:value="7993298" calcext:value-type="float">
            <text:p>7993298</text:p>
          </table:table-cell>
          <table:table-cell/>
        </table:table-row>
        <table:table-row table:style-name="ro1">
          <table:table-cell office:value-type="string" calcext:value-type="string">
            <text:p>2022-01-05T00:00:00Z</text:p>
          </table:table-cell>
          <table:table-cell office:value-type="float" office:value="5290011" calcext:value-type="float">
            <text:p>5290011</text:p>
          </table:table-cell>
          <table:table-cell/>
        </table:table-row>
        <table:table-row table:style-name="ro1">
          <table:table-cell office:value-type="string" calcext:value-type="string">
            <text:p>2022-01-06T00:00:00Z</text:p>
          </table:table-cell>
          <table:table-cell office:value-type="float" office:value="4752846" calcext:value-type="float">
            <text:p>4752846</text:p>
          </table:table-cell>
          <table:table-cell/>
        </table:table-row>
        <table:table-row table:style-name="ro1">
          <table:table-cell office:value-type="string" calcext:value-type="string">
            <text:p>2022-01-07T00:00:00Z</text:p>
          </table:table-cell>
          <table:table-cell office:value-type="float" office:value="5241246" calcext:value-type="float">
            <text:p>5241246</text:p>
          </table:table-cell>
          <table:table-cell/>
        </table:table-row>
        <table:table-row table:style-name="ro1">
          <table:table-cell office:value-type="string" calcext:value-type="string">
            <text:p>2022-01-08T00:00:00Z</text:p>
          </table:table-cell>
          <table:table-cell office:value-type="float" office:value="5404092" calcext:value-type="float">
            <text:p>5404092</text:p>
          </table:table-cell>
          <table:table-cell/>
        </table:table-row>
        <table:table-row table:style-name="ro1">
          <table:table-cell office:value-type="string" calcext:value-type="string">
            <text:p>2022-01-09T00:00:00Z</text:p>
          </table:table-cell>
          <table:table-cell office:value-type="float" office:value="3642844" calcext:value-type="float">
            <text:p>3642844</text:p>
          </table:table-cell>
          <table:table-cell/>
        </table:table-row>
        <table:table-row table:style-name="ro1">
          <table:table-cell office:value-type="string" calcext:value-type="string">
            <text:p>2022-01-10T00:00:00Z</text:p>
          </table:table-cell>
          <table:table-cell office:value-type="float" office:value="3862664" calcext:value-type="float">
            <text:p>3862664</text:p>
          </table:table-cell>
          <table:table-cell/>
        </table:table-row>
        <table:table-row table:style-name="ro1">
          <table:table-cell office:value-type="string" calcext:value-type="string">
            <text:p>2022-01-11T00:00:00Z</text:p>
          </table:table-cell>
          <table:table-cell office:value-type="float" office:value="4218310" calcext:value-type="float">
            <text:p>4218310</text:p>
          </table:table-cell>
          <table:table-cell/>
        </table:table-row>
        <table:table-row table:style-name="ro1">
          <table:table-cell office:value-type="string" calcext:value-type="string">
            <text:p>2022-01-12T00:00:00Z</text:p>
          </table:table-cell>
          <table:table-cell office:value-type="float" office:value="4572257" calcext:value-type="float">
            <text:p>4572257</text:p>
          </table:table-cell>
          <table:table-cell/>
        </table:table-row>
        <table:table-row table:style-name="ro1">
          <table:table-cell office:value-type="string" calcext:value-type="string">
            <text:p>2022-01-13T00:00:00Z</text:p>
          </table:table-cell>
          <table:table-cell office:value-type="float" office:value="3748269" calcext:value-type="float">
            <text:p>3748269</text:p>
          </table:table-cell>
          <table:table-cell/>
        </table:table-row>
        <table:table-row table:style-name="ro1">
          <table:table-cell office:value-type="string" calcext:value-type="string">
            <text:p>2022-01-14T00:00:00Z</text:p>
          </table:table-cell>
          <table:table-cell office:value-type="float" office:value="3210657" calcext:value-type="float">
            <text:p>3210657</text:p>
          </table:table-cell>
          <table:table-cell/>
        </table:table-row>
        <table:table-row table:style-name="ro1">
          <table:table-cell office:value-type="string" calcext:value-type="string">
            <text:p>2022-01-15T00:00:00Z</text:p>
          </table:table-cell>
          <table:table-cell office:value-type="float" office:value="3250971" calcext:value-type="float">
            <text:p>3250971</text:p>
          </table:table-cell>
          <table:table-cell/>
        </table:table-row>
        <table:table-row table:style-name="ro1">
          <table:table-cell office:value-type="string" calcext:value-type="string">
            <text:p>2022-01-16T00:00:00Z</text:p>
          </table:table-cell>
          <table:table-cell office:value-type="float" office:value="3772657" calcext:value-type="float">
            <text:p>3772657</text:p>
          </table:table-cell>
          <table:table-cell/>
        </table:table-row>
        <table:table-row table:style-name="ro1">
          <table:table-cell office:value-type="string" calcext:value-type="string">
            <text:p>2022-01-17T00:00:00Z</text:p>
          </table:table-cell>
          <table:table-cell office:value-type="float" office:value="4003241" calcext:value-type="float">
            <text:p>4003241</text:p>
          </table:table-cell>
          <table:table-cell/>
        </table:table-row>
        <table:table-row table:style-name="ro1">
          <table:table-cell office:value-type="string" calcext:value-type="string">
            <text:p>2022-01-18T00:00:00Z</text:p>
          </table:table-cell>
          <table:table-cell office:value-type="float" office:value="2907023" calcext:value-type="float">
            <text:p>2907023</text:p>
          </table:table-cell>
          <table:table-cell/>
        </table:table-row>
        <table:table-row table:style-name="ro1">
          <table:table-cell office:value-type="string" calcext:value-type="string">
            <text:p>2022-01-19T00:00:00Z</text:p>
          </table:table-cell>
          <table:table-cell office:value-type="float" office:value="2831028" calcext:value-type="float">
            <text:p>2831028</text:p>
          </table:table-cell>
          <table:table-cell/>
        </table:table-row>
        <table:table-row table:style-name="ro1">
          <table:table-cell office:value-type="string" calcext:value-type="string">
            <text:p>2022-01-20T00:00:00Z</text:p>
          </table:table-cell>
          <table:table-cell office:value-type="float" office:value="4818099" calcext:value-type="float">
            <text:p>4818099</text:p>
          </table:table-cell>
          <table:table-cell/>
        </table:table-row>
        <table:table-row table:style-name="ro1">
          <table:table-cell office:value-type="string" calcext:value-type="string">
            <text:p>2022-01-21T00:00:00Z</text:p>
          </table:table-cell>
          <table:table-cell office:value-type="float" office:value="6089861" calcext:value-type="float">
            <text:p>6089861</text:p>
          </table:table-cell>
          <table:table-cell/>
        </table:table-row>
        <table:table-row table:style-name="ro1">
          <table:table-cell office:value-type="string" calcext:value-type="string">
            <text:p>2022-01-22T00:00:00Z</text:p>
          </table:table-cell>
          <table:table-cell office:value-type="float" office:value="9850354" calcext:value-type="float">
            <text:p>9850354</text:p>
          </table:table-cell>
          <table:table-cell/>
        </table:table-row>
        <table:table-row table:style-name="ro1">
          <table:table-cell office:value-type="string" calcext:value-type="string">
            <text:p>2022-01-23T00:00:00Z</text:p>
          </table:table-cell>
          <table:table-cell office:value-type="float" office:value="7870163" calcext:value-type="float">
            <text:p>7870163</text:p>
          </table:table-cell>
          <table:table-cell/>
        </table:table-row>
        <table:table-row table:style-name="ro1">
          <table:table-cell office:value-type="string" calcext:value-type="string">
            <text:p>2022-01-24T00:00:00Z</text:p>
          </table:table-cell>
          <table:table-cell office:value-type="float" office:value="6515155" calcext:value-type="float">
            <text:p>6515155</text:p>
          </table:table-cell>
          <table:table-cell/>
        </table:table-row>
        <table:table-row table:style-name="ro1">
          <table:table-cell office:value-type="string" calcext:value-type="string">
            <text:p>2022-01-25T00:00:00Z</text:p>
          </table:table-cell>
          <table:table-cell office:value-type="float" office:value="4687769" calcext:value-type="float">
            <text:p>4687769</text:p>
          </table:table-cell>
          <table:table-cell/>
        </table:table-row>
        <table:table-row table:style-name="ro1">
          <table:table-cell office:value-type="string" calcext:value-type="string">
            <text:p>2022-01-26T00:00:00Z</text:p>
          </table:table-cell>
          <table:table-cell office:value-type="float" office:value="5678664" calcext:value-type="float">
            <text:p>5678664</text:p>
          </table:table-cell>
          <table:table-cell/>
        </table:table-row>
        <table:table-row table:style-name="ro1">
          <table:table-cell office:value-type="string" calcext:value-type="string">
            <text:p>2022-01-27T00:00:00Z</text:p>
          </table:table-cell>
          <table:table-cell office:value-type="float" office:value="5412832" calcext:value-type="float">
            <text:p>5412832</text:p>
          </table:table-cell>
          <table:table-cell/>
        </table:table-row>
        <table:table-row table:style-name="ro1">
          <table:table-cell office:value-type="string" calcext:value-type="string">
            <text:p>2022-01-28T00:00:00Z</text:p>
          </table:table-cell>
          <table:table-cell office:value-type="float" office:value="3898463" calcext:value-type="float">
            <text:p>3898463</text:p>
          </table:table-cell>
          <table:table-cell/>
        </table:table-row>
        <table:table-row table:style-name="ro1">
          <table:table-cell office:value-type="string" calcext:value-type="string">
            <text:p>2022-01-29T00:00:00Z</text:p>
          </table:table-cell>
          <table:table-cell office:value-type="float" office:value="2361088" calcext:value-type="float">
            <text:p>2361088</text:p>
          </table:table-cell>
          <table:table-cell/>
        </table:table-row>
        <table:table-row table:style-name="ro1">
          <table:table-cell office:value-type="string" calcext:value-type="string">
            <text:p>2022-01-30T00:00:00Z</text:p>
          </table:table-cell>
          <table:table-cell office:value-type="float" office:value="4938068" calcext:value-type="float">
            <text:p>4938068</text:p>
          </table:table-cell>
          <table:table-cell/>
        </table:table-row>
        <table:table-row table:style-name="ro1">
          <table:table-cell office:value-type="string" calcext:value-type="string">
            <text:p>2022-01-31T00:00:00Z</text:p>
          </table:table-cell>
          <table:table-cell office:value-type="float" office:value="2610406" calcext:value-type="float">
            <text:p>2610406</text:p>
          </table:table-cell>
          <table:table-cell/>
        </table:table-row>
        <table:table-row table:style-name="ro1">
          <table:table-cell office:value-type="string" calcext:value-type="string">
            <text:p>2022-02-01T00:00:00Z</text:p>
          </table:table-cell>
          <table:table-cell office:value-type="float" office:value="2446367" calcext:value-type="float">
            <text:p>2446367</text:p>
          </table:table-cell>
          <table:table-cell/>
        </table:table-row>
        <table:table-row table:style-name="ro1">
          <table:table-cell office:value-type="string" calcext:value-type="string">
            <text:p>2022-02-02T00:00:00Z</text:p>
          </table:table-cell>
          <table:table-cell office:value-type="float" office:value="2763511" calcext:value-type="float">
            <text:p>2763511</text:p>
          </table:table-cell>
          <table:table-cell/>
        </table:table-row>
        <table:table-row table:style-name="ro1">
          <table:table-cell office:value-type="string" calcext:value-type="string">
            <text:p>2022-02-03T00:00:00Z</text:p>
          </table:table-cell>
          <table:table-cell office:value-type="float" office:value="2887633" calcext:value-type="float">
            <text:p>2887633</text:p>
          </table:table-cell>
          <table:table-cell/>
        </table:table-row>
        <table:table-row table:style-name="ro1">
          <table:table-cell office:value-type="string" calcext:value-type="string">
            <text:p>2022-02-04T00:00:00Z</text:p>
          </table:table-cell>
          <table:table-cell office:value-type="float" office:value="3929411" calcext:value-type="float">
            <text:p>3929411</text:p>
          </table:table-cell>
          <table:table-cell/>
        </table:table-row>
        <table:table-row table:style-name="ro1">
          <table:table-cell office:value-type="string" calcext:value-type="string">
            <text:p>2022-02-05T00:00:00Z</text:p>
          </table:table-cell>
          <table:table-cell office:value-type="float" office:value="2673818" calcext:value-type="float">
            <text:p>2673818</text:p>
          </table:table-cell>
          <table:table-cell/>
        </table:table-row>
        <table:table-row table:style-name="ro1">
          <table:table-cell office:value-type="string" calcext:value-type="string">
            <text:p>2022-02-06T00:00:00Z</text:p>
          </table:table-cell>
          <table:table-cell office:value-type="float" office:value="2738324" calcext:value-type="float">
            <text:p>2738324</text:p>
          </table:table-cell>
          <table:table-cell/>
        </table:table-row>
        <table:table-row table:style-name="ro1">
          <table:table-cell office:value-type="string" calcext:value-type="string">
            <text:p>2022-02-07T00:00:00Z</text:p>
          </table:table-cell>
          <table:table-cell office:value-type="float" office:value="4680904" calcext:value-type="float">
            <text:p>4680904</text:p>
          </table:table-cell>
          <table:table-cell/>
        </table:table-row>
        <table:table-row table:style-name="ro1">
          <table:table-cell office:value-type="string" calcext:value-type="string">
            <text:p>2022-02-08T00:00:00Z</text:p>
          </table:table-cell>
          <table:table-cell office:value-type="float" office:value="4045325" calcext:value-type="float">
            <text:p>4045325</text:p>
          </table:table-cell>
          <table:table-cell/>
        </table:table-row>
        <table:table-row table:style-name="ro1">
          <table:table-cell office:value-type="string" calcext:value-type="string">
            <text:p>2022-02-09T00:00:00Z</text:p>
          </table:table-cell>
          <table:table-cell office:value-type="float" office:value="3490829" calcext:value-type="float">
            <text:p>3490829</text:p>
          </table:table-cell>
          <table:table-cell/>
        </table:table-row>
        <table:table-row table:style-name="ro1">
          <table:table-cell office:value-type="string" calcext:value-type="string">
            <text:p>2022-02-10T00:00:00Z</text:p>
          </table:table-cell>
          <table:table-cell office:value-type="float" office:value="11654624" calcext:value-type="float">
            <text:p>11654624</text:p>
          </table:table-cell>
          <table:table-cell/>
        </table:table-row>
        <table:table-row table:style-name="ro1">
          <table:table-cell office:value-type="string" calcext:value-type="string">
            <text:p>2022-02-11T00:00:00Z</text:p>
          </table:table-cell>
          <table:table-cell office:value-type="float" office:value="5156966" calcext:value-type="float">
            <text:p>5156966</text:p>
          </table:table-cell>
          <table:table-cell/>
        </table:table-row>
        <table:table-row table:style-name="ro1">
          <table:table-cell office:value-type="string" calcext:value-type="string">
            <text:p>2022-02-12T00:00:00Z</text:p>
          </table:table-cell>
          <table:table-cell office:value-type="float" office:value="3166303" calcext:value-type="float">
            <text:p>3166303</text:p>
          </table:table-cell>
          <table:table-cell/>
        </table:table-row>
        <table:table-row table:style-name="ro1">
          <table:table-cell office:value-type="string" calcext:value-type="string">
            <text:p>2022-02-13T00:00:00Z</text:p>
          </table:table-cell>
          <table:table-cell office:value-type="float" office:value="3192246" calcext:value-type="float">
            <text:p>3192246</text:p>
          </table:table-cell>
          <table:table-cell/>
        </table:table-row>
        <table:table-row table:style-name="ro1">
          <table:table-cell office:value-type="string" calcext:value-type="string">
            <text:p>2022-02-14T00:00:00Z</text:p>
          </table:table-cell>
          <table:table-cell office:value-type="float" office:value="6505312" calcext:value-type="float">
            <text:p>6505312</text:p>
          </table:table-cell>
          <table:table-cell/>
        </table:table-row>
        <table:table-row table:style-name="ro1">
          <table:table-cell office:value-type="string" calcext:value-type="string">
            <text:p>2022-02-15T00:00:00Z</text:p>
          </table:table-cell>
          <table:table-cell office:value-type="float" office:value="5563890" calcext:value-type="float">
            <text:p>5563890</text:p>
          </table:table-cell>
          <table:table-cell/>
        </table:table-row>
        <table:table-row table:style-name="ro1">
          <table:table-cell office:value-type="string" calcext:value-type="string">
            <text:p>2022-02-16T00:00:00Z</text:p>
          </table:table-cell>
          <table:table-cell office:value-type="float" office:value="2878220" calcext:value-type="float">
            <text:p>2878220</text:p>
          </table:table-cell>
          <table:table-cell/>
        </table:table-row>
        <table:table-row table:style-name="ro1">
          <table:table-cell office:value-type="string" calcext:value-type="string">
            <text:p>2022-02-17T00:00:00Z</text:p>
          </table:table-cell>
          <table:table-cell office:value-type="float" office:value="2641119" calcext:value-type="float">
            <text:p>2641119</text:p>
          </table:table-cell>
          <table:table-cell/>
        </table:table-row>
        <table:table-row table:style-name="ro1">
          <table:table-cell office:value-type="string" calcext:value-type="string">
            <text:p>2022-02-18T00:00:00Z</text:p>
          </table:table-cell>
          <table:table-cell office:value-type="float" office:value="3056913" calcext:value-type="float">
            <text:p>3056913</text:p>
          </table:table-cell>
          <table:table-cell/>
        </table:table-row>
        <table:table-row table:style-name="ro1">
          <table:table-cell office:value-type="string" calcext:value-type="string">
            <text:p>2022-02-19T00:00:00Z</text:p>
          </table:table-cell>
          <table:table-cell office:value-type="float" office:value="1582238" calcext:value-type="float">
            <text:p>1582238</text:p>
          </table:table-cell>
          <table:table-cell/>
        </table:table-row>
        <table:table-row table:style-name="ro1">
          <table:table-cell office:value-type="string" calcext:value-type="string">
            <text:p>2022-02-20T00:00:00Z</text:p>
          </table:table-cell>
          <table:table-cell office:value-type="float" office:value="2510853" calcext:value-type="float">
            <text:p>2510853</text:p>
          </table:table-cell>
          <table:table-cell/>
        </table:table-row>
        <table:table-row table:style-name="ro1">
          <table:table-cell office:value-type="string" calcext:value-type="string">
            <text:p>2022-02-21T00:00:00Z</text:p>
          </table:table-cell>
          <table:table-cell office:value-type="float" office:value="2891986" calcext:value-type="float">
            <text:p>2891986</text:p>
          </table:table-cell>
          <table:table-cell/>
        </table:table-row>
        <table:table-row table:style-name="ro1">
          <table:table-cell office:value-type="string" calcext:value-type="string">
            <text:p>2022-02-22T00:00:00Z</text:p>
          </table:table-cell>
          <table:table-cell office:value-type="float" office:value="2485726" calcext:value-type="float">
            <text:p>2485726</text:p>
          </table:table-cell>
          <table:table-cell/>
        </table:table-row>
        <table:table-row table:style-name="ro1">
          <table:table-cell office:value-type="string" calcext:value-type="string">
            <text:p>2022-02-23T00:00:00Z</text:p>
          </table:table-cell>
          <table:table-cell office:value-type="float" office:value="2623036" calcext:value-type="float">
            <text:p>2623036</text:p>
          </table:table-cell>
          <table:table-cell/>
        </table:table-row>
        <table:table-row table:style-name="ro1">
          <table:table-cell office:value-type="string" calcext:value-type="string">
            <text:p>2022-02-24T00:00:00Z</text:p>
          </table:table-cell>
          <table:table-cell office:value-type="float" office:value="4247099" calcext:value-type="float">
            <text:p>4247099</text:p>
          </table:table-cell>
          <table:table-cell/>
        </table:table-row>
        <table:table-row table:style-name="ro1">
          <table:table-cell office:value-type="string" calcext:value-type="string">
            <text:p>2022-02-25T00:00:00Z</text:p>
          </table:table-cell>
          <table:table-cell office:value-type="float" office:value="2187974" calcext:value-type="float">
            <text:p>2187974</text:p>
          </table:table-cell>
          <table:table-cell/>
        </table:table-row>
        <table:table-row table:style-name="ro1">
          <table:table-cell office:value-type="string" calcext:value-type="string">
            <text:p>2022-02-26T00:00:00Z</text:p>
          </table:table-cell>
          <table:table-cell office:value-type="float" office:value="1517198" calcext:value-type="float">
            <text:p>1517198</text:p>
          </table:table-cell>
          <table:table-cell/>
        </table:table-row>
        <table:table-row table:style-name="ro1">
          <table:table-cell office:value-type="string" calcext:value-type="string">
            <text:p>2022-02-27T00:00:00Z</text:p>
          </table:table-cell>
          <table:table-cell office:value-type="float" office:value="2159195" calcext:value-type="float">
            <text:p>2159195</text:p>
          </table:table-cell>
          <table:table-cell/>
        </table:table-row>
        <table:table-row table:style-name="ro1">
          <table:table-cell office:value-type="string" calcext:value-type="string">
            <text:p>2022-02-28T00:00:00Z</text:p>
          </table:table-cell>
          <table:table-cell office:value-type="float" office:value="2341765" calcext:value-type="float">
            <text:p>2341765</text:p>
          </table:table-cell>
          <table:table-cell/>
        </table:table-row>
        <table:table-row table:style-name="ro1">
          <table:table-cell office:value-type="string" calcext:value-type="string">
            <text:p>2022-03-01T00:00:00Z</text:p>
          </table:table-cell>
          <table:table-cell office:value-type="float" office:value="2929062" calcext:value-type="float">
            <text:p>2929062</text:p>
          </table:table-cell>
          <table:table-cell/>
        </table:table-row>
        <table:table-row table:style-name="ro1">
          <table:table-cell office:value-type="string" calcext:value-type="string">
            <text:p>2022-03-02T00:00:00Z</text:p>
          </table:table-cell>
          <table:table-cell office:value-type="float" office:value="2367818" calcext:value-type="float">
            <text:p>2367818</text:p>
          </table:table-cell>
          <table:table-cell/>
        </table:table-row>
        <table:table-row table:style-name="ro1">
          <table:table-cell office:value-type="string" calcext:value-type="string">
            <text:p>2022-03-03T00:00:00Z</text:p>
          </table:table-cell>
          <table:table-cell office:value-type="float" office:value="2005472" calcext:value-type="float">
            <text:p>2005472</text:p>
          </table:table-cell>
          <table:table-cell/>
        </table:table-row>
        <table:table-row table:style-name="ro1">
          <table:table-cell office:value-type="string" calcext:value-type="string">
            <text:p>2022-03-04T00:00:00Z</text:p>
          </table:table-cell>
          <table:table-cell office:value-type="float" office:value="2132370" calcext:value-type="float">
            <text:p>2132370</text:p>
          </table:table-cell>
          <table:table-cell/>
        </table:table-row>
        <table:table-row table:style-name="ro1">
          <table:table-cell office:value-type="string" calcext:value-type="string">
            <text:p>2022-03-05T00:00:00Z</text:p>
          </table:table-cell>
          <table:table-cell office:value-type="float" office:value="1487555" calcext:value-type="float">
            <text:p>1487555</text:p>
          </table:table-cell>
          <table:table-cell/>
        </table:table-row>
        <table:table-row table:style-name="ro1">
          <table:table-cell office:value-type="string" calcext:value-type="string">
            <text:p>2022-03-06T00:00:00Z</text:p>
          </table:table-cell>
          <table:table-cell office:value-type="float" office:value="1791271" calcext:value-type="float">
            <text:p>1791271</text:p>
          </table:table-cell>
          <table:table-cell/>
        </table:table-row>
        <table:table-row table:style-name="ro1">
          <table:table-cell office:value-type="string" calcext:value-type="string">
            <text:p>2022-03-07T00:00:00Z</text:p>
          </table:table-cell>
          <table:table-cell office:value-type="float" office:value="2189955" calcext:value-type="float">
            <text:p>2189955</text:p>
          </table:table-cell>
          <table:table-cell/>
        </table:table-row>
        <table:table-row table:style-name="ro1">
          <table:table-cell office:value-type="string" calcext:value-type="string">
            <text:p>2022-03-08T00:00:00Z</text:p>
          </table:table-cell>
          <table:table-cell office:value-type="float" office:value="1275776" calcext:value-type="float">
            <text:p>1275776</text:p>
          </table:table-cell>
          <table:table-cell/>
        </table:table-row>
        <table:table-row table:style-name="ro1">
          <table:table-cell office:value-type="string" calcext:value-type="string">
            <text:p>2022-03-09T00:00:00Z</text:p>
          </table:table-cell>
          <table:table-cell office:value-type="float" office:value="1544760" calcext:value-type="float">
            <text:p>1544760</text:p>
          </table:table-cell>
          <table:table-cell/>
        </table:table-row>
        <table:table-row table:style-name="ro1">
          <table:table-cell office:value-type="string" calcext:value-type="string">
            <text:p>2022-03-10T00:00:00Z</text:p>
          </table:table-cell>
          <table:table-cell office:value-type="float" office:value="2240933" calcext:value-type="float">
            <text:p>2240933</text:p>
          </table:table-cell>
          <table:table-cell/>
        </table:table-row>
        <table:table-row table:style-name="ro1">
          <table:table-cell office:value-type="string" calcext:value-type="string">
            <text:p>2022-03-11T00:00:00Z</text:p>
          </table:table-cell>
          <table:table-cell office:value-type="float" office:value="1324027" calcext:value-type="float">
            <text:p>1324027</text:p>
          </table:table-cell>
          <table:table-cell/>
        </table:table-row>
        <table:table-row table:style-name="ro1">
          <table:table-cell office:value-type="string" calcext:value-type="string">
            <text:p>2022-03-12T00:00:00Z</text:p>
          </table:table-cell>
          <table:table-cell office:value-type="float" office:value="805050" calcext:value-type="float">
            <text:p>805050</text:p>
          </table:table-cell>
          <table:table-cell/>
        </table:table-row>
        <table:table-row table:style-name="ro1">
          <table:table-cell office:value-type="string" calcext:value-type="string">
            <text:p>2022-03-13T00:00:00Z</text:p>
          </table:table-cell>
          <table:table-cell office:value-type="float" office:value="1370576" calcext:value-type="float">
            <text:p>1370576</text:p>
          </table:table-cell>
          <table:table-cell/>
        </table:table-row>
        <table:table-row table:style-name="ro1">
          <table:table-cell office:value-type="string" calcext:value-type="string">
            <text:p>2022-03-14T00:00:00Z</text:p>
          </table:table-cell>
          <table:table-cell office:value-type="float" office:value="1564333" calcext:value-type="float">
            <text:p>1564333</text:p>
          </table:table-cell>
          <table:table-cell/>
        </table:table-row>
        <table:table-row table:style-name="ro1">
          <table:table-cell office:value-type="string" calcext:value-type="string">
            <text:p>2022-03-15T00:00:00Z</text:p>
          </table:table-cell>
          <table:table-cell office:value-type="float" office:value="2077631" calcext:value-type="float">
            <text:p>2077631</text:p>
          </table:table-cell>
          <table:table-cell/>
        </table:table-row>
        <table:table-row table:style-name="ro1">
          <table:table-cell office:value-type="string" calcext:value-type="string">
            <text:p>2022-03-16T00:00:00Z</text:p>
          </table:table-cell>
          <table:table-cell office:value-type="float" office:value="2224972" calcext:value-type="float">
            <text:p>2224972</text:p>
          </table:table-cell>
          <table:table-cell/>
        </table:table-row>
        <table:table-row table:style-name="ro1">
          <table:table-cell office:value-type="string" calcext:value-type="string">
            <text:p>2022-03-17T00:00:00Z</text:p>
          </table:table-cell>
          <table:table-cell office:value-type="float" office:value="3502950" calcext:value-type="float">
            <text:p>3502950</text:p>
          </table:table-cell>
          <table:table-cell/>
        </table:table-row>
        <table:table-row table:style-name="ro1">
          <table:table-cell office:value-type="string" calcext:value-type="string">
            <text:p>2022-03-18T00:00:00Z</text:p>
          </table:table-cell>
          <table:table-cell office:value-type="float" office:value="5629637" calcext:value-type="float">
            <text:p>5629637</text:p>
          </table:table-cell>
          <table:table-cell/>
        </table:table-row>
        <table:table-row table:style-name="ro1">
          <table:table-cell office:value-type="string" calcext:value-type="string">
            <text:p>2022-03-19T00:00:00Z</text:p>
          </table:table-cell>
          <table:table-cell office:value-type="float" office:value="4122777" calcext:value-type="float">
            <text:p>4122777</text:p>
          </table:table-cell>
          <table:table-cell/>
        </table:table-row>
        <table:table-row table:style-name="ro1">
          <table:table-cell office:value-type="string" calcext:value-type="string">
            <text:p>2022-03-20T00:00:00Z</text:p>
          </table:table-cell>
          <table:table-cell office:value-type="float" office:value="2059285" calcext:value-type="float">
            <text:p>2059285</text:p>
          </table:table-cell>
          <table:table-cell/>
        </table:table-row>
        <table:table-row table:style-name="ro1">
          <table:table-cell office:value-type="string" calcext:value-type="string">
            <text:p>2022-03-21T00:00:00Z</text:p>
          </table:table-cell>
          <table:table-cell office:value-type="float" office:value="2046344" calcext:value-type="float">
            <text:p>2046344</text:p>
          </table:table-cell>
          <table:table-cell/>
        </table:table-row>
        <table:table-row table:style-name="ro1">
          <table:table-cell office:value-type="string" calcext:value-type="string">
            <text:p>2022-03-22T00:00:00Z</text:p>
          </table:table-cell>
          <table:table-cell office:value-type="float" office:value="2269849" calcext:value-type="float">
            <text:p>2269849</text:p>
          </table:table-cell>
          <table:table-cell/>
        </table:table-row>
        <table:table-row table:style-name="ro1">
          <table:table-cell office:value-type="string" calcext:value-type="string">
            <text:p>2022-03-23T00:00:00Z</text:p>
          </table:table-cell>
          <table:table-cell office:value-type="float" office:value="3774065" calcext:value-type="float">
            <text:p>3774065</text:p>
          </table:table-cell>
          <table:table-cell/>
        </table:table-row>
        <table:table-row table:style-name="ro1">
          <table:table-cell office:value-type="string" calcext:value-type="string">
            <text:p>2022-03-24T00:00:00Z</text:p>
          </table:table-cell>
          <table:table-cell office:value-type="float" office:value="2133391" calcext:value-type="float">
            <text:p>2133391</text:p>
          </table:table-cell>
          <table:table-cell/>
        </table:table-row>
        <table:table-row table:style-name="ro1">
          <table:table-cell office:value-type="string" calcext:value-type="string">
            <text:p>2022-03-25T00:00:00Z</text:p>
          </table:table-cell>
          <table:table-cell office:value-type="float" office:value="3831035" calcext:value-type="float">
            <text:p>3831035</text:p>
          </table:table-cell>
          <table:table-cell/>
        </table:table-row>
        <table:table-row table:style-name="ro1">
          <table:table-cell office:value-type="string" calcext:value-type="string">
            <text:p>2022-03-26T00:00:00Z</text:p>
          </table:table-cell>
          <table:table-cell office:value-type="float" office:value="3653143" calcext:value-type="float">
            <text:p>3653143</text:p>
          </table:table-cell>
          <table:table-cell/>
        </table:table-row>
        <table:table-row table:style-name="ro1">
          <table:table-cell office:value-type="string" calcext:value-type="string">
            <text:p>2022-03-27T00:00:00Z</text:p>
          </table:table-cell>
          <table:table-cell office:value-type="float" office:value="4305422" calcext:value-type="float">
            <text:p>4305422</text:p>
          </table:table-cell>
          <table:table-cell/>
        </table:table-row>
        <table:table-row table:style-name="ro1">
          <table:table-cell office:value-type="string" calcext:value-type="string">
            <text:p>2022-03-28T00:00:00Z</text:p>
          </table:table-cell>
          <table:table-cell office:value-type="float" office:value="5563957" calcext:value-type="float">
            <text:p>5563957</text:p>
          </table:table-cell>
          <table:table-cell/>
        </table:table-row>
        <table:table-row table:style-name="ro1">
          <table:table-cell office:value-type="string" calcext:value-type="string">
            <text:p>2022-03-29T00:00:00Z</text:p>
          </table:table-cell>
          <table:table-cell office:value-type="float" office:value="5222932" calcext:value-type="float">
            <text:p>5222932</text:p>
          </table:table-cell>
          <table:table-cell/>
        </table:table-row>
        <table:table-row table:style-name="ro1">
          <table:table-cell office:value-type="string" calcext:value-type="string">
            <text:p>2022-03-30T00:00:00Z</text:p>
          </table:table-cell>
          <table:table-cell office:value-type="float" office:value="3401604" calcext:value-type="float">
            <text:p>3401604</text:p>
          </table:table-cell>
          <table:table-cell/>
        </table:table-row>
        <table:table-row table:style-name="ro1">
          <table:table-cell office:value-type="string" calcext:value-type="string">
            <text:p>2022-03-31T00:00:00Z</text:p>
          </table:table-cell>
          <table:table-cell office:value-type="float" office:value="4105356" calcext:value-type="float">
            <text:p>4105356</text:p>
          </table:table-cell>
          <table:table-cell/>
        </table:table-row>
        <table:table-row table:style-name="ro1">
          <table:table-cell office:value-type="string" calcext:value-type="string">
            <text:p>2022-04-01T00:00:00Z</text:p>
          </table:table-cell>
          <table:table-cell office:value-type="float" office:value="3750544" calcext:value-type="float">
            <text:p>3750544</text:p>
          </table:table-cell>
          <table:table-cell/>
        </table:table-row>
        <table:table-row table:style-name="ro1">
          <table:table-cell office:value-type="string" calcext:value-type="string">
            <text:p>2022-04-02T00:00:00Z</text:p>
          </table:table-cell>
          <table:table-cell office:value-type="float" office:value="2741588" calcext:value-type="float">
            <text:p>2741588</text:p>
          </table:table-cell>
          <table:table-cell/>
        </table:table-row>
        <table:table-row table:style-name="ro1">
          <table:table-cell office:value-type="string" calcext:value-type="string">
            <text:p>2022-04-03T00:00:00Z</text:p>
          </table:table-cell>
          <table:table-cell office:value-type="float" office:value="4116874" calcext:value-type="float">
            <text:p>4116874</text:p>
          </table:table-cell>
          <table:table-cell/>
        </table:table-row>
        <table:table-row table:style-name="ro1">
          <table:table-cell office:value-type="string" calcext:value-type="string">
            <text:p>2022-04-04T00:00:00Z</text:p>
          </table:table-cell>
          <table:table-cell office:value-type="float" office:value="6296867" calcext:value-type="float">
            <text:p>6296867</text:p>
          </table:table-cell>
          <table:table-cell/>
        </table:table-row>
        <table:table-row table:style-name="ro1">
          <table:table-cell office:value-type="string" calcext:value-type="string">
            <text:p>2022-04-05T00:00:00Z</text:p>
          </table:table-cell>
          <table:table-cell office:value-type="float" office:value="5949745" calcext:value-type="float">
            <text:p>5949745</text:p>
          </table:table-cell>
          <table:table-cell/>
        </table:table-row>
        <table:table-row table:style-name="ro1">
          <table:table-cell office:value-type="string" calcext:value-type="string">
            <text:p>2022-04-06T00:00:00Z</text:p>
          </table:table-cell>
          <table:table-cell office:value-type="float" office:value="2836123" calcext:value-type="float">
            <text:p>2836123</text:p>
          </table:table-cell>
          <table:table-cell/>
        </table:table-row>
        <table:table-row table:style-name="ro1">
          <table:table-cell office:value-type="string" calcext:value-type="string">
            <text:p>2022-04-07T00:00:00Z</text:p>
          </table:table-cell>
          <table:table-cell office:value-type="float" office:value="2525806" calcext:value-type="float">
            <text:p>2525806</text:p>
          </table:table-cell>
          <table:table-cell/>
        </table:table-row>
        <table:table-row table:style-name="ro1">
          <table:table-cell office:value-type="string" calcext:value-type="string">
            <text:p>2022-04-08T00:00:00Z</text:p>
          </table:table-cell>
          <table:table-cell office:value-type="float" office:value="9391170" calcext:value-type="float">
            <text:p>9391170</text:p>
          </table:table-cell>
          <table:table-cell/>
        </table:table-row>
        <table:table-row table:style-name="ro1">
          <table:table-cell office:value-type="string" calcext:value-type="string">
            <text:p>2022-04-09T00:00:00Z</text:p>
          </table:table-cell>
          <table:table-cell office:value-type="float" office:value="1665175" calcext:value-type="float">
            <text:p>1665175</text:p>
          </table:table-cell>
          <table:table-cell/>
        </table:table-row>
        <table:table-row table:style-name="ro1">
          <table:table-cell office:value-type="string" calcext:value-type="string">
            <text:p>2022-04-10T00:00:00Z</text:p>
          </table:table-cell>
          <table:table-cell office:value-type="float" office:value="976379" calcext:value-type="float">
            <text:p>976379</text:p>
          </table:table-cell>
          <table:table-cell/>
        </table:table-row>
        <table:table-row table:style-name="ro1">
          <table:table-cell office:value-type="string" calcext:value-type="string">
            <text:p>2022-04-11T00:00:00Z</text:p>
          </table:table-cell>
          <table:table-cell office:value-type="float" office:value="1807494" calcext:value-type="float">
            <text:p>1807494</text:p>
          </table:table-cell>
          <table:table-cell/>
        </table:table-row>
        <table:table-row table:style-name="ro1">
          <table:table-cell office:value-type="string" calcext:value-type="string">
            <text:p>2022-04-12T00:00:00Z</text:p>
          </table:table-cell>
          <table:table-cell office:value-type="float" office:value="3094644" calcext:value-type="float">
            <text:p>3094644</text:p>
          </table:table-cell>
          <table:table-cell/>
        </table:table-row>
        <table:table-row table:style-name="ro1">
          <table:table-cell office:value-type="string" calcext:value-type="string">
            <text:p>2022-04-13T00:00:00Z</text:p>
          </table:table-cell>
          <table:table-cell office:value-type="float" office:value="2779199" calcext:value-type="float">
            <text:p>2779199</text:p>
          </table:table-cell>
          <table:table-cell/>
        </table:table-row>
        <table:table-row table:style-name="ro1">
          <table:table-cell office:value-type="string" calcext:value-type="string">
            <text:p>2022-04-14T00:00:00Z</text:p>
          </table:table-cell>
          <table:table-cell office:value-type="float" office:value="1288641" calcext:value-type="float">
            <text:p>1288641</text:p>
          </table:table-cell>
          <table:table-cell/>
        </table:table-row>
        <table:table-row table:style-name="ro1">
          <table:table-cell office:value-type="string" calcext:value-type="string">
            <text:p>2022-04-15T00:00:00Z</text:p>
          </table:table-cell>
          <table:table-cell office:value-type="float" office:value="1390928" calcext:value-type="float">
            <text:p>1390928</text:p>
          </table:table-cell>
          <table:table-cell/>
        </table:table-row>
        <table:table-row table:style-name="ro1">
          <table:table-cell office:value-type="string" calcext:value-type="string">
            <text:p>2022-04-16T00:00:00Z</text:p>
          </table:table-cell>
          <table:table-cell office:value-type="float" office:value="1137884" calcext:value-type="float">
            <text:p>1137884</text:p>
          </table:table-cell>
          <table:table-cell/>
        </table:table-row>
        <table:table-row table:style-name="ro1">
          <table:table-cell office:value-type="string" calcext:value-type="string">
            <text:p>2022-04-17T00:00:00Z</text:p>
          </table:table-cell>
          <table:table-cell office:value-type="float" office:value="1049532" calcext:value-type="float">
            <text:p>1049532</text:p>
          </table:table-cell>
          <table:table-cell/>
        </table:table-row>
        <table:table-row table:style-name="ro1">
          <table:table-cell office:value-type="string" calcext:value-type="string">
            <text:p>2022-04-18T00:00:00Z</text:p>
          </table:table-cell>
          <table:table-cell office:value-type="float" office:value="1633316" calcext:value-type="float">
            <text:p>1633316</text:p>
          </table:table-cell>
          <table:table-cell/>
        </table:table-row>
        <table:table-row table:style-name="ro1">
          <table:table-cell office:value-type="string" calcext:value-type="string">
            <text:p>2022-04-19T00:00:00Z</text:p>
          </table:table-cell>
          <table:table-cell office:value-type="float" office:value="1062219" calcext:value-type="float">
            <text:p>1062219</text:p>
          </table:table-cell>
          <table:table-cell/>
        </table:table-row>
        <table:table-row table:style-name="ro1">
          <table:table-cell office:value-type="string" calcext:value-type="string">
            <text:p>2022-04-20T00:00:00Z</text:p>
          </table:table-cell>
          <table:table-cell office:value-type="float" office:value="1688874" calcext:value-type="float">
            <text:p>1688874</text:p>
          </table:table-cell>
          <table:table-cell/>
        </table:table-row>
        <table:table-row table:style-name="ro1">
          <table:table-cell office:value-type="string" calcext:value-type="string">
            <text:p>2022-04-21T00:00:00Z</text:p>
          </table:table-cell>
          <table:table-cell office:value-type="float" office:value="1071046" calcext:value-type="float">
            <text:p>1071046</text:p>
          </table:table-cell>
          <table:table-cell/>
        </table:table-row>
        <table:table-row table:style-name="ro1">
          <table:table-cell office:value-type="string" calcext:value-type="string">
            <text:p>2022-04-22T00:00:00Z</text:p>
          </table:table-cell>
          <table:table-cell office:value-type="float" office:value="1327586" calcext:value-type="float">
            <text:p>1327586</text:p>
          </table:table-cell>
          <table:table-cell/>
        </table:table-row>
        <table:table-row table:style-name="ro1">
          <table:table-cell office:value-type="string" calcext:value-type="string">
            <text:p>2022-04-23T00:00:00Z</text:p>
          </table:table-cell>
          <table:table-cell office:value-type="float" office:value="815719" calcext:value-type="float">
            <text:p>815719</text:p>
          </table:table-cell>
          <table:table-cell/>
        </table:table-row>
        <table:table-row table:style-name="ro1">
          <table:table-cell office:value-type="string" calcext:value-type="string">
            <text:p>2022-04-24T00:00:00Z</text:p>
          </table:table-cell>
          <table:table-cell office:value-type="float" office:value="880907" calcext:value-type="float">
            <text:p>880907</text:p>
          </table:table-cell>
          <table:table-cell/>
        </table:table-row>
        <table:table-row table:style-name="ro1">
          <table:table-cell office:value-type="string" calcext:value-type="string">
            <text:p>2022-04-25T00:00:00Z</text:p>
          </table:table-cell>
          <table:table-cell office:value-type="float" office:value="1605528" calcext:value-type="float">
            <text:p>1605528</text:p>
          </table:table-cell>
          <table:table-cell/>
        </table:table-row>
        <table:table-row table:style-name="ro1">
          <table:table-cell office:value-type="string" calcext:value-type="string">
            <text:p>2022-04-26T00:00:00Z</text:p>
          </table:table-cell>
          <table:table-cell office:value-type="float" office:value="12129981" calcext:value-type="float">
            <text:p>12129981</text:p>
          </table:table-cell>
          <table:table-cell/>
        </table:table-row>
        <table:table-row table:style-name="ro1">
          <table:table-cell office:value-type="string" calcext:value-type="string">
            <text:p>2022-04-27T00:00:00Z</text:p>
          </table:table-cell>
          <table:table-cell office:value-type="float" office:value="1089021" calcext:value-type="float">
            <text:p>1089021</text:p>
          </table:table-cell>
          <table:table-cell/>
        </table:table-row>
        <table:table-row table:style-name="ro1">
          <table:table-cell office:value-type="string" calcext:value-type="string">
            <text:p>2022-04-28T00:00:00Z</text:p>
          </table:table-cell>
          <table:table-cell office:value-type="float" office:value="1651820" calcext:value-type="float">
            <text:p>1651820</text:p>
          </table:table-cell>
          <table:table-cell/>
        </table:table-row>
        <table:table-row table:style-name="ro1">
          <table:table-cell office:value-type="string" calcext:value-type="string">
            <text:p>2022-04-29T00:00:00Z</text:p>
          </table:table-cell>
          <table:table-cell office:value-type="float" office:value="1156483" calcext:value-type="float">
            <text:p>1156483</text:p>
          </table:table-cell>
          <table:table-cell/>
        </table:table-row>
        <table:table-row table:style-name="ro1">
          <table:table-cell office:value-type="string" calcext:value-type="string">
            <text:p>2022-04-30T00:00:00Z</text:p>
          </table:table-cell>
          <table:table-cell office:value-type="float" office:value="1250527" calcext:value-type="float">
            <text:p>1250527</text:p>
          </table:table-cell>
          <table:table-cell/>
        </table:table-row>
        <table:table-row table:style-name="ro1">
          <table:table-cell office:value-type="string" calcext:value-type="string">
            <text:p>2022-05-01T00:00:00Z</text:p>
          </table:table-cell>
          <table:table-cell office:value-type="float" office:value="1114748" calcext:value-type="float">
            <text:p>1114748</text:p>
          </table:table-cell>
          <table:table-cell/>
        </table:table-row>
        <table:table-row table:style-name="ro1">
          <table:table-cell office:value-type="string" calcext:value-type="string">
            <text:p>2022-05-02T00:00:00Z</text:p>
          </table:table-cell>
          <table:table-cell office:value-type="float" office:value="1678840" calcext:value-type="float">
            <text:p>1678840</text:p>
          </table:table-cell>
          <table:table-cell/>
        </table:table-row>
        <table:table-row table:style-name="ro1">
          <table:table-cell office:value-type="string" calcext:value-type="string">
            <text:p>2022-05-03T00:00:00Z</text:p>
          </table:table-cell>
          <table:table-cell office:value-type="float" office:value="881321" calcext:value-type="float">
            <text:p>881321</text:p>
          </table:table-cell>
          <table:table-cell/>
        </table:table-row>
        <table:table-row table:style-name="ro1">
          <table:table-cell office:value-type="string" calcext:value-type="string">
            <text:p>2022-05-04T00:00:00Z</text:p>
          </table:table-cell>
          <table:table-cell office:value-type="float" office:value="1753024" calcext:value-type="float">
            <text:p>1753024</text:p>
          </table:table-cell>
          <table:table-cell/>
        </table:table-row>
        <table:table-row table:style-name="ro1">
          <table:table-cell office:value-type="string" calcext:value-type="string">
            <text:p>2022-05-05T00:00:00Z</text:p>
          </table:table-cell>
          <table:table-cell office:value-type="float" office:value="2681915" calcext:value-type="float">
            <text:p>2681915</text:p>
          </table:table-cell>
          <table:table-cell/>
        </table:table-row>
        <table:table-row table:style-name="ro1">
          <table:table-cell office:value-type="string" calcext:value-type="string">
            <text:p>2022-05-06T00:00:00Z</text:p>
          </table:table-cell>
          <table:table-cell office:value-type="float" office:value="1527712" calcext:value-type="float">
            <text:p>1527712</text:p>
          </table:table-cell>
          <table:table-cell/>
        </table:table-row>
        <table:table-row table:style-name="ro1">
          <table:table-cell office:value-type="string" calcext:value-type="string">
            <text:p>2022-05-07T00:00:00Z</text:p>
          </table:table-cell>
          <table:table-cell office:value-type="float" office:value="1798731" calcext:value-type="float">
            <text:p>1798731</text:p>
          </table:table-cell>
          <table:table-cell/>
        </table:table-row>
        <table:table-row table:style-name="ro1">
          <table:table-cell office:value-type="string" calcext:value-type="string">
            <text:p>2022-05-08T00:00:00Z</text:p>
          </table:table-cell>
          <table:table-cell office:value-type="float" office:value="1364879" calcext:value-type="float">
            <text:p>1364879</text:p>
          </table:table-cell>
          <table:table-cell/>
        </table:table-row>
        <table:table-row table:style-name="ro1">
          <table:table-cell office:value-type="string" calcext:value-type="string">
            <text:p>2022-05-09T00:00:00Z</text:p>
          </table:table-cell>
          <table:table-cell office:value-type="float" office:value="2587559" calcext:value-type="float">
            <text:p>2587559</text:p>
          </table:table-cell>
          <table:table-cell/>
        </table:table-row>
        <table:table-row table:style-name="ro1">
          <table:table-cell office:value-type="string" calcext:value-type="string">
            <text:p>2022-05-10T00:00:00Z</text:p>
          </table:table-cell>
          <table:table-cell office:value-type="float" office:value="2671653" calcext:value-type="float">
            <text:p>2671653</text:p>
          </table:table-cell>
          <table:table-cell/>
        </table:table-row>
        <table:table-row table:style-name="ro1">
          <table:table-cell office:value-type="string" calcext:value-type="string">
            <text:p>2022-05-11T00:00:00Z</text:p>
          </table:table-cell>
          <table:table-cell office:value-type="float" office:value="5338164" calcext:value-type="float">
            <text:p>5338164</text:p>
          </table:table-cell>
          <table:table-cell/>
        </table:table-row>
        <table:table-row table:style-name="ro1">
          <table:table-cell office:value-type="string" calcext:value-type="string">
            <text:p>2022-05-12T00:00:00Z</text:p>
          </table:table-cell>
          <table:table-cell office:value-type="float" office:value="5420935" calcext:value-type="float">
            <text:p>5420935</text:p>
          </table:table-cell>
          <table:table-cell/>
        </table:table-row>
        <table:table-row table:style-name="ro1">
          <table:table-cell office:value-type="string" calcext:value-type="string">
            <text:p>2022-05-13T00:00:00Z</text:p>
          </table:table-cell>
          <table:table-cell office:value-type="float" office:value="3211538" calcext:value-type="float">
            <text:p>3211538</text:p>
          </table:table-cell>
          <table:table-cell/>
        </table:table-row>
        <table:table-row table:style-name="ro1">
          <table:table-cell office:value-type="string" calcext:value-type="string">
            <text:p>2022-05-14T00:00:00Z</text:p>
          </table:table-cell>
          <table:table-cell office:value-type="float" office:value="1938278" calcext:value-type="float">
            <text:p>1938278</text:p>
          </table:table-cell>
          <table:table-cell/>
        </table:table-row>
        <table:table-row table:style-name="ro1">
          <table:table-cell office:value-type="string" calcext:value-type="string">
            <text:p>2022-05-15T00:00:00Z</text:p>
          </table:table-cell>
          <table:table-cell office:value-type="float" office:value="1688961" calcext:value-type="float">
            <text:p>1688961</text:p>
          </table:table-cell>
          <table:table-cell/>
        </table:table-row>
        <table:table-row table:style-name="ro1">
          <table:table-cell office:value-type="string" calcext:value-type="string">
            <text:p>2022-05-16T00:00:00Z</text:p>
          </table:table-cell>
          <table:table-cell office:value-type="float" office:value="1570302" calcext:value-type="float">
            <text:p>1570302</text:p>
          </table:table-cell>
          <table:table-cell/>
        </table:table-row>
        <table:table-row table:style-name="ro1">
          <table:table-cell office:value-type="string" calcext:value-type="string">
            <text:p>2022-05-17T00:00:00Z</text:p>
          </table:table-cell>
          <table:table-cell office:value-type="float" office:value="1186640" calcext:value-type="float">
            <text:p>1186640</text:p>
          </table:table-cell>
          <table:table-cell/>
        </table:table-row>
        <table:table-row table:style-name="ro1">
          <table:table-cell office:value-type="string" calcext:value-type="string">
            <text:p>2022-05-18T00:00:00Z</text:p>
          </table:table-cell>
          <table:table-cell office:value-type="float" office:value="915192" calcext:value-type="float">
            <text:p>915192</text:p>
          </table:table-cell>
          <table:table-cell/>
        </table:table-row>
        <table:table-row table:style-name="ro1">
          <table:table-cell office:value-type="string" calcext:value-type="string">
            <text:p>2022-05-19T00:00:00Z</text:p>
          </table:table-cell>
          <table:table-cell office:value-type="float" office:value="1032484" calcext:value-type="float">
            <text:p>1032484</text:p>
          </table:table-cell>
          <table:table-cell/>
        </table:table-row>
        <table:table-row table:style-name="ro1">
          <table:table-cell office:value-type="string" calcext:value-type="string">
            <text:p>2022-05-20T00:00:00Z</text:p>
          </table:table-cell>
          <table:table-cell office:value-type="float" office:value="1381796" calcext:value-type="float">
            <text:p>1381796</text:p>
          </table:table-cell>
          <table:table-cell/>
        </table:table-row>
        <table:table-row table:style-name="ro1">
          <table:table-cell office:value-type="string" calcext:value-type="string">
            <text:p>2022-05-21T00:00:00Z</text:p>
          </table:table-cell>
          <table:table-cell office:value-type="float" office:value="1258574" calcext:value-type="float">
            <text:p>1258574</text:p>
          </table:table-cell>
          <table:table-cell/>
        </table:table-row>
        <table:table-row table:style-name="ro1">
          <table:table-cell office:value-type="string" calcext:value-type="string">
            <text:p>2022-05-22T00:00:00Z</text:p>
          </table:table-cell>
          <table:table-cell office:value-type="float" office:value="1099556" calcext:value-type="float">
            <text:p>1099556</text:p>
          </table:table-cell>
          <table:table-cell/>
        </table:table-row>
        <table:table-row table:style-name="ro1">
          <table:table-cell office:value-type="string" calcext:value-type="string">
            <text:p>2022-05-23T00:00:00Z</text:p>
          </table:table-cell>
          <table:table-cell office:value-type="float" office:value="1404133" calcext:value-type="float">
            <text:p>1404133</text:p>
          </table:table-cell>
          <table:table-cell/>
        </table:table-row>
        <table:table-row table:style-name="ro1">
          <table:table-cell office:value-type="string" calcext:value-type="string">
            <text:p>2022-05-24T00:00:00Z</text:p>
          </table:table-cell>
          <table:table-cell office:value-type="float" office:value="1211113" calcext:value-type="float">
            <text:p>1211113</text:p>
          </table:table-cell>
          <table:table-cell/>
        </table:table-row>
        <table:table-row table:style-name="ro1">
          <table:table-cell office:value-type="string" calcext:value-type="string">
            <text:p>2022-05-25T00:00:00Z</text:p>
          </table:table-cell>
          <table:table-cell office:value-type="float" office:value="1241451" calcext:value-type="float">
            <text:p>1241451</text:p>
          </table:table-cell>
          <table:table-cell/>
        </table:table-row>
        <table:table-row table:style-name="ro1">
          <table:table-cell office:value-type="string" calcext:value-type="string">
            <text:p>2022-05-26T00:00:00Z</text:p>
          </table:table-cell>
          <table:table-cell office:value-type="float" office:value="1221354" calcext:value-type="float">
            <text:p>1221354</text:p>
          </table:table-cell>
          <table:table-cell/>
        </table:table-row>
        <table:table-row table:style-name="ro1">
          <table:table-cell office:value-type="string" calcext:value-type="string">
            <text:p>2022-05-27T00:00:00Z</text:p>
          </table:table-cell>
          <table:table-cell office:value-type="float" office:value="1002643" calcext:value-type="float">
            <text:p>1002643</text:p>
          </table:table-cell>
          <table:table-cell/>
        </table:table-row>
        <table:table-row table:style-name="ro1">
          <table:table-cell office:value-type="string" calcext:value-type="string">
            <text:p>2022-05-28T00:00:00Z</text:p>
          </table:table-cell>
          <table:table-cell office:value-type="float" office:value="517406" calcext:value-type="float">
            <text:p>517406</text:p>
          </table:table-cell>
          <table:table-cell/>
        </table:table-row>
        <table:table-row table:style-name="ro1">
          <table:table-cell office:value-type="string" calcext:value-type="string">
            <text:p>2022-05-29T00:00:00Z</text:p>
          </table:table-cell>
          <table:table-cell office:value-type="float" office:value="955290" calcext:value-type="float">
            <text:p>955290</text:p>
          </table:table-cell>
          <table:table-cell/>
        </table:table-row>
        <table:table-row table:style-name="ro1">
          <table:table-cell office:value-type="string" calcext:value-type="string">
            <text:p>2022-05-30T00:00:00Z</text:p>
          </table:table-cell>
          <table:table-cell office:value-type="float" office:value="2834636" calcext:value-type="float">
            <text:p>2834636</text:p>
          </table:table-cell>
          <table:table-cell/>
        </table:table-row>
        <table:table-row table:style-name="ro1">
          <table:table-cell office:value-type="string" calcext:value-type="string">
            <text:p>2022-05-31T00:00:00Z</text:p>
          </table:table-cell>
          <table:table-cell office:value-type="float" office:value="3836155" calcext:value-type="float">
            <text:p>3836155</text:p>
          </table:table-cell>
          <table:table-cell/>
        </table:table-row>
        <table:table-row table:style-name="ro1">
          <table:table-cell office:value-type="string" calcext:value-type="string">
            <text:p>2022-06-01T00:00:00Z</text:p>
          </table:table-cell>
          <table:table-cell office:value-type="float" office:value="1217992" calcext:value-type="float">
            <text:p>1217992</text:p>
          </table:table-cell>
          <table:table-cell/>
        </table:table-row>
        <table:table-row table:style-name="ro1">
          <table:table-cell office:value-type="string" calcext:value-type="string">
            <text:p>2022-06-02T00:00:00Z</text:p>
          </table:table-cell>
          <table:table-cell office:value-type="float" office:value="1998639" calcext:value-type="float">
            <text:p>1998639</text:p>
          </table:table-cell>
          <table:table-cell/>
        </table:table-row>
        <table:table-row table:style-name="ro1">
          <table:table-cell office:value-type="string" calcext:value-type="string">
            <text:p>2022-06-03T00:00:00Z</text:p>
          </table:table-cell>
          <table:table-cell office:value-type="float" office:value="1184140" calcext:value-type="float">
            <text:p>1184140</text:p>
          </table:table-cell>
          <table:table-cell/>
        </table:table-row>
        <table:table-row table:style-name="ro1">
          <table:table-cell office:value-type="string" calcext:value-type="string">
            <text:p>2022-06-04T00:00:00Z</text:p>
          </table:table-cell>
          <table:table-cell office:value-type="float" office:value="670279" calcext:value-type="float">
            <text:p>670279</text:p>
          </table:table-cell>
          <table:table-cell/>
        </table:table-row>
        <table:table-row table:style-name="ro1">
          <table:table-cell office:value-type="string" calcext:value-type="string">
            <text:p>2022-06-05T00:00:00Z</text:p>
          </table:table-cell>
          <table:table-cell office:value-type="float" office:value="1059221" calcext:value-type="float">
            <text:p>1059221</text:p>
          </table:table-cell>
          <table:table-cell/>
        </table:table-row>
        <table:table-row table:style-name="ro1">
          <table:table-cell office:value-type="string" calcext:value-type="string">
            <text:p>2022-06-06T00:00:00Z</text:p>
          </table:table-cell>
          <table:table-cell office:value-type="float" office:value="1168196" calcext:value-type="float">
            <text:p>1168196</text:p>
          </table:table-cell>
          <table:table-cell/>
        </table:table-row>
        <table:table-row table:style-name="ro1">
          <table:table-cell office:value-type="string" calcext:value-type="string">
            <text:p>2022-06-07T00:00:00Z</text:p>
          </table:table-cell>
          <table:table-cell office:value-type="float" office:value="1525464" calcext:value-type="float">
            <text:p>1525464</text:p>
          </table:table-cell>
          <table:table-cell/>
        </table:table-row>
        <table:table-row table:style-name="ro1">
          <table:table-cell office:value-type="string" calcext:value-type="string">
            <text:p>2022-06-08T00:00:00Z</text:p>
          </table:table-cell>
          <table:table-cell office:value-type="float" office:value="1388995" calcext:value-type="float">
            <text:p>1388995</text:p>
          </table:table-cell>
          <table:table-cell/>
        </table:table-row>
        <table:table-row table:style-name="ro1">
          <table:table-cell office:value-type="string" calcext:value-type="string">
            <text:p>2022-06-09T00:00:00Z</text:p>
          </table:table-cell>
          <table:table-cell office:value-type="float" office:value="827044" calcext:value-type="float">
            <text:p>827044</text:p>
          </table:table-cell>
          <table:table-cell/>
        </table:table-row>
        <table:table-row table:style-name="ro1">
          <table:table-cell office:value-type="string" calcext:value-type="string">
            <text:p>2022-06-10T00:00:00Z</text:p>
          </table:table-cell>
          <table:table-cell office:value-type="float" office:value="919515" calcext:value-type="float">
            <text:p>919515</text:p>
          </table:table-cell>
          <table:table-cell/>
        </table:table-row>
        <table:table-row table:style-name="ro1">
          <table:table-cell office:value-type="string" calcext:value-type="string">
            <text:p>2022-06-11T00:00:00Z</text:p>
          </table:table-cell>
          <table:table-cell office:value-type="float" office:value="935561" calcext:value-type="float">
            <text:p>935561</text:p>
          </table:table-cell>
          <table:table-cell/>
        </table:table-row>
        <table:table-row table:style-name="ro1">
          <table:table-cell office:value-type="string" calcext:value-type="string">
            <text:p>2022-06-12T00:00:00Z</text:p>
          </table:table-cell>
          <table:table-cell office:value-type="float" office:value="1184542" calcext:value-type="float">
            <text:p>1184542</text:p>
          </table:table-cell>
          <table:table-cell/>
        </table:table-row>
        <table:table-row table:style-name="ro1">
          <table:table-cell office:value-type="string" calcext:value-type="string">
            <text:p>2022-06-13T00:00:00Z</text:p>
          </table:table-cell>
          <table:table-cell office:value-type="float" office:value="2726523" calcext:value-type="float">
            <text:p>2726523</text:p>
          </table:table-cell>
          <table:table-cell/>
        </table:table-row>
        <table:table-row table:style-name="ro1">
          <table:table-cell office:value-type="string" calcext:value-type="string">
            <text:p>2022-06-14T00:00:00Z</text:p>
          </table:table-cell>
          <table:table-cell office:value-type="float" office:value="2037084" calcext:value-type="float">
            <text:p>2037084</text:p>
          </table:table-cell>
          <table:table-cell/>
        </table:table-row>
        <table:table-row table:style-name="ro1">
          <table:table-cell office:value-type="string" calcext:value-type="string">
            <text:p>2022-06-15T00:00:00Z</text:p>
          </table:table-cell>
          <table:table-cell office:value-type="float" office:value="2068857" calcext:value-type="float">
            <text:p>2068857</text:p>
          </table:table-cell>
          <table:table-cell/>
        </table:table-row>
        <table:table-row table:style-name="ro1">
          <table:table-cell office:value-type="string" calcext:value-type="string">
            <text:p>2022-06-16T00:00:00Z</text:p>
          </table:table-cell>
          <table:table-cell office:value-type="float" office:value="1012275" calcext:value-type="float">
            <text:p>1012275</text:p>
          </table:table-cell>
          <table:table-cell/>
        </table:table-row>
        <table:table-row table:style-name="ro1">
          <table:table-cell office:value-type="string" calcext:value-type="string">
            <text:p>2022-06-17T00:00:00Z</text:p>
          </table:table-cell>
          <table:table-cell office:value-type="float" office:value="956587" calcext:value-type="float">
            <text:p>956587</text:p>
          </table:table-cell>
          <table:table-cell/>
        </table:table-row>
        <table:table-row table:style-name="ro1">
          <table:table-cell office:value-type="string" calcext:value-type="string">
            <text:p>2022-06-18T00:00:00Z</text:p>
          </table:table-cell>
          <table:table-cell office:value-type="float" office:value="1738422" calcext:value-type="float">
            <text:p>1738422</text:p>
          </table:table-cell>
          <table:table-cell/>
        </table:table-row>
        <table:table-row table:style-name="ro1">
          <table:table-cell office:value-type="string" calcext:value-type="string">
            <text:p>2022-06-19T00:00:00Z</text:p>
          </table:table-cell>
          <table:table-cell office:value-type="float" office:value="2536283" calcext:value-type="float">
            <text:p>2536283</text:p>
          </table:table-cell>
          <table:table-cell/>
        </table:table-row>
        <table:table-row table:style-name="ro1">
          <table:table-cell office:value-type="string" calcext:value-type="string">
            <text:p>2022-06-20T00:00:00Z</text:p>
          </table:table-cell>
          <table:table-cell office:value-type="float" office:value="1282384" calcext:value-type="float">
            <text:p>1282384</text:p>
          </table:table-cell>
          <table:table-cell/>
        </table:table-row>
        <table:table-row table:style-name="ro1">
          <table:table-cell office:value-type="string" calcext:value-type="string">
            <text:p>2022-06-21T00:00:00Z</text:p>
          </table:table-cell>
          <table:table-cell office:value-type="float" office:value="1009935" calcext:value-type="float">
            <text:p>1009935</text:p>
          </table:table-cell>
          <table:table-cell/>
        </table:table-row>
        <table:table-row table:style-name="ro1">
          <table:table-cell office:value-type="string" calcext:value-type="string">
            <text:p>2022-06-22T00:00:00Z</text:p>
          </table:table-cell>
          <table:table-cell office:value-type="float" office:value="1090053" calcext:value-type="float">
            <text:p>1090053</text:p>
          </table:table-cell>
          <table:table-cell/>
        </table:table-row>
        <table:table-row table:style-name="ro1">
          <table:table-cell office:value-type="string" calcext:value-type="string">
            <text:p>2022-06-23T00:00:00Z</text:p>
          </table:table-cell>
          <table:table-cell office:value-type="float" office:value="716916" calcext:value-type="float">
            <text:p>716916</text:p>
          </table:table-cell>
          <table:table-cell/>
        </table:table-row>
        <table:table-row table:style-name="ro1">
          <table:table-cell office:value-type="string" calcext:value-type="string">
            <text:p>2022-06-24T00:00:00Z</text:p>
          </table:table-cell>
          <table:table-cell office:value-type="float" office:value="805467" calcext:value-type="float">
            <text:p>805467</text:p>
          </table:table-cell>
          <table:table-cell/>
        </table:table-row>
        <table:table-row table:style-name="ro1">
          <table:table-cell office:value-type="string" calcext:value-type="string">
            <text:p>2022-06-25T00:00:00Z</text:p>
          </table:table-cell>
          <table:table-cell office:value-type="float" office:value="1331376" calcext:value-type="float">
            <text:p>1331376</text:p>
          </table:table-cell>
          <table:table-cell/>
        </table:table-row>
        <table:table-row table:style-name="ro1">
          <table:table-cell office:value-type="string" calcext:value-type="string">
            <text:p>2022-06-26T00:00:00Z</text:p>
          </table:table-cell>
          <table:table-cell office:value-type="float" office:value="952177" calcext:value-type="float">
            <text:p>952177</text:p>
          </table:table-cell>
          <table:table-cell/>
        </table:table-row>
        <table:table-row table:style-name="ro1">
          <table:table-cell office:value-type="string" calcext:value-type="string">
            <text:p>2022-06-27T00:00:00Z</text:p>
          </table:table-cell>
          <table:table-cell office:value-type="float" office:value="837561" calcext:value-type="float">
            <text:p>837561</text:p>
          </table:table-cell>
          <table:table-cell/>
        </table:table-row>
        <table:table-row table:style-name="ro1">
          <table:table-cell office:value-type="string" calcext:value-type="string">
            <text:p>2022-06-28T00:00:00Z</text:p>
          </table:table-cell>
          <table:table-cell office:value-type="float" office:value="722835" calcext:value-type="float">
            <text:p>722835</text:p>
          </table:table-cell>
          <table:table-cell/>
        </table:table-row>
        <table:table-row table:style-name="ro1">
          <table:table-cell office:value-type="string" calcext:value-type="string">
            <text:p>2022-06-29T00:00:00Z</text:p>
          </table:table-cell>
          <table:table-cell office:value-type="float" office:value="933128" calcext:value-type="float">
            <text:p>933128</text:p>
          </table:table-cell>
          <table:table-cell/>
        </table:table-row>
        <table:table-row table:style-name="ro1">
          <table:table-cell office:value-type="string" calcext:value-type="string">
            <text:p>2022-06-30T00:00:00Z</text:p>
          </table:table-cell>
          <table:table-cell office:value-type="float" office:value="1195072" calcext:value-type="float">
            <text:p>1195072</text:p>
          </table:table-cell>
          <table:table-cell/>
        </table:table-row>
        <table:table-row table:style-name="ro1">
          <table:table-cell office:value-type="string" calcext:value-type="string">
            <text:p>2022-07-01T00:00:00Z</text:p>
          </table:table-cell>
          <table:table-cell office:value-type="float" office:value="796802" calcext:value-type="float">
            <text:p>796802</text:p>
          </table:table-cell>
          <table:table-cell/>
        </table:table-row>
        <table:table-row table:style-name="ro1">
          <table:table-cell office:value-type="string" calcext:value-type="string">
            <text:p>2022-07-02T00:00:00Z</text:p>
          </table:table-cell>
          <table:table-cell office:value-type="float" office:value="622057" calcext:value-type="float">
            <text:p>622057</text:p>
          </table:table-cell>
          <table:table-cell/>
        </table:table-row>
        <table:table-row table:style-name="ro1">
          <table:table-cell office:value-type="string" calcext:value-type="string">
            <text:p>2022-07-03T00:00:00Z</text:p>
          </table:table-cell>
          <table:table-cell office:value-type="float" office:value="475862" calcext:value-type="float">
            <text:p>475862</text:p>
          </table:table-cell>
          <table:table-cell/>
        </table:table-row>
        <table:table-row table:style-name="ro1">
          <table:table-cell office:value-type="string" calcext:value-type="string">
            <text:p>2022-07-04T00:00:00Z</text:p>
          </table:table-cell>
          <table:table-cell office:value-type="float" office:value="437719" calcext:value-type="float">
            <text:p>437719</text:p>
          </table:table-cell>
          <table:table-cell/>
        </table:table-row>
        <table:table-row table:style-name="ro1">
          <table:table-cell office:value-type="string" calcext:value-type="string">
            <text:p>2022-07-05T00:00:00Z</text:p>
          </table:table-cell>
          <table:table-cell office:value-type="float" office:value="615815" calcext:value-type="float">
            <text:p>615815</text:p>
          </table:table-cell>
          <table:table-cell/>
        </table:table-row>
        <table:table-row table:style-name="ro1">
          <table:table-cell office:value-type="string" calcext:value-type="string">
            <text:p>2022-07-06T00:00:00Z</text:p>
          </table:table-cell>
          <table:table-cell office:value-type="float" office:value="770387" calcext:value-type="float">
            <text:p>770387</text:p>
          </table:table-cell>
          <table:table-cell/>
        </table:table-row>
        <table:table-row table:style-name="ro1">
          <table:table-cell office:value-type="string" calcext:value-type="string">
            <text:p>2022-07-07T00:00:00Z</text:p>
          </table:table-cell>
          <table:table-cell office:value-type="float" office:value="855229" calcext:value-type="float">
            <text:p>855229</text:p>
          </table:table-cell>
          <table:table-cell/>
        </table:table-row>
        <table:table-row table:style-name="ro1">
          <table:table-cell office:value-type="string" calcext:value-type="string">
            <text:p>2022-07-08T00:00:00Z</text:p>
          </table:table-cell>
          <table:table-cell office:value-type="float" office:value="814862" calcext:value-type="float">
            <text:p>814862</text:p>
          </table:table-cell>
          <table:table-cell/>
        </table:table-row>
        <table:table-row table:style-name="ro1">
          <table:table-cell office:value-type="string" calcext:value-type="string">
            <text:p>2022-07-09T00:00:00Z</text:p>
          </table:table-cell>
          <table:table-cell office:value-type="float" office:value="479451" calcext:value-type="float">
            <text:p>479451</text:p>
          </table:table-cell>
          <table:table-cell/>
        </table:table-row>
        <table:table-row table:style-name="ro1">
          <table:table-cell office:value-type="string" calcext:value-type="string">
            <text:p>2022-07-10T00:00:00Z</text:p>
          </table:table-cell>
          <table:table-cell office:value-type="float" office:value="584868" calcext:value-type="float">
            <text:p>584868</text:p>
          </table:table-cell>
          <table:table-cell/>
        </table:table-row>
        <table:table-row table:style-name="ro1">
          <table:table-cell office:value-type="string" calcext:value-type="string">
            <text:p>2022-07-11T00:00:00Z</text:p>
          </table:table-cell>
          <table:table-cell office:value-type="float" office:value="670226" calcext:value-type="float">
            <text:p>670226</text:p>
          </table:table-cell>
          <table:table-cell/>
        </table:table-row>
        <table:table-row table:style-name="ro1">
          <table:table-cell office:value-type="string" calcext:value-type="string">
            <text:p>2022-07-12T00:00:00Z</text:p>
          </table:table-cell>
          <table:table-cell office:value-type="float" office:value="691479" calcext:value-type="float">
            <text:p>691479</text:p>
          </table:table-cell>
          <table:table-cell/>
        </table:table-row>
        <table:table-row table:style-name="ro1">
          <table:table-cell office:value-type="string" calcext:value-type="string">
            <text:p>2022-07-13T00:00:00Z</text:p>
          </table:table-cell>
          <table:table-cell office:value-type="float" office:value="685476" calcext:value-type="float">
            <text:p>685476</text:p>
          </table:table-cell>
          <table:table-cell/>
        </table:table-row>
        <table:table-row table:style-name="ro1">
          <table:table-cell office:value-type="string" calcext:value-type="string">
            <text:p>2022-07-14T00:00:00Z</text:p>
          </table:table-cell>
          <table:table-cell office:value-type="float" office:value="598418" calcext:value-type="float">
            <text:p>598418</text:p>
          </table:table-cell>
          <table:table-cell/>
        </table:table-row>
        <table:table-row table:style-name="ro1">
          <table:table-cell office:value-type="string" calcext:value-type="string">
            <text:p>2022-07-15T00:00:00Z</text:p>
          </table:table-cell>
          <table:table-cell office:value-type="float" office:value="556573" calcext:value-type="float">
            <text:p>556573</text:p>
          </table:table-cell>
          <table:table-cell/>
        </table:table-row>
        <table:table-row table:style-name="ro1">
          <table:table-cell office:value-type="string" calcext:value-type="string">
            <text:p>2022-07-16T00:00:00Z</text:p>
          </table:table-cell>
          <table:table-cell office:value-type="float" office:value="546863" calcext:value-type="float">
            <text:p>546863</text:p>
          </table:table-cell>
          <table:table-cell/>
        </table:table-row>
        <table:table-row table:style-name="ro1">
          <table:table-cell office:value-type="string" calcext:value-type="string">
            <text:p>2022-07-17T00:00:00Z</text:p>
          </table:table-cell>
          <table:table-cell office:value-type="float" office:value="510617" calcext:value-type="float">
            <text:p>510617</text:p>
          </table:table-cell>
          <table:table-cell/>
        </table:table-row>
        <table:table-row table:style-name="ro1">
          <table:table-cell office:value-type="string" calcext:value-type="string">
            <text:p>2022-07-18T00:00:00Z</text:p>
          </table:table-cell>
          <table:table-cell office:value-type="float" office:value="801228" calcext:value-type="float">
            <text:p>801228</text:p>
          </table:table-cell>
          <table:table-cell/>
        </table:table-row>
        <table:table-row table:style-name="ro1">
          <table:table-cell office:value-type="string" calcext:value-type="string">
            <text:p>2022-07-19T00:00:00Z</text:p>
          </table:table-cell>
          <table:table-cell office:value-type="float" office:value="807030" calcext:value-type="float">
            <text:p>807030</text:p>
          </table:table-cell>
          <table:table-cell/>
        </table:table-row>
        <table:table-row table:style-name="ro1">
          <table:table-cell office:value-type="string" calcext:value-type="string">
            <text:p>2022-07-20T00:00:00Z</text:p>
          </table:table-cell>
          <table:table-cell office:value-type="float" office:value="746506" calcext:value-type="float">
            <text:p>746506</text:p>
          </table:table-cell>
          <table:table-cell/>
        </table:table-row>
        <table:table-row table:style-name="ro1">
          <table:table-cell office:value-type="string" calcext:value-type="string">
            <text:p>2022-07-21T00:00:00Z</text:p>
          </table:table-cell>
          <table:table-cell office:value-type="float" office:value="619358" calcext:value-type="float">
            <text:p>619358</text:p>
          </table:table-cell>
          <table:table-cell/>
        </table:table-row>
        <table:table-row table:style-name="ro1">
          <table:table-cell office:value-type="string" calcext:value-type="string">
            <text:p>2022-07-22T00:00:00Z</text:p>
          </table:table-cell>
          <table:table-cell office:value-type="float" office:value="815101" calcext:value-type="float">
            <text:p>815101</text:p>
          </table:table-cell>
          <table:table-cell/>
        </table:table-row>
        <table:table-row table:style-name="ro1">
          <table:table-cell office:value-type="string" calcext:value-type="string">
            <text:p>2022-07-23T00:00:00Z</text:p>
          </table:table-cell>
          <table:table-cell office:value-type="float" office:value="596471" calcext:value-type="float">
            <text:p>596471</text:p>
          </table:table-cell>
          <table:table-cell/>
        </table:table-row>
        <table:table-row table:style-name="ro1">
          <table:table-cell office:value-type="string" calcext:value-type="string">
            <text:p>2022-07-24T00:00:00Z</text:p>
          </table:table-cell>
          <table:table-cell office:value-type="float" office:value="432967" calcext:value-type="float">
            <text:p>432967</text:p>
          </table:table-cell>
          <table:table-cell/>
        </table:table-row>
        <table:table-row table:style-name="ro1">
          <table:table-cell office:value-type="string" calcext:value-type="string">
            <text:p>2022-07-25T00:00:00Z</text:p>
          </table:table-cell>
          <table:table-cell office:value-type="float" office:value="582598" calcext:value-type="float">
            <text:p>582598</text:p>
          </table:table-cell>
          <table:table-cell/>
        </table:table-row>
        <table:table-row table:style-name="ro1">
          <table:table-cell office:value-type="string" calcext:value-type="string">
            <text:p>2022-07-26T00:00:00Z</text:p>
          </table:table-cell>
          <table:table-cell office:value-type="float" office:value="480468" calcext:value-type="float">
            <text:p>480468</text:p>
          </table:table-cell>
          <table:table-cell/>
        </table:table-row>
        <table:table-row table:style-name="ro1">
          <table:table-cell office:value-type="string" calcext:value-type="string">
            <text:p>2022-07-27T00:00:00Z</text:p>
          </table:table-cell>
          <table:table-cell office:value-type="float" office:value="656480" calcext:value-type="float">
            <text:p>656480</text:p>
          </table:table-cell>
          <table:table-cell/>
        </table:table-row>
        <table:table-row table:style-name="ro1">
          <table:table-cell office:value-type="string" calcext:value-type="string">
            <text:p>2022-07-28T00:00:00Z</text:p>
          </table:table-cell>
          <table:table-cell office:value-type="float" office:value="759878" calcext:value-type="float">
            <text:p>759878</text:p>
          </table:table-cell>
          <table:table-cell/>
        </table:table-row>
        <table:table-row table:style-name="ro1">
          <table:table-cell office:value-type="string" calcext:value-type="string">
            <text:p>2022-07-29T00:00:00Z</text:p>
          </table:table-cell>
          <table:table-cell office:value-type="float" office:value="1850971" calcext:value-type="float">
            <text:p>1850971</text:p>
          </table:table-cell>
          <table:table-cell/>
        </table:table-row>
        <table:table-row table:style-name="ro1">
          <table:table-cell office:value-type="string" calcext:value-type="string">
            <text:p>2022-07-30T00:00:00Z</text:p>
          </table:table-cell>
          <table:table-cell office:value-type="float" office:value="939683" calcext:value-type="float">
            <text:p>939683</text:p>
          </table:table-cell>
          <table:table-cell/>
        </table:table-row>
        <table:table-row table:style-name="ro1">
          <table:table-cell office:value-type="string" calcext:value-type="string">
            <text:p>2022-07-31T00:00:00Z</text:p>
          </table:table-cell>
          <table:table-cell office:value-type="float" office:value="801195" calcext:value-type="float">
            <text:p>801195</text:p>
          </table:table-cell>
          <table:table-cell/>
        </table:table-row>
        <table:table-row table:style-name="ro1">
          <table:table-cell office:value-type="string" calcext:value-type="string">
            <text:p>2022-08-01T00:00:00Z</text:p>
          </table:table-cell>
          <table:table-cell office:value-type="float" office:value="687530" calcext:value-type="float">
            <text:p>687530</text:p>
          </table:table-cell>
          <table:table-cell/>
        </table:table-row>
        <table:table-row table:style-name="ro1">
          <table:table-cell office:value-type="string" calcext:value-type="string">
            <text:p>2022-08-02T00:00:00Z</text:p>
          </table:table-cell>
          <table:table-cell office:value-type="float" office:value="656197" calcext:value-type="float">
            <text:p>656197</text:p>
          </table:table-cell>
          <table:table-cell/>
        </table:table-row>
        <table:table-row table:style-name="ro1">
          <table:table-cell office:value-type="string" calcext:value-type="string">
            <text:p>2022-08-03T00:00:00Z</text:p>
          </table:table-cell>
          <table:table-cell office:value-type="float" office:value="850923" calcext:value-type="float">
            <text:p>850923</text:p>
          </table:table-cell>
          <table:table-cell/>
        </table:table-row>
        <table:table-row table:style-name="ro1">
          <table:table-cell office:value-type="string" calcext:value-type="string">
            <text:p>2022-08-04T00:00:00Z</text:p>
          </table:table-cell>
          <table:table-cell office:value-type="float" office:value="1114901" calcext:value-type="float">
            <text:p>1114901</text:p>
          </table:table-cell>
          <table:table-cell/>
        </table:table-row>
        <table:table-row table:style-name="ro1">
          <table:table-cell office:value-type="string" calcext:value-type="string">
            <text:p>2022-08-05T00:00:00Z</text:p>
          </table:table-cell>
          <table:table-cell office:value-type="float" office:value="904869" calcext:value-type="float">
            <text:p>904869</text:p>
          </table:table-cell>
          <table:table-cell/>
        </table:table-row>
        <table:table-row table:style-name="ro1">
          <table:table-cell office:value-type="string" calcext:value-type="string">
            <text:p>2022-08-06T00:00:00Z</text:p>
          </table:table-cell>
          <table:table-cell office:value-type="float" office:value="490094" calcext:value-type="float">
            <text:p>490094</text:p>
          </table:table-cell>
          <table:table-cell/>
        </table:table-row>
        <table:table-row table:style-name="ro1">
          <table:table-cell office:value-type="string" calcext:value-type="string">
            <text:p>2022-08-07T00:00:00Z</text:p>
          </table:table-cell>
          <table:table-cell office:value-type="float" office:value="608123" calcext:value-type="float">
            <text:p>608123</text:p>
          </table:table-cell>
          <table:table-cell/>
        </table:table-row>
        <table:table-row table:style-name="ro1">
          <table:table-cell office:value-type="string" calcext:value-type="string">
            <text:p>2022-08-08T00:00:00Z</text:p>
          </table:table-cell>
          <table:table-cell office:value-type="float" office:value="612769" calcext:value-type="float">
            <text:p>612769</text:p>
          </table:table-cell>
          <table:table-cell/>
        </table:table-row>
        <table:table-row table:style-name="ro1">
          <table:table-cell office:value-type="string" calcext:value-type="string">
            <text:p>2022-08-09T00:00:00Z</text:p>
          </table:table-cell>
          <table:table-cell office:value-type="float" office:value="593422" calcext:value-type="float">
            <text:p>593422</text:p>
          </table:table-cell>
          <table:table-cell/>
        </table:table-row>
        <table:table-row table:style-name="ro1">
          <table:table-cell office:value-type="string" calcext:value-type="string">
            <text:p>2022-08-10T00:00:00Z</text:p>
          </table:table-cell>
          <table:table-cell office:value-type="float" office:value="725122" calcext:value-type="float">
            <text:p>725122</text:p>
          </table:table-cell>
          <table:table-cell/>
        </table:table-row>
        <table:table-row table:style-name="ro1">
          <table:table-cell office:value-type="string" calcext:value-type="string">
            <text:p>2022-08-11T00:00:00Z</text:p>
          </table:table-cell>
          <table:table-cell office:value-type="float" office:value="57617940" calcext:value-type="float">
            <text:p>57617940</text:p>
          </table:table-cell>
          <table:table-cell/>
        </table:table-row>
        <table:table-row table:style-name="ro1">
          <table:table-cell office:value-type="string" calcext:value-type="string">
            <text:p>2022-08-12T00:00:00Z</text:p>
          </table:table-cell>
          <table:table-cell office:value-type="float" office:value="489661" calcext:value-type="float">
            <text:p>489661</text:p>
          </table:table-cell>
          <table:table-cell/>
        </table:table-row>
        <table:table-row table:style-name="ro1">
          <table:table-cell office:value-type="string" calcext:value-type="string">
            <text:p>2022-08-13T00:00:00Z</text:p>
          </table:table-cell>
          <table:table-cell office:value-type="float" office:value="509837" calcext:value-type="float">
            <text:p>509837</text:p>
          </table:table-cell>
          <table:table-cell/>
        </table:table-row>
        <table:table-row table:style-name="ro1">
          <table:table-cell office:value-type="string" calcext:value-type="string">
            <text:p>2022-08-14T00:00:00Z</text:p>
          </table:table-cell>
          <table:table-cell office:value-type="float" office:value="485662" calcext:value-type="float">
            <text:p>485662</text:p>
          </table:table-cell>
          <table:table-cell/>
        </table:table-row>
        <table:table-row table:style-name="ro1">
          <table:table-cell office:value-type="string" calcext:value-type="string">
            <text:p>2022-08-15T00:00:00Z</text:p>
          </table:table-cell>
          <table:table-cell office:value-type="float" office:value="592150" calcext:value-type="float">
            <text:p>592150</text:p>
          </table:table-cell>
          <table:table-cell/>
        </table:table-row>
        <table:table-row table:style-name="ro1">
          <table:table-cell office:value-type="string" calcext:value-type="string">
            <text:p>2022-08-16T00:00:00Z</text:p>
          </table:table-cell>
          <table:table-cell office:value-type="float" office:value="442924" calcext:value-type="float">
            <text:p>442924</text:p>
          </table:table-cell>
          <table:table-cell/>
        </table:table-row>
        <table:table-row table:style-name="ro1">
          <table:table-cell office:value-type="string" calcext:value-type="string">
            <text:p>2022-08-17T00:00:00Z</text:p>
          </table:table-cell>
          <table:table-cell office:value-type="float" office:value="565012" calcext:value-type="float">
            <text:p>565012</text:p>
          </table:table-cell>
          <table:table-cell/>
        </table:table-row>
        <table:table-row table:style-name="ro1">
          <table:table-cell office:value-type="string" calcext:value-type="string">
            <text:p>2022-08-18T00:00:00Z</text:p>
          </table:table-cell>
          <table:table-cell office:value-type="float" office:value="549608" calcext:value-type="float">
            <text:p>549608</text:p>
          </table:table-cell>
          <table:table-cell/>
        </table:table-row>
        <table:table-row table:style-name="ro1">
          <table:table-cell office:value-type="string" calcext:value-type="string">
            <text:p>2022-08-19T00:00:00Z</text:p>
          </table:table-cell>
          <table:table-cell office:value-type="float" office:value="992412" calcext:value-type="float">
            <text:p>992412</text:p>
          </table:table-cell>
          <table:table-cell/>
        </table:table-row>
        <table:table-row table:style-name="ro1">
          <table:table-cell office:value-type="string" calcext:value-type="string">
            <text:p>2022-08-20T00:00:00Z</text:p>
          </table:table-cell>
          <table:table-cell office:value-type="float" office:value="660743" calcext:value-type="float">
            <text:p>660743</text:p>
          </table:table-cell>
          <table:table-cell/>
        </table:table-row>
        <table:table-row table:style-name="ro1">
          <table:table-cell office:value-type="string" calcext:value-type="string">
            <text:p>2022-08-21T00:00:00Z</text:p>
          </table:table-cell>
          <table:table-cell office:value-type="float" office:value="564682" calcext:value-type="float">
            <text:p>564682</text:p>
          </table:table-cell>
          <table:table-cell/>
        </table:table-row>
        <table:table-row table:style-name="ro1">
          <table:table-cell office:value-type="string" calcext:value-type="string">
            <text:p>2022-08-22T00:00:00Z</text:p>
          </table:table-cell>
          <table:table-cell office:value-type="float" office:value="576066" calcext:value-type="float">
            <text:p>576066</text:p>
          </table:table-cell>
          <table:table-cell/>
        </table:table-row>
        <table:table-row table:style-name="ro1">
          <table:table-cell office:value-type="string" calcext:value-type="string">
            <text:p>2022-08-23T00:00:00Z</text:p>
          </table:table-cell>
          <table:table-cell office:value-type="float" office:value="524594" calcext:value-type="float">
            <text:p>524594</text:p>
          </table:table-cell>
          <table:table-cell/>
        </table:table-row>
        <table:table-row table:style-name="ro1">
          <table:table-cell office:value-type="string" calcext:value-type="string">
            <text:p>2022-08-24T00:00:00Z</text:p>
          </table:table-cell>
          <table:table-cell office:value-type="float" office:value="473463" calcext:value-type="float">
            <text:p>473463</text:p>
          </table:table-cell>
          <table:table-cell/>
        </table:table-row>
        <table:table-row table:style-name="ro1">
          <table:table-cell office:value-type="string" calcext:value-type="string">
            <text:p>2022-08-25T00:00:00Z</text:p>
          </table:table-cell>
          <table:table-cell office:value-type="float" office:value="455515" calcext:value-type="float">
            <text:p>455515</text:p>
          </table:table-cell>
          <table:table-cell/>
        </table:table-row>
        <table:table-row table:style-name="ro1">
          <table:table-cell office:value-type="string" calcext:value-type="string">
            <text:p>2022-08-26T00:00:00Z</text:p>
          </table:table-cell>
          <table:table-cell office:value-type="float" office:value="709799" calcext:value-type="float">
            <text:p>709799</text:p>
          </table:table-cell>
          <table:table-cell/>
        </table:table-row>
        <table:table-row table:style-name="ro1">
          <table:table-cell office:value-type="string" calcext:value-type="string">
            <text:p>2022-08-27T00:00:00Z</text:p>
          </table:table-cell>
          <table:table-cell office:value-type="float" office:value="579581" calcext:value-type="float">
            <text:p>579581</text:p>
          </table:table-cell>
          <table:table-cell/>
        </table:table-row>
        <table:table-row table:style-name="ro1">
          <table:table-cell office:value-type="string" calcext:value-type="string">
            <text:p>2022-08-28T00:00:00Z</text:p>
          </table:table-cell>
          <table:table-cell office:value-type="float" office:value="425012" calcext:value-type="float">
            <text:p>425012</text:p>
          </table:table-cell>
          <table:table-cell/>
        </table:table-row>
        <table:table-row table:style-name="ro1">
          <table:table-cell office:value-type="string" calcext:value-type="string">
            <text:p>2022-08-29T00:00:00Z</text:p>
          </table:table-cell>
          <table:table-cell office:value-type="float" office:value="629498" calcext:value-type="float">
            <text:p>629498</text:p>
          </table:table-cell>
          <table:table-cell/>
        </table:table-row>
        <table:table-row table:style-name="ro1">
          <table:table-cell office:value-type="string" calcext:value-type="string">
            <text:p>2022-08-30T00:00:00Z</text:p>
          </table:table-cell>
          <table:table-cell office:value-type="float" office:value="674384" calcext:value-type="float">
            <text:p>674384</text:p>
          </table:table-cell>
          <table:table-cell/>
        </table:table-row>
        <table:table-row table:style-name="ro1">
          <table:table-cell office:value-type="string" calcext:value-type="string">
            <text:p>2022-08-31T00:00:00Z</text:p>
          </table:table-cell>
          <table:table-cell office:value-type="float" office:value="491659" calcext:value-type="float">
            <text:p>491659</text:p>
          </table:table-cell>
          <table:table-cell/>
        </table:table-row>
        <table:table-row table:style-name="ro1">
          <table:table-cell office:value-type="string" calcext:value-type="string">
            <text:p>2022-09-01T00:00:00Z</text:p>
          </table:table-cell>
          <table:table-cell office:value-type="float" office:value="624977" calcext:value-type="float">
            <text:p>624977</text:p>
          </table:table-cell>
          <table:table-cell/>
        </table:table-row>
        <table:table-row table:style-name="ro1">
          <table:table-cell office:value-type="string" calcext:value-type="string">
            <text:p>2022-09-02T00:00:00Z</text:p>
          </table:table-cell>
          <table:table-cell office:value-type="float" office:value="342625" calcext:value-type="float">
            <text:p>342625</text:p>
          </table:table-cell>
          <table:table-cell/>
        </table:table-row>
        <table:table-row table:style-name="ro1">
          <table:table-cell office:value-type="string" calcext:value-type="string">
            <text:p>2022-09-03T00:00:00Z</text:p>
          </table:table-cell>
          <table:table-cell office:value-type="float" office:value="285296" calcext:value-type="float">
            <text:p>285296</text:p>
          </table:table-cell>
          <table:table-cell/>
        </table:table-row>
        <table:table-row table:style-name="ro1">
          <table:table-cell office:value-type="string" calcext:value-type="string">
            <text:p>2022-09-04T00:00:00Z</text:p>
          </table:table-cell>
          <table:table-cell office:value-type="float" office:value="474008" calcext:value-type="float">
            <text:p>474008</text:p>
          </table:table-cell>
          <table:table-cell/>
        </table:table-row>
        <table:table-row table:style-name="ro1">
          <table:table-cell office:value-type="string" calcext:value-type="string">
            <text:p>2022-09-05T00:00:00Z</text:p>
          </table:table-cell>
          <table:table-cell office:value-type="float" office:value="403247" calcext:value-type="float">
            <text:p>403247</text:p>
          </table:table-cell>
          <table:table-cell/>
        </table:table-row>
        <table:table-row table:style-name="ro1">
          <table:table-cell office:value-type="string" calcext:value-type="string">
            <text:p>2022-09-06T00:00:00Z</text:p>
          </table:table-cell>
          <table:table-cell office:value-type="float" office:value="669233" calcext:value-type="float">
            <text:p>669233</text:p>
          </table:table-cell>
          <table:table-cell/>
        </table:table-row>
        <table:table-row table:style-name="ro1">
          <table:table-cell office:value-type="string" calcext:value-type="string">
            <text:p>2022-09-07T00:00:00Z</text:p>
          </table:table-cell>
          <table:table-cell office:value-type="float" office:value="747614" calcext:value-type="float">
            <text:p>747614</text:p>
          </table:table-cell>
          <table:table-cell/>
        </table:table-row>
        <table:table-row table:style-name="ro1">
          <table:table-cell office:value-type="string" calcext:value-type="string">
            <text:p>2022-09-08T00:00:00Z</text:p>
          </table:table-cell>
          <table:table-cell office:value-type="float" office:value="452860" calcext:value-type="float">
            <text:p>452860</text:p>
          </table:table-cell>
          <table:table-cell/>
        </table:table-row>
        <table:table-row table:style-name="ro1">
          <table:table-cell office:value-type="string" calcext:value-type="string">
            <text:p>2022-09-09T00:00:00Z</text:p>
          </table:table-cell>
          <table:table-cell office:value-type="float" office:value="786531" calcext:value-type="float">
            <text:p>786531</text:p>
          </table:table-cell>
          <table:table-cell/>
        </table:table-row>
        <table:table-row table:style-name="ro1">
          <table:table-cell office:value-type="string" calcext:value-type="string">
            <text:p>2022-09-10T00:00:00Z</text:p>
          </table:table-cell>
          <table:table-cell office:value-type="float" office:value="544186" calcext:value-type="float">
            <text:p>544186</text:p>
          </table:table-cell>
          <table:table-cell/>
        </table:table-row>
        <table:table-row table:style-name="ro1">
          <table:table-cell office:value-type="string" calcext:value-type="string">
            <text:p>2022-09-11T00:00:00Z</text:p>
          </table:table-cell>
          <table:table-cell office:value-type="float" office:value="501208" calcext:value-type="float">
            <text:p>501208</text:p>
          </table:table-cell>
          <table:table-cell/>
        </table:table-row>
        <table:table-row table:style-name="ro1">
          <table:table-cell office:value-type="string" calcext:value-type="string">
            <text:p>2022-09-12T00:00:00Z</text:p>
          </table:table-cell>
          <table:table-cell office:value-type="float" office:value="641969" calcext:value-type="float">
            <text:p>641969</text:p>
          </table:table-cell>
          <table:table-cell/>
        </table:table-row>
        <table:table-row table:style-name="ro1">
          <table:table-cell office:value-type="string" calcext:value-type="string">
            <text:p>2022-09-13T00:00:00Z</text:p>
          </table:table-cell>
          <table:table-cell office:value-type="float" office:value="935689" calcext:value-type="float">
            <text:p>935689</text:p>
          </table:table-cell>
          <table:table-cell/>
        </table:table-row>
        <table:table-row table:style-name="ro1">
          <table:table-cell office:value-type="string" calcext:value-type="string">
            <text:p>2022-09-14T00:00:00Z</text:p>
          </table:table-cell>
          <table:table-cell office:value-type="float" office:value="623801" calcext:value-type="float">
            <text:p>623801</text:p>
          </table:table-cell>
          <table:table-cell/>
        </table:table-row>
        <table:table-row table:style-name="ro1">
          <table:table-cell office:value-type="string" calcext:value-type="string">
            <text:p>2022-09-15T00:00:00Z</text:p>
          </table:table-cell>
          <table:table-cell office:value-type="float" office:value="649512" calcext:value-type="float">
            <text:p>649512</text:p>
          </table:table-cell>
          <table:table-cell/>
        </table:table-row>
        <table:table-row table:style-name="ro1">
          <table:table-cell office:value-type="string" calcext:value-type="string">
            <text:p>2022-09-16T00:00:00Z</text:p>
          </table:table-cell>
          <table:table-cell office:value-type="float" office:value="633270" calcext:value-type="float">
            <text:p>633270</text:p>
          </table:table-cell>
          <table:table-cell/>
        </table:table-row>
        <table:table-row table:style-name="ro1">
          <table:table-cell office:value-type="string" calcext:value-type="string">
            <text:p>2022-09-17T00:00:00Z</text:p>
          </table:table-cell>
          <table:table-cell office:value-type="float" office:value="371950" calcext:value-type="float">
            <text:p>371950</text:p>
          </table:table-cell>
          <table:table-cell/>
        </table:table-row>
        <table:table-row table:style-name="ro1">
          <table:table-cell office:value-type="string" calcext:value-type="string">
            <text:p>2022-09-18T00:00:00Z</text:p>
          </table:table-cell>
          <table:table-cell office:value-type="float" office:value="488341" calcext:value-type="float">
            <text:p>488341</text:p>
          </table:table-cell>
          <table:table-cell/>
        </table:table-row>
        <table:table-row table:style-name="ro1">
          <table:table-cell office:value-type="string" calcext:value-type="string">
            <text:p>2022-09-19T00:00:00Z</text:p>
          </table:table-cell>
          <table:table-cell office:value-type="float" office:value="740427" calcext:value-type="float">
            <text:p>740427</text:p>
          </table:table-cell>
          <table:table-cell/>
        </table:table-row>
        <table:table-row table:style-name="ro1">
          <table:table-cell office:value-type="string" calcext:value-type="string">
            <text:p>2022-09-20T00:00:00Z</text:p>
          </table:table-cell>
          <table:table-cell office:value-type="float" office:value="532906" calcext:value-type="float">
            <text:p>532906</text:p>
          </table:table-cell>
          <table:table-cell/>
        </table:table-row>
        <table:table-row table:style-name="ro1">
          <table:table-cell office:value-type="string" calcext:value-type="string">
            <text:p>2022-09-21T00:00:00Z</text:p>
          </table:table-cell>
          <table:table-cell office:value-type="float" office:value="334055" calcext:value-type="float">
            <text:p>334055</text:p>
          </table:table-cell>
          <table:table-cell/>
        </table:table-row>
        <table:table-row table:style-name="ro1" table:number-rows-repeated="104784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B317:Sheet1.B1048576 Sheet1.B220:Sheet1.B235 Sheet1.B237:Sheet1.B315 Sheet1.B1:Sheet1.B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36:Sheet1.C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36:Sheet1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316:Sheet1.C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316:Sheet1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19:Sheet1.C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19:Sheet1.B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52:26.947040044</meta:creation-date>
    <dc:date>2022-09-21T18:58:40.404158878</dc:date>
    <meta:editing-duration>PT6M14S</meta:editing-duration>
    <meta:editing-cycles>1</meta:editing-cycles>
    <meta:document-statistic meta:table-count="1" meta:cell-count="1471" meta:object-count="1"/>
    <meta:generator>LibreOffice/7.1.8.1$Linux_X86_64 LibreOffice_project/1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68cm" svg:height="19.613cm" xlink:href=".." xlink:type="simple" chart:class="chart:bar" chart:style-name="ch1">
        <chart:legend chart:legend-position="end" svg:x="32.605cm" svg:y="9.507cm" style:legend-expansion="high" chart:style-name="ch2"/>
        <chart:plot-area chart:style-name="ch3" table:cell-range-address="Sheet1.A1:Sheet1.B734" chart:data-source-has-labels="column" svg:x="0.697cm" svg:y="0.392cm" svg:width="31.211cm" svg:height="18.829cm">
          <chart:coordinate-region svg:x="3.271cm" svg:y="0.392cm" svg:width="28.637cm" svg:height="15.668cm"/>
          <chart:axis chart:dimension="x" chart:name="primary-x" chart:style-name="ch4" chartooo:axis-type="auto">
            <chartooo:date-scale/>
            <chart:categories table:cell-range-address="Sheet1.A1:Sheet1.A7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34" chart:class="chart:bar">
            <chart:data-point chart:repeated="7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20-09-18T00:00:00Z</text:p>
                <draw:g>
                  <svg:desc>Sheet1.A1:Sheet1.A734</svg:desc>
                </draw:g>
              </table:table-cell>
              <table:table-cell office:value-type="float" office:value="0">
                <text:p>0</text:p>
                <draw:g>
                  <svg:desc>Sheet1.B1:Sheet1.B734</svg:desc>
                </draw:g>
              </table:table-cell>
            </table:table-row>
            <table:table-row>
              <table:table-cell office:value-type="string">
                <text:p>2020-09-19T00:00:00Z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20-09-20T00:00:00Z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0-09-21T00:00:00Z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2020-09-22T00:00:00Z</text:p>
              </table:table-cell>
              <table:table-cell office:value-type="float" office:value="2114755">
                <text:p>2114755</text:p>
              </table:table-cell>
            </table:table-row>
            <table:table-row>
              <table:table-cell office:value-type="string">
                <text:p>2020-09-23T00:00:00Z</text:p>
              </table:table-cell>
              <table:table-cell office:value-type="float" office:value="2444639">
                <text:p>2444639</text:p>
              </table:table-cell>
            </table:table-row>
            <table:table-row>
              <table:table-cell office:value-type="string">
                <text:p>2020-09-24T00:00:00Z</text:p>
              </table:table-cell>
              <table:table-cell office:value-type="float" office:value="4330015">
                <text:p>4330015</text:p>
              </table:table-cell>
            </table:table-row>
            <table:table-row>
              <table:table-cell office:value-type="string">
                <text:p>2020-09-25T00:00:00Z</text:p>
              </table:table-cell>
              <table:table-cell office:value-type="float" office:value="5017582">
                <text:p>5017582</text:p>
              </table:table-cell>
            </table:table-row>
            <table:table-row>
              <table:table-cell office:value-type="string">
                <text:p>2020-09-26T00:00:00Z</text:p>
              </table:table-cell>
              <table:table-cell office:value-type="float" office:value="5527555">
                <text:p>5527555</text:p>
              </table:table-cell>
            </table:table-row>
            <table:table-row>
              <table:table-cell office:value-type="string">
                <text:p>2020-09-27T00:00:00Z</text:p>
              </table:table-cell>
              <table:table-cell office:value-type="float" office:value="6850582">
                <text:p>6850582</text:p>
              </table:table-cell>
            </table:table-row>
            <table:table-row>
              <table:table-cell office:value-type="string">
                <text:p>2020-09-28T00:00:00Z</text:p>
              </table:table-cell>
              <table:table-cell office:value-type="float" office:value="16331427">
                <text:p>16331427</text:p>
              </table:table-cell>
            </table:table-row>
            <table:table-row>
              <table:table-cell office:value-type="string">
                <text:p>2020-09-29T00:00:00Z</text:p>
              </table:table-cell>
              <table:table-cell office:value-type="float" office:value="20509868">
                <text:p>20509868</text:p>
              </table:table-cell>
            </table:table-row>
            <table:table-row>
              <table:table-cell office:value-type="string">
                <text:p>2020-09-30T00:00:00Z</text:p>
              </table:table-cell>
              <table:table-cell office:value-type="float" office:value="10557095">
                <text:p>10557095</text:p>
              </table:table-cell>
            </table:table-row>
            <table:table-row>
              <table:table-cell office:value-type="string">
                <text:p>2020-10-01T00:00:00Z</text:p>
              </table:table-cell>
              <table:table-cell office:value-type="float" office:value="9139882">
                <text:p>9139882</text:p>
              </table:table-cell>
            </table:table-row>
            <table:table-row>
              <table:table-cell office:value-type="string">
                <text:p>2020-10-02T00:00:00Z</text:p>
              </table:table-cell>
              <table:table-cell office:value-type="float" office:value="7408493">
                <text:p>7408493</text:p>
              </table:table-cell>
            </table:table-row>
            <table:table-row>
              <table:table-cell office:value-type="string">
                <text:p>2020-10-03T00:00:00Z</text:p>
              </table:table-cell>
              <table:table-cell office:value-type="float" office:value="9760531">
                <text:p>9760531</text:p>
              </table:table-cell>
            </table:table-row>
            <table:table-row>
              <table:table-cell office:value-type="string">
                <text:p>2020-10-04T00:00:00Z</text:p>
              </table:table-cell>
              <table:table-cell office:value-type="float" office:value="6826903">
                <text:p>6826903</text:p>
              </table:table-cell>
            </table:table-row>
            <table:table-row>
              <table:table-cell office:value-type="string">
                <text:p>2020-10-05T00:00:00Z</text:p>
              </table:table-cell>
              <table:table-cell office:value-type="float" office:value="4024830">
                <text:p>4024830</text:p>
              </table:table-cell>
            </table:table-row>
            <table:table-row>
              <table:table-cell office:value-type="string">
                <text:p>2020-10-06T00:00:00Z</text:p>
              </table:table-cell>
              <table:table-cell office:value-type="float" office:value="9963217">
                <text:p>9963217</text:p>
              </table:table-cell>
            </table:table-row>
            <table:table-row>
              <table:table-cell office:value-type="string">
                <text:p>2020-10-07T00:00:00Z</text:p>
              </table:table-cell>
              <table:table-cell office:value-type="float" office:value="5937291">
                <text:p>5937291</text:p>
              </table:table-cell>
            </table:table-row>
            <table:table-row>
              <table:table-cell office:value-type="string">
                <text:p>2020-10-08T00:00:00Z</text:p>
              </table:table-cell>
              <table:table-cell office:value-type="float" office:value="6910950">
                <text:p>6910950</text:p>
              </table:table-cell>
            </table:table-row>
            <table:table-row>
              <table:table-cell office:value-type="string">
                <text:p>2020-10-09T00:00:00Z</text:p>
              </table:table-cell>
              <table:table-cell office:value-type="float" office:value="8873703">
                <text:p>8873703</text:p>
              </table:table-cell>
            </table:table-row>
            <table:table-row>
              <table:table-cell office:value-type="string">
                <text:p>2020-10-10T00:00:00Z</text:p>
              </table:table-cell>
              <table:table-cell office:value-type="float" office:value="12128415">
                <text:p>12128415</text:p>
              </table:table-cell>
            </table:table-row>
            <table:table-row>
              <table:table-cell office:value-type="string">
                <text:p>2020-10-11T00:00:00Z</text:p>
              </table:table-cell>
              <table:table-cell office:value-type="float" office:value="11386226">
                <text:p>11386226</text:p>
              </table:table-cell>
            </table:table-row>
            <table:table-row>
              <table:table-cell office:value-type="string">
                <text:p>2020-10-12T00:00:00Z</text:p>
              </table:table-cell>
              <table:table-cell office:value-type="float" office:value="21341435">
                <text:p>21341435</text:p>
              </table:table-cell>
            </table:table-row>
            <table:table-row>
              <table:table-cell office:value-type="string">
                <text:p>2020-10-13T00:00:00Z</text:p>
              </table:table-cell>
              <table:table-cell office:value-type="float" office:value="27130156">
                <text:p>27130156</text:p>
              </table:table-cell>
            </table:table-row>
            <table:table-row>
              <table:table-cell office:value-type="string">
                <text:p>2020-10-14T00:00:00Z</text:p>
              </table:table-cell>
              <table:table-cell office:value-type="float" office:value="14096006">
                <text:p>14096006</text:p>
              </table:table-cell>
            </table:table-row>
            <table:table-row>
              <table:table-cell office:value-type="string">
                <text:p>2020-10-15T00:00:00Z</text:p>
              </table:table-cell>
              <table:table-cell office:value-type="float" office:value="10472197">
                <text:p>10472197</text:p>
              </table:table-cell>
            </table:table-row>
            <table:table-row>
              <table:table-cell office:value-type="string">
                <text:p>2020-10-16T00:00:00Z</text:p>
              </table:table-cell>
              <table:table-cell office:value-type="float" office:value="14920800">
                <text:p>14920800</text:p>
              </table:table-cell>
            </table:table-row>
            <table:table-row>
              <table:table-cell office:value-type="string">
                <text:p>2020-10-17T00:00:00Z</text:p>
              </table:table-cell>
              <table:table-cell office:value-type="float" office:value="12605497">
                <text:p>12605497</text:p>
              </table:table-cell>
            </table:table-row>
            <table:table-row>
              <table:table-cell office:value-type="string">
                <text:p>2020-10-18T00:00:00Z</text:p>
              </table:table-cell>
              <table:table-cell office:value-type="float" office:value="12486648">
                <text:p>12486648</text:p>
              </table:table-cell>
            </table:table-row>
            <table:table-row>
              <table:table-cell office:value-type="string">
                <text:p>2020-10-19T00:00:00Z</text:p>
              </table:table-cell>
              <table:table-cell office:value-type="float" office:value="11390492">
                <text:p>11390492</text:p>
              </table:table-cell>
            </table:table-row>
            <table:table-row>
              <table:table-cell office:value-type="string">
                <text:p>2020-10-20T00:00:00Z</text:p>
              </table:table-cell>
              <table:table-cell office:value-type="float" office:value="13283229">
                <text:p>13283229</text:p>
              </table:table-cell>
            </table:table-row>
            <table:table-row>
              <table:table-cell office:value-type="string">
                <text:p>2020-10-21T00:00:00Z</text:p>
              </table:table-cell>
              <table:table-cell office:value-type="float" office:value="14793635">
                <text:p>14793635</text:p>
              </table:table-cell>
            </table:table-row>
            <table:table-row>
              <table:table-cell office:value-type="string">
                <text:p>2020-10-22T00:00:00Z</text:p>
              </table:table-cell>
              <table:table-cell office:value-type="float" office:value="14482662">
                <text:p>14482662</text:p>
              </table:table-cell>
            </table:table-row>
            <table:table-row>
              <table:table-cell office:value-type="string">
                <text:p>2020-10-23T00:00:00Z</text:p>
              </table:table-cell>
              <table:table-cell office:value-type="float" office:value="15610618">
                <text:p>15610618</text:p>
              </table:table-cell>
            </table:table-row>
            <table:table-row>
              <table:table-cell office:value-type="string">
                <text:p>2020-10-24T00:00:00Z</text:p>
              </table:table-cell>
              <table:table-cell office:value-type="float" office:value="9069572">
                <text:p>9069572</text:p>
              </table:table-cell>
            </table:table-row>
            <table:table-row>
              <table:table-cell office:value-type="string">
                <text:p>2020-10-25T00:00:00Z</text:p>
              </table:table-cell>
              <table:table-cell office:value-type="float" office:value="12203907">
                <text:p>12203907</text:p>
              </table:table-cell>
            </table:table-row>
            <table:table-row>
              <table:table-cell office:value-type="string">
                <text:p>2020-10-26T00:00:00Z</text:p>
              </table:table-cell>
              <table:table-cell office:value-type="float" office:value="21384899">
                <text:p>21384899</text:p>
              </table:table-cell>
            </table:table-row>
            <table:table-row>
              <table:table-cell office:value-type="string">
                <text:p>2020-10-27T00:00:00Z</text:p>
              </table:table-cell>
              <table:table-cell office:value-type="float" office:value="16007445">
                <text:p>16007445</text:p>
              </table:table-cell>
            </table:table-row>
            <table:table-row>
              <table:table-cell office:value-type="string">
                <text:p>2020-10-28T00:00:00Z</text:p>
              </table:table-cell>
              <table:table-cell office:value-type="float" office:value="14284655">
                <text:p>14284655</text:p>
              </table:table-cell>
            </table:table-row>
            <table:table-row>
              <table:table-cell office:value-type="string">
                <text:p>2020-10-29T00:00:00Z</text:p>
              </table:table-cell>
              <table:table-cell office:value-type="float" office:value="13396668">
                <text:p>13396668</text:p>
              </table:table-cell>
            </table:table-row>
            <table:table-row>
              <table:table-cell office:value-type="string">
                <text:p>2020-10-30T00:00:00Z</text:p>
              </table:table-cell>
              <table:table-cell office:value-type="float" office:value="13491611">
                <text:p>13491611</text:p>
              </table:table-cell>
            </table:table-row>
            <table:table-row>
              <table:table-cell office:value-type="string">
                <text:p>2020-10-31T00:00:00Z</text:p>
              </table:table-cell>
              <table:table-cell office:value-type="float" office:value="6466989">
                <text:p>6466989</text:p>
              </table:table-cell>
            </table:table-row>
            <table:table-row>
              <table:table-cell office:value-type="string">
                <text:p>2020-11-01T00:00:00Z</text:p>
              </table:table-cell>
              <table:table-cell office:value-type="float" office:value="5594159">
                <text:p>5594159</text:p>
              </table:table-cell>
            </table:table-row>
            <table:table-row>
              <table:table-cell office:value-type="string">
                <text:p>2020-11-02T00:00:00Z</text:p>
              </table:table-cell>
              <table:table-cell office:value-type="float" office:value="8882225">
                <text:p>8882225</text:p>
              </table:table-cell>
            </table:table-row>
            <table:table-row>
              <table:table-cell office:value-type="string">
                <text:p>2020-11-03T00:00:00Z</text:p>
              </table:table-cell>
              <table:table-cell office:value-type="float" office:value="14600338">
                <text:p>14600338</text:p>
              </table:table-cell>
            </table:table-row>
            <table:table-row>
              <table:table-cell office:value-type="string">
                <text:p>2020-11-04T00:00:00Z</text:p>
              </table:table-cell>
              <table:table-cell office:value-type="float" office:value="8830867">
                <text:p>8830867</text:p>
              </table:table-cell>
            </table:table-row>
            <table:table-row>
              <table:table-cell office:value-type="string">
                <text:p>2020-11-05T00:00:00Z</text:p>
              </table:table-cell>
              <table:table-cell office:value-type="float" office:value="10095596">
                <text:p>10095596</text:p>
              </table:table-cell>
            </table:table-row>
            <table:table-row>
              <table:table-cell office:value-type="string">
                <text:p>2020-11-06T00:00:00Z</text:p>
              </table:table-cell>
              <table:table-cell office:value-type="float" office:value="15293666">
                <text:p>15293666</text:p>
              </table:table-cell>
            </table:table-row>
            <table:table-row>
              <table:table-cell office:value-type="string">
                <text:p>2020-11-07T00:00:00Z</text:p>
              </table:table-cell>
              <table:table-cell office:value-type="float" office:value="19198347">
                <text:p>19198347</text:p>
              </table:table-cell>
            </table:table-row>
            <table:table-row>
              <table:table-cell office:value-type="string">
                <text:p>2020-11-08T00:00:00Z</text:p>
              </table:table-cell>
              <table:table-cell office:value-type="float" office:value="8328808">
                <text:p>8328808</text:p>
              </table:table-cell>
            </table:table-row>
            <table:table-row>
              <table:table-cell office:value-type="string">
                <text:p>2020-11-09T00:00:00Z</text:p>
              </table:table-cell>
              <table:table-cell office:value-type="float" office:value="8611739">
                <text:p>8611739</text:p>
              </table:table-cell>
            </table:table-row>
            <table:table-row>
              <table:table-cell office:value-type="string">
                <text:p>2020-11-10T00:00:00Z</text:p>
              </table:table-cell>
              <table:table-cell office:value-type="float" office:value="8562538">
                <text:p>8562538</text:p>
              </table:table-cell>
            </table:table-row>
            <table:table-row>
              <table:table-cell office:value-type="string">
                <text:p>2020-11-11T00:00:00Z</text:p>
              </table:table-cell>
              <table:table-cell office:value-type="float" office:value="8070735">
                <text:p>8070735</text:p>
              </table:table-cell>
            </table:table-row>
            <table:table-row>
              <table:table-cell office:value-type="string">
                <text:p>2020-11-12T00:00:00Z</text:p>
              </table:table-cell>
              <table:table-cell office:value-type="float" office:value="6663305">
                <text:p>6663305</text:p>
              </table:table-cell>
            </table:table-row>
            <table:table-row>
              <table:table-cell office:value-type="string">
                <text:p>2020-11-13T00:00:00Z</text:p>
              </table:table-cell>
              <table:table-cell office:value-type="float" office:value="8527361">
                <text:p>8527361</text:p>
              </table:table-cell>
            </table:table-row>
            <table:table-row>
              <table:table-cell office:value-type="string">
                <text:p>2020-11-14T00:00:00Z</text:p>
              </table:table-cell>
              <table:table-cell office:value-type="float" office:value="6788572">
                <text:p>6788572</text:p>
              </table:table-cell>
            </table:table-row>
            <table:table-row>
              <table:table-cell office:value-type="string">
                <text:p>2020-11-15T00:00:00Z</text:p>
              </table:table-cell>
              <table:table-cell office:value-type="float" office:value="8570661">
                <text:p>8570661</text:p>
              </table:table-cell>
            </table:table-row>
            <table:table-row>
              <table:table-cell office:value-type="string">
                <text:p>2020-11-16T00:00:00Z</text:p>
              </table:table-cell>
              <table:table-cell office:value-type="float" office:value="10699693">
                <text:p>10699693</text:p>
              </table:table-cell>
            </table:table-row>
            <table:table-row>
              <table:table-cell office:value-type="string">
                <text:p>2020-11-17T00:00:00Z</text:p>
              </table:table-cell>
              <table:table-cell office:value-type="float" office:value="12003927">
                <text:p>12003927</text:p>
              </table:table-cell>
            </table:table-row>
            <table:table-row>
              <table:table-cell office:value-type="string">
                <text:p>2020-11-18T00:00:00Z</text:p>
              </table:table-cell>
              <table:table-cell office:value-type="float" office:value="12526061">
                <text:p>12526061</text:p>
              </table:table-cell>
            </table:table-row>
            <table:table-row>
              <table:table-cell office:value-type="string">
                <text:p>2020-11-19T00:00:00Z</text:p>
              </table:table-cell>
              <table:table-cell office:value-type="float" office:value="10714972">
                <text:p>10714972</text:p>
              </table:table-cell>
            </table:table-row>
            <table:table-row>
              <table:table-cell office:value-type="string">
                <text:p>2020-11-20T00:00:00Z</text:p>
              </table:table-cell>
              <table:table-cell office:value-type="float" office:value="14383305">
                <text:p>14383305</text:p>
              </table:table-cell>
            </table:table-row>
            <table:table-row>
              <table:table-cell office:value-type="string">
                <text:p>2020-11-21T00:00:00Z</text:p>
              </table:table-cell>
              <table:table-cell office:value-type="float" office:value="13719995">
                <text:p>13719995</text:p>
              </table:table-cell>
            </table:table-row>
            <table:table-row>
              <table:table-cell office:value-type="string">
                <text:p>2020-11-22T00:00:00Z</text:p>
              </table:table-cell>
              <table:table-cell office:value-type="float" office:value="15348204">
                <text:p>15348204</text:p>
              </table:table-cell>
            </table:table-row>
            <table:table-row>
              <table:table-cell office:value-type="string">
                <text:p>2020-11-23T00:00:00Z</text:p>
              </table:table-cell>
              <table:table-cell office:value-type="float" office:value="13603553">
                <text:p>13603553</text:p>
              </table:table-cell>
            </table:table-row>
            <table:table-row>
              <table:table-cell office:value-type="string">
                <text:p>2020-11-24T00:00:00Z</text:p>
              </table:table-cell>
              <table:table-cell office:value-type="float" office:value="26913109">
                <text:p>26913109</text:p>
              </table:table-cell>
            </table:table-row>
            <table:table-row>
              <table:table-cell office:value-type="string">
                <text:p>2020-11-25T00:00:00Z</text:p>
              </table:table-cell>
              <table:table-cell office:value-type="float" office:value="15506794">
                <text:p>15506794</text:p>
              </table:table-cell>
            </table:table-row>
            <table:table-row>
              <table:table-cell office:value-type="string">
                <text:p>2020-11-26T00:00:00Z</text:p>
              </table:table-cell>
              <table:table-cell office:value-type="float" office:value="22748331">
                <text:p>22748331</text:p>
              </table:table-cell>
            </table:table-row>
            <table:table-row>
              <table:table-cell office:value-type="string">
                <text:p>2020-11-27T00:00:00Z</text:p>
              </table:table-cell>
              <table:table-cell office:value-type="float" office:value="10460252">
                <text:p>10460252</text:p>
              </table:table-cell>
            </table:table-row>
            <table:table-row>
              <table:table-cell office:value-type="string">
                <text:p>2020-11-28T00:00:00Z</text:p>
              </table:table-cell>
              <table:table-cell office:value-type="float" office:value="7932248">
                <text:p>7932248</text:p>
              </table:table-cell>
            </table:table-row>
            <table:table-row>
              <table:table-cell office:value-type="string">
                <text:p>2020-11-29T00:00:00Z</text:p>
              </table:table-cell>
              <table:table-cell office:value-type="float" office:value="7762894">
                <text:p>7762894</text:p>
              </table:table-cell>
            </table:table-row>
            <table:table-row>
              <table:table-cell office:value-type="string">
                <text:p>2020-11-30T00:00:00Z</text:p>
              </table:table-cell>
              <table:table-cell office:value-type="float" office:value="9266115">
                <text:p>9266115</text:p>
              </table:table-cell>
            </table:table-row>
            <table:table-row>
              <table:table-cell office:value-type="string">
                <text:p>2020-12-01T00:00:00Z</text:p>
              </table:table-cell>
              <table:table-cell office:value-type="float" office:value="10751332">
                <text:p>10751332</text:p>
              </table:table-cell>
            </table:table-row>
            <table:table-row>
              <table:table-cell office:value-type="string">
                <text:p>2020-12-02T00:00:00Z</text:p>
              </table:table-cell>
              <table:table-cell office:value-type="float" office:value="8451690">
                <text:p>8451690</text:p>
              </table:table-cell>
            </table:table-row>
            <table:table-row>
              <table:table-cell office:value-type="string">
                <text:p>2020-12-03T00:00:00Z</text:p>
              </table:table-cell>
              <table:table-cell office:value-type="float" office:value="9820165">
                <text:p>9820165</text:p>
              </table:table-cell>
            </table:table-row>
            <table:table-row>
              <table:table-cell office:value-type="string">
                <text:p>2020-12-04T00:00:00Z</text:p>
              </table:table-cell>
              <table:table-cell office:value-type="float" office:value="10715193">
                <text:p>10715193</text:p>
              </table:table-cell>
            </table:table-row>
            <table:table-row>
              <table:table-cell office:value-type="string">
                <text:p>2020-12-05T00:00:00Z</text:p>
              </table:table-cell>
              <table:table-cell office:value-type="float" office:value="9849908">
                <text:p>9849908</text:p>
              </table:table-cell>
            </table:table-row>
            <table:table-row>
              <table:table-cell office:value-type="string">
                <text:p>2020-12-06T00:00:00Z</text:p>
              </table:table-cell>
              <table:table-cell office:value-type="float" office:value="10689141">
                <text:p>10689141</text:p>
              </table:table-cell>
            </table:table-row>
            <table:table-row>
              <table:table-cell office:value-type="string">
                <text:p>2020-12-07T00:00:00Z</text:p>
              </table:table-cell>
              <table:table-cell office:value-type="float" office:value="8761326">
                <text:p>8761326</text:p>
              </table:table-cell>
            </table:table-row>
            <table:table-row>
              <table:table-cell office:value-type="string">
                <text:p>2020-12-08T00:00:00Z</text:p>
              </table:table-cell>
              <table:table-cell office:value-type="float" office:value="14667369">
                <text:p>14667369</text:p>
              </table:table-cell>
            </table:table-row>
            <table:table-row>
              <table:table-cell office:value-type="string">
                <text:p>2020-12-09T00:00:00Z</text:p>
              </table:table-cell>
              <table:table-cell office:value-type="float" office:value="13511782">
                <text:p>13511782</text:p>
              </table:table-cell>
            </table:table-row>
            <table:table-row>
              <table:table-cell office:value-type="string">
                <text:p>2020-12-10T00:00:00Z</text:p>
              </table:table-cell>
              <table:table-cell office:value-type="float" office:value="7463897">
                <text:p>7463897</text:p>
              </table:table-cell>
            </table:table-row>
            <table:table-row>
              <table:table-cell office:value-type="string">
                <text:p>2020-12-11T00:00:00Z</text:p>
              </table:table-cell>
              <table:table-cell office:value-type="float" office:value="8449713">
                <text:p>8449713</text:p>
              </table:table-cell>
            </table:table-row>
            <table:table-row>
              <table:table-cell office:value-type="string">
                <text:p>2020-12-12T00:00:00Z</text:p>
              </table:table-cell>
              <table:table-cell office:value-type="float" office:value="6016388">
                <text:p>6016388</text:p>
              </table:table-cell>
            </table:table-row>
            <table:table-row>
              <table:table-cell office:value-type="string">
                <text:p>2020-12-13T00:00:00Z</text:p>
              </table:table-cell>
              <table:table-cell office:value-type="float" office:value="6638146">
                <text:p>6638146</text:p>
              </table:table-cell>
            </table:table-row>
            <table:table-row>
              <table:table-cell office:value-type="string">
                <text:p>2020-12-14T00:00:00Z</text:p>
              </table:table-cell>
              <table:table-cell office:value-type="float" office:value="9835501">
                <text:p>9835501</text:p>
              </table:table-cell>
            </table:table-row>
            <table:table-row>
              <table:table-cell office:value-type="string">
                <text:p>2020-12-15T00:00:00Z</text:p>
              </table:table-cell>
              <table:table-cell office:value-type="float" office:value="7810662">
                <text:p>7810662</text:p>
              </table:table-cell>
            </table:table-row>
            <table:table-row>
              <table:table-cell office:value-type="string">
                <text:p>2020-12-16T00:00:00Z</text:p>
              </table:table-cell>
              <table:table-cell office:value-type="float" office:value="13543923">
                <text:p>13543923</text:p>
              </table:table-cell>
            </table:table-row>
            <table:table-row>
              <table:table-cell office:value-type="string">
                <text:p>2020-12-17T00:00:00Z</text:p>
              </table:table-cell>
              <table:table-cell office:value-type="float" office:value="14766451">
                <text:p>14766451</text:p>
              </table:table-cell>
            </table:table-row>
            <table:table-row>
              <table:table-cell office:value-type="string">
                <text:p>2020-12-18T00:00:00Z</text:p>
              </table:table-cell>
              <table:table-cell office:value-type="float" office:value="9670724">
                <text:p>9670724</text:p>
              </table:table-cell>
            </table:table-row>
            <table:table-row>
              <table:table-cell office:value-type="string">
                <text:p>2020-12-19T00:00:00Z</text:p>
              </table:table-cell>
              <table:table-cell office:value-type="float" office:value="13071399">
                <text:p>13071399</text:p>
              </table:table-cell>
            </table:table-row>
            <table:table-row>
              <table:table-cell office:value-type="string">
                <text:p>2020-12-20T00:00:00Z</text:p>
              </table:table-cell>
              <table:table-cell office:value-type="float" office:value="15197894">
                <text:p>15197894</text:p>
              </table:table-cell>
            </table:table-row>
            <table:table-row>
              <table:table-cell office:value-type="string">
                <text:p>2020-12-21T00:00:00Z</text:p>
              </table:table-cell>
              <table:table-cell office:value-type="float" office:value="19910176">
                <text:p>19910176</text:p>
              </table:table-cell>
            </table:table-row>
            <table:table-row>
              <table:table-cell office:value-type="string">
                <text:p>2020-12-22T00:00:00Z</text:p>
              </table:table-cell>
              <table:table-cell office:value-type="float" office:value="18568606">
                <text:p>18568606</text:p>
              </table:table-cell>
            </table:table-row>
            <table:table-row>
              <table:table-cell office:value-type="string">
                <text:p>2020-12-23T00:00:00Z</text:p>
              </table:table-cell>
              <table:table-cell office:value-type="float" office:value="28502399">
                <text:p>28502399</text:p>
              </table:table-cell>
            </table:table-row>
            <table:table-row>
              <table:table-cell office:value-type="string">
                <text:p>2020-12-24T00:00:00Z</text:p>
              </table:table-cell>
              <table:table-cell office:value-type="float" office:value="19038668">
                <text:p>19038668</text:p>
              </table:table-cell>
            </table:table-row>
            <table:table-row>
              <table:table-cell office:value-type="string">
                <text:p>2020-12-25T00:00:00Z</text:p>
              </table:table-cell>
              <table:table-cell office:value-type="float" office:value="13314177">
                <text:p>13314177</text:p>
              </table:table-cell>
            </table:table-row>
            <table:table-row>
              <table:table-cell office:value-type="string">
                <text:p>2020-12-26T00:00:00Z</text:p>
              </table:table-cell>
              <table:table-cell office:value-type="float" office:value="12069591">
                <text:p>12069591</text:p>
              </table:table-cell>
            </table:table-row>
            <table:table-row>
              <table:table-cell office:value-type="string">
                <text:p>2020-12-27T00:00:00Z</text:p>
              </table:table-cell>
              <table:table-cell office:value-type="float" office:value="20164278">
                <text:p>20164278</text:p>
              </table:table-cell>
            </table:table-row>
            <table:table-row>
              <table:table-cell office:value-type="string">
                <text:p>2020-12-28T00:00:00Z</text:p>
              </table:table-cell>
              <table:table-cell office:value-type="float" office:value="22658058">
                <text:p>22658058</text:p>
              </table:table-cell>
            </table:table-row>
            <table:table-row>
              <table:table-cell office:value-type="string">
                <text:p>2020-12-29T00:00:00Z</text:p>
              </table:table-cell>
              <table:table-cell office:value-type="float" office:value="36117396">
                <text:p>36117396</text:p>
              </table:table-cell>
            </table:table-row>
            <table:table-row>
              <table:table-cell office:value-type="string">
                <text:p>2020-12-30T00:00:00Z</text:p>
              </table:table-cell>
              <table:table-cell office:value-type="float" office:value="20941010">
                <text:p>20941010</text:p>
              </table:table-cell>
            </table:table-row>
            <table:table-row>
              <table:table-cell office:value-type="string">
                <text:p>2020-12-31T00:00:00Z</text:p>
              </table:table-cell>
              <table:table-cell office:value-type="float" office:value="25190580">
                <text:p>25190580</text:p>
              </table:table-cell>
            </table:table-row>
            <table:table-row>
              <table:table-cell office:value-type="string">
                <text:p>2021-01-01T00:00:00Z</text:p>
              </table:table-cell>
              <table:table-cell office:value-type="float" office:value="20107306">
                <text:p>20107306</text:p>
              </table:table-cell>
            </table:table-row>
            <table:table-row>
              <table:table-cell office:value-type="string">
                <text:p>2021-01-02T00:00:00Z</text:p>
              </table:table-cell>
              <table:table-cell office:value-type="float" office:value="25851946">
                <text:p>25851946</text:p>
              </table:table-cell>
            </table:table-row>
            <table:table-row>
              <table:table-cell office:value-type="string">
                <text:p>2021-01-03T00:00:00Z</text:p>
              </table:table-cell>
              <table:table-cell office:value-type="float" office:value="40096796">
                <text:p>40096796</text:p>
              </table:table-cell>
            </table:table-row>
            <table:table-row>
              <table:table-cell office:value-type="string">
                <text:p>2021-01-04T00:00:00Z</text:p>
              </table:table-cell>
              <table:table-cell office:value-type="float" office:value="49154379">
                <text:p>49154379</text:p>
              </table:table-cell>
            </table:table-row>
            <table:table-row>
              <table:table-cell office:value-type="string">
                <text:p>2021-01-05T00:00:00Z</text:p>
              </table:table-cell>
              <table:table-cell office:value-type="float" office:value="44962448">
                <text:p>44962448</text:p>
              </table:table-cell>
            </table:table-row>
            <table:table-row>
              <table:table-cell office:value-type="string">
                <text:p>2021-01-06T00:00:00Z</text:p>
              </table:table-cell>
              <table:table-cell office:value-type="float" office:value="34704660">
                <text:p>34704660</text:p>
              </table:table-cell>
            </table:table-row>
            <table:table-row>
              <table:table-cell office:value-type="string">
                <text:p>2021-01-07T00:00:00Z</text:p>
              </table:table-cell>
              <table:table-cell office:value-type="float" office:value="49279043">
                <text:p>49279043</text:p>
              </table:table-cell>
            </table:table-row>
            <table:table-row>
              <table:table-cell office:value-type="string">
                <text:p>2021-01-08T00:00:00Z</text:p>
              </table:table-cell>
              <table:table-cell office:value-type="float" office:value="48374054">
                <text:p>48374054</text:p>
              </table:table-cell>
            </table:table-row>
            <table:table-row>
              <table:table-cell office:value-type="string">
                <text:p>2021-01-09T00:00:00Z</text:p>
              </table:table-cell>
              <table:table-cell office:value-type="float" office:value="32103216">
                <text:p>32103216</text:p>
              </table:table-cell>
            </table:table-row>
            <table:table-row>
              <table:table-cell office:value-type="string">
                <text:p>2021-01-10T00:00:00Z</text:p>
              </table:table-cell>
              <table:table-cell office:value-type="float" office:value="36078405">
                <text:p>36078405</text:p>
              </table:table-cell>
            </table:table-row>
            <table:table-row>
              <table:table-cell office:value-type="string">
                <text:p>2021-01-11T00:00:00Z</text:p>
              </table:table-cell>
              <table:table-cell office:value-type="float" office:value="54008097">
                <text:p>54008097</text:p>
              </table:table-cell>
            </table:table-row>
            <table:table-row>
              <table:table-cell office:value-type="string">
                <text:p>2021-01-12T00:00:00Z</text:p>
              </table:table-cell>
              <table:table-cell office:value-type="float" office:value="30264135">
                <text:p>30264135</text:p>
              </table:table-cell>
            </table:table-row>
            <table:table-row>
              <table:table-cell office:value-type="string">
                <text:p>2021-01-13T00:00:00Z</text:p>
              </table:table-cell>
              <table:table-cell office:value-type="float" office:value="38624945">
                <text:p>38624945</text:p>
              </table:table-cell>
            </table:table-row>
            <table:table-row>
              <table:table-cell office:value-type="string">
                <text:p>2021-01-14T00:00:00Z</text:p>
              </table:table-cell>
              <table:table-cell office:value-type="float" office:value="44230515">
                <text:p>44230515</text:p>
              </table:table-cell>
            </table:table-row>
            <table:table-row>
              <table:table-cell office:value-type="string">
                <text:p>2021-01-15T00:00:00Z</text:p>
              </table:table-cell>
              <table:table-cell office:value-type="float" office:value="43953451">
                <text:p>43953451</text:p>
              </table:table-cell>
            </table:table-row>
            <table:table-row>
              <table:table-cell office:value-type="string">
                <text:p>2021-01-16T00:00:00Z</text:p>
              </table:table-cell>
              <table:table-cell office:value-type="float" office:value="41348636">
                <text:p>41348636</text:p>
              </table:table-cell>
            </table:table-row>
            <table:table-row>
              <table:table-cell office:value-type="string">
                <text:p>2021-01-17T00:00:00Z</text:p>
              </table:table-cell>
              <table:table-cell office:value-type="float" office:value="42999424">
                <text:p>42999424</text:p>
              </table:table-cell>
            </table:table-row>
            <table:table-row>
              <table:table-cell office:value-type="string">
                <text:p>2021-01-18T00:00:00Z</text:p>
              </table:table-cell>
              <table:table-cell office:value-type="float" office:value="38936049">
                <text:p>38936049</text:p>
              </table:table-cell>
            </table:table-row>
            <table:table-row>
              <table:table-cell office:value-type="string">
                <text:p>2021-01-19T00:00:00Z</text:p>
              </table:table-cell>
              <table:table-cell office:value-type="float" office:value="43595840">
                <text:p>43595840</text:p>
              </table:table-cell>
            </table:table-row>
            <table:table-row>
              <table:table-cell office:value-type="string">
                <text:p>2021-01-20T00:00:00Z</text:p>
              </table:table-cell>
              <table:table-cell office:value-type="float" office:value="37385163">
                <text:p>37385163</text:p>
              </table:table-cell>
            </table:table-row>
            <table:table-row>
              <table:table-cell office:value-type="string">
                <text:p>2021-01-21T00:00:00Z</text:p>
              </table:table-cell>
              <table:table-cell office:value-type="float" office:value="43458188">
                <text:p>43458188</text:p>
              </table:table-cell>
            </table:table-row>
            <table:table-row>
              <table:table-cell office:value-type="string">
                <text:p>2021-01-22T00:00:00Z</text:p>
              </table:table-cell>
              <table:table-cell office:value-type="float" office:value="46029926">
                <text:p>46029926</text:p>
              </table:table-cell>
            </table:table-row>
            <table:table-row>
              <table:table-cell office:value-type="string">
                <text:p>2021-01-23T00:00:00Z</text:p>
              </table:table-cell>
              <table:table-cell office:value-type="float" office:value="42570653">
                <text:p>42570653</text:p>
              </table:table-cell>
            </table:table-row>
            <table:table-row>
              <table:table-cell office:value-type="string">
                <text:p>2021-01-24T00:00:00Z</text:p>
              </table:table-cell>
              <table:table-cell office:value-type="float" office:value="42430958">
                <text:p>42430958</text:p>
              </table:table-cell>
            </table:table-row>
            <table:table-row>
              <table:table-cell office:value-type="string">
                <text:p>2021-01-25T00:00:00Z</text:p>
              </table:table-cell>
              <table:table-cell office:value-type="float" office:value="51417267">
                <text:p>51417267</text:p>
              </table:table-cell>
            </table:table-row>
            <table:table-row>
              <table:table-cell office:value-type="string">
                <text:p>2021-01-26T00:00:00Z</text:p>
              </table:table-cell>
              <table:table-cell office:value-type="float" office:value="67040947">
                <text:p>67040947</text:p>
              </table:table-cell>
            </table:table-row>
            <table:table-row>
              <table:table-cell office:value-type="string">
                <text:p>2021-01-27T00:00:00Z</text:p>
              </table:table-cell>
              <table:table-cell office:value-type="float" office:value="93968737">
                <text:p>93968737</text:p>
              </table:table-cell>
            </table:table-row>
            <table:table-row>
              <table:table-cell office:value-type="string">
                <text:p>2021-01-28T00:00:00Z</text:p>
              </table:table-cell>
              <table:table-cell office:value-type="float" office:value="71060817">
                <text:p>71060817</text:p>
              </table:table-cell>
            </table:table-row>
            <table:table-row>
              <table:table-cell office:value-type="string">
                <text:p>2021-01-29T00:00:00Z</text:p>
              </table:table-cell>
              <table:table-cell office:value-type="float" office:value="73504063">
                <text:p>73504063</text:p>
              </table:table-cell>
            </table:table-row>
            <table:table-row>
              <table:table-cell office:value-type="string">
                <text:p>2021-01-30T00:00:00Z</text:p>
              </table:table-cell>
              <table:table-cell office:value-type="float" office:value="74803522">
                <text:p>74803522</text:p>
              </table:table-cell>
            </table:table-row>
            <table:table-row>
              <table:table-cell office:value-type="string">
                <text:p>2021-01-31T00:00:00Z</text:p>
              </table:table-cell>
              <table:table-cell office:value-type="float" office:value="88205760">
                <text:p>88205760</text:p>
              </table:table-cell>
            </table:table-row>
            <table:table-row>
              <table:table-cell office:value-type="string">
                <text:p>2021-02-01T00:00:00Z</text:p>
              </table:table-cell>
              <table:table-cell office:value-type="float" office:value="149714174">
                <text:p>149714174</text:p>
              </table:table-cell>
            </table:table-row>
            <table:table-row>
              <table:table-cell office:value-type="string">
                <text:p>2021-02-02T00:00:00Z</text:p>
              </table:table-cell>
              <table:table-cell office:value-type="float" office:value="134701329">
                <text:p>134701329</text:p>
              </table:table-cell>
            </table:table-row>
            <table:table-row>
              <table:table-cell office:value-type="string">
                <text:p>2021-02-03T00:00:00Z</text:p>
              </table:table-cell>
              <table:table-cell office:value-type="float" office:value="119803686">
                <text:p>119803686</text:p>
              </table:table-cell>
            </table:table-row>
            <table:table-row>
              <table:table-cell office:value-type="string">
                <text:p>2021-02-04T00:00:00Z</text:p>
              </table:table-cell>
              <table:table-cell office:value-type="float" office:value="135628046">
                <text:p>135628046</text:p>
              </table:table-cell>
            </table:table-row>
            <table:table-row>
              <table:table-cell office:value-type="string">
                <text:p>2021-02-05T00:00:00Z</text:p>
              </table:table-cell>
              <table:table-cell office:value-type="float" office:value="178799050">
                <text:p>178799050</text:p>
              </table:table-cell>
            </table:table-row>
            <table:table-row>
              <table:table-cell office:value-type="string">
                <text:p>2021-02-06T00:00:00Z</text:p>
              </table:table-cell>
              <table:table-cell office:value-type="float" office:value="238819638">
                <text:p>238819638</text:p>
              </table:table-cell>
            </table:table-row>
            <table:table-row>
              <table:table-cell office:value-type="string">
                <text:p>2021-02-07T00:00:00Z</text:p>
              </table:table-cell>
              <table:table-cell office:value-type="float" office:value="180857572">
                <text:p>180857572</text:p>
              </table:table-cell>
            </table:table-row>
            <table:table-row>
              <table:table-cell office:value-type="string">
                <text:p>2021-02-08T00:00:00Z</text:p>
              </table:table-cell>
              <table:table-cell office:value-type="float" office:value="228274083">
                <text:p>228274083</text:p>
              </table:table-cell>
            </table:table-row>
            <table:table-row>
              <table:table-cell office:value-type="string">
                <text:p>2021-02-09T00:00:00Z</text:p>
              </table:table-cell>
              <table:table-cell office:value-type="float" office:value="440036061">
                <text:p>440036061</text:p>
              </table:table-cell>
            </table:table-row>
            <table:table-row>
              <table:table-cell office:value-type="string">
                <text:p>2021-02-10T00:00:00Z</text:p>
              </table:table-cell>
              <table:table-cell office:value-type="float" office:value="656251378">
                <text:p>656251378</text:p>
              </table:table-cell>
            </table:table-row>
            <table:table-row>
              <table:table-cell office:value-type="string">
                <text:p>2021-02-11T00:00:00Z</text:p>
              </table:table-cell>
              <table:table-cell office:value-type="float" office:value="445516554">
                <text:p>445516554</text:p>
              </table:table-cell>
            </table:table-row>
            <table:table-row>
              <table:table-cell office:value-type="string">
                <text:p>2021-02-12T00:00:00Z</text:p>
              </table:table-cell>
              <table:table-cell office:value-type="float" office:value="412419948">
                <text:p>412419948</text:p>
              </table:table-cell>
            </table:table-row>
            <table:table-row>
              <table:table-cell office:value-type="string">
                <text:p>2021-02-13T00:00:00Z</text:p>
              </table:table-cell>
              <table:table-cell office:value-type="float" office:value="298412978">
                <text:p>298412978</text:p>
              </table:table-cell>
            </table:table-row>
            <table:table-row>
              <table:table-cell office:value-type="string">
                <text:p>2021-02-14T00:00:00Z</text:p>
              </table:table-cell>
              <table:table-cell office:value-type="float" office:value="385614312">
                <text:p>385614312</text:p>
              </table:table-cell>
            </table:table-row>
            <table:table-row>
              <table:table-cell office:value-type="string">
                <text:p>2021-02-15T00:00:00Z</text:p>
              </table:table-cell>
              <table:table-cell office:value-type="float" office:value="486259017">
                <text:p>486259017</text:p>
              </table:table-cell>
            </table:table-row>
            <table:table-row>
              <table:table-cell office:value-type="string">
                <text:p>2021-02-16T00:00:00Z</text:p>
              </table:table-cell>
              <table:table-cell office:value-type="float" office:value="490484024">
                <text:p>490484024</text:p>
              </table:table-cell>
            </table:table-row>
            <table:table-row>
              <table:table-cell office:value-type="string">
                <text:p>2021-02-17T00:00:00Z</text:p>
              </table:table-cell>
              <table:table-cell office:value-type="float" office:value="834194168">
                <text:p>834194168</text:p>
              </table:table-cell>
            </table:table-row>
            <table:table-row>
              <table:table-cell office:value-type="string">
                <text:p>2021-02-18T00:00:00Z</text:p>
              </table:table-cell>
              <table:table-cell office:value-type="float" office:value="978942243">
                <text:p>978942243</text:p>
              </table:table-cell>
            </table:table-row>
            <table:table-row>
              <table:table-cell office:value-type="string">
                <text:p>2021-02-19T00:00:00Z</text:p>
              </table:table-cell>
              <table:table-cell office:value-type="float" office:value="2067016547">
                <text:p>2067016547</text:p>
              </table:table-cell>
            </table:table-row>
            <table:table-row>
              <table:table-cell office:value-type="string">
                <text:p>2021-02-20T00:00:00Z</text:p>
              </table:table-cell>
              <table:table-cell office:value-type="float" office:value="1650734317">
                <text:p>1650734317</text:p>
              </table:table-cell>
            </table:table-row>
            <table:table-row>
              <table:table-cell office:value-type="string">
                <text:p>2021-02-21T00:00:00Z</text:p>
              </table:table-cell>
              <table:table-cell office:value-type="float" office:value="1119282952">
                <text:p>1119282952</text:p>
              </table:table-cell>
            </table:table-row>
            <table:table-row>
              <table:table-cell office:value-type="string">
                <text:p>2021-02-22T00:00:00Z</text:p>
              </table:table-cell>
              <table:table-cell office:value-type="float" office:value="1245660451">
                <text:p>1245660451</text:p>
              </table:table-cell>
            </table:table-row>
            <table:table-row>
              <table:table-cell office:value-type="string">
                <text:p>2021-02-23T00:00:00Z</text:p>
              </table:table-cell>
              <table:table-cell office:value-type="float" office:value="1619639994">
                <text:p>1619639994</text:p>
              </table:table-cell>
            </table:table-row>
            <table:table-row>
              <table:table-cell office:value-type="string">
                <text:p>2021-02-24T00:00:00Z</text:p>
              </table:table-cell>
              <table:table-cell office:value-type="float" office:value="1115944636">
                <text:p>1115944636</text:p>
              </table:table-cell>
            </table:table-row>
            <table:table-row>
              <table:table-cell office:value-type="string">
                <text:p>2021-02-25T00:00:00Z</text:p>
              </table:table-cell>
              <table:table-cell office:value-type="float" office:value="738689978">
                <text:p>738689978</text:p>
              </table:table-cell>
            </table:table-row>
            <table:table-row>
              <table:table-cell office:value-type="string">
                <text:p>2021-02-26T00:00:00Z</text:p>
              </table:table-cell>
              <table:table-cell office:value-type="float" office:value="923809118">
                <text:p>923809118</text:p>
              </table:table-cell>
            </table:table-row>
            <table:table-row>
              <table:table-cell office:value-type="string">
                <text:p>2021-02-27T00:00:00Z</text:p>
              </table:table-cell>
              <table:table-cell office:value-type="float" office:value="623925009">
                <text:p>623925009</text:p>
              </table:table-cell>
            </table:table-row>
            <table:table-row>
              <table:table-cell office:value-type="string">
                <text:p>2021-02-28T00:00:00Z</text:p>
              </table:table-cell>
              <table:table-cell office:value-type="float" office:value="744150381">
                <text:p>744150381</text:p>
              </table:table-cell>
            </table:table-row>
            <table:table-row>
              <table:table-cell office:value-type="string">
                <text:p>2021-03-01T00:00:00Z</text:p>
              </table:table-cell>
              <table:table-cell office:value-type="float" office:value="886102129">
                <text:p>886102129</text:p>
              </table:table-cell>
            </table:table-row>
            <table:table-row>
              <table:table-cell office:value-type="string">
                <text:p>2021-03-02T00:00:00Z</text:p>
              </table:table-cell>
              <table:table-cell office:value-type="float" office:value="736103967">
                <text:p>736103967</text:p>
              </table:table-cell>
            </table:table-row>
            <table:table-row>
              <table:table-cell office:value-type="string">
                <text:p>2021-03-03T00:00:00Z</text:p>
              </table:table-cell>
              <table:table-cell office:value-type="float" office:value="580639322">
                <text:p>580639322</text:p>
              </table:table-cell>
            </table:table-row>
            <table:table-row>
              <table:table-cell office:value-type="string">
                <text:p>2021-03-04T00:00:00Z</text:p>
              </table:table-cell>
              <table:table-cell office:value-type="float" office:value="938716119">
                <text:p>938716119</text:p>
              </table:table-cell>
            </table:table-row>
            <table:table-row>
              <table:table-cell office:value-type="string">
                <text:p>2021-03-05T00:00:00Z</text:p>
              </table:table-cell>
              <table:table-cell office:value-type="float" office:value="688644796">
                <text:p>688644796</text:p>
              </table:table-cell>
            </table:table-row>
            <table:table-row>
              <table:table-cell office:value-type="string">
                <text:p>2021-03-06T00:00:00Z</text:p>
              </table:table-cell>
              <table:table-cell office:value-type="float" office:value="511218877">
                <text:p>511218877</text:p>
              </table:table-cell>
            </table:table-row>
            <table:table-row>
              <table:table-cell office:value-type="string">
                <text:p>2021-03-07T00:00:00Z</text:p>
              </table:table-cell>
              <table:table-cell office:value-type="float" office:value="735806699">
                <text:p>735806699</text:p>
              </table:table-cell>
            </table:table-row>
            <table:table-row>
              <table:table-cell office:value-type="string">
                <text:p>2021-03-08T00:00:00Z</text:p>
              </table:table-cell>
              <table:table-cell office:value-type="float" office:value="627501963">
                <text:p>627501963</text:p>
              </table:table-cell>
            </table:table-row>
            <table:table-row>
              <table:table-cell office:value-type="string">
                <text:p>2021-03-09T00:00:00Z</text:p>
              </table:table-cell>
              <table:table-cell office:value-type="float" office:value="848736249">
                <text:p>848736249</text:p>
              </table:table-cell>
            </table:table-row>
            <table:table-row>
              <table:table-cell office:value-type="string">
                <text:p>2021-03-10T00:00:00Z</text:p>
              </table:table-cell>
              <table:table-cell office:value-type="float" office:value="941821020">
                <text:p>941821020</text:p>
              </table:table-cell>
            </table:table-row>
            <table:table-row>
              <table:table-cell office:value-type="string">
                <text:p>2021-03-11T00:00:00Z</text:p>
              </table:table-cell>
              <table:table-cell office:value-type="float" office:value="950128353">
                <text:p>950128353</text:p>
              </table:table-cell>
            </table:table-row>
            <table:table-row>
              <table:table-cell office:value-type="string">
                <text:p>2021-03-12T00:00:00Z</text:p>
              </table:table-cell>
              <table:table-cell office:value-type="float" office:value="869258045">
                <text:p>869258045</text:p>
              </table:table-cell>
            </table:table-row>
            <table:table-row>
              <table:table-cell office:value-type="string">
                <text:p>2021-03-13T00:00:00Z</text:p>
              </table:table-cell>
              <table:table-cell office:value-type="float" office:value="686892104">
                <text:p>686892104</text:p>
              </table:table-cell>
            </table:table-row>
            <table:table-row>
              <table:table-cell office:value-type="string">
                <text:p>2021-03-14T00:00:00Z</text:p>
              </table:table-cell>
              <table:table-cell office:value-type="float" office:value="562133122">
                <text:p>562133122</text:p>
              </table:table-cell>
            </table:table-row>
            <table:table-row>
              <table:table-cell office:value-type="string">
                <text:p>2021-03-15T00:00:00Z</text:p>
              </table:table-cell>
              <table:table-cell office:value-type="float" office:value="739463605">
                <text:p>739463605</text:p>
              </table:table-cell>
            </table:table-row>
            <table:table-row>
              <table:table-cell office:value-type="string">
                <text:p>2021-03-16T00:00:00Z</text:p>
              </table:table-cell>
              <table:table-cell office:value-type="float" office:value="774599701">
                <text:p>774599701</text:p>
              </table:table-cell>
            </table:table-row>
            <table:table-row>
              <table:table-cell office:value-type="string">
                <text:p>2021-03-17T00:00:00Z</text:p>
              </table:table-cell>
              <table:table-cell office:value-type="float" office:value="714461689">
                <text:p>714461689</text:p>
              </table:table-cell>
            </table:table-row>
            <table:table-row>
              <table:table-cell office:value-type="string">
                <text:p>2021-03-18T00:00:00Z</text:p>
              </table:table-cell>
              <table:table-cell office:value-type="float" office:value="655393535">
                <text:p>655393535</text:p>
              </table:table-cell>
            </table:table-row>
            <table:table-row>
              <table:table-cell office:value-type="string">
                <text:p>2021-03-19T00:00:00Z</text:p>
              </table:table-cell>
              <table:table-cell office:value-type="float" office:value="559857342">
                <text:p>559857342</text:p>
              </table:table-cell>
            </table:table-row>
            <table:table-row>
              <table:table-cell office:value-type="string">
                <text:p>2021-03-20T00:00:00Z</text:p>
              </table:table-cell>
              <table:table-cell office:value-type="float" office:value="561945142">
                <text:p>561945142</text:p>
              </table:table-cell>
            </table:table-row>
            <table:table-row>
              <table:table-cell office:value-type="string">
                <text:p>2021-03-21T00:00:00Z</text:p>
              </table:table-cell>
              <table:table-cell office:value-type="float" office:value="523096313">
                <text:p>523096313</text:p>
              </table:table-cell>
            </table:table-row>
            <table:table-row>
              <table:table-cell office:value-type="string">
                <text:p>2021-03-22T00:00:00Z</text:p>
              </table:table-cell>
              <table:table-cell office:value-type="float" office:value="784591001">
                <text:p>784591001</text:p>
              </table:table-cell>
            </table:table-row>
            <table:table-row>
              <table:table-cell office:value-type="string">
                <text:p>2021-03-23T00:00:00Z</text:p>
              </table:table-cell>
              <table:table-cell office:value-type="float" office:value="736979029">
                <text:p>736979029</text:p>
              </table:table-cell>
            </table:table-row>
            <table:table-row>
              <table:table-cell office:value-type="string">
                <text:p>2021-03-24T00:00:00Z</text:p>
              </table:table-cell>
              <table:table-cell office:value-type="float" office:value="884857964">
                <text:p>884857964</text:p>
              </table:table-cell>
            </table:table-row>
            <table:table-row>
              <table:table-cell office:value-type="string">
                <text:p>2021-03-25T00:00:00Z</text:p>
              </table:table-cell>
              <table:table-cell office:value-type="float" office:value="1114305191">
                <text:p>1114305191</text:p>
              </table:table-cell>
            </table:table-row>
            <table:table-row>
              <table:table-cell office:value-type="string">
                <text:p>2021-03-26T00:00:00Z</text:p>
              </table:table-cell>
              <table:table-cell office:value-type="float" office:value="874774978">
                <text:p>874774978</text:p>
              </table:table-cell>
            </table:table-row>
            <table:table-row>
              <table:table-cell office:value-type="string">
                <text:p>2021-03-27T00:00:00Z</text:p>
              </table:table-cell>
              <table:table-cell office:value-type="float" office:value="908569249">
                <text:p>908569249</text:p>
              </table:table-cell>
            </table:table-row>
            <table:table-row>
              <table:table-cell office:value-type="string">
                <text:p>2021-03-28T00:00:00Z</text:p>
              </table:table-cell>
              <table:table-cell office:value-type="float" office:value="792159125">
                <text:p>792159125</text:p>
              </table:table-cell>
            </table:table-row>
            <table:table-row>
              <table:table-cell office:value-type="string">
                <text:p>2021-03-29T00:00:00Z</text:p>
              </table:table-cell>
              <table:table-cell office:value-type="float" office:value="761088826">
                <text:p>761088826</text:p>
              </table:table-cell>
            </table:table-row>
            <table:table-row>
              <table:table-cell office:value-type="string">
                <text:p>2021-03-30T00:00:00Z</text:p>
              </table:table-cell>
              <table:table-cell office:value-type="float" office:value="970959164">
                <text:p>970959164</text:p>
              </table:table-cell>
            </table:table-row>
            <table:table-row>
              <table:table-cell office:value-type="string">
                <text:p>2021-03-31T00:00:00Z</text:p>
              </table:table-cell>
              <table:table-cell office:value-type="float" office:value="942657498">
                <text:p>942657498</text:p>
              </table:table-cell>
            </table:table-row>
            <table:table-row>
              <table:table-cell office:value-type="string">
                <text:p>2021-04-01T00:00:00Z</text:p>
              </table:table-cell>
              <table:table-cell office:value-type="float" office:value="903413429">
                <text:p>903413429</text:p>
              </table:table-cell>
            </table:table-row>
            <table:table-row>
              <table:table-cell office:value-type="string">
                <text:p>2021-04-02T00:00:00Z</text:p>
              </table:table-cell>
              <table:table-cell office:value-type="float" office:value="1281485929">
                <text:p>1281485929</text:p>
              </table:table-cell>
            </table:table-row>
            <table:table-row>
              <table:table-cell office:value-type="string">
                <text:p>2021-04-03T00:00:00Z</text:p>
              </table:table-cell>
              <table:table-cell office:value-type="float" office:value="900491195">
                <text:p>900491195</text:p>
              </table:table-cell>
            </table:table-row>
            <table:table-row>
              <table:table-cell office:value-type="string">
                <text:p>2021-04-04T00:00:00Z</text:p>
              </table:table-cell>
              <table:table-cell office:value-type="float" office:value="792102920">
                <text:p>792102920</text:p>
              </table:table-cell>
            </table:table-row>
            <table:table-row>
              <table:table-cell office:value-type="string">
                <text:p>2021-04-05T00:00:00Z</text:p>
              </table:table-cell>
              <table:table-cell office:value-type="float" office:value="951724464">
                <text:p>951724464</text:p>
              </table:table-cell>
            </table:table-row>
            <table:table-row>
              <table:table-cell office:value-type="string">
                <text:p>2021-04-06T00:00:00Z</text:p>
              </table:table-cell>
              <table:table-cell office:value-type="float" office:value="1241476102">
                <text:p>1241476102</text:p>
              </table:table-cell>
            </table:table-row>
            <table:table-row>
              <table:table-cell office:value-type="string">
                <text:p>2021-04-07T00:00:00Z</text:p>
              </table:table-cell>
              <table:table-cell office:value-type="float" office:value="1543293273">
                <text:p>1543293273</text:p>
              </table:table-cell>
            </table:table-row>
            <table:table-row>
              <table:table-cell office:value-type="string">
                <text:p>2021-04-08T00:00:00Z</text:p>
              </table:table-cell>
              <table:table-cell office:value-type="float" office:value="1697729395">
                <text:p>1697729395</text:p>
              </table:table-cell>
            </table:table-row>
            <table:table-row>
              <table:table-cell office:value-type="string">
                <text:p>2021-04-09T00:00:00Z</text:p>
              </table:table-cell>
              <table:table-cell office:value-type="float" office:value="2313645376">
                <text:p>2313645376</text:p>
              </table:table-cell>
            </table:table-row>
            <table:table-row>
              <table:table-cell office:value-type="string">
                <text:p>2021-04-10T00:00:00Z</text:p>
              </table:table-cell>
              <table:table-cell office:value-type="float" office:value="1512293901">
                <text:p>1512293901</text:p>
              </table:table-cell>
            </table:table-row>
            <table:table-row>
              <table:table-cell office:value-type="string">
                <text:p>2021-04-11T00:00:00Z</text:p>
              </table:table-cell>
              <table:table-cell office:value-type="float" office:value="1340162185">
                <text:p>1340162185</text:p>
              </table:table-cell>
            </table:table-row>
            <table:table-row>
              <table:table-cell office:value-type="string">
                <text:p>2021-04-12T00:00:00Z</text:p>
              </table:table-cell>
              <table:table-cell office:value-type="float" office:value="2498657683">
                <text:p>2498657683</text:p>
              </table:table-cell>
            </table:table-row>
            <table:table-row>
              <table:table-cell office:value-type="string">
                <text:p>2021-04-13T00:00:00Z</text:p>
              </table:table-cell>
              <table:table-cell office:value-type="float" office:value="1767111165">
                <text:p>1767111165</text:p>
              </table:table-cell>
            </table:table-row>
            <table:table-row>
              <table:table-cell office:value-type="string">
                <text:p>2021-04-14T00:00:00Z</text:p>
              </table:table-cell>
              <table:table-cell office:value-type="float" office:value="1511827050">
                <text:p>1511827050</text:p>
              </table:table-cell>
            </table:table-row>
            <table:table-row>
              <table:table-cell office:value-type="string">
                <text:p>2021-04-15T00:00:00Z</text:p>
              </table:table-cell>
              <table:table-cell office:value-type="float" office:value="1417506787">
                <text:p>1417506787</text:p>
              </table:table-cell>
            </table:table-row>
            <table:table-row>
              <table:table-cell office:value-type="string">
                <text:p>2021-04-16T00:00:00Z</text:p>
              </table:table-cell>
              <table:table-cell office:value-type="float" office:value="1368156901">
                <text:p>1368156901</text:p>
              </table:table-cell>
            </table:table-row>
            <table:table-row>
              <table:table-cell office:value-type="string">
                <text:p>2021-04-17T00:00:00Z</text:p>
              </table:table-cell>
              <table:table-cell office:value-type="float" office:value="1061128888">
                <text:p>1061128888</text:p>
              </table:table-cell>
            </table:table-row>
            <table:table-row>
              <table:table-cell office:value-type="string">
                <text:p>2021-04-18T00:00:00Z</text:p>
              </table:table-cell>
              <table:table-cell office:value-type="float" office:value="2051655697">
                <text:p>2051655697</text:p>
              </table:table-cell>
            </table:table-row>
            <table:table-row>
              <table:table-cell office:value-type="string">
                <text:p>2021-04-19T00:00:00Z</text:p>
              </table:table-cell>
              <table:table-cell office:value-type="float" office:value="1743067336">
                <text:p>1743067336</text:p>
              </table:table-cell>
            </table:table-row>
            <table:table-row>
              <table:table-cell office:value-type="string">
                <text:p>2021-04-20T00:00:00Z</text:p>
              </table:table-cell>
              <table:table-cell office:value-type="float" office:value="4118146177">
                <text:p>4118146177</text:p>
              </table:table-cell>
            </table:table-row>
            <table:table-row>
              <table:table-cell office:value-type="string">
                <text:p>2021-04-21T00:00:00Z</text:p>
              </table:table-cell>
              <table:table-cell office:value-type="float" office:value="2396151259">
                <text:p>2396151259</text:p>
              </table:table-cell>
            </table:table-row>
            <table:table-row>
              <table:table-cell office:value-type="string">
                <text:p>2021-04-22T00:00:00Z</text:p>
              </table:table-cell>
              <table:table-cell office:value-type="float" office:value="2187984670">
                <text:p>2187984670</text:p>
              </table:table-cell>
            </table:table-row>
            <table:table-row>
              <table:table-cell office:value-type="string">
                <text:p>2021-04-23T00:00:00Z</text:p>
              </table:table-cell>
              <table:table-cell office:value-type="float" office:value="1967770871">
                <text:p>1967770871</text:p>
              </table:table-cell>
            </table:table-row>
            <table:table-row>
              <table:table-cell office:value-type="string">
                <text:p>2021-04-24T00:00:00Z</text:p>
              </table:table-cell>
              <table:table-cell office:value-type="float" office:value="1967770871">
                <text:p>1967770871</text:p>
              </table:table-cell>
            </table:table-row>
            <table:table-row>
              <table:table-cell office:value-type="string">
                <text:p>2021-04-25T00:00:00Z</text:p>
              </table:table-cell>
              <table:table-cell office:value-type="float" office:value="2907804712">
                <text:p>2907804712</text:p>
              </table:table-cell>
            </table:table-row>
            <table:table-row>
              <table:table-cell office:value-type="string">
                <text:p>2021-04-26T00:00:00Z</text:p>
              </table:table-cell>
              <table:table-cell office:value-type="float" office:value="596262576">
                <text:p>596262576</text:p>
              </table:table-cell>
            </table:table-row>
            <table:table-row>
              <table:table-cell office:value-type="string">
                <text:p>2021-04-27T00:00:00Z</text:p>
              </table:table-cell>
              <table:table-cell office:value-type="float" office:value="466196669">
                <text:p>466196669</text:p>
              </table:table-cell>
            </table:table-row>
            <table:table-row>
              <table:table-cell office:value-type="string">
                <text:p>2021-04-28T00:00:00Z</text:p>
              </table:table-cell>
              <table:table-cell office:value-type="float" office:value="455009692">
                <text:p>455009692</text:p>
              </table:table-cell>
            </table:table-row>
            <table:table-row>
              <table:table-cell office:value-type="string">
                <text:p>2021-04-29T00:00:00Z</text:p>
              </table:table-cell>
              <table:table-cell office:value-type="float" office:value="417964538">
                <text:p>417964538</text:p>
              </table:table-cell>
            </table:table-row>
            <table:table-row>
              <table:table-cell office:value-type="string">
                <text:p>2021-04-30T00:00:00Z</text:p>
              </table:table-cell>
              <table:table-cell office:value-type="float" office:value="324948968">
                <text:p>324948968</text:p>
              </table:table-cell>
            </table:table-row>
            <table:table-row>
              <table:table-cell office:value-type="string">
                <text:p>2021-05-01T00:00:00Z</text:p>
              </table:table-cell>
              <table:table-cell office:value-type="float" office:value="271530490">
                <text:p>271530490</text:p>
              </table:table-cell>
            </table:table-row>
            <table:table-row>
              <table:table-cell office:value-type="string">
                <text:p>2021-05-02T00:00:00Z</text:p>
              </table:table-cell>
              <table:table-cell office:value-type="float" office:value="307500598">
                <text:p>307500598</text:p>
              </table:table-cell>
            </table:table-row>
            <table:table-row>
              <table:table-cell office:value-type="string">
                <text:p>2021-05-03T00:00:00Z</text:p>
              </table:table-cell>
              <table:table-cell office:value-type="float" office:value="372056863">
                <text:p>372056863</text:p>
              </table:table-cell>
            </table:table-row>
            <table:table-row>
              <table:table-cell office:value-type="string">
                <text:p>2021-05-04T00:00:00Z</text:p>
              </table:table-cell>
              <table:table-cell office:value-type="float" office:value="332209229">
                <text:p>332209229</text:p>
              </table:table-cell>
            </table:table-row>
            <table:table-row>
              <table:table-cell office:value-type="string">
                <text:p>2021-05-05T00:00:00Z</text:p>
              </table:table-cell>
              <table:table-cell office:value-type="float" office:value="305813150">
                <text:p>305813150</text:p>
              </table:table-cell>
            </table:table-row>
            <table:table-row>
              <table:table-cell office:value-type="string">
                <text:p>2021-05-06T00:00:00Z</text:p>
              </table:table-cell>
              <table:table-cell office:value-type="float" office:value="277466353">
                <text:p>277466353</text:p>
              </table:table-cell>
            </table:table-row>
            <table:table-row>
              <table:table-cell office:value-type="string">
                <text:p>2021-05-07T00:00:00Z</text:p>
              </table:table-cell>
              <table:table-cell office:value-type="float" office:value="282096381">
                <text:p>282096381</text:p>
              </table:table-cell>
            </table:table-row>
            <table:table-row>
              <table:table-cell office:value-type="string">
                <text:p>2021-05-08T00:00:00Z</text:p>
              </table:table-cell>
              <table:table-cell office:value-type="float" office:value="347425776">
                <text:p>347425776</text:p>
              </table:table-cell>
            </table:table-row>
            <table:table-row>
              <table:table-cell office:value-type="string">
                <text:p>2021-05-09T00:00:00Z</text:p>
              </table:table-cell>
              <table:table-cell office:value-type="float" office:value="438058313">
                <text:p>438058313</text:p>
              </table:table-cell>
            </table:table-row>
            <table:table-row>
              <table:table-cell office:value-type="string">
                <text:p>2021-05-10T00:00:00Z</text:p>
              </table:table-cell>
              <table:table-cell office:value-type="float" office:value="499087759">
                <text:p>499087759</text:p>
              </table:table-cell>
            </table:table-row>
            <table:table-row>
              <table:table-cell office:value-type="string">
                <text:p>2021-05-11T00:00:00Z</text:p>
              </table:table-cell>
              <table:table-cell office:value-type="float" office:value="499087759">
                <text:p>499087759</text:p>
              </table:table-cell>
            </table:table-row>
            <table:table-row>
              <table:table-cell office:value-type="string">
                <text:p>2021-05-12T00:00:00Z</text:p>
              </table:table-cell>
              <table:table-cell office:value-type="float" office:value="425060919">
                <text:p>425060919</text:p>
              </table:table-cell>
            </table:table-row>
            <table:table-row>
              <table:table-cell office:value-type="string">
                <text:p>2021-05-13T00:00:00Z</text:p>
              </table:table-cell>
              <table:table-cell office:value-type="float" office:value="432634147">
                <text:p>432634147</text:p>
              </table:table-cell>
            </table:table-row>
            <table:table-row>
              <table:table-cell office:value-type="string">
                <text:p>2021-05-14T00:00:00Z</text:p>
              </table:table-cell>
              <table:table-cell office:value-type="float" office:value="280711748">
                <text:p>280711748</text:p>
              </table:table-cell>
            </table:table-row>
            <table:table-row>
              <table:table-cell office:value-type="string">
                <text:p>2021-05-15T00:00:00Z</text:p>
              </table:table-cell>
              <table:table-cell office:value-type="float" office:value="214057839">
                <text:p>214057839</text:p>
              </table:table-cell>
            </table:table-row>
            <table:table-row>
              <table:table-cell office:value-type="string">
                <text:p>2021-05-16T00:00:00Z</text:p>
              </table:table-cell>
              <table:table-cell office:value-type="float" office:value="207684042">
                <text:p>207684042</text:p>
              </table:table-cell>
            </table:table-row>
            <table:table-row>
              <table:table-cell office:value-type="string">
                <text:p>2021-05-17T00:00:00Z</text:p>
              </table:table-cell>
              <table:table-cell office:value-type="float" office:value="199479475">
                <text:p>199479475</text:p>
              </table:table-cell>
            </table:table-row>
            <table:table-row>
              <table:table-cell office:value-type="string">
                <text:p>2021-05-18T00:00:00Z</text:p>
              </table:table-cell>
              <table:table-cell office:value-type="float" office:value="228500241">
                <text:p>228500241</text:p>
              </table:table-cell>
            </table:table-row>
            <table:table-row>
              <table:table-cell office:value-type="string">
                <text:p>2021-05-19T00:00:00Z</text:p>
              </table:table-cell>
              <table:table-cell office:value-type="float" office:value="273105830">
                <text:p>273105830</text:p>
              </table:table-cell>
            </table:table-row>
            <table:table-row>
              <table:table-cell office:value-type="string">
                <text:p>2021-05-20T00:00:00Z</text:p>
              </table:table-cell>
              <table:table-cell office:value-type="float" office:value="204391096">
                <text:p>204391096</text:p>
              </table:table-cell>
            </table:table-row>
            <table:table-row>
              <table:table-cell office:value-type="string">
                <text:p>2021-05-21T00:00:00Z</text:p>
              </table:table-cell>
              <table:table-cell office:value-type="float" office:value="459237019">
                <text:p>459237019</text:p>
              </table:table-cell>
            </table:table-row>
            <table:table-row>
              <table:table-cell office:value-type="string">
                <text:p>2021-05-22T00:00:00Z</text:p>
              </table:table-cell>
              <table:table-cell office:value-type="float" office:value="270115089">
                <text:p>270115089</text:p>
              </table:table-cell>
            </table:table-row>
            <table:table-row>
              <table:table-cell office:value-type="string">
                <text:p>2021-05-23T00:00:00Z</text:p>
              </table:table-cell>
              <table:table-cell office:value-type="float" office:value="212168461">
                <text:p>212168461</text:p>
              </table:table-cell>
            </table:table-row>
            <table:table-row>
              <table:table-cell office:value-type="string">
                <text:p>2021-05-24T00:00:00Z</text:p>
              </table:table-cell>
              <table:table-cell office:value-type="float" office:value="126620022">
                <text:p>126620022</text:p>
              </table:table-cell>
            </table:table-row>
            <table:table-row>
              <table:table-cell office:value-type="string">
                <text:p>2021-05-25T00:00:00Z</text:p>
              </table:table-cell>
              <table:table-cell office:value-type="float" office:value="103040817">
                <text:p>103040817</text:p>
              </table:table-cell>
            </table:table-row>
            <table:table-row>
              <table:table-cell office:value-type="string">
                <text:p>2021-05-26T00:00:00Z</text:p>
              </table:table-cell>
              <table:table-cell office:value-type="float" office:value="87388622">
                <text:p>87388622</text:p>
              </table:table-cell>
            </table:table-row>
            <table:table-row>
              <table:table-cell office:value-type="string">
                <text:p>2021-05-27T00:00:00Z</text:p>
              </table:table-cell>
              <table:table-cell office:value-type="float" office:value="88741557">
                <text:p>88741557</text:p>
              </table:table-cell>
            </table:table-row>
            <table:table-row>
              <table:table-cell office:value-type="string">
                <text:p>2021-05-28T00:00:00Z</text:p>
              </table:table-cell>
              <table:table-cell office:value-type="float" office:value="86365919">
                <text:p>86365919</text:p>
              </table:table-cell>
            </table:table-row>
            <table:table-row>
              <table:table-cell office:value-type="string">
                <text:p>2021-05-29T00:00:00Z</text:p>
              </table:table-cell>
              <table:table-cell office:value-type="float" office:value="57175050">
                <text:p>57175050</text:p>
              </table:table-cell>
            </table:table-row>
            <table:table-row>
              <table:table-cell office:value-type="string">
                <text:p>2021-05-30T00:00:00Z</text:p>
              </table:table-cell>
              <table:table-cell office:value-type="float" office:value="52995272">
                <text:p>52995272</text:p>
              </table:table-cell>
            </table:table-row>
            <table:table-row>
              <table:table-cell office:value-type="string">
                <text:p>2021-05-31T00:00:00Z</text:p>
              </table:table-cell>
              <table:table-cell office:value-type="float" office:value="54395766">
                <text:p>54395766</text:p>
              </table:table-cell>
            </table:table-row>
            <table:table-row>
              <table:table-cell office:value-type="string">
                <text:p>2021-06-01T00:00:00Z</text:p>
              </table:table-cell>
              <table:table-cell office:value-type="float" office:value="44509759">
                <text:p>44509759</text:p>
              </table:table-cell>
            </table:table-row>
            <table:table-row>
              <table:table-cell office:value-type="string">
                <text:p>2021-06-02T00:00:00Z</text:p>
              </table:table-cell>
              <table:table-cell office:value-type="float" office:value="89159098">
                <text:p>89159098</text:p>
              </table:table-cell>
            </table:table-row>
            <table:table-row>
              <table:table-cell office:value-type="string">
                <text:p>2021-06-03T00:00:00Z</text:p>
              </table:table-cell>
              <table:table-cell office:value-type="float" office:value="52818383">
                <text:p>52818383</text:p>
              </table:table-cell>
            </table:table-row>
            <table:table-row>
              <table:table-cell office:value-type="string">
                <text:p>2021-06-04T00:00:00Z</text:p>
              </table:table-cell>
              <table:table-cell office:value-type="float" office:value="68718780">
                <text:p>68718780</text:p>
              </table:table-cell>
            </table:table-row>
            <table:table-row>
              <table:table-cell office:value-type="string">
                <text:p>2021-06-05T00:00:00Z</text:p>
              </table:table-cell>
              <table:table-cell office:value-type="float" office:value="45590887">
                <text:p>45590887</text:p>
              </table:table-cell>
            </table:table-row>
            <table:table-row>
              <table:table-cell office:value-type="string">
                <text:p>2021-06-06T00:00:00Z</text:p>
              </table:table-cell>
              <table:table-cell office:value-type="float" office:value="38992150">
                <text:p>38992150</text:p>
              </table:table-cell>
            </table:table-row>
            <table:table-row>
              <table:table-cell office:value-type="string">
                <text:p>2021-06-07T00:00:00Z</text:p>
              </table:table-cell>
              <table:table-cell office:value-type="float" office:value="42838539">
                <text:p>42838539</text:p>
              </table:table-cell>
            </table:table-row>
            <table:table-row>
              <table:table-cell office:value-type="string">
                <text:p>2021-06-08T00:00:00Z</text:p>
              </table:table-cell>
              <table:table-cell office:value-type="float" office:value="53828881">
                <text:p>53828881</text:p>
              </table:table-cell>
            </table:table-row>
            <table:table-row>
              <table:table-cell office:value-type="string">
                <text:p>2021-06-09T00:00:00Z</text:p>
              </table:table-cell>
              <table:table-cell office:value-type="float" office:value="38189747">
                <text:p>38189747</text:p>
              </table:table-cell>
            </table:table-row>
            <table:table-row>
              <table:table-cell office:value-type="string">
                <text:p>2021-06-10T00:00:00Z</text:p>
              </table:table-cell>
              <table:table-cell office:value-type="float" office:value="37645656">
                <text:p>37645656</text:p>
              </table:table-cell>
            </table:table-row>
            <table:table-row>
              <table:table-cell office:value-type="string">
                <text:p>2021-06-11T00:00:00Z</text:p>
              </table:table-cell>
              <table:table-cell office:value-type="float" office:value="28098728">
                <text:p>28098728</text:p>
              </table:table-cell>
            </table:table-row>
            <table:table-row>
              <table:table-cell office:value-type="string">
                <text:p>2021-06-12T00:00:00Z</text:p>
              </table:table-cell>
              <table:table-cell office:value-type="float" office:value="31824218">
                <text:p>31824218</text:p>
              </table:table-cell>
            </table:table-row>
            <table:table-row>
              <table:table-cell office:value-type="string">
                <text:p>2021-06-13T00:00:00Z</text:p>
              </table:table-cell>
              <table:table-cell office:value-type="float" office:value="46290924">
                <text:p>46290924</text:p>
              </table:table-cell>
            </table:table-row>
            <table:table-row>
              <table:table-cell office:value-type="string">
                <text:p>2021-06-14T00:00:00Z</text:p>
              </table:table-cell>
              <table:table-cell office:value-type="float" office:value="119188860">
                <text:p>119188860</text:p>
              </table:table-cell>
            </table:table-row>
            <table:table-row>
              <table:table-cell office:value-type="string">
                <text:p>2021-06-15T00:00:00Z</text:p>
              </table:table-cell>
              <table:table-cell office:value-type="float" office:value="35002422">
                <text:p>35002422</text:p>
              </table:table-cell>
            </table:table-row>
            <table:table-row>
              <table:table-cell office:value-type="string">
                <text:p>2021-06-16T00:00:00Z</text:p>
              </table:table-cell>
              <table:table-cell office:value-type="float" office:value="39659531">
                <text:p>39659531</text:p>
              </table:table-cell>
            </table:table-row>
            <table:table-row>
              <table:table-cell office:value-type="string">
                <text:p>2021-06-17T00:00:00Z</text:p>
              </table:table-cell>
              <table:table-cell office:value-type="float" office:value="30991735">
                <text:p>30991735</text:p>
              </table:table-cell>
            </table:table-row>
            <table:table-row>
              <table:table-cell office:value-type="string">
                <text:p>2021-06-18T00:00:00Z</text:p>
              </table:table-cell>
              <table:table-cell office:value-type="float" office:value="36181210">
                <text:p>36181210</text:p>
              </table:table-cell>
            </table:table-row>
            <table:table-row>
              <table:table-cell office:value-type="string">
                <text:p>2021-06-19T00:00:00Z</text:p>
              </table:table-cell>
              <table:table-cell office:value-type="float" office:value="23359835">
                <text:p>23359835</text:p>
              </table:table-cell>
            </table:table-row>
            <table:table-row>
              <table:table-cell office:value-type="string">
                <text:p>2021-06-20T00:00:00Z</text:p>
              </table:table-cell>
              <table:table-cell office:value-type="float" office:value="24930231">
                <text:p>24930231</text:p>
              </table:table-cell>
            </table:table-row>
            <table:table-row>
              <table:table-cell office:value-type="string">
                <text:p>2021-06-21T00:00:00Z</text:p>
              </table:table-cell>
              <table:table-cell office:value-type="float" office:value="24759825">
                <text:p>24759825</text:p>
              </table:table-cell>
            </table:table-row>
            <table:table-row>
              <table:table-cell office:value-type="string">
                <text:p>2021-06-22T00:00:00Z</text:p>
              </table:table-cell>
              <table:table-cell office:value-type="float" office:value="45726966">
                <text:p>45726966</text:p>
              </table:table-cell>
            </table:table-row>
            <table:table-row>
              <table:table-cell office:value-type="string">
                <text:p>2021-06-23T00:00:00Z</text:p>
              </table:table-cell>
              <table:table-cell office:value-type="float" office:value="22256643">
                <text:p>22256643</text:p>
              </table:table-cell>
            </table:table-row>
            <table:table-row>
              <table:table-cell office:value-type="string">
                <text:p>2021-06-24T00:00:00Z</text:p>
              </table:table-cell>
              <table:table-cell office:value-type="float" office:value="23580459">
                <text:p>23580459</text:p>
              </table:table-cell>
            </table:table-row>
            <table:table-row>
              <table:table-cell office:value-type="string">
                <text:p>2021-06-25T00:00:00Z</text:p>
              </table:table-cell>
              <table:table-cell office:value-type="float" office:value="19186050">
                <text:p>19186050</text:p>
              </table:table-cell>
            </table:table-row>
            <table:table-row>
              <table:table-cell office:value-type="string">
                <text:p>2021-06-26T00:00:00Z</text:p>
              </table:table-cell>
              <table:table-cell office:value-type="float" office:value="14274982">
                <text:p>14274982</text:p>
              </table:table-cell>
            </table:table-row>
            <table:table-row>
              <table:table-cell office:value-type="string">
                <text:p>2021-06-27T00:00:00Z</text:p>
              </table:table-cell>
              <table:table-cell office:value-type="float" office:value="14178666">
                <text:p>14178666</text:p>
              </table:table-cell>
            </table:table-row>
            <table:table-row>
              <table:table-cell office:value-type="string">
                <text:p>2021-06-28T00:00:00Z</text:p>
              </table:table-cell>
              <table:table-cell office:value-type="float" office:value="15707260">
                <text:p>15707260</text:p>
              </table:table-cell>
            </table:table-row>
            <table:table-row>
              <table:table-cell office:value-type="string">
                <text:p>2021-06-29T00:00:00Z</text:p>
              </table:table-cell>
              <table:table-cell office:value-type="float" office:value="18449995">
                <text:p>18449995</text:p>
              </table:table-cell>
            </table:table-row>
            <table:table-row>
              <table:table-cell office:value-type="string">
                <text:p>2021-06-30T00:00:00Z</text:p>
              </table:table-cell>
              <table:table-cell office:value-type="float" office:value="14335984">
                <text:p>14335984</text:p>
              </table:table-cell>
            </table:table-row>
            <table:table-row>
              <table:table-cell office:value-type="string">
                <text:p>2021-07-01T00:00:00Z</text:p>
              </table:table-cell>
              <table:table-cell office:value-type="float" office:value="13098884">
                <text:p>13098884</text:p>
              </table:table-cell>
            </table:table-row>
            <table:table-row>
              <table:table-cell office:value-type="string">
                <text:p>2021-07-02T00:00:00Z</text:p>
              </table:table-cell>
              <table:table-cell office:value-type="float" office:value="10152667">
                <text:p>10152667</text:p>
              </table:table-cell>
            </table:table-row>
            <table:table-row>
              <table:table-cell office:value-type="string">
                <text:p>2021-07-03T00:00:00Z</text:p>
              </table:table-cell>
              <table:table-cell office:value-type="float" office:value="12241925">
                <text:p>12241925</text:p>
              </table:table-cell>
            </table:table-row>
            <table:table-row>
              <table:table-cell office:value-type="string">
                <text:p>2021-07-04T00:00:00Z</text:p>
              </table:table-cell>
              <table:table-cell office:value-type="float" office:value="15190610">
                <text:p>15190610</text:p>
              </table:table-cell>
            </table:table-row>
            <table:table-row>
              <table:table-cell office:value-type="string">
                <text:p>2021-07-05T00:00:00Z</text:p>
              </table:table-cell>
              <table:table-cell office:value-type="float" office:value="15234556">
                <text:p>15234556</text:p>
              </table:table-cell>
            </table:table-row>
            <table:table-row>
              <table:table-cell office:value-type="string">
                <text:p>2021-07-06T00:00:00Z</text:p>
              </table:table-cell>
              <table:table-cell office:value-type="float" office:value="16558784">
                <text:p>16558784</text:p>
              </table:table-cell>
            </table:table-row>
            <table:table-row>
              <table:table-cell office:value-type="string">
                <text:p>2021-07-07T00:00:00Z</text:p>
              </table:table-cell>
              <table:table-cell office:value-type="float" office:value="18765073">
                <text:p>18765073</text:p>
              </table:table-cell>
            </table:table-row>
            <table:table-row>
              <table:table-cell office:value-type="string">
                <text:p>2021-07-08T00:00:00Z</text:p>
              </table:table-cell>
              <table:table-cell office:value-type="float" office:value="13243932">
                <text:p>13243932</text:p>
              </table:table-cell>
            </table:table-row>
            <table:table-row>
              <table:table-cell office:value-type="string">
                <text:p>2021-07-09T00:00:00Z</text:p>
              </table:table-cell>
              <table:table-cell office:value-type="float" office:value="19231718">
                <text:p>19231718</text:p>
              </table:table-cell>
            </table:table-row>
            <table:table-row>
              <table:table-cell office:value-type="string">
                <text:p>2021-07-10T00:00:00Z</text:p>
              </table:table-cell>
              <table:table-cell office:value-type="float" office:value="9536542">
                <text:p>9536542</text:p>
              </table:table-cell>
            </table:table-row>
            <table:table-row>
              <table:table-cell office:value-type="string">
                <text:p>2021-07-11T00:00:00Z</text:p>
              </table:table-cell>
              <table:table-cell office:value-type="float" office:value="10844718">
                <text:p>10844718</text:p>
              </table:table-cell>
            </table:table-row>
            <table:table-row>
              <table:table-cell office:value-type="string">
                <text:p>2021-07-12T00:00:00Z</text:p>
              </table:table-cell>
              <table:table-cell office:value-type="float" office:value="13578372">
                <text:p>13578372</text:p>
              </table:table-cell>
            </table:table-row>
            <table:table-row>
              <table:table-cell office:value-type="string">
                <text:p>2021-07-13T00:00:00Z</text:p>
              </table:table-cell>
              <table:table-cell office:value-type="float" office:value="13349273">
                <text:p>13349273</text:p>
              </table:table-cell>
            </table:table-row>
            <table:table-row>
              <table:table-cell office:value-type="string">
                <text:p>2021-07-14T00:00:00Z</text:p>
              </table:table-cell>
              <table:table-cell office:value-type="float" office:value="21969484">
                <text:p>21969484</text:p>
              </table:table-cell>
            </table:table-row>
            <table:table-row>
              <table:table-cell office:value-type="string">
                <text:p>2021-07-15T00:00:00Z</text:p>
              </table:table-cell>
              <table:table-cell office:value-type="float" office:value="21824414">
                <text:p>21824414</text:p>
              </table:table-cell>
            </table:table-row>
            <table:table-row>
              <table:table-cell office:value-type="string">
                <text:p>2021-07-16T00:00:00Z</text:p>
              </table:table-cell>
              <table:table-cell office:value-type="float" office:value="18415043">
                <text:p>18415043</text:p>
              </table:table-cell>
            </table:table-row>
            <table:table-row>
              <table:table-cell office:value-type="string">
                <text:p>2021-07-17T00:00:00Z</text:p>
              </table:table-cell>
              <table:table-cell office:value-type="float" office:value="11757302">
                <text:p>11757302</text:p>
              </table:table-cell>
            </table:table-row>
            <table:table-row>
              <table:table-cell office:value-type="string">
                <text:p>2021-07-18T00:00:00Z</text:p>
              </table:table-cell>
              <table:table-cell office:value-type="float" office:value="12132066">
                <text:p>12132066</text:p>
              </table:table-cell>
            </table:table-row>
            <table:table-row>
              <table:table-cell office:value-type="string">
                <text:p>2021-07-19T00:00:00Z</text:p>
              </table:table-cell>
              <table:table-cell office:value-type="float" office:value="15983066">
                <text:p>15983066</text:p>
              </table:table-cell>
            </table:table-row>
            <table:table-row>
              <table:table-cell office:value-type="string">
                <text:p>2021-07-20T00:00:00Z</text:p>
              </table:table-cell>
              <table:table-cell office:value-type="float" office:value="13598299">
                <text:p>13598299</text:p>
              </table:table-cell>
            </table:table-row>
            <table:table-row>
              <table:table-cell office:value-type="string">
                <text:p>2021-07-21T00:00:00Z</text:p>
              </table:table-cell>
              <table:table-cell office:value-type="float" office:value="14572910">
                <text:p>14572910</text:p>
              </table:table-cell>
            </table:table-row>
            <table:table-row>
              <table:table-cell office:value-type="string">
                <text:p>2021-07-22T00:00:00Z</text:p>
              </table:table-cell>
              <table:table-cell office:value-type="float" office:value="11604384">
                <text:p>11604384</text:p>
              </table:table-cell>
            </table:table-row>
            <table:table-row>
              <table:table-cell office:value-type="string">
                <text:p>2021-07-23T00:00:00Z</text:p>
              </table:table-cell>
              <table:table-cell office:value-type="float" office:value="15947553">
                <text:p>15947553</text:p>
              </table:table-cell>
            </table:table-row>
            <table:table-row>
              <table:table-cell office:value-type="string">
                <text:p>2021-07-24T00:00:00Z</text:p>
              </table:table-cell>
              <table:table-cell office:value-type="float" office:value="32198459">
                <text:p>32198459</text:p>
              </table:table-cell>
            </table:table-row>
            <table:table-row>
              <table:table-cell office:value-type="string">
                <text:p>2021-07-25T00:00:00Z</text:p>
              </table:table-cell>
              <table:table-cell office:value-type="float" office:value="22946638">
                <text:p>22946638</text:p>
              </table:table-cell>
            </table:table-row>
            <table:table-row>
              <table:table-cell office:value-type="string">
                <text:p>2021-07-26T00:00:00Z</text:p>
              </table:table-cell>
              <table:table-cell office:value-type="float" office:value="26522859">
                <text:p>26522859</text:p>
              </table:table-cell>
            </table:table-row>
            <table:table-row>
              <table:table-cell office:value-type="string">
                <text:p>2021-07-27T00:00:00Z</text:p>
              </table:table-cell>
              <table:table-cell office:value-type="float" office:value="17783634">
                <text:p>17783634</text:p>
              </table:table-cell>
            </table:table-row>
            <table:table-row>
              <table:table-cell office:value-type="string">
                <text:p>2021-07-28T00:00:00Z</text:p>
              </table:table-cell>
              <table:table-cell office:value-type="float" office:value="23440850">
                <text:p>23440850</text:p>
              </table:table-cell>
            </table:table-row>
            <table:table-row>
              <table:table-cell office:value-type="string">
                <text:p>2021-07-29T00:00:00Z</text:p>
              </table:table-cell>
              <table:table-cell office:value-type="float" office:value="15666690">
                <text:p>15666690</text:p>
              </table:table-cell>
            </table:table-row>
            <table:table-row>
              <table:table-cell office:value-type="string">
                <text:p>2021-07-30T00:00:00Z</text:p>
              </table:table-cell>
              <table:table-cell office:value-type="float" office:value="15666690">
                <text:p>15666690</text:p>
              </table:table-cell>
            </table:table-row>
            <table:table-row>
              <table:table-cell office:value-type="string">
                <text:p>2021-07-31T00:00:00Z</text:p>
              </table:table-cell>
              <table:table-cell office:value-type="float" office:value="13109690">
                <text:p>13109690</text:p>
              </table:table-cell>
            </table:table-row>
            <table:table-row>
              <table:table-cell office:value-type="string">
                <text:p>2021-08-01T00:00:00Z</text:p>
              </table:table-cell>
              <table:table-cell office:value-type="float" office:value="13286943">
                <text:p>13286943</text:p>
              </table:table-cell>
            </table:table-row>
            <table:table-row>
              <table:table-cell office:value-type="string">
                <text:p>2021-08-02T00:00:00Z</text:p>
              </table:table-cell>
              <table:table-cell office:value-type="float" office:value="13067588">
                <text:p>13067588</text:p>
              </table:table-cell>
            </table:table-row>
            <table:table-row>
              <table:table-cell office:value-type="string">
                <text:p>2021-08-03T00:00:00Z</text:p>
              </table:table-cell>
              <table:table-cell office:value-type="float" office:value="5764268">
                <text:p>5764268</text:p>
              </table:table-cell>
            </table:table-row>
            <table:table-row>
              <table:table-cell office:value-type="string">
                <text:p>2021-08-04T00:00:00Z</text:p>
              </table:table-cell>
              <table:table-cell office:value-type="float" office:value="2030501">
                <text:p>2030501</text:p>
              </table:table-cell>
            </table:table-row>
            <table:table-row>
              <table:table-cell office:value-type="string">
                <text:p>2021-08-05T00:00:00Z</text:p>
              </table:table-cell>
              <table:table-cell office:value-type="float" office:value="13420052">
                <text:p>13420052</text:p>
              </table:table-cell>
            </table:table-row>
            <table:table-row>
              <table:table-cell office:value-type="string">
                <text:p>2021-08-06T00:00:00Z</text:p>
              </table:table-cell>
              <table:table-cell office:value-type="float" office:value="12195312">
                <text:p>12195312</text:p>
              </table:table-cell>
            </table:table-row>
            <table:table-row>
              <table:table-cell office:value-type="string">
                <text:p>2021-08-07T00:00:00Z</text:p>
              </table:table-cell>
              <table:table-cell office:value-type="float" office:value="13153027">
                <text:p>13153027</text:p>
              </table:table-cell>
            </table:table-row>
            <table:table-row>
              <table:table-cell office:value-type="string">
                <text:p>2021-08-08T00:00:00Z</text:p>
              </table:table-cell>
              <table:table-cell office:value-type="float" office:value="11028056">
                <text:p>11028056</text:p>
              </table:table-cell>
            </table:table-row>
            <table:table-row>
              <table:table-cell office:value-type="string">
                <text:p>2021-08-09T00:00:00Z</text:p>
              </table:table-cell>
              <table:table-cell office:value-type="float" office:value="16982989">
                <text:p>16982989</text:p>
              </table:table-cell>
            </table:table-row>
            <table:table-row>
              <table:table-cell office:value-type="string">
                <text:p>2021-08-10T00:00:00Z</text:p>
              </table:table-cell>
              <table:table-cell office:value-type="float" office:value="15987506">
                <text:p>15987506</text:p>
              </table:table-cell>
            </table:table-row>
            <table:table-row>
              <table:table-cell office:value-type="string">
                <text:p>2021-08-11T00:00:00Z</text:p>
              </table:table-cell>
              <table:table-cell office:value-type="float" office:value="21402840">
                <text:p>21402840</text:p>
              </table:table-cell>
            </table:table-row>
            <table:table-row>
              <table:table-cell office:value-type="string">
                <text:p>2021-08-12T00:00:00Z</text:p>
              </table:table-cell>
              <table:table-cell office:value-type="float" office:value="17716506">
                <text:p>17716506</text:p>
              </table:table-cell>
            </table:table-row>
            <table:table-row>
              <table:table-cell office:value-type="string">
                <text:p>2021-08-13T00:00:00Z</text:p>
              </table:table-cell>
              <table:table-cell office:value-type="float" office:value="13096936">
                <text:p>13096936</text:p>
              </table:table-cell>
            </table:table-row>
            <table:table-row>
              <table:table-cell office:value-type="string">
                <text:p>2021-08-14T00:00:00Z</text:p>
              </table:table-cell>
              <table:table-cell office:value-type="float" office:value="30357968">
                <text:p>30357968</text:p>
              </table:table-cell>
            </table:table-row>
            <table:table-row>
              <table:table-cell office:value-type="string">
                <text:p>2021-08-15T00:00:00Z</text:p>
              </table:table-cell>
              <table:table-cell office:value-type="float" office:value="14783342">
                <text:p>14783342</text:p>
              </table:table-cell>
            </table:table-row>
            <table:table-row>
              <table:table-cell office:value-type="string">
                <text:p>2021-08-16T00:00:00Z</text:p>
              </table:table-cell>
              <table:table-cell office:value-type="float" office:value="15449040">
                <text:p>15449040</text:p>
              </table:table-cell>
            </table:table-row>
            <table:table-row>
              <table:table-cell office:value-type="string">
                <text:p>2021-08-17T00:00:00Z</text:p>
              </table:table-cell>
              <table:table-cell office:value-type="float" office:value="12498960">
                <text:p>12498960</text:p>
              </table:table-cell>
            </table:table-row>
            <table:table-row>
              <table:table-cell office:value-type="string">
                <text:p>2021-08-18T00:00:00Z</text:p>
              </table:table-cell>
              <table:table-cell office:value-type="float" office:value="11468657">
                <text:p>11468657</text:p>
              </table:table-cell>
            </table:table-row>
            <table:table-row>
              <table:table-cell office:value-type="string">
                <text:p>2021-08-19T00:00:00Z</text:p>
              </table:table-cell>
              <table:table-cell office:value-type="float" office:value="13696619">
                <text:p>13696619</text:p>
              </table:table-cell>
            </table:table-row>
            <table:table-row>
              <table:table-cell office:value-type="string">
                <text:p>2021-08-20T00:00:00Z</text:p>
              </table:table-cell>
              <table:table-cell office:value-type="float" office:value="17669185">
                <text:p>17669185</text:p>
              </table:table-cell>
            </table:table-row>
            <table:table-row>
              <table:table-cell office:value-type="string">
                <text:p>2021-08-21T00:00:00Z</text:p>
              </table:table-cell>
              <table:table-cell office:value-type="float" office:value="16910331">
                <text:p>16910331</text:p>
              </table:table-cell>
            </table:table-row>
            <table:table-row>
              <table:table-cell office:value-type="string">
                <text:p>2021-08-22T00:00:00Z</text:p>
              </table:table-cell>
              <table:table-cell office:value-type="float" office:value="13019566">
                <text:p>13019566</text:p>
              </table:table-cell>
            </table:table-row>
            <table:table-row>
              <table:table-cell office:value-type="string">
                <text:p>2021-08-23T00:00:00Z</text:p>
              </table:table-cell>
              <table:table-cell office:value-type="float" office:value="18555784">
                <text:p>18555784</text:p>
              </table:table-cell>
            </table:table-row>
            <table:table-row>
              <table:table-cell office:value-type="string">
                <text:p>2021-08-24T00:00:00Z</text:p>
              </table:table-cell>
              <table:table-cell office:value-type="float" office:value="17570305">
                <text:p>17570305</text:p>
              </table:table-cell>
            </table:table-row>
            <table:table-row>
              <table:table-cell office:value-type="string">
                <text:p>2021-08-25T00:00:00Z</text:p>
              </table:table-cell>
              <table:table-cell office:value-type="float" office:value="18595966">
                <text:p>18595966</text:p>
              </table:table-cell>
            </table:table-row>
            <table:table-row>
              <table:table-cell office:value-type="string">
                <text:p>2021-08-26T00:00:00Z</text:p>
              </table:table-cell>
              <table:table-cell office:value-type="float" office:value="32225909">
                <text:p>32225909</text:p>
              </table:table-cell>
            </table:table-row>
            <table:table-row>
              <table:table-cell office:value-type="string">
                <text:p>2021-08-27T00:00:00Z</text:p>
              </table:table-cell>
              <table:table-cell office:value-type="float" office:value="24748349">
                <text:p>24748349</text:p>
              </table:table-cell>
            </table:table-row>
            <table:table-row>
              <table:table-cell office:value-type="string">
                <text:p>2021-08-28T00:00:00Z</text:p>
              </table:table-cell>
              <table:table-cell office:value-type="float" office:value="27455371">
                <text:p>27455371</text:p>
              </table:table-cell>
            </table:table-row>
            <table:table-row>
              <table:table-cell office:value-type="string">
                <text:p>2021-08-29T00:00:00Z</text:p>
              </table:table-cell>
              <table:table-cell office:value-type="float" office:value="21129267">
                <text:p>21129267</text:p>
              </table:table-cell>
            </table:table-row>
            <table:table-row>
              <table:table-cell office:value-type="string">
                <text:p>2021-08-30T00:00:00Z</text:p>
              </table:table-cell>
              <table:table-cell office:value-type="float" office:value="16747686">
                <text:p>16747686</text:p>
              </table:table-cell>
            </table:table-row>
            <table:table-row>
              <table:table-cell office:value-type="string">
                <text:p>2021-08-31T00:00:00Z</text:p>
              </table:table-cell>
              <table:table-cell office:value-type="float" office:value="13720661">
                <text:p>13720661</text:p>
              </table:table-cell>
            </table:table-row>
            <table:table-row>
              <table:table-cell office:value-type="string">
                <text:p>2021-09-01T00:00:00Z</text:p>
              </table:table-cell>
              <table:table-cell office:value-type="float" office:value="12860443">
                <text:p>12860443</text:p>
              </table:table-cell>
            </table:table-row>
            <table:table-row>
              <table:table-cell office:value-type="string">
                <text:p>2021-09-02T00:00:00Z</text:p>
              </table:table-cell>
              <table:table-cell office:value-type="float" office:value="15487144">
                <text:p>15487144</text:p>
              </table:table-cell>
            </table:table-row>
            <table:table-row>
              <table:table-cell office:value-type="string">
                <text:p>2021-09-03T00:00:00Z</text:p>
              </table:table-cell>
              <table:table-cell office:value-type="float" office:value="12799038">
                <text:p>12799038</text:p>
              </table:table-cell>
            </table:table-row>
            <table:table-row>
              <table:table-cell office:value-type="string">
                <text:p>2021-09-04T00:00:00Z</text:p>
              </table:table-cell>
              <table:table-cell office:value-type="float" office:value="13152113">
                <text:p>13152113</text:p>
              </table:table-cell>
            </table:table-row>
            <table:table-row>
              <table:table-cell office:value-type="string">
                <text:p>2021-09-05T00:00:00Z</text:p>
              </table:table-cell>
              <table:table-cell office:value-type="float" office:value="10440843">
                <text:p>10440843</text:p>
              </table:table-cell>
            </table:table-row>
            <table:table-row>
              <table:table-cell office:value-type="string">
                <text:p>2021-09-06T00:00:00Z</text:p>
              </table:table-cell>
              <table:table-cell office:value-type="float" office:value="16902296">
                <text:p>16902296</text:p>
              </table:table-cell>
            </table:table-row>
            <table:table-row>
              <table:table-cell office:value-type="string">
                <text:p>2021-09-07T00:00:00Z</text:p>
              </table:table-cell>
              <table:table-cell office:value-type="float" office:value="31322724">
                <text:p>31322724</text:p>
              </table:table-cell>
            </table:table-row>
            <table:table-row>
              <table:table-cell office:value-type="string">
                <text:p>2021-09-08T00:00:00Z</text:p>
              </table:table-cell>
              <table:table-cell office:value-type="float" office:value="20385552">
                <text:p>20385552</text:p>
              </table:table-cell>
            </table:table-row>
            <table:table-row>
              <table:table-cell office:value-type="string">
                <text:p>2021-09-09T00:00:00Z</text:p>
              </table:table-cell>
              <table:table-cell office:value-type="float" office:value="15512747">
                <text:p>15512747</text:p>
              </table:table-cell>
            </table:table-row>
            <table:table-row>
              <table:table-cell office:value-type="string">
                <text:p>2021-09-10T00:00:00Z</text:p>
              </table:table-cell>
              <table:table-cell office:value-type="float" office:value="13686466">
                <text:p>13686466</text:p>
              </table:table-cell>
            </table:table-row>
            <table:table-row>
              <table:table-cell office:value-type="string">
                <text:p>2021-09-11T00:00:00Z</text:p>
              </table:table-cell>
              <table:table-cell office:value-type="float" office:value="10904228">
                <text:p>10904228</text:p>
              </table:table-cell>
            </table:table-row>
            <table:table-row>
              <table:table-cell office:value-type="string">
                <text:p>2021-09-12T00:00:00Z</text:p>
              </table:table-cell>
              <table:table-cell office:value-type="float" office:value="11303101">
                <text:p>11303101</text:p>
              </table:table-cell>
            </table:table-row>
            <table:table-row>
              <table:table-cell office:value-type="string">
                <text:p>2021-09-13T00:00:00Z</text:p>
              </table:table-cell>
              <table:table-cell office:value-type="float" office:value="10903216">
                <text:p>10903216</text:p>
              </table:table-cell>
            </table:table-row>
            <table:table-row>
              <table:table-cell office:value-type="string">
                <text:p>2021-09-14T00:00:00Z</text:p>
              </table:table-cell>
              <table:table-cell office:value-type="float" office:value="11002248">
                <text:p>11002248</text:p>
              </table:table-cell>
            </table:table-row>
            <table:table-row>
              <table:table-cell office:value-type="string">
                <text:p>2021-09-15T00:00:00Z</text:p>
              </table:table-cell>
              <table:table-cell office:value-type="float" office:value="10482456">
                <text:p>10482456</text:p>
              </table:table-cell>
            </table:table-row>
            <table:table-row>
              <table:table-cell office:value-type="string">
                <text:p>2021-09-16T00:00:00Z</text:p>
              </table:table-cell>
              <table:table-cell office:value-type="float" office:value="11435435">
                <text:p>11435435</text:p>
              </table:table-cell>
            </table:table-row>
            <table:table-row>
              <table:table-cell office:value-type="string">
                <text:p>2021-09-17T00:00:00Z</text:p>
              </table:table-cell>
              <table:table-cell office:value-type="float" office:value="9193588">
                <text:p>9193588</text:p>
              </table:table-cell>
            </table:table-row>
            <table:table-row>
              <table:table-cell office:value-type="string">
                <text:p>2021-09-18T00:00:00Z</text:p>
              </table:table-cell>
              <table:table-cell office:value-type="float" office:value="12811649">
                <text:p>12811649</text:p>
              </table:table-cell>
            </table:table-row>
            <table:table-row>
              <table:table-cell office:value-type="string">
                <text:p>2021-09-19T00:00:00Z</text:p>
              </table:table-cell>
              <table:table-cell office:value-type="float" office:value="11444484">
                <text:p>11444484</text:p>
              </table:table-cell>
            </table:table-row>
            <table:table-row>
              <table:table-cell office:value-type="string">
                <text:p>2021-09-20T00:00:00Z</text:p>
              </table:table-cell>
              <table:table-cell office:value-type="float" office:value="12720597">
                <text:p>12720597</text:p>
              </table:table-cell>
            </table:table-row>
            <table:table-row>
              <table:table-cell office:value-type="string">
                <text:p>2021-09-21T00:00:00Z</text:p>
              </table:table-cell>
              <table:table-cell office:value-type="float" office:value="12862137">
                <text:p>12862137</text:p>
              </table:table-cell>
            </table:table-row>
            <table:table-row>
              <table:table-cell office:value-type="string">
                <text:p>2021-09-22T00:00:00Z</text:p>
              </table:table-cell>
              <table:table-cell office:value-type="float" office:value="9786150">
                <text:p>9786150</text:p>
              </table:table-cell>
            </table:table-row>
            <table:table-row>
              <table:table-cell office:value-type="string">
                <text:p>2021-09-23T00:00:00Z</text:p>
              </table:table-cell>
              <table:table-cell office:value-type="float" office:value="8392824">
                <text:p>8392824</text:p>
              </table:table-cell>
            </table:table-row>
            <table:table-row>
              <table:table-cell office:value-type="string">
                <text:p>2021-09-24T00:00:00Z</text:p>
              </table:table-cell>
              <table:table-cell office:value-type="float" office:value="7127611">
                <text:p>7127611</text:p>
              </table:table-cell>
            </table:table-row>
            <table:table-row>
              <table:table-cell office:value-type="string">
                <text:p>2021-09-25T00:00:00Z</text:p>
              </table:table-cell>
              <table:table-cell office:value-type="float" office:value="5249992">
                <text:p>5249992</text:p>
              </table:table-cell>
            </table:table-row>
            <table:table-row>
              <table:table-cell office:value-type="string">
                <text:p>2021-09-26T00:00:00Z</text:p>
              </table:table-cell>
              <table:table-cell office:value-type="float" office:value="6298645">
                <text:p>6298645</text:p>
              </table:table-cell>
            </table:table-row>
            <table:table-row>
              <table:table-cell office:value-type="string">
                <text:p>2021-09-27T00:00:00Z</text:p>
              </table:table-cell>
              <table:table-cell office:value-type="float" office:value="7085206">
                <text:p>7085206</text:p>
              </table:table-cell>
            </table:table-row>
            <table:table-row>
              <table:table-cell office:value-type="string">
                <text:p>2021-09-28T00:00:00Z</text:p>
              </table:table-cell>
              <table:table-cell office:value-type="float" office:value="5776551">
                <text:p>5776551</text:p>
              </table:table-cell>
            </table:table-row>
            <table:table-row>
              <table:table-cell office:value-type="string">
                <text:p>2021-09-29T00:00:00Z</text:p>
              </table:table-cell>
              <table:table-cell office:value-type="float" office:value="6236698">
                <text:p>6236698</text:p>
              </table:table-cell>
            </table:table-row>
            <table:table-row>
              <table:table-cell office:value-type="string">
                <text:p>2021-09-30T00:00:00Z</text:p>
              </table:table-cell>
              <table:table-cell office:value-type="float" office:value="5638190">
                <text:p>5638190</text:p>
              </table:table-cell>
            </table:table-row>
            <table:table-row>
              <table:table-cell office:value-type="string">
                <text:p>2021-10-01T00:00:00Z</text:p>
              </table:table-cell>
              <table:table-cell office:value-type="float" office:value="8378846">
                <text:p>8378846</text:p>
              </table:table-cell>
            </table:table-row>
            <table:table-row>
              <table:table-cell office:value-type="string">
                <text:p>2021-10-02T00:00:00Z</text:p>
              </table:table-cell>
              <table:table-cell office:value-type="float" office:value="7587854">
                <text:p>7587854</text:p>
              </table:table-cell>
            </table:table-row>
            <table:table-row>
              <table:table-cell office:value-type="string">
                <text:p>2021-10-03T00:00:00Z</text:p>
              </table:table-cell>
              <table:table-cell office:value-type="float" office:value="6616533">
                <text:p>6616533</text:p>
              </table:table-cell>
            </table:table-row>
            <table:table-row>
              <table:table-cell office:value-type="string">
                <text:p>2021-10-04T00:00:00Z</text:p>
              </table:table-cell>
              <table:table-cell office:value-type="float" office:value="11532421">
                <text:p>11532421</text:p>
              </table:table-cell>
            </table:table-row>
            <table:table-row>
              <table:table-cell office:value-type="string">
                <text:p>2021-10-05T00:00:00Z</text:p>
              </table:table-cell>
              <table:table-cell office:value-type="float" office:value="9947281">
                <text:p>9947281</text:p>
              </table:table-cell>
            </table:table-row>
            <table:table-row>
              <table:table-cell office:value-type="string">
                <text:p>2021-10-06T00:00:00Z</text:p>
              </table:table-cell>
              <table:table-cell office:value-type="float" office:value="12730583">
                <text:p>12730583</text:p>
              </table:table-cell>
            </table:table-row>
            <table:table-row>
              <table:table-cell office:value-type="string">
                <text:p>2021-10-07T00:00:00Z</text:p>
              </table:table-cell>
              <table:table-cell office:value-type="float" office:value="15481825">
                <text:p>15481825</text:p>
              </table:table-cell>
            </table:table-row>
            <table:table-row>
              <table:table-cell office:value-type="string">
                <text:p>2021-10-08T00:00:00Z</text:p>
              </table:table-cell>
              <table:table-cell office:value-type="float" office:value="10105507">
                <text:p>10105507</text:p>
              </table:table-cell>
            </table:table-row>
            <table:table-row>
              <table:table-cell office:value-type="string">
                <text:p>2021-10-09T00:00:00Z</text:p>
              </table:table-cell>
              <table:table-cell office:value-type="float" office:value="13669437">
                <text:p>13669437</text:p>
              </table:table-cell>
            </table:table-row>
            <table:table-row>
              <table:table-cell office:value-type="string">
                <text:p>2021-10-10T00:00:00Z</text:p>
              </table:table-cell>
              <table:table-cell office:value-type="float" office:value="9344713">
                <text:p>9344713</text:p>
              </table:table-cell>
            </table:table-row>
            <table:table-row>
              <table:table-cell office:value-type="string">
                <text:p>2021-10-11T00:00:00Z</text:p>
              </table:table-cell>
              <table:table-cell office:value-type="float" office:value="161220933">
                <text:p>161220933</text:p>
              </table:table-cell>
            </table:table-row>
            <table:table-row>
              <table:table-cell office:value-type="string">
                <text:p>2021-10-12T00:00:00Z</text:p>
              </table:table-cell>
              <table:table-cell office:value-type="float" office:value="12279760">
                <text:p>12279760</text:p>
              </table:table-cell>
            </table:table-row>
            <table:table-row>
              <table:table-cell office:value-type="string">
                <text:p>2021-10-13T00:00:00Z</text:p>
              </table:table-cell>
              <table:table-cell office:value-type="float" office:value="20696691">
                <text:p>20696691</text:p>
              </table:table-cell>
            </table:table-row>
            <table:table-row>
              <table:table-cell office:value-type="string">
                <text:p>2021-10-14T00:00:00Z</text:p>
              </table:table-cell>
              <table:table-cell office:value-type="float" office:value="16478255">
                <text:p>16478255</text:p>
              </table:table-cell>
            </table:table-row>
            <table:table-row>
              <table:table-cell office:value-type="string">
                <text:p>2021-10-15T00:00:00Z</text:p>
              </table:table-cell>
              <table:table-cell office:value-type="float" office:value="16424678">
                <text:p>16424678</text:p>
              </table:table-cell>
            </table:table-row>
            <table:table-row>
              <table:table-cell office:value-type="string">
                <text:p>2021-10-16T00:00:00Z</text:p>
              </table:table-cell>
              <table:table-cell office:value-type="float" office:value="12106444">
                <text:p>12106444</text:p>
              </table:table-cell>
            </table:table-row>
            <table:table-row>
              <table:table-cell office:value-type="string">
                <text:p>2021-10-17T00:00:00Z</text:p>
              </table:table-cell>
              <table:table-cell office:value-type="float" office:value="9355103">
                <text:p>9355103</text:p>
              </table:table-cell>
            </table:table-row>
            <table:table-row>
              <table:table-cell office:value-type="string">
                <text:p>2021-10-18T00:00:00Z</text:p>
              </table:table-cell>
              <table:table-cell office:value-type="float" office:value="14292715">
                <text:p>14292715</text:p>
              </table:table-cell>
            </table:table-row>
            <table:table-row>
              <table:table-cell office:value-type="string">
                <text:p>2021-10-19T00:00:00Z</text:p>
              </table:table-cell>
              <table:table-cell office:value-type="float" office:value="8604260">
                <text:p>8604260</text:p>
              </table:table-cell>
            </table:table-row>
            <table:table-row>
              <table:table-cell office:value-type="string">
                <text:p>2021-10-20T00:00:00Z</text:p>
              </table:table-cell>
              <table:table-cell office:value-type="float" office:value="10545101">
                <text:p>10545101</text:p>
              </table:table-cell>
            </table:table-row>
            <table:table-row>
              <table:table-cell office:value-type="string">
                <text:p>2021-10-21T00:00:00Z</text:p>
              </table:table-cell>
              <table:table-cell office:value-type="float" office:value="10596986">
                <text:p>10596986</text:p>
              </table:table-cell>
            </table:table-row>
            <table:table-row>
              <table:table-cell office:value-type="string">
                <text:p>2021-10-22T00:00:00Z</text:p>
              </table:table-cell>
              <table:table-cell office:value-type="float" office:value="9114851">
                <text:p>9114851</text:p>
              </table:table-cell>
            </table:table-row>
            <table:table-row>
              <table:table-cell office:value-type="string">
                <text:p>2021-10-23T00:00:00Z</text:p>
              </table:table-cell>
              <table:table-cell office:value-type="float" office:value="6034684">
                <text:p>6034684</text:p>
              </table:table-cell>
            </table:table-row>
            <table:table-row>
              <table:table-cell office:value-type="string">
                <text:p>2021-10-24T00:00:00Z</text:p>
              </table:table-cell>
              <table:table-cell office:value-type="float" office:value="7720076">
                <text:p>7720076</text:p>
              </table:table-cell>
            </table:table-row>
            <table:table-row>
              <table:table-cell office:value-type="string">
                <text:p>2021-10-25T00:00:00Z</text:p>
              </table:table-cell>
              <table:table-cell office:value-type="float" office:value="9636613">
                <text:p>9636613</text:p>
              </table:table-cell>
            </table:table-row>
            <table:table-row>
              <table:table-cell office:value-type="string">
                <text:p>2021-10-26T00:00:00Z</text:p>
              </table:table-cell>
              <table:table-cell office:value-type="float" office:value="57528784">
                <text:p>57528784</text:p>
              </table:table-cell>
            </table:table-row>
            <table:table-row>
              <table:table-cell office:value-type="string">
                <text:p>2021-10-27T00:00:00Z</text:p>
              </table:table-cell>
              <table:table-cell office:value-type="float" office:value="33071627">
                <text:p>33071627</text:p>
              </table:table-cell>
            </table:table-row>
            <table:table-row>
              <table:table-cell office:value-type="string">
                <text:p>2021-10-28T00:00:00Z</text:p>
              </table:table-cell>
              <table:table-cell office:value-type="float" office:value="22919575">
                <text:p>22919575</text:p>
              </table:table-cell>
            </table:table-row>
            <table:table-row>
              <table:table-cell office:value-type="string">
                <text:p>2021-10-29T00:00:00Z</text:p>
              </table:table-cell>
              <table:table-cell office:value-type="float" office:value="27238091">
                <text:p>27238091</text:p>
              </table:table-cell>
            </table:table-row>
            <table:table-row>
              <table:table-cell office:value-type="string">
                <text:p>2021-10-30T00:00:00Z</text:p>
              </table:table-cell>
              <table:table-cell office:value-type="float" office:value="18958272">
                <text:p>18958272</text:p>
              </table:table-cell>
            </table:table-row>
            <table:table-row>
              <table:table-cell office:value-type="string">
                <text:p>2021-10-31T00:00:00Z</text:p>
              </table:table-cell>
              <table:table-cell office:value-type="float" office:value="15771751">
                <text:p>15771751</text:p>
              </table:table-cell>
            </table:table-row>
            <table:table-row>
              <table:table-cell office:value-type="string">
                <text:p>2021-11-01T00:00:00Z</text:p>
              </table:table-cell>
              <table:table-cell office:value-type="float" office:value="14927183">
                <text:p>14927183</text:p>
              </table:table-cell>
            </table:table-row>
            <table:table-row>
              <table:table-cell office:value-type="string">
                <text:p>2021-11-02T00:00:00Z</text:p>
              </table:table-cell>
              <table:table-cell office:value-type="float" office:value="21017525">
                <text:p>21017525</text:p>
              </table:table-cell>
            </table:table-row>
            <table:table-row>
              <table:table-cell office:value-type="string">
                <text:p>2021-11-03T00:00:00Z</text:p>
              </table:table-cell>
              <table:table-cell office:value-type="float" office:value="21276296">
                <text:p>21276296</text:p>
              </table:table-cell>
            </table:table-row>
            <table:table-row>
              <table:table-cell office:value-type="string">
                <text:p>2021-11-04T00:00:00Z</text:p>
              </table:table-cell>
              <table:table-cell office:value-type="float" office:value="16763991">
                <text:p>16763991</text:p>
              </table:table-cell>
            </table:table-row>
            <table:table-row>
              <table:table-cell office:value-type="string">
                <text:p>2021-11-05T00:00:00Z</text:p>
              </table:table-cell>
              <table:table-cell office:value-type="float" office:value="30080680">
                <text:p>30080680</text:p>
              </table:table-cell>
            </table:table-row>
            <table:table-row>
              <table:table-cell office:value-type="string">
                <text:p>2021-11-06T00:00:00Z</text:p>
              </table:table-cell>
              <table:table-cell office:value-type="float" office:value="10955631">
                <text:p>10955631</text:p>
              </table:table-cell>
            </table:table-row>
            <table:table-row>
              <table:table-cell office:value-type="string">
                <text:p>2021-11-07T00:00:00Z</text:p>
              </table:table-cell>
              <table:table-cell office:value-type="float" office:value="16152042">
                <text:p>16152042</text:p>
              </table:table-cell>
            </table:table-row>
            <table:table-row>
              <table:table-cell office:value-type="string">
                <text:p>2021-11-08T00:00:00Z</text:p>
              </table:table-cell>
              <table:table-cell office:value-type="float" office:value="12971304">
                <text:p>12971304</text:p>
              </table:table-cell>
            </table:table-row>
            <table:table-row>
              <table:table-cell office:value-type="string">
                <text:p>2021-11-09T00:00:00Z</text:p>
              </table:table-cell>
              <table:table-cell office:value-type="float" office:value="14663315">
                <text:p>14663315</text:p>
              </table:table-cell>
            </table:table-row>
            <table:table-row>
              <table:table-cell office:value-type="string">
                <text:p>2021-11-10T00:00:00Z</text:p>
              </table:table-cell>
              <table:table-cell office:value-type="float" office:value="23837414">
                <text:p>23837414</text:p>
              </table:table-cell>
            </table:table-row>
            <table:table-row>
              <table:table-cell office:value-type="string">
                <text:p>2021-11-11T00:00:00Z</text:p>
              </table:table-cell>
              <table:table-cell office:value-type="float" office:value="11295971">
                <text:p>11295971</text:p>
              </table:table-cell>
            </table:table-row>
            <table:table-row>
              <table:table-cell office:value-type="string">
                <text:p>2021-11-12T00:00:00Z</text:p>
              </table:table-cell>
              <table:table-cell office:value-type="float" office:value="17501376">
                <text:p>17501376</text:p>
              </table:table-cell>
            </table:table-row>
            <table:table-row>
              <table:table-cell office:value-type="string">
                <text:p>2021-11-13T00:00:00Z</text:p>
              </table:table-cell>
              <table:table-cell office:value-type="float" office:value="13996616">
                <text:p>13996616</text:p>
              </table:table-cell>
            </table:table-row>
            <table:table-row>
              <table:table-cell office:value-type="string">
                <text:p>2021-11-14T00:00:00Z</text:p>
              </table:table-cell>
              <table:table-cell office:value-type="float" office:value="20880836">
                <text:p>20880836</text:p>
              </table:table-cell>
            </table:table-row>
            <table:table-row>
              <table:table-cell office:value-type="string">
                <text:p>2021-11-15T00:00:00Z</text:p>
              </table:table-cell>
              <table:table-cell office:value-type="float" office:value="35395508">
                <text:p>35395508</text:p>
              </table:table-cell>
            </table:table-row>
            <table:table-row>
              <table:table-cell office:value-type="string">
                <text:p>2021-11-16T00:00:00Z</text:p>
              </table:table-cell>
              <table:table-cell office:value-type="float" office:value="27136966">
                <text:p>27136966</text:p>
              </table:table-cell>
            </table:table-row>
            <table:table-row>
              <table:table-cell office:value-type="string">
                <text:p>2021-11-17T00:00:00Z</text:p>
              </table:table-cell>
              <table:table-cell office:value-type="float" office:value="10847784">
                <text:p>10847784</text:p>
              </table:table-cell>
            </table:table-row>
            <table:table-row>
              <table:table-cell office:value-type="string">
                <text:p>2021-11-18T00:00:00Z</text:p>
              </table:table-cell>
              <table:table-cell office:value-type="float" office:value="15379981">
                <text:p>15379981</text:p>
              </table:table-cell>
            </table:table-row>
            <table:table-row>
              <table:table-cell office:value-type="string">
                <text:p>2021-11-19T00:00:00Z</text:p>
              </table:table-cell>
              <table:table-cell office:value-type="float" office:value="14334386">
                <text:p>14334386</text:p>
              </table:table-cell>
            </table:table-row>
            <table:table-row>
              <table:table-cell office:value-type="string">
                <text:p>2021-11-20T00:00:00Z</text:p>
              </table:table-cell>
              <table:table-cell office:value-type="float" office:value="11647705">
                <text:p>11647705</text:p>
              </table:table-cell>
            </table:table-row>
            <table:table-row>
              <table:table-cell office:value-type="string">
                <text:p>2021-11-21T00:00:00Z</text:p>
              </table:table-cell>
              <table:table-cell office:value-type="float" office:value="10511048">
                <text:p>10511048</text:p>
              </table:table-cell>
            </table:table-row>
            <table:table-row>
              <table:table-cell office:value-type="string">
                <text:p>2021-11-22T00:00:00Z</text:p>
              </table:table-cell>
              <table:table-cell office:value-type="float" office:value="10762418">
                <text:p>10762418</text:p>
              </table:table-cell>
            </table:table-row>
            <table:table-row>
              <table:table-cell office:value-type="string">
                <text:p>2021-11-23T00:00:00Z</text:p>
              </table:table-cell>
              <table:table-cell office:value-type="float" office:value="9651790">
                <text:p>9651790</text:p>
              </table:table-cell>
            </table:table-row>
            <table:table-row>
              <table:table-cell office:value-type="string">
                <text:p>2021-11-24T00:00:00Z</text:p>
              </table:table-cell>
              <table:table-cell office:value-type="float" office:value="8368718">
                <text:p>8368718</text:p>
              </table:table-cell>
            </table:table-row>
            <table:table-row>
              <table:table-cell office:value-type="string">
                <text:p>2021-11-25T00:00:00Z</text:p>
              </table:table-cell>
              <table:table-cell office:value-type="float" office:value="12920737">
                <text:p>12920737</text:p>
              </table:table-cell>
            </table:table-row>
            <table:table-row>
              <table:table-cell office:value-type="string">
                <text:p>2021-11-26T00:00:00Z</text:p>
              </table:table-cell>
              <table:table-cell office:value-type="float" office:value="15416648">
                <text:p>15416648</text:p>
              </table:table-cell>
            </table:table-row>
            <table:table-row>
              <table:table-cell office:value-type="string">
                <text:p>2021-11-27T00:00:00Z</text:p>
              </table:table-cell>
              <table:table-cell office:value-type="float" office:value="8417470">
                <text:p>8417470</text:p>
              </table:table-cell>
            </table:table-row>
            <table:table-row>
              <table:table-cell office:value-type="string">
                <text:p>2021-11-28T00:00:00Z</text:p>
              </table:table-cell>
              <table:table-cell office:value-type="float" office:value="9235050">
                <text:p>9235050</text:p>
              </table:table-cell>
            </table:table-row>
            <table:table-row>
              <table:table-cell office:value-type="string">
                <text:p>2021-11-29T00:00:00Z</text:p>
              </table:table-cell>
              <table:table-cell office:value-type="float" office:value="8834777">
                <text:p>8834777</text:p>
              </table:table-cell>
            </table:table-row>
            <table:table-row>
              <table:table-cell office:value-type="string">
                <text:p>2021-11-30T00:00:00Z</text:p>
              </table:table-cell>
              <table:table-cell office:value-type="float" office:value="7910716">
                <text:p>7910716</text:p>
              </table:table-cell>
            </table:table-row>
            <table:table-row>
              <table:table-cell office:value-type="string">
                <text:p>2021-12-01T00:00:00Z</text:p>
              </table:table-cell>
              <table:table-cell office:value-type="float" office:value="11250218">
                <text:p>11250218</text:p>
              </table:table-cell>
            </table:table-row>
            <table:table-row>
              <table:table-cell office:value-type="string">
                <text:p>2021-12-02T00:00:00Z</text:p>
              </table:table-cell>
              <table:table-cell office:value-type="float" office:value="8194098">
                <text:p>8194098</text:p>
              </table:table-cell>
            </table:table-row>
            <table:table-row>
              <table:table-cell office:value-type="string">
                <text:p>2021-12-03T00:00:00Z</text:p>
              </table:table-cell>
              <table:table-cell office:value-type="float" office:value="10715446">
                <text:p>10715446</text:p>
              </table:table-cell>
            </table:table-row>
            <table:table-row>
              <table:table-cell office:value-type="string">
                <text:p>2021-12-04T00:00:00Z</text:p>
              </table:table-cell>
              <table:table-cell office:value-type="float" office:value="18502436">
                <text:p>18502436</text:p>
              </table:table-cell>
            </table:table-row>
            <table:table-row>
              <table:table-cell office:value-type="string">
                <text:p>2021-12-05T00:00:00Z</text:p>
              </table:table-cell>
              <table:table-cell office:value-type="float" office:value="11627975">
                <text:p>11627975</text:p>
              </table:table-cell>
            </table:table-row>
            <table:table-row>
              <table:table-cell office:value-type="string">
                <text:p>2021-12-06T00:00:00Z</text:p>
              </table:table-cell>
              <table:table-cell office:value-type="float" office:value="11639399">
                <text:p>11639399</text:p>
              </table:table-cell>
            </table:table-row>
            <table:table-row>
              <table:table-cell office:value-type="string">
                <text:p>2021-12-07T00:00:00Z</text:p>
              </table:table-cell>
              <table:table-cell office:value-type="float" office:value="6547569">
                <text:p>6547569</text:p>
              </table:table-cell>
            </table:table-row>
            <table:table-row>
              <table:table-cell office:value-type="string">
                <text:p>2021-12-08T00:00:00Z</text:p>
              </table:table-cell>
              <table:table-cell office:value-type="float" office:value="5975344">
                <text:p>5975344</text:p>
              </table:table-cell>
            </table:table-row>
            <table:table-row>
              <table:table-cell office:value-type="string">
                <text:p>2021-12-09T00:00:00Z</text:p>
              </table:table-cell>
              <table:table-cell office:value-type="float" office:value="5459644">
                <text:p>5459644</text:p>
              </table:table-cell>
            </table:table-row>
            <table:table-row>
              <table:table-cell office:value-type="string">
                <text:p>2021-12-10T00:00:00Z</text:p>
              </table:table-cell>
              <table:table-cell office:value-type="float" office:value="6536633">
                <text:p>6536633</text:p>
              </table:table-cell>
            </table:table-row>
            <table:table-row>
              <table:table-cell office:value-type="string">
                <text:p>2021-12-11T00:00:00Z</text:p>
              </table:table-cell>
              <table:table-cell office:value-type="float" office:value="5831246">
                <text:p>5831246</text:p>
              </table:table-cell>
            </table:table-row>
            <table:table-row>
              <table:table-cell office:value-type="string">
                <text:p>2021-12-12T00:00:00Z</text:p>
              </table:table-cell>
              <table:table-cell office:value-type="float" office:value="6453579">
                <text:p>6453579</text:p>
              </table:table-cell>
            </table:table-row>
            <table:table-row>
              <table:table-cell office:value-type="string">
                <text:p>2021-12-13T00:00:00Z</text:p>
              </table:table-cell>
              <table:table-cell office:value-type="float" office:value="4739895">
                <text:p>4739895</text:p>
              </table:table-cell>
            </table:table-row>
            <table:table-row>
              <table:table-cell office:value-type="string">
                <text:p>2021-12-14T00:00:00Z</text:p>
              </table:table-cell>
              <table:table-cell office:value-type="float" office:value="5115273">
                <text:p>5115273</text:p>
              </table:table-cell>
            </table:table-row>
            <table:table-row>
              <table:table-cell office:value-type="string">
                <text:p>2021-12-15T00:00:00Z</text:p>
              </table:table-cell>
              <table:table-cell office:value-type="float" office:value="6112524">
                <text:p>6112524</text:p>
              </table:table-cell>
            </table:table-row>
            <table:table-row>
              <table:table-cell office:value-type="string">
                <text:p>2021-12-16T00:00:00Z</text:p>
              </table:table-cell>
              <table:table-cell office:value-type="float" office:value="4187890">
                <text:p>4187890</text:p>
              </table:table-cell>
            </table:table-row>
            <table:table-row>
              <table:table-cell office:value-type="string">
                <text:p>2021-12-17T00:00:00Z</text:p>
              </table:table-cell>
              <table:table-cell office:value-type="float" office:value="8093356">
                <text:p>8093356</text:p>
              </table:table-cell>
            </table:table-row>
            <table:table-row>
              <table:table-cell office:value-type="string">
                <text:p>2021-12-18T00:00:00Z</text:p>
              </table:table-cell>
              <table:table-cell office:value-type="float" office:value="4259817">
                <text:p>4259817</text:p>
              </table:table-cell>
            </table:table-row>
            <table:table-row>
              <table:table-cell office:value-type="string">
                <text:p>2021-12-19T00:00:00Z</text:p>
              </table:table-cell>
              <table:table-cell office:value-type="float" office:value="3419250">
                <text:p>3419250</text:p>
              </table:table-cell>
            </table:table-row>
            <table:table-row>
              <table:table-cell office:value-type="string">
                <text:p>2021-12-20T00:00:00Z</text:p>
              </table:table-cell>
              <table:table-cell office:value-type="float" office:value="3602986">
                <text:p>3602986</text:p>
              </table:table-cell>
            </table:table-row>
            <table:table-row>
              <table:table-cell office:value-type="string">
                <text:p>2021-12-21T00:00:00Z</text:p>
              </table:table-cell>
              <table:table-cell office:value-type="float" office:value="3059917">
                <text:p>3059917</text:p>
              </table:table-cell>
            </table:table-row>
            <table:table-row>
              <table:table-cell office:value-type="string">
                <text:p>2021-12-22T00:00:00Z</text:p>
              </table:table-cell>
              <table:table-cell office:value-type="float" office:value="3461956">
                <text:p>3461956</text:p>
              </table:table-cell>
            </table:table-row>
            <table:table-row>
              <table:table-cell office:value-type="string">
                <text:p>2021-12-23T00:00:00Z</text:p>
              </table:table-cell>
              <table:table-cell office:value-type="float" office:value="4363860">
                <text:p>4363860</text:p>
              </table:table-cell>
            </table:table-row>
            <table:table-row>
              <table:table-cell office:value-type="string">
                <text:p>2021-12-24T00:00:00Z</text:p>
              </table:table-cell>
              <table:table-cell office:value-type="float" office:value="5179356">
                <text:p>5179356</text:p>
              </table:table-cell>
            </table:table-row>
            <table:table-row>
              <table:table-cell office:value-type="string">
                <text:p>2021-12-25T00:00:00Z</text:p>
              </table:table-cell>
              <table:table-cell office:value-type="float" office:value="2641338">
                <text:p>2641338</text:p>
              </table:table-cell>
            </table:table-row>
            <table:table-row>
              <table:table-cell office:value-type="string">
                <text:p>2021-12-26T00:00:00Z</text:p>
              </table:table-cell>
              <table:table-cell office:value-type="float" office:value="3166089">
                <text:p>3166089</text:p>
              </table:table-cell>
            </table:table-row>
            <table:table-row>
              <table:table-cell office:value-type="string">
                <text:p>2021-12-27T00:00:00Z</text:p>
              </table:table-cell>
              <table:table-cell office:value-type="float" office:value="5747072">
                <text:p>5747072</text:p>
              </table:table-cell>
            </table:table-row>
            <table:table-row>
              <table:table-cell office:value-type="string">
                <text:p>2021-12-28T00:00:00Z</text:p>
              </table:table-cell>
              <table:table-cell office:value-type="float" office:value="12689390">
                <text:p>12689390</text:p>
              </table:table-cell>
            </table:table-row>
            <table:table-row>
              <table:table-cell office:value-type="string">
                <text:p>2021-12-29T00:00:00Z</text:p>
              </table:table-cell>
              <table:table-cell office:value-type="float" office:value="4890071">
                <text:p>4890071</text:p>
              </table:table-cell>
            </table:table-row>
            <table:table-row>
              <table:table-cell office:value-type="string">
                <text:p>2021-12-30T00:00:00Z</text:p>
              </table:table-cell>
              <table:table-cell office:value-type="float" office:value="3878063">
                <text:p>3878063</text:p>
              </table:table-cell>
            </table:table-row>
            <table:table-row>
              <table:table-cell office:value-type="string">
                <text:p>2021-12-31T00:00:00Z</text:p>
              </table:table-cell>
              <table:table-cell office:value-type="float" office:value="4150740">
                <text:p>4150740</text:p>
              </table:table-cell>
            </table:table-row>
            <table:table-row>
              <table:table-cell office:value-type="string">
                <text:p>2022-01-01T00:00:00Z</text:p>
              </table:table-cell>
              <table:table-cell office:value-type="float" office:value="3774656">
                <text:p>3774656</text:p>
              </table:table-cell>
            </table:table-row>
            <table:table-row>
              <table:table-cell office:value-type="string">
                <text:p>2022-01-02T00:00:00Z</text:p>
              </table:table-cell>
              <table:table-cell office:value-type="float" office:value="4968397">
                <text:p>4968397</text:p>
              </table:table-cell>
            </table:table-row>
            <table:table-row>
              <table:table-cell office:value-type="string">
                <text:p>2022-01-03T00:00:00Z</text:p>
              </table:table-cell>
              <table:table-cell office:value-type="float" office:value="5329245">
                <text:p>5329245</text:p>
              </table:table-cell>
            </table:table-row>
            <table:table-row>
              <table:table-cell office:value-type="string">
                <text:p>2022-01-04T00:00:00Z</text:p>
              </table:table-cell>
              <table:table-cell office:value-type="float" office:value="7993298">
                <text:p>7993298</text:p>
              </table:table-cell>
            </table:table-row>
            <table:table-row>
              <table:table-cell office:value-type="string">
                <text:p>2022-01-05T00:00:00Z</text:p>
              </table:table-cell>
              <table:table-cell office:value-type="float" office:value="5290011">
                <text:p>5290011</text:p>
              </table:table-cell>
            </table:table-row>
            <table:table-row>
              <table:table-cell office:value-type="string">
                <text:p>2022-01-06T00:00:00Z</text:p>
              </table:table-cell>
              <table:table-cell office:value-type="float" office:value="4752846">
                <text:p>4752846</text:p>
              </table:table-cell>
            </table:table-row>
            <table:table-row>
              <table:table-cell office:value-type="string">
                <text:p>2022-01-07T00:00:00Z</text:p>
              </table:table-cell>
              <table:table-cell office:value-type="float" office:value="5241246">
                <text:p>5241246</text:p>
              </table:table-cell>
            </table:table-row>
            <table:table-row>
              <table:table-cell office:value-type="string">
                <text:p>2022-01-08T00:00:00Z</text:p>
              </table:table-cell>
              <table:table-cell office:value-type="float" office:value="5404092">
                <text:p>5404092</text:p>
              </table:table-cell>
            </table:table-row>
            <table:table-row>
              <table:table-cell office:value-type="string">
                <text:p>2022-01-09T00:00:00Z</text:p>
              </table:table-cell>
              <table:table-cell office:value-type="float" office:value="3642844">
                <text:p>3642844</text:p>
              </table:table-cell>
            </table:table-row>
            <table:table-row>
              <table:table-cell office:value-type="string">
                <text:p>2022-01-10T00:00:00Z</text:p>
              </table:table-cell>
              <table:table-cell office:value-type="float" office:value="3862664">
                <text:p>3862664</text:p>
              </table:table-cell>
            </table:table-row>
            <table:table-row>
              <table:table-cell office:value-type="string">
                <text:p>2022-01-11T00:00:00Z</text:p>
              </table:table-cell>
              <table:table-cell office:value-type="float" office:value="4218310">
                <text:p>4218310</text:p>
              </table:table-cell>
            </table:table-row>
            <table:table-row>
              <table:table-cell office:value-type="string">
                <text:p>2022-01-12T00:00:00Z</text:p>
              </table:table-cell>
              <table:table-cell office:value-type="float" office:value="4572257">
                <text:p>4572257</text:p>
              </table:table-cell>
            </table:table-row>
            <table:table-row>
              <table:table-cell office:value-type="string">
                <text:p>2022-01-13T00:00:00Z</text:p>
              </table:table-cell>
              <table:table-cell office:value-type="float" office:value="3748269">
                <text:p>3748269</text:p>
              </table:table-cell>
            </table:table-row>
            <table:table-row>
              <table:table-cell office:value-type="string">
                <text:p>2022-01-14T00:00:00Z</text:p>
              </table:table-cell>
              <table:table-cell office:value-type="float" office:value="3210657">
                <text:p>3210657</text:p>
              </table:table-cell>
            </table:table-row>
            <table:table-row>
              <table:table-cell office:value-type="string">
                <text:p>2022-01-15T00:00:00Z</text:p>
              </table:table-cell>
              <table:table-cell office:value-type="float" office:value="3250971">
                <text:p>3250971</text:p>
              </table:table-cell>
            </table:table-row>
            <table:table-row>
              <table:table-cell office:value-type="string">
                <text:p>2022-01-16T00:00:00Z</text:p>
              </table:table-cell>
              <table:table-cell office:value-type="float" office:value="3772657">
                <text:p>3772657</text:p>
              </table:table-cell>
            </table:table-row>
            <table:table-row>
              <table:table-cell office:value-type="string">
                <text:p>2022-01-17T00:00:00Z</text:p>
              </table:table-cell>
              <table:table-cell office:value-type="float" office:value="4003241">
                <text:p>4003241</text:p>
              </table:table-cell>
            </table:table-row>
            <table:table-row>
              <table:table-cell office:value-type="string">
                <text:p>2022-01-18T00:00:00Z</text:p>
              </table:table-cell>
              <table:table-cell office:value-type="float" office:value="2907023">
                <text:p>2907023</text:p>
              </table:table-cell>
            </table:table-row>
            <table:table-row>
              <table:table-cell office:value-type="string">
                <text:p>2022-01-19T00:00:00Z</text:p>
              </table:table-cell>
              <table:table-cell office:value-type="float" office:value="2831028">
                <text:p>2831028</text:p>
              </table:table-cell>
            </table:table-row>
            <table:table-row>
              <table:table-cell office:value-type="string">
                <text:p>2022-01-20T00:00:00Z</text:p>
              </table:table-cell>
              <table:table-cell office:value-type="float" office:value="4818099">
                <text:p>4818099</text:p>
              </table:table-cell>
            </table:table-row>
            <table:table-row>
              <table:table-cell office:value-type="string">
                <text:p>2022-01-21T00:00:00Z</text:p>
              </table:table-cell>
              <table:table-cell office:value-type="float" office:value="6089861">
                <text:p>6089861</text:p>
              </table:table-cell>
            </table:table-row>
            <table:table-row>
              <table:table-cell office:value-type="string">
                <text:p>2022-01-22T00:00:00Z</text:p>
              </table:table-cell>
              <table:table-cell office:value-type="float" office:value="9850354">
                <text:p>9850354</text:p>
              </table:table-cell>
            </table:table-row>
            <table:table-row>
              <table:table-cell office:value-type="string">
                <text:p>2022-01-23T00:00:00Z</text:p>
              </table:table-cell>
              <table:table-cell office:value-type="float" office:value="7870163">
                <text:p>7870163</text:p>
              </table:table-cell>
            </table:table-row>
            <table:table-row>
              <table:table-cell office:value-type="string">
                <text:p>2022-01-24T00:00:00Z</text:p>
              </table:table-cell>
              <table:table-cell office:value-type="float" office:value="6515155">
                <text:p>6515155</text:p>
              </table:table-cell>
            </table:table-row>
            <table:table-row>
              <table:table-cell office:value-type="string">
                <text:p>2022-01-25T00:00:00Z</text:p>
              </table:table-cell>
              <table:table-cell office:value-type="float" office:value="4687769">
                <text:p>4687769</text:p>
              </table:table-cell>
            </table:table-row>
            <table:table-row>
              <table:table-cell office:value-type="string">
                <text:p>2022-01-26T00:00:00Z</text:p>
              </table:table-cell>
              <table:table-cell office:value-type="float" office:value="5678664">
                <text:p>5678664</text:p>
              </table:table-cell>
            </table:table-row>
            <table:table-row>
              <table:table-cell office:value-type="string">
                <text:p>2022-01-27T00:00:00Z</text:p>
              </table:table-cell>
              <table:table-cell office:value-type="float" office:value="5412832">
                <text:p>5412832</text:p>
              </table:table-cell>
            </table:table-row>
            <table:table-row>
              <table:table-cell office:value-type="string">
                <text:p>2022-01-28T00:00:00Z</text:p>
              </table:table-cell>
              <table:table-cell office:value-type="float" office:value="3898463">
                <text:p>3898463</text:p>
              </table:table-cell>
            </table:table-row>
            <table:table-row>
              <table:table-cell office:value-type="string">
                <text:p>2022-01-29T00:00:00Z</text:p>
              </table:table-cell>
              <table:table-cell office:value-type="float" office:value="2361088">
                <text:p>2361088</text:p>
              </table:table-cell>
            </table:table-row>
            <table:table-row>
              <table:table-cell office:value-type="string">
                <text:p>2022-01-30T00:00:00Z</text:p>
              </table:table-cell>
              <table:table-cell office:value-type="float" office:value="4938068">
                <text:p>4938068</text:p>
              </table:table-cell>
            </table:table-row>
            <table:table-row>
              <table:table-cell office:value-type="string">
                <text:p>2022-01-31T00:00:00Z</text:p>
              </table:table-cell>
              <table:table-cell office:value-type="float" office:value="2610406">
                <text:p>2610406</text:p>
              </table:table-cell>
            </table:table-row>
            <table:table-row>
              <table:table-cell office:value-type="string">
                <text:p>2022-02-01T00:00:00Z</text:p>
              </table:table-cell>
              <table:table-cell office:value-type="float" office:value="2446367">
                <text:p>2446367</text:p>
              </table:table-cell>
            </table:table-row>
            <table:table-row>
              <table:table-cell office:value-type="string">
                <text:p>2022-02-02T00:00:00Z</text:p>
              </table:table-cell>
              <table:table-cell office:value-type="float" office:value="2763511">
                <text:p>2763511</text:p>
              </table:table-cell>
            </table:table-row>
            <table:table-row>
              <table:table-cell office:value-type="string">
                <text:p>2022-02-03T00:00:00Z</text:p>
              </table:table-cell>
              <table:table-cell office:value-type="float" office:value="2887633">
                <text:p>2887633</text:p>
              </table:table-cell>
            </table:table-row>
            <table:table-row>
              <table:table-cell office:value-type="string">
                <text:p>2022-02-04T00:00:00Z</text:p>
              </table:table-cell>
              <table:table-cell office:value-type="float" office:value="3929411">
                <text:p>3929411</text:p>
              </table:table-cell>
            </table:table-row>
            <table:table-row>
              <table:table-cell office:value-type="string">
                <text:p>2022-02-05T00:00:00Z</text:p>
              </table:table-cell>
              <table:table-cell office:value-type="float" office:value="2673818">
                <text:p>2673818</text:p>
              </table:table-cell>
            </table:table-row>
            <table:table-row>
              <table:table-cell office:value-type="string">
                <text:p>2022-02-06T00:00:00Z</text:p>
              </table:table-cell>
              <table:table-cell office:value-type="float" office:value="2738324">
                <text:p>2738324</text:p>
              </table:table-cell>
            </table:table-row>
            <table:table-row>
              <table:table-cell office:value-type="string">
                <text:p>2022-02-07T00:00:00Z</text:p>
              </table:table-cell>
              <table:table-cell office:value-type="float" office:value="4680904">
                <text:p>4680904</text:p>
              </table:table-cell>
            </table:table-row>
            <table:table-row>
              <table:table-cell office:value-type="string">
                <text:p>2022-02-08T00:00:00Z</text:p>
              </table:table-cell>
              <table:table-cell office:value-type="float" office:value="4045325">
                <text:p>4045325</text:p>
              </table:table-cell>
            </table:table-row>
            <table:table-row>
              <table:table-cell office:value-type="string">
                <text:p>2022-02-09T00:00:00Z</text:p>
              </table:table-cell>
              <table:table-cell office:value-type="float" office:value="3490829">
                <text:p>3490829</text:p>
              </table:table-cell>
            </table:table-row>
            <table:table-row>
              <table:table-cell office:value-type="string">
                <text:p>2022-02-10T00:00:00Z</text:p>
              </table:table-cell>
              <table:table-cell office:value-type="float" office:value="11654624">
                <text:p>11654624</text:p>
              </table:table-cell>
            </table:table-row>
            <table:table-row>
              <table:table-cell office:value-type="string">
                <text:p>2022-02-11T00:00:00Z</text:p>
              </table:table-cell>
              <table:table-cell office:value-type="float" office:value="5156966">
                <text:p>5156966</text:p>
              </table:table-cell>
            </table:table-row>
            <table:table-row>
              <table:table-cell office:value-type="string">
                <text:p>2022-02-12T00:00:00Z</text:p>
              </table:table-cell>
              <table:table-cell office:value-type="float" office:value="3166303">
                <text:p>3166303</text:p>
              </table:table-cell>
            </table:table-row>
            <table:table-row>
              <table:table-cell office:value-type="string">
                <text:p>2022-02-13T00:00:00Z</text:p>
              </table:table-cell>
              <table:table-cell office:value-type="float" office:value="3192246">
                <text:p>3192246</text:p>
              </table:table-cell>
            </table:table-row>
            <table:table-row>
              <table:table-cell office:value-type="string">
                <text:p>2022-02-14T00:00:00Z</text:p>
              </table:table-cell>
              <table:table-cell office:value-type="float" office:value="6505312">
                <text:p>6505312</text:p>
              </table:table-cell>
            </table:table-row>
            <table:table-row>
              <table:table-cell office:value-type="string">
                <text:p>2022-02-15T00:00:00Z</text:p>
              </table:table-cell>
              <table:table-cell office:value-type="float" office:value="5563890">
                <text:p>5563890</text:p>
              </table:table-cell>
            </table:table-row>
            <table:table-row>
              <table:table-cell office:value-type="string">
                <text:p>2022-02-16T00:00:00Z</text:p>
              </table:table-cell>
              <table:table-cell office:value-type="float" office:value="2878220">
                <text:p>2878220</text:p>
              </table:table-cell>
            </table:table-row>
            <table:table-row>
              <table:table-cell office:value-type="string">
                <text:p>2022-02-17T00:00:00Z</text:p>
              </table:table-cell>
              <table:table-cell office:value-type="float" office:value="2641119">
                <text:p>2641119</text:p>
              </table:table-cell>
            </table:table-row>
            <table:table-row>
              <table:table-cell office:value-type="string">
                <text:p>2022-02-18T00:00:00Z</text:p>
              </table:table-cell>
              <table:table-cell office:value-type="float" office:value="3056913">
                <text:p>3056913</text:p>
              </table:table-cell>
            </table:table-row>
            <table:table-row>
              <table:table-cell office:value-type="string">
                <text:p>2022-02-19T00:00:00Z</text:p>
              </table:table-cell>
              <table:table-cell office:value-type="float" office:value="1582238">
                <text:p>1582238</text:p>
              </table:table-cell>
            </table:table-row>
            <table:table-row>
              <table:table-cell office:value-type="string">
                <text:p>2022-02-20T00:00:00Z</text:p>
              </table:table-cell>
              <table:table-cell office:value-type="float" office:value="2510853">
                <text:p>2510853</text:p>
              </table:table-cell>
            </table:table-row>
            <table:table-row>
              <table:table-cell office:value-type="string">
                <text:p>2022-02-21T00:00:00Z</text:p>
              </table:table-cell>
              <table:table-cell office:value-type="float" office:value="2891986">
                <text:p>2891986</text:p>
              </table:table-cell>
            </table:table-row>
            <table:table-row>
              <table:table-cell office:value-type="string">
                <text:p>2022-02-22T00:00:00Z</text:p>
              </table:table-cell>
              <table:table-cell office:value-type="float" office:value="2485726">
                <text:p>2485726</text:p>
              </table:table-cell>
            </table:table-row>
            <table:table-row>
              <table:table-cell office:value-type="string">
                <text:p>2022-02-23T00:00:00Z</text:p>
              </table:table-cell>
              <table:table-cell office:value-type="float" office:value="2623036">
                <text:p>2623036</text:p>
              </table:table-cell>
            </table:table-row>
            <table:table-row>
              <table:table-cell office:value-type="string">
                <text:p>2022-02-24T00:00:00Z</text:p>
              </table:table-cell>
              <table:table-cell office:value-type="float" office:value="4247099">
                <text:p>4247099</text:p>
              </table:table-cell>
            </table:table-row>
            <table:table-row>
              <table:table-cell office:value-type="string">
                <text:p>2022-02-25T00:00:00Z</text:p>
              </table:table-cell>
              <table:table-cell office:value-type="float" office:value="2187974">
                <text:p>2187974</text:p>
              </table:table-cell>
            </table:table-row>
            <table:table-row>
              <table:table-cell office:value-type="string">
                <text:p>2022-02-26T00:00:00Z</text:p>
              </table:table-cell>
              <table:table-cell office:value-type="float" office:value="1517198">
                <text:p>1517198</text:p>
              </table:table-cell>
            </table:table-row>
            <table:table-row>
              <table:table-cell office:value-type="string">
                <text:p>2022-02-27T00:00:00Z</text:p>
              </table:table-cell>
              <table:table-cell office:value-type="float" office:value="2159195">
                <text:p>2159195</text:p>
              </table:table-cell>
            </table:table-row>
            <table:table-row>
              <table:table-cell office:value-type="string">
                <text:p>2022-02-28T00:00:00Z</text:p>
              </table:table-cell>
              <table:table-cell office:value-type="float" office:value="2341765">
                <text:p>2341765</text:p>
              </table:table-cell>
            </table:table-row>
            <table:table-row>
              <table:table-cell office:value-type="string">
                <text:p>2022-03-01T00:00:00Z</text:p>
              </table:table-cell>
              <table:table-cell office:value-type="float" office:value="2929062">
                <text:p>2929062</text:p>
              </table:table-cell>
            </table:table-row>
            <table:table-row>
              <table:table-cell office:value-type="string">
                <text:p>2022-03-02T00:00:00Z</text:p>
              </table:table-cell>
              <table:table-cell office:value-type="float" office:value="2367818">
                <text:p>2367818</text:p>
              </table:table-cell>
            </table:table-row>
            <table:table-row>
              <table:table-cell office:value-type="string">
                <text:p>2022-03-03T00:00:00Z</text:p>
              </table:table-cell>
              <table:table-cell office:value-type="float" office:value="2005472">
                <text:p>2005472</text:p>
              </table:table-cell>
            </table:table-row>
            <table:table-row>
              <table:table-cell office:value-type="string">
                <text:p>2022-03-04T00:00:00Z</text:p>
              </table:table-cell>
              <table:table-cell office:value-type="float" office:value="2132370">
                <text:p>2132370</text:p>
              </table:table-cell>
            </table:table-row>
            <table:table-row>
              <table:table-cell office:value-type="string">
                <text:p>2022-03-05T00:00:00Z</text:p>
              </table:table-cell>
              <table:table-cell office:value-type="float" office:value="1487555">
                <text:p>1487555</text:p>
              </table:table-cell>
            </table:table-row>
            <table:table-row>
              <table:table-cell office:value-type="string">
                <text:p>2022-03-06T00:00:00Z</text:p>
              </table:table-cell>
              <table:table-cell office:value-type="float" office:value="1791271">
                <text:p>1791271</text:p>
              </table:table-cell>
            </table:table-row>
            <table:table-row>
              <table:table-cell office:value-type="string">
                <text:p>2022-03-07T00:00:00Z</text:p>
              </table:table-cell>
              <table:table-cell office:value-type="float" office:value="2189955">
                <text:p>2189955</text:p>
              </table:table-cell>
            </table:table-row>
            <table:table-row>
              <table:table-cell office:value-type="string">
                <text:p>2022-03-08T00:00:00Z</text:p>
              </table:table-cell>
              <table:table-cell office:value-type="float" office:value="1275776">
                <text:p>1275776</text:p>
              </table:table-cell>
            </table:table-row>
            <table:table-row>
              <table:table-cell office:value-type="string">
                <text:p>2022-03-09T00:00:00Z</text:p>
              </table:table-cell>
              <table:table-cell office:value-type="float" office:value="1544760">
                <text:p>1544760</text:p>
              </table:table-cell>
            </table:table-row>
            <table:table-row>
              <table:table-cell office:value-type="string">
                <text:p>2022-03-10T00:00:00Z</text:p>
              </table:table-cell>
              <table:table-cell office:value-type="float" office:value="2240933">
                <text:p>2240933</text:p>
              </table:table-cell>
            </table:table-row>
            <table:table-row>
              <table:table-cell office:value-type="string">
                <text:p>2022-03-11T00:00:00Z</text:p>
              </table:table-cell>
              <table:table-cell office:value-type="float" office:value="1324027">
                <text:p>1324027</text:p>
              </table:table-cell>
            </table:table-row>
            <table:table-row>
              <table:table-cell office:value-type="string">
                <text:p>2022-03-12T00:00:00Z</text:p>
              </table:table-cell>
              <table:table-cell office:value-type="float" office:value="805050">
                <text:p>805050</text:p>
              </table:table-cell>
            </table:table-row>
            <table:table-row>
              <table:table-cell office:value-type="string">
                <text:p>2022-03-13T00:00:00Z</text:p>
              </table:table-cell>
              <table:table-cell office:value-type="float" office:value="1370576">
                <text:p>1370576</text:p>
              </table:table-cell>
            </table:table-row>
            <table:table-row>
              <table:table-cell office:value-type="string">
                <text:p>2022-03-14T00:00:00Z</text:p>
              </table:table-cell>
              <table:table-cell office:value-type="float" office:value="1564333">
                <text:p>1564333</text:p>
              </table:table-cell>
            </table:table-row>
            <table:table-row>
              <table:table-cell office:value-type="string">
                <text:p>2022-03-15T00:00:00Z</text:p>
              </table:table-cell>
              <table:table-cell office:value-type="float" office:value="2077631">
                <text:p>2077631</text:p>
              </table:table-cell>
            </table:table-row>
            <table:table-row>
              <table:table-cell office:value-type="string">
                <text:p>2022-03-16T00:00:00Z</text:p>
              </table:table-cell>
              <table:table-cell office:value-type="float" office:value="2224972">
                <text:p>2224972</text:p>
              </table:table-cell>
            </table:table-row>
            <table:table-row>
              <table:table-cell office:value-type="string">
                <text:p>2022-03-17T00:00:00Z</text:p>
              </table:table-cell>
              <table:table-cell office:value-type="float" office:value="3502950">
                <text:p>3502950</text:p>
              </table:table-cell>
            </table:table-row>
            <table:table-row>
              <table:table-cell office:value-type="string">
                <text:p>2022-03-18T00:00:00Z</text:p>
              </table:table-cell>
              <table:table-cell office:value-type="float" office:value="5629637">
                <text:p>5629637</text:p>
              </table:table-cell>
            </table:table-row>
            <table:table-row>
              <table:table-cell office:value-type="string">
                <text:p>2022-03-19T00:00:00Z</text:p>
              </table:table-cell>
              <table:table-cell office:value-type="float" office:value="4122777">
                <text:p>4122777</text:p>
              </table:table-cell>
            </table:table-row>
            <table:table-row>
              <table:table-cell office:value-type="string">
                <text:p>2022-03-20T00:00:00Z</text:p>
              </table:table-cell>
              <table:table-cell office:value-type="float" office:value="2059285">
                <text:p>2059285</text:p>
              </table:table-cell>
            </table:table-row>
            <table:table-row>
              <table:table-cell office:value-type="string">
                <text:p>2022-03-21T00:00:00Z</text:p>
              </table:table-cell>
              <table:table-cell office:value-type="float" office:value="2046344">
                <text:p>2046344</text:p>
              </table:table-cell>
            </table:table-row>
            <table:table-row>
              <table:table-cell office:value-type="string">
                <text:p>2022-03-22T00:00:00Z</text:p>
              </table:table-cell>
              <table:table-cell office:value-type="float" office:value="2269849">
                <text:p>2269849</text:p>
              </table:table-cell>
            </table:table-row>
            <table:table-row>
              <table:table-cell office:value-type="string">
                <text:p>2022-03-23T00:00:00Z</text:p>
              </table:table-cell>
              <table:table-cell office:value-type="float" office:value="3774065">
                <text:p>3774065</text:p>
              </table:table-cell>
            </table:table-row>
            <table:table-row>
              <table:table-cell office:value-type="string">
                <text:p>2022-03-24T00:00:00Z</text:p>
              </table:table-cell>
              <table:table-cell office:value-type="float" office:value="2133391">
                <text:p>2133391</text:p>
              </table:table-cell>
            </table:table-row>
            <table:table-row>
              <table:table-cell office:value-type="string">
                <text:p>2022-03-25T00:00:00Z</text:p>
              </table:table-cell>
              <table:table-cell office:value-type="float" office:value="3831035">
                <text:p>3831035</text:p>
              </table:table-cell>
            </table:table-row>
            <table:table-row>
              <table:table-cell office:value-type="string">
                <text:p>2022-03-26T00:00:00Z</text:p>
              </table:table-cell>
              <table:table-cell office:value-type="float" office:value="3653143">
                <text:p>3653143</text:p>
              </table:table-cell>
            </table:table-row>
            <table:table-row>
              <table:table-cell office:value-type="string">
                <text:p>2022-03-27T00:00:00Z</text:p>
              </table:table-cell>
              <table:table-cell office:value-type="float" office:value="4305422">
                <text:p>4305422</text:p>
              </table:table-cell>
            </table:table-row>
            <table:table-row>
              <table:table-cell office:value-type="string">
                <text:p>2022-03-28T00:00:00Z</text:p>
              </table:table-cell>
              <table:table-cell office:value-type="float" office:value="5563957">
                <text:p>5563957</text:p>
              </table:table-cell>
            </table:table-row>
            <table:table-row>
              <table:table-cell office:value-type="string">
                <text:p>2022-03-29T00:00:00Z</text:p>
              </table:table-cell>
              <table:table-cell office:value-type="float" office:value="5222932">
                <text:p>5222932</text:p>
              </table:table-cell>
            </table:table-row>
            <table:table-row>
              <table:table-cell office:value-type="string">
                <text:p>2022-03-30T00:00:00Z</text:p>
              </table:table-cell>
              <table:table-cell office:value-type="float" office:value="3401604">
                <text:p>3401604</text:p>
              </table:table-cell>
            </table:table-row>
            <table:table-row>
              <table:table-cell office:value-type="string">
                <text:p>2022-03-31T00:00:00Z</text:p>
              </table:table-cell>
              <table:table-cell office:value-type="float" office:value="4105356">
                <text:p>4105356</text:p>
              </table:table-cell>
            </table:table-row>
            <table:table-row>
              <table:table-cell office:value-type="string">
                <text:p>2022-04-01T00:00:00Z</text:p>
              </table:table-cell>
              <table:table-cell office:value-type="float" office:value="3750544">
                <text:p>3750544</text:p>
              </table:table-cell>
            </table:table-row>
            <table:table-row>
              <table:table-cell office:value-type="string">
                <text:p>2022-04-02T00:00:00Z</text:p>
              </table:table-cell>
              <table:table-cell office:value-type="float" office:value="2741588">
                <text:p>2741588</text:p>
              </table:table-cell>
            </table:table-row>
            <table:table-row>
              <table:table-cell office:value-type="string">
                <text:p>2022-04-03T00:00:00Z</text:p>
              </table:table-cell>
              <table:table-cell office:value-type="float" office:value="4116874">
                <text:p>4116874</text:p>
              </table:table-cell>
            </table:table-row>
            <table:table-row>
              <table:table-cell office:value-type="string">
                <text:p>2022-04-04T00:00:00Z</text:p>
              </table:table-cell>
              <table:table-cell office:value-type="float" office:value="6296867">
                <text:p>6296867</text:p>
              </table:table-cell>
            </table:table-row>
            <table:table-row>
              <table:table-cell office:value-type="string">
                <text:p>2022-04-05T00:00:00Z</text:p>
              </table:table-cell>
              <table:table-cell office:value-type="float" office:value="5949745">
                <text:p>5949745</text:p>
              </table:table-cell>
            </table:table-row>
            <table:table-row>
              <table:table-cell office:value-type="string">
                <text:p>2022-04-06T00:00:00Z</text:p>
              </table:table-cell>
              <table:table-cell office:value-type="float" office:value="2836123">
                <text:p>2836123</text:p>
              </table:table-cell>
            </table:table-row>
            <table:table-row>
              <table:table-cell office:value-type="string">
                <text:p>2022-04-07T00:00:00Z</text:p>
              </table:table-cell>
              <table:table-cell office:value-type="float" office:value="2525806">
                <text:p>2525806</text:p>
              </table:table-cell>
            </table:table-row>
            <table:table-row>
              <table:table-cell office:value-type="string">
                <text:p>2022-04-08T00:00:00Z</text:p>
              </table:table-cell>
              <table:table-cell office:value-type="float" office:value="9391170">
                <text:p>9391170</text:p>
              </table:table-cell>
            </table:table-row>
            <table:table-row>
              <table:table-cell office:value-type="string">
                <text:p>2022-04-09T00:00:00Z</text:p>
              </table:table-cell>
              <table:table-cell office:value-type="float" office:value="1665175">
                <text:p>1665175</text:p>
              </table:table-cell>
            </table:table-row>
            <table:table-row>
              <table:table-cell office:value-type="string">
                <text:p>2022-04-10T00:00:00Z</text:p>
              </table:table-cell>
              <table:table-cell office:value-type="float" office:value="976379">
                <text:p>976379</text:p>
              </table:table-cell>
            </table:table-row>
            <table:table-row>
              <table:table-cell office:value-type="string">
                <text:p>2022-04-11T00:00:00Z</text:p>
              </table:table-cell>
              <table:table-cell office:value-type="float" office:value="1807494">
                <text:p>1807494</text:p>
              </table:table-cell>
            </table:table-row>
            <table:table-row>
              <table:table-cell office:value-type="string">
                <text:p>2022-04-12T00:00:00Z</text:p>
              </table:table-cell>
              <table:table-cell office:value-type="float" office:value="3094644">
                <text:p>3094644</text:p>
              </table:table-cell>
            </table:table-row>
            <table:table-row>
              <table:table-cell office:value-type="string">
                <text:p>2022-04-13T00:00:00Z</text:p>
              </table:table-cell>
              <table:table-cell office:value-type="float" office:value="2779199">
                <text:p>2779199</text:p>
              </table:table-cell>
            </table:table-row>
            <table:table-row>
              <table:table-cell office:value-type="string">
                <text:p>2022-04-14T00:00:00Z</text:p>
              </table:table-cell>
              <table:table-cell office:value-type="float" office:value="1288641">
                <text:p>1288641</text:p>
              </table:table-cell>
            </table:table-row>
            <table:table-row>
              <table:table-cell office:value-type="string">
                <text:p>2022-04-15T00:00:00Z</text:p>
              </table:table-cell>
              <table:table-cell office:value-type="float" office:value="1390928">
                <text:p>1390928</text:p>
              </table:table-cell>
            </table:table-row>
            <table:table-row>
              <table:table-cell office:value-type="string">
                <text:p>2022-04-16T00:00:00Z</text:p>
              </table:table-cell>
              <table:table-cell office:value-type="float" office:value="1137884">
                <text:p>1137884</text:p>
              </table:table-cell>
            </table:table-row>
            <table:table-row>
              <table:table-cell office:value-type="string">
                <text:p>2022-04-17T00:00:00Z</text:p>
              </table:table-cell>
              <table:table-cell office:value-type="float" office:value="1049532">
                <text:p>1049532</text:p>
              </table:table-cell>
            </table:table-row>
            <table:table-row>
              <table:table-cell office:value-type="string">
                <text:p>2022-04-18T00:00:00Z</text:p>
              </table:table-cell>
              <table:table-cell office:value-type="float" office:value="1633316">
                <text:p>1633316</text:p>
              </table:table-cell>
            </table:table-row>
            <table:table-row>
              <table:table-cell office:value-type="string">
                <text:p>2022-04-19T00:00:00Z</text:p>
              </table:table-cell>
              <table:table-cell office:value-type="float" office:value="1062219">
                <text:p>1062219</text:p>
              </table:table-cell>
            </table:table-row>
            <table:table-row>
              <table:table-cell office:value-type="string">
                <text:p>2022-04-20T00:00:00Z</text:p>
              </table:table-cell>
              <table:table-cell office:value-type="float" office:value="1688874">
                <text:p>1688874</text:p>
              </table:table-cell>
            </table:table-row>
            <table:table-row>
              <table:table-cell office:value-type="string">
                <text:p>2022-04-21T00:00:00Z</text:p>
              </table:table-cell>
              <table:table-cell office:value-type="float" office:value="1071046">
                <text:p>1071046</text:p>
              </table:table-cell>
            </table:table-row>
            <table:table-row>
              <table:table-cell office:value-type="string">
                <text:p>2022-04-22T00:00:00Z</text:p>
              </table:table-cell>
              <table:table-cell office:value-type="float" office:value="1327586">
                <text:p>1327586</text:p>
              </table:table-cell>
            </table:table-row>
            <table:table-row>
              <table:table-cell office:value-type="string">
                <text:p>2022-04-23T00:00:00Z</text:p>
              </table:table-cell>
              <table:table-cell office:value-type="float" office:value="815719">
                <text:p>815719</text:p>
              </table:table-cell>
            </table:table-row>
            <table:table-row>
              <table:table-cell office:value-type="string">
                <text:p>2022-04-24T00:00:00Z</text:p>
              </table:table-cell>
              <table:table-cell office:value-type="float" office:value="880907">
                <text:p>880907</text:p>
              </table:table-cell>
            </table:table-row>
            <table:table-row>
              <table:table-cell office:value-type="string">
                <text:p>2022-04-25T00:00:00Z</text:p>
              </table:table-cell>
              <table:table-cell office:value-type="float" office:value="1605528">
                <text:p>1605528</text:p>
              </table:table-cell>
            </table:table-row>
            <table:table-row>
              <table:table-cell office:value-type="string">
                <text:p>2022-04-26T00:00:00Z</text:p>
              </table:table-cell>
              <table:table-cell office:value-type="float" office:value="12129981">
                <text:p>12129981</text:p>
              </table:table-cell>
            </table:table-row>
            <table:table-row>
              <table:table-cell office:value-type="string">
                <text:p>2022-04-27T00:00:00Z</text:p>
              </table:table-cell>
              <table:table-cell office:value-type="float" office:value="1089021">
                <text:p>1089021</text:p>
              </table:table-cell>
            </table:table-row>
            <table:table-row>
              <table:table-cell office:value-type="string">
                <text:p>2022-04-28T00:00:00Z</text:p>
              </table:table-cell>
              <table:table-cell office:value-type="float" office:value="1651820">
                <text:p>1651820</text:p>
              </table:table-cell>
            </table:table-row>
            <table:table-row>
              <table:table-cell office:value-type="string">
                <text:p>2022-04-29T00:00:00Z</text:p>
              </table:table-cell>
              <table:table-cell office:value-type="float" office:value="1156483">
                <text:p>1156483</text:p>
              </table:table-cell>
            </table:table-row>
            <table:table-row>
              <table:table-cell office:value-type="string">
                <text:p>2022-04-30T00:00:00Z</text:p>
              </table:table-cell>
              <table:table-cell office:value-type="float" office:value="1250527">
                <text:p>1250527</text:p>
              </table:table-cell>
            </table:table-row>
            <table:table-row>
              <table:table-cell office:value-type="string">
                <text:p>2022-05-01T00:00:00Z</text:p>
              </table:table-cell>
              <table:table-cell office:value-type="float" office:value="1114748">
                <text:p>1114748</text:p>
              </table:table-cell>
            </table:table-row>
            <table:table-row>
              <table:table-cell office:value-type="string">
                <text:p>2022-05-02T00:00:00Z</text:p>
              </table:table-cell>
              <table:table-cell office:value-type="float" office:value="1678840">
                <text:p>1678840</text:p>
              </table:table-cell>
            </table:table-row>
            <table:table-row>
              <table:table-cell office:value-type="string">
                <text:p>2022-05-03T00:00:00Z</text:p>
              </table:table-cell>
              <table:table-cell office:value-type="float" office:value="881321">
                <text:p>881321</text:p>
              </table:table-cell>
            </table:table-row>
            <table:table-row>
              <table:table-cell office:value-type="string">
                <text:p>2022-05-04T00:00:00Z</text:p>
              </table:table-cell>
              <table:table-cell office:value-type="float" office:value="1753024">
                <text:p>1753024</text:p>
              </table:table-cell>
            </table:table-row>
            <table:table-row>
              <table:table-cell office:value-type="string">
                <text:p>2022-05-05T00:00:00Z</text:p>
              </table:table-cell>
              <table:table-cell office:value-type="float" office:value="2681915">
                <text:p>2681915</text:p>
              </table:table-cell>
            </table:table-row>
            <table:table-row>
              <table:table-cell office:value-type="string">
                <text:p>2022-05-06T00:00:00Z</text:p>
              </table:table-cell>
              <table:table-cell office:value-type="float" office:value="1527712">
                <text:p>1527712</text:p>
              </table:table-cell>
            </table:table-row>
            <table:table-row>
              <table:table-cell office:value-type="string">
                <text:p>2022-05-07T00:00:00Z</text:p>
              </table:table-cell>
              <table:table-cell office:value-type="float" office:value="1798731">
                <text:p>1798731</text:p>
              </table:table-cell>
            </table:table-row>
            <table:table-row>
              <table:table-cell office:value-type="string">
                <text:p>2022-05-08T00:00:00Z</text:p>
              </table:table-cell>
              <table:table-cell office:value-type="float" office:value="1364879">
                <text:p>1364879</text:p>
              </table:table-cell>
            </table:table-row>
            <table:table-row>
              <table:table-cell office:value-type="string">
                <text:p>2022-05-09T00:00:00Z</text:p>
              </table:table-cell>
              <table:table-cell office:value-type="float" office:value="2587559">
                <text:p>2587559</text:p>
              </table:table-cell>
            </table:table-row>
            <table:table-row>
              <table:table-cell office:value-type="string">
                <text:p>2022-05-10T00:00:00Z</text:p>
              </table:table-cell>
              <table:table-cell office:value-type="float" office:value="2671653">
                <text:p>2671653</text:p>
              </table:table-cell>
            </table:table-row>
            <table:table-row>
              <table:table-cell office:value-type="string">
                <text:p>2022-05-11T00:00:00Z</text:p>
              </table:table-cell>
              <table:table-cell office:value-type="float" office:value="5338164">
                <text:p>5338164</text:p>
              </table:table-cell>
            </table:table-row>
            <table:table-row>
              <table:table-cell office:value-type="string">
                <text:p>2022-05-12T00:00:00Z</text:p>
              </table:table-cell>
              <table:table-cell office:value-type="float" office:value="5420935">
                <text:p>5420935</text:p>
              </table:table-cell>
            </table:table-row>
            <table:table-row>
              <table:table-cell office:value-type="string">
                <text:p>2022-05-13T00:00:00Z</text:p>
              </table:table-cell>
              <table:table-cell office:value-type="float" office:value="3211538">
                <text:p>3211538</text:p>
              </table:table-cell>
            </table:table-row>
            <table:table-row>
              <table:table-cell office:value-type="string">
                <text:p>2022-05-14T00:00:00Z</text:p>
              </table:table-cell>
              <table:table-cell office:value-type="float" office:value="1938278">
                <text:p>1938278</text:p>
              </table:table-cell>
            </table:table-row>
            <table:table-row>
              <table:table-cell office:value-type="string">
                <text:p>2022-05-15T00:00:00Z</text:p>
              </table:table-cell>
              <table:table-cell office:value-type="float" office:value="1688961">
                <text:p>1688961</text:p>
              </table:table-cell>
            </table:table-row>
            <table:table-row>
              <table:table-cell office:value-type="string">
                <text:p>2022-05-16T00:00:00Z</text:p>
              </table:table-cell>
              <table:table-cell office:value-type="float" office:value="1570302">
                <text:p>1570302</text:p>
              </table:table-cell>
            </table:table-row>
            <table:table-row>
              <table:table-cell office:value-type="string">
                <text:p>2022-05-17T00:00:00Z</text:p>
              </table:table-cell>
              <table:table-cell office:value-type="float" office:value="1186640">
                <text:p>1186640</text:p>
              </table:table-cell>
            </table:table-row>
            <table:table-row>
              <table:table-cell office:value-type="string">
                <text:p>2022-05-18T00:00:00Z</text:p>
              </table:table-cell>
              <table:table-cell office:value-type="float" office:value="915192">
                <text:p>915192</text:p>
              </table:table-cell>
            </table:table-row>
            <table:table-row>
              <table:table-cell office:value-type="string">
                <text:p>2022-05-19T00:00:00Z</text:p>
              </table:table-cell>
              <table:table-cell office:value-type="float" office:value="1032484">
                <text:p>1032484</text:p>
              </table:table-cell>
            </table:table-row>
            <table:table-row>
              <table:table-cell office:value-type="string">
                <text:p>2022-05-20T00:00:00Z</text:p>
              </table:table-cell>
              <table:table-cell office:value-type="float" office:value="1381796">
                <text:p>1381796</text:p>
              </table:table-cell>
            </table:table-row>
            <table:table-row>
              <table:table-cell office:value-type="string">
                <text:p>2022-05-21T00:00:00Z</text:p>
              </table:table-cell>
              <table:table-cell office:value-type="float" office:value="1258574">
                <text:p>1258574</text:p>
              </table:table-cell>
            </table:table-row>
            <table:table-row>
              <table:table-cell office:value-type="string">
                <text:p>2022-05-22T00:00:00Z</text:p>
              </table:table-cell>
              <table:table-cell office:value-type="float" office:value="1099556">
                <text:p>1099556</text:p>
              </table:table-cell>
            </table:table-row>
            <table:table-row>
              <table:table-cell office:value-type="string">
                <text:p>2022-05-23T00:00:00Z</text:p>
              </table:table-cell>
              <table:table-cell office:value-type="float" office:value="1404133">
                <text:p>1404133</text:p>
              </table:table-cell>
            </table:table-row>
            <table:table-row>
              <table:table-cell office:value-type="string">
                <text:p>2022-05-24T00:00:00Z</text:p>
              </table:table-cell>
              <table:table-cell office:value-type="float" office:value="1211113">
                <text:p>1211113</text:p>
              </table:table-cell>
            </table:table-row>
            <table:table-row>
              <table:table-cell office:value-type="string">
                <text:p>2022-05-25T00:00:00Z</text:p>
              </table:table-cell>
              <table:table-cell office:value-type="float" office:value="1241451">
                <text:p>1241451</text:p>
              </table:table-cell>
            </table:table-row>
            <table:table-row>
              <table:table-cell office:value-type="string">
                <text:p>2022-05-26T00:00:00Z</text:p>
              </table:table-cell>
              <table:table-cell office:value-type="float" office:value="1221354">
                <text:p>1221354</text:p>
              </table:table-cell>
            </table:table-row>
            <table:table-row>
              <table:table-cell office:value-type="string">
                <text:p>2022-05-27T00:00:00Z</text:p>
              </table:table-cell>
              <table:table-cell office:value-type="float" office:value="1002643">
                <text:p>1002643</text:p>
              </table:table-cell>
            </table:table-row>
            <table:table-row>
              <table:table-cell office:value-type="string">
                <text:p>2022-05-28T00:00:00Z</text:p>
              </table:table-cell>
              <table:table-cell office:value-type="float" office:value="517406">
                <text:p>517406</text:p>
              </table:table-cell>
            </table:table-row>
            <table:table-row>
              <table:table-cell office:value-type="string">
                <text:p>2022-05-29T00:00:00Z</text:p>
              </table:table-cell>
              <table:table-cell office:value-type="float" office:value="955290">
                <text:p>955290</text:p>
              </table:table-cell>
            </table:table-row>
            <table:table-row>
              <table:table-cell office:value-type="string">
                <text:p>2022-05-30T00:00:00Z</text:p>
              </table:table-cell>
              <table:table-cell office:value-type="float" office:value="2834636">
                <text:p>2834636</text:p>
              </table:table-cell>
            </table:table-row>
            <table:table-row>
              <table:table-cell office:value-type="string">
                <text:p>2022-05-31T00:00:00Z</text:p>
              </table:table-cell>
              <table:table-cell office:value-type="float" office:value="3836155">
                <text:p>3836155</text:p>
              </table:table-cell>
            </table:table-row>
            <table:table-row>
              <table:table-cell office:value-type="string">
                <text:p>2022-06-01T00:00:00Z</text:p>
              </table:table-cell>
              <table:table-cell office:value-type="float" office:value="1217992">
                <text:p>1217992</text:p>
              </table:table-cell>
            </table:table-row>
            <table:table-row>
              <table:table-cell office:value-type="string">
                <text:p>2022-06-02T00:00:00Z</text:p>
              </table:table-cell>
              <table:table-cell office:value-type="float" office:value="1998639">
                <text:p>1998639</text:p>
              </table:table-cell>
            </table:table-row>
            <table:table-row>
              <table:table-cell office:value-type="string">
                <text:p>2022-06-03T00:00:00Z</text:p>
              </table:table-cell>
              <table:table-cell office:value-type="float" office:value="1184140">
                <text:p>1184140</text:p>
              </table:table-cell>
            </table:table-row>
            <table:table-row>
              <table:table-cell office:value-type="string">
                <text:p>2022-06-04T00:00:00Z</text:p>
              </table:table-cell>
              <table:table-cell office:value-type="float" office:value="670279">
                <text:p>670279</text:p>
              </table:table-cell>
            </table:table-row>
            <table:table-row>
              <table:table-cell office:value-type="string">
                <text:p>2022-06-05T00:00:00Z</text:p>
              </table:table-cell>
              <table:table-cell office:value-type="float" office:value="1059221">
                <text:p>1059221</text:p>
              </table:table-cell>
            </table:table-row>
            <table:table-row>
              <table:table-cell office:value-type="string">
                <text:p>2022-06-06T00:00:00Z</text:p>
              </table:table-cell>
              <table:table-cell office:value-type="float" office:value="1168196">
                <text:p>1168196</text:p>
              </table:table-cell>
            </table:table-row>
            <table:table-row>
              <table:table-cell office:value-type="string">
                <text:p>2022-06-07T00:00:00Z</text:p>
              </table:table-cell>
              <table:table-cell office:value-type="float" office:value="1525464">
                <text:p>1525464</text:p>
              </table:table-cell>
            </table:table-row>
            <table:table-row>
              <table:table-cell office:value-type="string">
                <text:p>2022-06-08T00:00:00Z</text:p>
              </table:table-cell>
              <table:table-cell office:value-type="float" office:value="1388995">
                <text:p>1388995</text:p>
              </table:table-cell>
            </table:table-row>
            <table:table-row>
              <table:table-cell office:value-type="string">
                <text:p>2022-06-09T00:00:00Z</text:p>
              </table:table-cell>
              <table:table-cell office:value-type="float" office:value="827044">
                <text:p>827044</text:p>
              </table:table-cell>
            </table:table-row>
            <table:table-row>
              <table:table-cell office:value-type="string">
                <text:p>2022-06-10T00:00:00Z</text:p>
              </table:table-cell>
              <table:table-cell office:value-type="float" office:value="919515">
                <text:p>919515</text:p>
              </table:table-cell>
            </table:table-row>
            <table:table-row>
              <table:table-cell office:value-type="string">
                <text:p>2022-06-11T00:00:00Z</text:p>
              </table:table-cell>
              <table:table-cell office:value-type="float" office:value="935561">
                <text:p>935561</text:p>
              </table:table-cell>
            </table:table-row>
            <table:table-row>
              <table:table-cell office:value-type="string">
                <text:p>2022-06-12T00:00:00Z</text:p>
              </table:table-cell>
              <table:table-cell office:value-type="float" office:value="1184542">
                <text:p>1184542</text:p>
              </table:table-cell>
            </table:table-row>
            <table:table-row>
              <table:table-cell office:value-type="string">
                <text:p>2022-06-13T00:00:00Z</text:p>
              </table:table-cell>
              <table:table-cell office:value-type="float" office:value="2726523">
                <text:p>2726523</text:p>
              </table:table-cell>
            </table:table-row>
            <table:table-row>
              <table:table-cell office:value-type="string">
                <text:p>2022-06-14T00:00:00Z</text:p>
              </table:table-cell>
              <table:table-cell office:value-type="float" office:value="2037084">
                <text:p>2037084</text:p>
              </table:table-cell>
            </table:table-row>
            <table:table-row>
              <table:table-cell office:value-type="string">
                <text:p>2022-06-15T00:00:00Z</text:p>
              </table:table-cell>
              <table:table-cell office:value-type="float" office:value="2068857">
                <text:p>2068857</text:p>
              </table:table-cell>
            </table:table-row>
            <table:table-row>
              <table:table-cell office:value-type="string">
                <text:p>2022-06-16T00:00:00Z</text:p>
              </table:table-cell>
              <table:table-cell office:value-type="float" office:value="1012275">
                <text:p>1012275</text:p>
              </table:table-cell>
            </table:table-row>
            <table:table-row>
              <table:table-cell office:value-type="string">
                <text:p>2022-06-17T00:00:00Z</text:p>
              </table:table-cell>
              <table:table-cell office:value-type="float" office:value="956587">
                <text:p>956587</text:p>
              </table:table-cell>
            </table:table-row>
            <table:table-row>
              <table:table-cell office:value-type="string">
                <text:p>2022-06-18T00:00:00Z</text:p>
              </table:table-cell>
              <table:table-cell office:value-type="float" office:value="1738422">
                <text:p>1738422</text:p>
              </table:table-cell>
            </table:table-row>
            <table:table-row>
              <table:table-cell office:value-type="string">
                <text:p>2022-06-19T00:00:00Z</text:p>
              </table:table-cell>
              <table:table-cell office:value-type="float" office:value="2536283">
                <text:p>2536283</text:p>
              </table:table-cell>
            </table:table-row>
            <table:table-row>
              <table:table-cell office:value-type="string">
                <text:p>2022-06-20T00:00:00Z</text:p>
              </table:table-cell>
              <table:table-cell office:value-type="float" office:value="1282384">
                <text:p>1282384</text:p>
              </table:table-cell>
            </table:table-row>
            <table:table-row>
              <table:table-cell office:value-type="string">
                <text:p>2022-06-21T00:00:00Z</text:p>
              </table:table-cell>
              <table:table-cell office:value-type="float" office:value="1009935">
                <text:p>1009935</text:p>
              </table:table-cell>
            </table:table-row>
            <table:table-row>
              <table:table-cell office:value-type="string">
                <text:p>2022-06-22T00:00:00Z</text:p>
              </table:table-cell>
              <table:table-cell office:value-type="float" office:value="1090053">
                <text:p>1090053</text:p>
              </table:table-cell>
            </table:table-row>
            <table:table-row>
              <table:table-cell office:value-type="string">
                <text:p>2022-06-23T00:00:00Z</text:p>
              </table:table-cell>
              <table:table-cell office:value-type="float" office:value="716916">
                <text:p>716916</text:p>
              </table:table-cell>
            </table:table-row>
            <table:table-row>
              <table:table-cell office:value-type="string">
                <text:p>2022-06-24T00:00:00Z</text:p>
              </table:table-cell>
              <table:table-cell office:value-type="float" office:value="805467">
                <text:p>805467</text:p>
              </table:table-cell>
            </table:table-row>
            <table:table-row>
              <table:table-cell office:value-type="string">
                <text:p>2022-06-25T00:00:00Z</text:p>
              </table:table-cell>
              <table:table-cell office:value-type="float" office:value="1331376">
                <text:p>1331376</text:p>
              </table:table-cell>
            </table:table-row>
            <table:table-row>
              <table:table-cell office:value-type="string">
                <text:p>2022-06-26T00:00:00Z</text:p>
              </table:table-cell>
              <table:table-cell office:value-type="float" office:value="952177">
                <text:p>952177</text:p>
              </table:table-cell>
            </table:table-row>
            <table:table-row>
              <table:table-cell office:value-type="string">
                <text:p>2022-06-27T00:00:00Z</text:p>
              </table:table-cell>
              <table:table-cell office:value-type="float" office:value="837561">
                <text:p>837561</text:p>
              </table:table-cell>
            </table:table-row>
            <table:table-row>
              <table:table-cell office:value-type="string">
                <text:p>2022-06-28T00:00:00Z</text:p>
              </table:table-cell>
              <table:table-cell office:value-type="float" office:value="722835">
                <text:p>722835</text:p>
              </table:table-cell>
            </table:table-row>
            <table:table-row>
              <table:table-cell office:value-type="string">
                <text:p>2022-06-29T00:00:00Z</text:p>
              </table:table-cell>
              <table:table-cell office:value-type="float" office:value="933128">
                <text:p>933128</text:p>
              </table:table-cell>
            </table:table-row>
            <table:table-row>
              <table:table-cell office:value-type="string">
                <text:p>2022-06-30T00:00:00Z</text:p>
              </table:table-cell>
              <table:table-cell office:value-type="float" office:value="1195072">
                <text:p>1195072</text:p>
              </table:table-cell>
            </table:table-row>
            <table:table-row>
              <table:table-cell office:value-type="string">
                <text:p>2022-07-01T00:00:00Z</text:p>
              </table:table-cell>
              <table:table-cell office:value-type="float" office:value="796802">
                <text:p>796802</text:p>
              </table:table-cell>
            </table:table-row>
            <table:table-row>
              <table:table-cell office:value-type="string">
                <text:p>2022-07-02T00:00:00Z</text:p>
              </table:table-cell>
              <table:table-cell office:value-type="float" office:value="622057">
                <text:p>622057</text:p>
              </table:table-cell>
            </table:table-row>
            <table:table-row>
              <table:table-cell office:value-type="string">
                <text:p>2022-07-03T00:00:00Z</text:p>
              </table:table-cell>
              <table:table-cell office:value-type="float" office:value="475862">
                <text:p>475862</text:p>
              </table:table-cell>
            </table:table-row>
            <table:table-row>
              <table:table-cell office:value-type="string">
                <text:p>2022-07-04T00:00:00Z</text:p>
              </table:table-cell>
              <table:table-cell office:value-type="float" office:value="437719">
                <text:p>437719</text:p>
              </table:table-cell>
            </table:table-row>
            <table:table-row>
              <table:table-cell office:value-type="string">
                <text:p>2022-07-05T00:00:00Z</text:p>
              </table:table-cell>
              <table:table-cell office:value-type="float" office:value="615815">
                <text:p>615815</text:p>
              </table:table-cell>
            </table:table-row>
            <table:table-row>
              <table:table-cell office:value-type="string">
                <text:p>2022-07-06T00:00:00Z</text:p>
              </table:table-cell>
              <table:table-cell office:value-type="float" office:value="770387">
                <text:p>770387</text:p>
              </table:table-cell>
            </table:table-row>
            <table:table-row>
              <table:table-cell office:value-type="string">
                <text:p>2022-07-07T00:00:00Z</text:p>
              </table:table-cell>
              <table:table-cell office:value-type="float" office:value="855229">
                <text:p>855229</text:p>
              </table:table-cell>
            </table:table-row>
            <table:table-row>
              <table:table-cell office:value-type="string">
                <text:p>2022-07-08T00:00:00Z</text:p>
              </table:table-cell>
              <table:table-cell office:value-type="float" office:value="814862">
                <text:p>814862</text:p>
              </table:table-cell>
            </table:table-row>
            <table:table-row>
              <table:table-cell office:value-type="string">
                <text:p>2022-07-09T00:00:00Z</text:p>
              </table:table-cell>
              <table:table-cell office:value-type="float" office:value="479451">
                <text:p>479451</text:p>
              </table:table-cell>
            </table:table-row>
            <table:table-row>
              <table:table-cell office:value-type="string">
                <text:p>2022-07-10T00:00:00Z</text:p>
              </table:table-cell>
              <table:table-cell office:value-type="float" office:value="584868">
                <text:p>584868</text:p>
              </table:table-cell>
            </table:table-row>
            <table:table-row>
              <table:table-cell office:value-type="string">
                <text:p>2022-07-11T00:00:00Z</text:p>
              </table:table-cell>
              <table:table-cell office:value-type="float" office:value="670226">
                <text:p>670226</text:p>
              </table:table-cell>
            </table:table-row>
            <table:table-row>
              <table:table-cell office:value-type="string">
                <text:p>2022-07-12T00:00:00Z</text:p>
              </table:table-cell>
              <table:table-cell office:value-type="float" office:value="691479">
                <text:p>691479</text:p>
              </table:table-cell>
            </table:table-row>
            <table:table-row>
              <table:table-cell office:value-type="string">
                <text:p>2022-07-13T00:00:00Z</text:p>
              </table:table-cell>
              <table:table-cell office:value-type="float" office:value="685476">
                <text:p>685476</text:p>
              </table:table-cell>
            </table:table-row>
            <table:table-row>
              <table:table-cell office:value-type="string">
                <text:p>2022-07-14T00:00:00Z</text:p>
              </table:table-cell>
              <table:table-cell office:value-type="float" office:value="598418">
                <text:p>598418</text:p>
              </table:table-cell>
            </table:table-row>
            <table:table-row>
              <table:table-cell office:value-type="string">
                <text:p>2022-07-15T00:00:00Z</text:p>
              </table:table-cell>
              <table:table-cell office:value-type="float" office:value="556573">
                <text:p>556573</text:p>
              </table:table-cell>
            </table:table-row>
            <table:table-row>
              <table:table-cell office:value-type="string">
                <text:p>2022-07-16T00:00:00Z</text:p>
              </table:table-cell>
              <table:table-cell office:value-type="float" office:value="546863">
                <text:p>546863</text:p>
              </table:table-cell>
            </table:table-row>
            <table:table-row>
              <table:table-cell office:value-type="string">
                <text:p>2022-07-17T00:00:00Z</text:p>
              </table:table-cell>
              <table:table-cell office:value-type="float" office:value="510617">
                <text:p>510617</text:p>
              </table:table-cell>
            </table:table-row>
            <table:table-row>
              <table:table-cell office:value-type="string">
                <text:p>2022-07-18T00:00:00Z</text:p>
              </table:table-cell>
              <table:table-cell office:value-type="float" office:value="801228">
                <text:p>801228</text:p>
              </table:table-cell>
            </table:table-row>
            <table:table-row>
              <table:table-cell office:value-type="string">
                <text:p>2022-07-19T00:00:00Z</text:p>
              </table:table-cell>
              <table:table-cell office:value-type="float" office:value="807030">
                <text:p>807030</text:p>
              </table:table-cell>
            </table:table-row>
            <table:table-row>
              <table:table-cell office:value-type="string">
                <text:p>2022-07-20T00:00:00Z</text:p>
              </table:table-cell>
              <table:table-cell office:value-type="float" office:value="746506">
                <text:p>746506</text:p>
              </table:table-cell>
            </table:table-row>
            <table:table-row>
              <table:table-cell office:value-type="string">
                <text:p>2022-07-21T00:00:00Z</text:p>
              </table:table-cell>
              <table:table-cell office:value-type="float" office:value="619358">
                <text:p>619358</text:p>
              </table:table-cell>
            </table:table-row>
            <table:table-row>
              <table:table-cell office:value-type="string">
                <text:p>2022-07-22T00:00:00Z</text:p>
              </table:table-cell>
              <table:table-cell office:value-type="float" office:value="815101">
                <text:p>815101</text:p>
              </table:table-cell>
            </table:table-row>
            <table:table-row>
              <table:table-cell office:value-type="string">
                <text:p>2022-07-23T00:00:00Z</text:p>
              </table:table-cell>
              <table:table-cell office:value-type="float" office:value="596471">
                <text:p>596471</text:p>
              </table:table-cell>
            </table:table-row>
            <table:table-row>
              <table:table-cell office:value-type="string">
                <text:p>2022-07-24T00:00:00Z</text:p>
              </table:table-cell>
              <table:table-cell office:value-type="float" office:value="432967">
                <text:p>432967</text:p>
              </table:table-cell>
            </table:table-row>
            <table:table-row>
              <table:table-cell office:value-type="string">
                <text:p>2022-07-25T00:00:00Z</text:p>
              </table:table-cell>
              <table:table-cell office:value-type="float" office:value="582598">
                <text:p>582598</text:p>
              </table:table-cell>
            </table:table-row>
            <table:table-row>
              <table:table-cell office:value-type="string">
                <text:p>2022-07-26T00:00:00Z</text:p>
              </table:table-cell>
              <table:table-cell office:value-type="float" office:value="480468">
                <text:p>480468</text:p>
              </table:table-cell>
            </table:table-row>
            <table:table-row>
              <table:table-cell office:value-type="string">
                <text:p>2022-07-27T00:00:00Z</text:p>
              </table:table-cell>
              <table:table-cell office:value-type="float" office:value="656480">
                <text:p>656480</text:p>
              </table:table-cell>
            </table:table-row>
            <table:table-row>
              <table:table-cell office:value-type="string">
                <text:p>2022-07-28T00:00:00Z</text:p>
              </table:table-cell>
              <table:table-cell office:value-type="float" office:value="759878">
                <text:p>759878</text:p>
              </table:table-cell>
            </table:table-row>
            <table:table-row>
              <table:table-cell office:value-type="string">
                <text:p>2022-07-29T00:00:00Z</text:p>
              </table:table-cell>
              <table:table-cell office:value-type="float" office:value="1850971">
                <text:p>1850971</text:p>
              </table:table-cell>
            </table:table-row>
            <table:table-row>
              <table:table-cell office:value-type="string">
                <text:p>2022-07-30T00:00:00Z</text:p>
              </table:table-cell>
              <table:table-cell office:value-type="float" office:value="939683">
                <text:p>939683</text:p>
              </table:table-cell>
            </table:table-row>
            <table:table-row>
              <table:table-cell office:value-type="string">
                <text:p>2022-07-31T00:00:00Z</text:p>
              </table:table-cell>
              <table:table-cell office:value-type="float" office:value="801195">
                <text:p>801195</text:p>
              </table:table-cell>
            </table:table-row>
            <table:table-row>
              <table:table-cell office:value-type="string">
                <text:p>2022-08-01T00:00:00Z</text:p>
              </table:table-cell>
              <table:table-cell office:value-type="float" office:value="687530">
                <text:p>687530</text:p>
              </table:table-cell>
            </table:table-row>
            <table:table-row>
              <table:table-cell office:value-type="string">
                <text:p>2022-08-02T00:00:00Z</text:p>
              </table:table-cell>
              <table:table-cell office:value-type="float" office:value="656197">
                <text:p>656197</text:p>
              </table:table-cell>
            </table:table-row>
            <table:table-row>
              <table:table-cell office:value-type="string">
                <text:p>2022-08-03T00:00:00Z</text:p>
              </table:table-cell>
              <table:table-cell office:value-type="float" office:value="850923">
                <text:p>850923</text:p>
              </table:table-cell>
            </table:table-row>
            <table:table-row>
              <table:table-cell office:value-type="string">
                <text:p>2022-08-04T00:00:00Z</text:p>
              </table:table-cell>
              <table:table-cell office:value-type="float" office:value="1114901">
                <text:p>1114901</text:p>
              </table:table-cell>
            </table:table-row>
            <table:table-row>
              <table:table-cell office:value-type="string">
                <text:p>2022-08-05T00:00:00Z</text:p>
              </table:table-cell>
              <table:table-cell office:value-type="float" office:value="904869">
                <text:p>904869</text:p>
              </table:table-cell>
            </table:table-row>
            <table:table-row>
              <table:table-cell office:value-type="string">
                <text:p>2022-08-06T00:00:00Z</text:p>
              </table:table-cell>
              <table:table-cell office:value-type="float" office:value="490094">
                <text:p>490094</text:p>
              </table:table-cell>
            </table:table-row>
            <table:table-row>
              <table:table-cell office:value-type="string">
                <text:p>2022-08-07T00:00:00Z</text:p>
              </table:table-cell>
              <table:table-cell office:value-type="float" office:value="608123">
                <text:p>608123</text:p>
              </table:table-cell>
            </table:table-row>
            <table:table-row>
              <table:table-cell office:value-type="string">
                <text:p>2022-08-08T00:00:00Z</text:p>
              </table:table-cell>
              <table:table-cell office:value-type="float" office:value="612769">
                <text:p>612769</text:p>
              </table:table-cell>
            </table:table-row>
            <table:table-row>
              <table:table-cell office:value-type="string">
                <text:p>2022-08-09T00:00:00Z</text:p>
              </table:table-cell>
              <table:table-cell office:value-type="float" office:value="593422">
                <text:p>593422</text:p>
              </table:table-cell>
            </table:table-row>
            <table:table-row>
              <table:table-cell office:value-type="string">
                <text:p>2022-08-10T00:00:00Z</text:p>
              </table:table-cell>
              <table:table-cell office:value-type="float" office:value="725122">
                <text:p>725122</text:p>
              </table:table-cell>
            </table:table-row>
            <table:table-row>
              <table:table-cell office:value-type="string">
                <text:p>2022-08-11T00:00:00Z</text:p>
              </table:table-cell>
              <table:table-cell office:value-type="float" office:value="57617940">
                <text:p>57617940</text:p>
              </table:table-cell>
            </table:table-row>
            <table:table-row>
              <table:table-cell office:value-type="string">
                <text:p>2022-08-12T00:00:00Z</text:p>
              </table:table-cell>
              <table:table-cell office:value-type="float" office:value="489661">
                <text:p>489661</text:p>
              </table:table-cell>
            </table:table-row>
            <table:table-row>
              <table:table-cell office:value-type="string">
                <text:p>2022-08-13T00:00:00Z</text:p>
              </table:table-cell>
              <table:table-cell office:value-type="float" office:value="509837">
                <text:p>509837</text:p>
              </table:table-cell>
            </table:table-row>
            <table:table-row>
              <table:table-cell office:value-type="string">
                <text:p>2022-08-14T00:00:00Z</text:p>
              </table:table-cell>
              <table:table-cell office:value-type="float" office:value="485662">
                <text:p>485662</text:p>
              </table:table-cell>
            </table:table-row>
            <table:table-row>
              <table:table-cell office:value-type="string">
                <text:p>2022-08-15T00:00:00Z</text:p>
              </table:table-cell>
              <table:table-cell office:value-type="float" office:value="592150">
                <text:p>592150</text:p>
              </table:table-cell>
            </table:table-row>
            <table:table-row>
              <table:table-cell office:value-type="string">
                <text:p>2022-08-16T00:00:00Z</text:p>
              </table:table-cell>
              <table:table-cell office:value-type="float" office:value="442924">
                <text:p>442924</text:p>
              </table:table-cell>
            </table:table-row>
            <table:table-row>
              <table:table-cell office:value-type="string">
                <text:p>2022-08-17T00:00:00Z</text:p>
              </table:table-cell>
              <table:table-cell office:value-type="float" office:value="565012">
                <text:p>565012</text:p>
              </table:table-cell>
            </table:table-row>
            <table:table-row>
              <table:table-cell office:value-type="string">
                <text:p>2022-08-18T00:00:00Z</text:p>
              </table:table-cell>
              <table:table-cell office:value-type="float" office:value="549608">
                <text:p>549608</text:p>
              </table:table-cell>
            </table:table-row>
            <table:table-row>
              <table:table-cell office:value-type="string">
                <text:p>2022-08-19T00:00:00Z</text:p>
              </table:table-cell>
              <table:table-cell office:value-type="float" office:value="992412">
                <text:p>992412</text:p>
              </table:table-cell>
            </table:table-row>
            <table:table-row>
              <table:table-cell office:value-type="string">
                <text:p>2022-08-20T00:00:00Z</text:p>
              </table:table-cell>
              <table:table-cell office:value-type="float" office:value="660743">
                <text:p>660743</text:p>
              </table:table-cell>
            </table:table-row>
            <table:table-row>
              <table:table-cell office:value-type="string">
                <text:p>2022-08-21T00:00:00Z</text:p>
              </table:table-cell>
              <table:table-cell office:value-type="float" office:value="564682">
                <text:p>564682</text:p>
              </table:table-cell>
            </table:table-row>
            <table:table-row>
              <table:table-cell office:value-type="string">
                <text:p>2022-08-22T00:00:00Z</text:p>
              </table:table-cell>
              <table:table-cell office:value-type="float" office:value="576066">
                <text:p>576066</text:p>
              </table:table-cell>
            </table:table-row>
            <table:table-row>
              <table:table-cell office:value-type="string">
                <text:p>2022-08-23T00:00:00Z</text:p>
              </table:table-cell>
              <table:table-cell office:value-type="float" office:value="524594">
                <text:p>524594</text:p>
              </table:table-cell>
            </table:table-row>
            <table:table-row>
              <table:table-cell office:value-type="string">
                <text:p>2022-08-24T00:00:00Z</text:p>
              </table:table-cell>
              <table:table-cell office:value-type="float" office:value="473463">
                <text:p>473463</text:p>
              </table:table-cell>
            </table:table-row>
            <table:table-row>
              <table:table-cell office:value-type="string">
                <text:p>2022-08-25T00:00:00Z</text:p>
              </table:table-cell>
              <table:table-cell office:value-type="float" office:value="455515">
                <text:p>455515</text:p>
              </table:table-cell>
            </table:table-row>
            <table:table-row>
              <table:table-cell office:value-type="string">
                <text:p>2022-08-26T00:00:00Z</text:p>
              </table:table-cell>
              <table:table-cell office:value-type="float" office:value="709799">
                <text:p>709799</text:p>
              </table:table-cell>
            </table:table-row>
            <table:table-row>
              <table:table-cell office:value-type="string">
                <text:p>2022-08-27T00:00:00Z</text:p>
              </table:table-cell>
              <table:table-cell office:value-type="float" office:value="579581">
                <text:p>579581</text:p>
              </table:table-cell>
            </table:table-row>
            <table:table-row>
              <table:table-cell office:value-type="string">
                <text:p>2022-08-28T00:00:00Z</text:p>
              </table:table-cell>
              <table:table-cell office:value-type="float" office:value="425012">
                <text:p>425012</text:p>
              </table:table-cell>
            </table:table-row>
            <table:table-row>
              <table:table-cell office:value-type="string">
                <text:p>2022-08-29T00:00:00Z</text:p>
              </table:table-cell>
              <table:table-cell office:value-type="float" office:value="629498">
                <text:p>629498</text:p>
              </table:table-cell>
            </table:table-row>
            <table:table-row>
              <table:table-cell office:value-type="string">
                <text:p>2022-08-30T00:00:00Z</text:p>
              </table:table-cell>
              <table:table-cell office:value-type="float" office:value="674384">
                <text:p>674384</text:p>
              </table:table-cell>
            </table:table-row>
            <table:table-row>
              <table:table-cell office:value-type="string">
                <text:p>2022-08-31T00:00:00Z</text:p>
              </table:table-cell>
              <table:table-cell office:value-type="float" office:value="491659">
                <text:p>491659</text:p>
              </table:table-cell>
            </table:table-row>
            <table:table-row>
              <table:table-cell office:value-type="string">
                <text:p>2022-09-01T00:00:00Z</text:p>
              </table:table-cell>
              <table:table-cell office:value-type="float" office:value="624977">
                <text:p>624977</text:p>
              </table:table-cell>
            </table:table-row>
            <table:table-row>
              <table:table-cell office:value-type="string">
                <text:p>2022-09-02T00:00:00Z</text:p>
              </table:table-cell>
              <table:table-cell office:value-type="float" office:value="342625">
                <text:p>342625</text:p>
              </table:table-cell>
            </table:table-row>
            <table:table-row>
              <table:table-cell office:value-type="string">
                <text:p>2022-09-03T00:00:00Z</text:p>
              </table:table-cell>
              <table:table-cell office:value-type="float" office:value="285296">
                <text:p>285296</text:p>
              </table:table-cell>
            </table:table-row>
            <table:table-row>
              <table:table-cell office:value-type="string">
                <text:p>2022-09-04T00:00:00Z</text:p>
              </table:table-cell>
              <table:table-cell office:value-type="float" office:value="474008">
                <text:p>474008</text:p>
              </table:table-cell>
            </table:table-row>
            <table:table-row>
              <table:table-cell office:value-type="string">
                <text:p>2022-09-05T00:00:00Z</text:p>
              </table:table-cell>
              <table:table-cell office:value-type="float" office:value="403247">
                <text:p>403247</text:p>
              </table:table-cell>
            </table:table-row>
            <table:table-row>
              <table:table-cell office:value-type="string">
                <text:p>2022-09-06T00:00:00Z</text:p>
              </table:table-cell>
              <table:table-cell office:value-type="float" office:value="669233">
                <text:p>669233</text:p>
              </table:table-cell>
            </table:table-row>
            <table:table-row>
              <table:table-cell office:value-type="string">
                <text:p>2022-09-07T00:00:00Z</text:p>
              </table:table-cell>
              <table:table-cell office:value-type="float" office:value="747614">
                <text:p>747614</text:p>
              </table:table-cell>
            </table:table-row>
            <table:table-row>
              <table:table-cell office:value-type="string">
                <text:p>2022-09-08T00:00:00Z</text:p>
              </table:table-cell>
              <table:table-cell office:value-type="float" office:value="452860">
                <text:p>452860</text:p>
              </table:table-cell>
            </table:table-row>
            <table:table-row>
              <table:table-cell office:value-type="string">
                <text:p>2022-09-09T00:00:00Z</text:p>
              </table:table-cell>
              <table:table-cell office:value-type="float" office:value="786531">
                <text:p>786531</text:p>
              </table:table-cell>
            </table:table-row>
            <table:table-row>
              <table:table-cell office:value-type="string">
                <text:p>2022-09-10T00:00:00Z</text:p>
              </table:table-cell>
              <table:table-cell office:value-type="float" office:value="544186">
                <text:p>544186</text:p>
              </table:table-cell>
            </table:table-row>
            <table:table-row>
              <table:table-cell office:value-type="string">
                <text:p>2022-09-11T00:00:00Z</text:p>
              </table:table-cell>
              <table:table-cell office:value-type="float" office:value="501208">
                <text:p>501208</text:p>
              </table:table-cell>
            </table:table-row>
            <table:table-row>
              <table:table-cell office:value-type="string">
                <text:p>2022-09-12T00:00:00Z</text:p>
              </table:table-cell>
              <table:table-cell office:value-type="float" office:value="641969">
                <text:p>641969</text:p>
              </table:table-cell>
            </table:table-row>
            <table:table-row>
              <table:table-cell office:value-type="string">
                <text:p>2022-09-13T00:00:00Z</text:p>
              </table:table-cell>
              <table:table-cell office:value-type="float" office:value="935689">
                <text:p>935689</text:p>
              </table:table-cell>
            </table:table-row>
            <table:table-row>
              <table:table-cell office:value-type="string">
                <text:p>2022-09-14T00:00:00Z</text:p>
              </table:table-cell>
              <table:table-cell office:value-type="float" office:value="623801">
                <text:p>623801</text:p>
              </table:table-cell>
            </table:table-row>
            <table:table-row>
              <table:table-cell office:value-type="string">
                <text:p>2022-09-15T00:00:00Z</text:p>
              </table:table-cell>
              <table:table-cell office:value-type="float" office:value="649512">
                <text:p>649512</text:p>
              </table:table-cell>
            </table:table-row>
            <table:table-row>
              <table:table-cell office:value-type="string">
                <text:p>2022-09-16T00:00:00Z</text:p>
              </table:table-cell>
              <table:table-cell office:value-type="float" office:value="633270">
                <text:p>633270</text:p>
              </table:table-cell>
            </table:table-row>
            <table:table-row>
              <table:table-cell office:value-type="string">
                <text:p>2022-09-17T00:00:00Z</text:p>
              </table:table-cell>
              <table:table-cell office:value-type="float" office:value="371950">
                <text:p>371950</text:p>
              </table:table-cell>
            </table:table-row>
            <table:table-row>
              <table:table-cell office:value-type="string">
                <text:p>2022-09-18T00:00:00Z</text:p>
              </table:table-cell>
              <table:table-cell office:value-type="float" office:value="488341">
                <text:p>488341</text:p>
              </table:table-cell>
            </table:table-row>
            <table:table-row>
              <table:table-cell office:value-type="string">
                <text:p>2022-09-19T00:00:00Z</text:p>
              </table:table-cell>
              <table:table-cell office:value-type="float" office:value="740427">
                <text:p>740427</text:p>
              </table:table-cell>
            </table:table-row>
            <table:table-row>
              <table:table-cell office:value-type="string">
                <text:p>2022-09-20T00:00:00Z</text:p>
              </table:table-cell>
              <table:table-cell office:value-type="float" office:value="532906">
                <text:p>532906</text:p>
              </table:table-cell>
            </table:table-row>
            <table:table-row>
              <table:table-cell office:value-type="string">
                <text:p>2022-09-21T00:00:00Z</text:p>
              </table:table-cell>
              <table:table-cell office:value-type="float" office:value="334055">
                <text:p>334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